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8.451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Pivot_20_Table_20_Corner" style:data-style-name="N3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 style:data-style-name="N3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3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3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3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Default" style:data-style-name="N3"/>
    <style:style style:name="ce8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3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3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Category" style:data-style-name="N3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 style:data-style-name="N3">
      <style:table-cell-properties fo:border-bottom="none" fo:border-left="none" fo:border-right="2.01pt solid #000000" fo:border-top="0.99pt solid #000000"/>
    </style:style>
    <style:style style:name="ce16" style:family="table-cell" style:parent-style-name="Pivot_20_Table_20_Value" style:data-style-name="N3">
      <style:table-cell-properties fo:border-bottom="none" fo:border-left="none" fo:border-right="2.01pt solid #000000" fo:border-top="none"/>
    </style:style>
    <style:style style:name="ce17" style:family="table-cell" style:parent-style-name="Pivot_20_Table_20_Value" style:data-style-name="N3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93_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om.2024.Commune</text:p>
          </table:table-cell>
          <table:table-cell office:value-type="string" calcext:value-type="string">
            <text:p>Libellé.Budget</text:p>
          </table:table-cell>
          <table:table-cell office:value-type="string" calcext:value-type="string">
            <text:p>Agrégat</text:p>
          </table:table-cell>
          <table:table-cell office:value-type="string" calcext:value-type="string">
            <text:p>Montant.en...par.habitant</text:p>
          </table:table-cell>
        </table:table-row>
        <table:table-row table:style-name="ro1">
          <table:table-cell office:value-type="float" office:value="13747" calcext:value-type="float">
            <text:p>1374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5.161597624614" calcext:value-type="float">
            <text:p>335.161597624614</text:p>
          </table:table-cell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34.77131272971" calcext:value-type="float">
            <text:p>534.77131272971</text:p>
          </table:table-cell>
        </table:table-row>
        <table:table-row table:style-name="ro1">
          <table:table-cell office:value-type="float" office:value="13749" calcext:value-type="float">
            <text:p>1374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113690021016" calcext:value-type="float">
            <text:p>325.113690021016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2.286056065484" calcext:value-type="float">
            <text:p>422.286056065484</text:p>
          </table:table-cell>
        </table:table-row>
        <table:table-row table:style-name="ro1">
          <table:table-cell office:value-type="float" office:value="13751" calcext:value-type="float">
            <text:p>1375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18.474323349822" calcext:value-type="float">
            <text:p>418.474323349822</text:p>
          </table:table-cell>
        </table:table-row>
        <table:table-row table:style-name="ro1">
          <table:table-cell office:value-type="float" office:value="13752" calcext:value-type="float">
            <text:p>1375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8.685492679066" calcext:value-type="float">
            <text:p>368.685492679066</text:p>
          </table:table-cell>
        </table:table-row>
        <table:table-row table:style-name="ro1">
          <table:table-cell office:value-type="float" office:value="13753" calcext:value-type="float">
            <text:p>1375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3.794905850706" calcext:value-type="float">
            <text:p>583.794905850706</text:p>
          </table:table-cell>
        </table:table-row>
        <table:table-row table:style-name="ro1">
          <table:table-cell office:value-type="float" office:value="13754" calcext:value-type="float">
            <text:p>1375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45.096890894451" calcext:value-type="float">
            <text:p>645.096890894451</text:p>
          </table:table-cell>
        </table:table-row>
        <table:table-row table:style-name="ro1">
          <table:table-cell office:value-type="float" office:value="13755" calcext:value-type="float">
            <text:p>1375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5.337650283924" calcext:value-type="float">
            <text:p>345.337650283924</text:p>
          </table:table-cell>
        </table:table-row>
        <table:table-row table:style-name="ro1">
          <table:table-cell office:value-type="float" office:value="13756" calcext:value-type="float">
            <text:p>1375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74.100586605765" calcext:value-type="float">
            <text:p>374.100586605765</text:p>
          </table:table-cell>
        </table:table-row>
        <table:table-row table:style-name="ro1">
          <table:table-cell office:value-type="float" office:value="13757" calcext:value-type="float">
            <text:p>1375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7.937735237856" calcext:value-type="float">
            <text:p>427.937735237856</text:p>
          </table:table-cell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4.207023223082" calcext:value-type="float">
            <text:p>504.207023223082</text:p>
          </table:table-cell>
        </table:table-row>
        <table:table-row table:style-name="ro1">
          <table:table-cell office:value-type="float" office:value="13759" calcext:value-type="float">
            <text:p>1375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57.348726625277" calcext:value-type="float">
            <text:p>257.348726625277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665344315821" calcext:value-type="float">
            <text:p>315.665344315821</text:p>
          </table:table-cell>
        </table:table-row>
        <table:table-row table:style-name="ro1">
          <table:table-cell office:value-type="float" office:value="13761" calcext:value-type="float">
            <text:p>1376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95.14722062212" calcext:value-type="float">
            <text:p>395.14722062212</text:p>
          </table:table-cell>
        </table:table-row>
        <table:table-row table:style-name="ro1">
          <table:table-cell office:value-type="float" office:value="13762" calcext:value-type="float">
            <text:p>1376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67329609582" calcext:value-type="float">
            <text:p>526.67329609582</text:p>
          </table:table-cell>
        </table:table-row>
        <table:table-row table:style-name="ro1">
          <table:table-cell office:value-type="float" office:value="13763" calcext:value-type="float">
            <text:p>1376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6.665961677053" calcext:value-type="float">
            <text:p>366.665961677053</text:p>
          </table:table-cell>
        </table:table-row>
        <table:table-row table:style-name="ro1">
          <table:table-cell office:value-type="float" office:value="13764" calcext:value-type="float">
            <text:p>1376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1.741225063828" calcext:value-type="float">
            <text:p>341.741225063828</text:p>
          </table:table-cell>
        </table:table-row>
        <table:table-row table:style-name="ro1">
          <table:table-cell office:value-type="float" office:value="13765" calcext:value-type="float">
            <text:p>1376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7.163550177936" calcext:value-type="float">
            <text:p>407.163550177936</text:p>
          </table:table-cell>
        </table:table-row>
        <table:table-row table:style-name="ro1">
          <table:table-cell office:value-type="float" office:value="13766" calcext:value-type="float">
            <text:p>1376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5.007622983745" calcext:value-type="float">
            <text:p>445.007622983745</text:p>
          </table:table-cell>
        </table:table-row>
        <table:table-row table:style-name="ro1">
          <table:table-cell office:value-type="float" office:value="13767" calcext:value-type="float">
            <text:p>1376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6.107048008172" calcext:value-type="float">
            <text:p>336.107048008172</text:p>
          </table:table-cell>
        </table:table-row>
        <table:table-row table:style-name="ro1">
          <table:table-cell office:value-type="float" office:value="13768" calcext:value-type="float">
            <text:p>1376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0.704329551795" calcext:value-type="float">
            <text:p>310.704329551795</text:p>
          </table:table-cell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chats et charges externes</text:p>
          </table:table-cell>
          <table:table-cell office:value-type="float" office:value="469.544195891146" calcext:value-type="float">
            <text:p>469.544195891146</text:p>
          </table:table-cell>
        </table:table-row>
        <table:table-row table:style-name="ro1">
          <table:table-cell office:value-type="float" office:value="13770" calcext:value-type="float">
            <text:p>1377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chats et charges externes</text:p>
          </table:table-cell>
          <table:table-cell office:value-type="float" office:value="354.690298946549" calcext:value-type="float">
            <text:p>354.690298946549</text:p>
          </table:table-cell>
        </table:table-row>
        <table:table-row table:style-name="ro1">
          <table:table-cell office:value-type="float" office:value="13771" calcext:value-type="float">
            <text:p>1377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0.491908659919" calcext:value-type="float">
            <text:p>440.491908659919</text:p>
          </table:table-cell>
        </table:table-row>
        <table:table-row table:style-name="ro1">
          <table:table-cell office:value-type="float" office:value="13772" calcext:value-type="float">
            <text:p>1377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2.821545244767" calcext:value-type="float">
            <text:p>332.821545244767</text:p>
          </table:table-cell>
        </table:table-row>
        <table:table-row table:style-name="ro1">
          <table:table-cell office:value-type="float" office:value="13773" calcext:value-type="float">
            <text:p>1377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34.148779374576" calcext:value-type="float">
            <text:p>234.148779374576</text:p>
          </table:table-cell>
        </table:table-row>
        <table:table-row table:style-name="ro1">
          <table:table-cell office:value-type="float" office:value="13774" calcext:value-type="float">
            <text:p>1377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0.189203571217" calcext:value-type="float">
            <text:p>500.189203571217</text:p>
          </table:table-cell>
        </table:table-row>
        <table:table-row table:style-name="ro1">
          <table:table-cell office:value-type="float" office:value="13775" calcext:value-type="float">
            <text:p>1377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chats et charges externes</text:p>
          </table:table-cell>
          <table:table-cell office:value-type="float" office:value="766.46313221824" calcext:value-type="float">
            <text:p>766.46313221824</text:p>
          </table:table-cell>
        </table:table-row>
        <table:table-row table:style-name="ro1">
          <table:table-cell office:value-type="float" office:value="13776" calcext:value-type="float">
            <text:p>1377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30.110981615332" calcext:value-type="float">
            <text:p>430.110981615332</text:p>
          </table:table-cell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93.925241511656" calcext:value-type="float">
            <text:p>493.925241511656</text:p>
          </table:table-cell>
        </table:table-row>
        <table:table-row table:style-name="ro1">
          <table:table-cell office:value-type="float" office:value="13778" calcext:value-type="float">
            <text:p>1377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3.665144709101" calcext:value-type="float">
            <text:p>343.665144709101</text:p>
          </table:table-cell>
        </table:table-row>
        <table:table-row table:style-name="ro1">
          <table:table-cell office:value-type="float" office:value="13779" calcext:value-type="float">
            <text:p>1377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18.652944111028" calcext:value-type="float">
            <text:p>518.652944111028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2.85805834391" calcext:value-type="float">
            <text:p>482.85805834391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950588482556" calcext:value-type="float">
            <text:p>315.950588482556</text:p>
          </table:table-cell>
        </table:table-row>
        <table:table-row table:style-name="ro1">
          <table:table-cell office:value-type="float" office:value="13782" calcext:value-type="float">
            <text:p>1378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0.413228699551" calcext:value-type="float">
            <text:p>580.413228699551</text:p>
          </table:table-cell>
        </table:table-row>
        <table:table-row table:style-name="ro1">
          <table:table-cell office:value-type="float" office:value="13783" calcext:value-type="float">
            <text:p>1378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6.141442575176" calcext:value-type="float">
            <text:p>486.141442575176</text:p>
          </table:table-cell>
        </table:table-row>
        <table:table-row table:style-name="ro1">
          <table:table-cell office:value-type="float" office:value="13784" calcext:value-type="float">
            <text:p>1378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7.520089794848" calcext:value-type="float">
            <text:p>327.520089794848</text:p>
          </table:table-cell>
        </table:table-row>
        <table:table-row table:style-name="ro1">
          <table:table-cell office:value-type="float" office:value="13785" calcext:value-type="float">
            <text:p>1378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9.867554513119" calcext:value-type="float">
            <text:p>409.867554513119</text:p>
          </table:table-cell>
        </table:table-row>
        <table:table-row table:style-name="ro1">
          <table:table-cell office:value-type="float" office:value="13786" calcext:value-type="float">
            <text:p>1378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8.797794855709" calcext:value-type="float">
            <text:p>528.797794855709</text:p>
          </table:table-cell>
        </table:table-row>
        <table:table-row table:style-name="ro1">
          <table:table-cell office:value-type="float" office:value="13787" calcext:value-type="float">
            <text:p>1378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6.6883266958715" calcext:value-type="float">
            <text:p>16.6883266958715</text:p>
          </table:table-cell>
        </table:table-row>
        <table:table-row table:style-name="ro1">
          <table:table-cell office:value-type="float" office:value="13788" calcext:value-type="float">
            <text:p>1378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9705658161513" calcext:value-type="float">
            <text:p>3.9705658161513</text:p>
          </table:table-cell>
        </table:table-row>
        <table:table-row table:style-name="ro1">
          <table:table-cell office:value-type="float" office:value="13789" calcext:value-type="float">
            <text:p>1378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29748711310418" calcext:value-type="float">
            <text:p>8.29748711310418</text:p>
          </table:table-cell>
        </table:table-row>
        <table:table-row table:style-name="ro1">
          <table:table-cell office:value-type="float" office:value="13790" calcext:value-type="float">
            <text:p>1379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4858329324184" calcext:value-type="float">
            <text:p>6.4858329324184</text:p>
          </table:table-cell>
        </table:table-row>
        <table:table-row table:style-name="ro1">
          <table:table-cell office:value-type="float" office:value="13791" calcext:value-type="float">
            <text:p>1379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31072813206384" calcext:value-type="float">
            <text:p>8.31072813206384</text:p>
          </table:table-cell>
        </table:table-row>
        <table:table-row table:style-name="ro1">
          <table:table-cell office:value-type="float" office:value="13792" calcext:value-type="float">
            <text:p>1379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54578717544527" calcext:value-type="float">
            <text:p>8.54578717544527</text:p>
          </table:table-cell>
        </table:table-row>
        <table:table-row table:style-name="ro1">
          <table:table-cell office:value-type="float" office:value="13793" calcext:value-type="float">
            <text:p>1379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97297831043775" calcext:value-type="float">
            <text:p>6.97297831043775</text:p>
          </table:table-cell>
        </table:table-row>
        <table:table-row table:style-name="ro1">
          <table:table-cell office:value-type="float" office:value="13794" calcext:value-type="float">
            <text:p>1379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09395494283793" calcext:value-type="float">
            <text:p>2.09395494283793</text:p>
          </table:table-cell>
        </table:table-row>
        <table:table-row table:style-name="ro1">
          <table:table-cell office:value-type="float" office:value="13795" calcext:value-type="float">
            <text:p>1379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6203918674092" calcext:value-type="float">
            <text:p>5.66203918674092</text:p>
          </table:table-cell>
        </table:table-row>
        <table:table-row table:style-name="ro1">
          <table:table-cell office:value-type="float" office:value="13796" calcext:value-type="float">
            <text:p>1379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06461719208929" calcext:value-type="float">
            <text:p>4.06461719208929</text:p>
          </table:table-cell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0888155807904587" calcext:value-type="float">
            <text:p>0.000888155807904587</text:p>
          </table:table-cell>
        </table:table-row>
        <table:table-row table:style-name="ro1">
          <table:table-cell office:value-type="float" office:value="13798" calcext:value-type="float">
            <text:p>1379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9.15836077018668" calcext:value-type="float">
            <text:p>9.15836077018668</text:p>
          </table:table-cell>
        </table:table-row>
        <table:table-row table:style-name="ro1">
          <table:table-cell office:value-type="float" office:value="13799" calcext:value-type="float">
            <text:p>1379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32353800140746" calcext:value-type="float">
            <text:p>3.32353800140746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18730726923579" calcext:value-type="float">
            <text:p>3.18730726923579</text:p>
          </table:table-cell>
        </table:table-row>
        <table:table-row table:style-name="ro1">
          <table:table-cell office:value-type="float" office:value="13801" calcext:value-type="float">
            <text:p>1380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5598755812803" calcext:value-type="float">
            <text:p>2.5598755812803</text:p>
          </table:table-cell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12145449308756" calcext:value-type="float">
            <text:p>6.12145449308756</text:p>
          </table:table-cell>
        </table:table-row>
        <table:table-row table:style-name="ro1">
          <table:table-cell office:value-type="float" office:value="13803" calcext:value-type="float">
            <text:p>1380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187723137164574" calcext:value-type="float">
            <text:p>0.0187723137164574</text:p>
          </table:table-cell>
        </table:table-row>
        <table:table-row table:style-name="ro1">
          <table:table-cell office:value-type="float" office:value="13804" calcext:value-type="float">
            <text:p>1380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1817245326211" calcext:value-type="float">
            <text:p>1.71817245326211</text:p>
          </table:table-cell>
        </table:table-row>
        <table:table-row table:style-name="ro1">
          <table:table-cell office:value-type="float" office:value="13805" calcext:value-type="float">
            <text:p>1380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674453676057" calcext:value-type="float">
            <text:p>5.8674453676057</text:p>
          </table:table-cell>
        </table:table-row>
        <table:table-row table:style-name="ro1">
          <table:table-cell office:value-type="float" office:value="13806" calcext:value-type="float">
            <text:p>1380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45327544483986" calcext:value-type="float">
            <text:p>5.45327544483986</text:p>
          </table:table-cell>
        </table:table-row>
        <table:table-row table:style-name="ro1">
          <table:table-cell office:value-type="float" office:value="13807" calcext:value-type="float">
            <text:p>1380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3301177394735" calcext:value-type="float">
            <text:p>5.83301177394735</text:p>
          </table:table-cell>
        </table:table-row>
        <table:table-row table:style-name="ro1">
          <table:table-cell office:value-type="float" office:value="13808" calcext:value-type="float">
            <text:p>1380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43626845575262" calcext:value-type="float">
            <text:p>4.43626845575262</text:p>
          </table:table-cell>
        </table:table-row>
        <table:table-row table:style-name="ro1">
          <table:table-cell office:value-type="float" office:value="13809" calcext:value-type="float">
            <text:p>1380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69167618693377" calcext:value-type="float">
            <text:p>2.69167618693377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622999971741" calcext:value-type="float">
            <text:p>2.8622999971741</text:p>
          </table:table-cell>
        </table:table-row>
        <table:table-row table:style-name="ro1">
          <table:table-cell office:value-type="float" office:value="13811" calcext:value-type="float">
            <text:p>1381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06600445607735" calcext:value-type="float">
            <text:p>5.06600445607735</text:p>
          </table:table-cell>
        </table:table-row>
        <table:table-row table:style-name="ro1">
          <table:table-cell office:value-type="float" office:value="13812" calcext:value-type="float">
            <text:p>1381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9633852261356" calcext:value-type="float">
            <text:p>5.69633852261356</text:p>
          </table:table-cell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742133673974" calcext:value-type="float">
            <text:p>2.7742133673974</text:p>
          </table:table-cell>
        </table:table-row>
        <table:table-row table:style-name="ro1">
          <table:table-cell office:value-type="float" office:value="13814" calcext:value-type="float">
            <text:p>1381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660870906063" calcext:value-type="float">
            <text:p>1.7660870906063</text:p>
          </table:table-cell>
        </table:table-row>
        <table:table-row table:style-name="ro1">
          <table:table-cell office:value-type="float" office:value="13815" calcext:value-type="float">
            <text:p>1381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9634251759002" calcext:value-type="float">
            <text:p>1.9634251759002</text:p>
          </table:table-cell>
        </table:table-row>
        <table:table-row table:style-name="ro1">
          <table:table-cell office:value-type="float" office:value="13816" calcext:value-type="float">
            <text:p>1381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1.9784047626188" calcext:value-type="float">
            <text:p>11.9784047626188</text:p>
          </table:table-cell>
        </table:table-row>
        <table:table-row table:style-name="ro1">
          <table:table-cell office:value-type="float" office:value="13817" calcext:value-type="float">
            <text:p>1381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4293826460519" calcext:value-type="float">
            <text:p>2.74293826460519</text:p>
          </table:table-cell>
        </table:table-row>
        <table:table-row table:style-name="ro1">
          <table:table-cell office:value-type="float" office:value="13818" calcext:value-type="float">
            <text:p>1381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16938248157377" calcext:value-type="float">
            <text:p>7.16938248157377</text:p>
          </table:table-cell>
        </table:table-row>
        <table:table-row table:style-name="ro1">
          <table:table-cell office:value-type="float" office:value="13819" calcext:value-type="float">
            <text:p>1381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8744662415604" calcext:value-type="float">
            <text:p>12.8744662415604</text:p>
          </table:table-cell>
        </table:table-row>
        <table:table-row table:style-name="ro1">
          <table:table-cell office:value-type="float" office:value="13820" calcext:value-type="float">
            <text:p>1382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710470751125" calcext:value-type="float">
            <text:p>2.8710470751125</text:p>
          </table:table-cell>
        </table:table-row>
        <table:table-row table:style-name="ro1">
          <table:table-cell office:value-type="float" office:value="13821" calcext:value-type="float">
            <text:p>1382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736011176223327" calcext:value-type="float">
            <text:p>0.736011176223327</text:p>
          </table:table-cell>
        </table:table-row>
        <table:table-row table:style-name="ro1">
          <table:table-cell office:value-type="float" office:value="13822" calcext:value-type="float">
            <text:p>1382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9271850309631" calcext:value-type="float">
            <text:p>12.9271850309631</text:p>
          </table:table-cell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271559146906875" calcext:value-type="float">
            <text:p>0.0271559146906875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8942845906797" calcext:value-type="float">
            <text:p>1.78942845906797</text:p>
          </table:table-cell>
        </table:table-row>
        <table:table-row table:style-name="ro1">
          <table:table-cell office:value-type="float" office:value="13825" calcext:value-type="float">
            <text:p>1382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5329333986288" calcext:value-type="float">
            <text:p>7.5329333986288</text:p>
          </table:table-cell>
        </table:table-row>
        <table:table-row table:style-name="ro1">
          <table:table-cell office:value-type="float" office:value="13826" calcext:value-type="float">
            <text:p>1382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94015762233375" calcext:value-type="float">
            <text:p>5.94015762233375</text:p>
          </table:table-cell>
        </table:table-row>
        <table:table-row table:style-name="ro1">
          <table:table-cell office:value-type="float" office:value="13827" calcext:value-type="float">
            <text:p>1382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9.342141947063" calcext:value-type="float">
            <text:p>149.342141947063</text:p>
          </table:table-cell>
        </table:table-row>
        <table:table-row table:style-name="ro1">
          <table:table-cell office:value-type="float" office:value="13828" calcext:value-type="float">
            <text:p>1382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8023226462634" calcext:value-type="float">
            <text:p>50.8023226462634</text:p>
          </table:table-cell>
        </table:table-row>
        <table:table-row table:style-name="ro1">
          <table:table-cell office:value-type="float" office:value="13829" calcext:value-type="float">
            <text:p>1382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89.921314663358" calcext:value-type="float">
            <text:p>189.921314663358</text:p>
          </table:table-cell>
        </table:table-row>
        <table:table-row table:style-name="ro1">
          <table:table-cell office:value-type="float" office:value="13830" calcext:value-type="float">
            <text:p>1383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7.780982259059" calcext:value-type="float">
            <text:p>157.780982259059</text:p>
          </table:table-cell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61.912828178507" calcext:value-type="float">
            <text:p>361.912828178507</text:p>
          </table:table-cell>
        </table:table-row>
        <table:table-row table:style-name="ro1">
          <table:table-cell office:value-type="float" office:value="13832" calcext:value-type="float">
            <text:p>138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603083460531" calcext:value-type="float">
            <text:p>75.603083460531</text:p>
          </table:table-cell>
        </table:table-row>
        <table:table-row table:style-name="ro1">
          <table:table-cell office:value-type="float" office:value="13833" calcext:value-type="float">
            <text:p>1383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81.712549428379" calcext:value-type="float">
            <text:p>381.712549428379</text:p>
          </table:table-cell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3916463128229" calcext:value-type="float">
            <text:p>66.3916463128229</text:p>
          </table:table-cell>
        </table:table-row>
        <table:table-row table:style-name="ro1">
          <table:table-cell office:value-type="float" office:value="13835" calcext:value-type="float">
            <text:p>1383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8601194439005" calcext:value-type="float">
            <text:p>93.8601194439005</text:p>
          </table:table-cell>
        </table:table-row>
        <table:table-row table:style-name="ro1">
          <table:table-cell office:value-type="float" office:value="13836" calcext:value-type="float">
            <text:p>1383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2.561324409482" calcext:value-type="float">
            <text:p>102.561324409482</text:p>
          </table:table-cell>
        </table:table-row>
        <table:table-row table:style-name="ro1">
          <table:table-cell office:value-type="float" office:value="13837" calcext:value-type="float">
            <text:p>1383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0343267847917" calcext:value-type="float">
            <text:p>82.0343267847917</text:p>
          </table:table-cell>
        </table:table-row>
        <table:table-row table:style-name="ro1">
          <table:table-cell office:value-type="float" office:value="13838" calcext:value-type="float">
            <text:p>1383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1849489795918" calcext:value-type="float">
            <text:p>93.1849489795918</text:p>
          </table:table-cell>
        </table:table-row>
        <table:table-row table:style-name="ro1">
          <table:table-cell office:value-type="float" office:value="13839" calcext:value-type="float">
            <text:p>1383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9.6954680537689" calcext:value-type="float">
            <text:p>99.6954680537689</text:p>
          </table:table-cell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1.7964153556941" calcext:value-type="float">
            <text:p>61.7964153556941</text:p>
          </table:table-cell>
        </table:table-row>
        <table:table-row table:style-name="ro1">
          <table:table-cell office:value-type="float" office:value="13841" calcext:value-type="float">
            <text:p>1384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13.192170218894" calcext:value-type="float">
            <text:p>213.192170218894</text:p>
          </table:table-cell>
        </table:table-row>
        <table:table-row table:style-name="ro1">
          <table:table-cell office:value-type="float" office:value="13842" calcext:value-type="float">
            <text:p>1384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94.372998963492" calcext:value-type="float">
            <text:p>294.372998963492</text:p>
          </table:table-cell>
        </table:table-row>
        <table:table-row table:style-name="ro1">
          <table:table-cell office:value-type="float" office:value="13843" calcext:value-type="float">
            <text:p>1384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2648302174743" calcext:value-type="float">
            <text:p>86.2648302174743</text:p>
          </table:table-cell>
        </table:table-row>
        <table:table-row table:style-name="ro1">
          <table:table-cell office:value-type="float" office:value="13844" calcext:value-type="float">
            <text:p>1384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2.4651389069194" calcext:value-type="float">
            <text:p>72.4651389069194</text:p>
          </table:table-cell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2.8223177935943" calcext:value-type="float">
            <text:p>62.8223177935943</text:p>
          </table:table-cell>
        </table:table-row>
        <table:table-row table:style-name="ro1">
          <table:table-cell office:value-type="float" office:value="13846" calcext:value-type="float">
            <text:p>1384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7.6914658966142" calcext:value-type="float">
            <text:p>57.6914658966142</text:p>
          </table:table-cell>
        </table:table-row>
        <table:table-row table:style-name="ro1">
          <table:table-cell office:value-type="float" office:value="13847" calcext:value-type="float">
            <text:p>1384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1681864611385" calcext:value-type="float">
            <text:p>86.1681864611385</text:p>
          </table:table-cell>
        </table:table-row>
        <table:table-row table:style-name="ro1">
          <table:table-cell office:value-type="float" office:value="13848" calcext:value-type="float">
            <text:p>1384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4.3546797205027" calcext:value-type="float">
            <text:p>64.3546797205027</text:p>
          </table:table-cell>
        </table:table-row>
        <table:table-row table:style-name="ro1">
          <table:table-cell office:value-type="float" office:value="13849" calcext:value-type="float">
            <text:p>1384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8661579110973" calcext:value-type="float">
            <text:p>82.8661579110973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344504964416" calcext:value-type="float">
            <text:p>122.344504964416</text:p>
          </table:table-cell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5.7814445775029" calcext:value-type="float">
            <text:p>95.7814445775029</text:p>
          </table:table-cell>
        </table:table-row>
        <table:table-row table:style-name="ro1">
          <table:table-cell office:value-type="float" office:value="13852" calcext:value-type="float">
            <text:p>1385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7374365419482" calcext:value-type="float">
            <text:p>86.7374365419482</text:p>
          </table:table-cell>
        </table:table-row>
        <table:table-row table:style-name="ro1">
          <table:table-cell office:value-type="float" office:value="13853" calcext:value-type="float">
            <text:p>1385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7.477749336952" calcext:value-type="float">
            <text:p>127.477749336952</text:p>
          </table:table-cell>
        </table:table-row>
        <table:table-row table:style-name="ro1">
          <table:table-cell office:value-type="float" office:value="13854" calcext:value-type="float">
            <text:p>1385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7.327336368474" calcext:value-type="float">
            <text:p>67.327336368474</text:p>
          </table:table-cell>
        </table:table-row>
        <table:table-row table:style-name="ro1">
          <table:table-cell office:value-type="float" office:value="13855" calcext:value-type="float">
            <text:p>1385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.65120669056153" calcext:value-type="float">
            <text:p>7.65120669056153</text:p>
          </table:table-cell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9716195303362" calcext:value-type="float">
            <text:p>75.9716195303362</text:p>
          </table:table-cell>
        </table:table-row>
        <table:table-row table:style-name="ro1">
          <table:table-cell office:value-type="float" office:value="13857" calcext:value-type="float">
            <text:p>1385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2.459559500185" calcext:value-type="float">
            <text:p>142.459559500185</text:p>
          </table:table-cell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139948946699" calcext:value-type="float">
            <text:p>82.139948946699</text:p>
          </table:table-cell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176328207052" calcext:value-type="float">
            <text:p>122.176328207052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7425137494712" calcext:value-type="float">
            <text:p>50.7425137494712</text:p>
          </table:table-cell>
        </table:table-row>
        <table:table-row table:style-name="ro1">
          <table:table-cell office:value-type="float" office:value="13861" calcext:value-type="float">
            <text:p>1386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4.1373881759513" calcext:value-type="float">
            <text:p>34.1373881759513</text:p>
          </table:table-cell>
        </table:table-row>
        <table:table-row table:style-name="ro1">
          <table:table-cell office:value-type="float" office:value="13862" calcext:value-type="float">
            <text:p>1386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6.291496636771" calcext:value-type="float">
            <text:p>106.291496636771</text:p>
          </table:table-cell>
        </table:table-row>
        <table:table-row table:style-name="ro1">
          <table:table-cell office:value-type="float" office:value="13863" calcext:value-type="float">
            <text:p>1386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5.8141184262816" calcext:value-type="float">
            <text:p>55.8141184262816</text:p>
          </table:table-cell>
        </table:table-row>
        <table:table-row table:style-name="ro1">
          <table:table-cell office:value-type="float" office:value="13864" calcext:value-type="float">
            <text:p>1386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4908579668349" calcext:value-type="float">
            <text:p>66.4908579668349</text:p>
          </table:table-cell>
        </table:table-row>
        <table:table-row table:style-name="ro1">
          <table:table-cell office:value-type="float" office:value="13865" calcext:value-type="float">
            <text:p>1386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41.1644169802567" calcext:value-type="float">
            <text:p>41.1644169802567</text:p>
          </table:table-cell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67.493284974906" calcext:value-type="float">
            <text:p>567.493284974906</text:p>
          </table:table-cell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impôts et taxes</text:p>
          </table:table-cell>
          <table:table-cell office:value-type="float" office:value="74.6397152528873" calcext:value-type="float">
            <text:p>74.6397152528873</text:p>
          </table:table-cell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impôts et taxes</text:p>
          </table:table-cell>
          <table:table-cell office:value-type="float" office:value="33.6646652411394" calcext:value-type="float">
            <text:p>33.6646652411394</text:p>
          </table:table-cell>
        </table:table-row>
        <table:table-row table:style-name="ro1">
          <table:table-cell office:value-type="float" office:value="13869" calcext:value-type="float">
            <text:p>1386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5841757009778" calcext:value-type="float">
            <text:p>35.5841757009778</text:p>
          </table:table-cell>
        </table:table-row>
        <table:table-row table:style-name="ro1">
          <table:table-cell office:value-type="float" office:value="13870" calcext:value-type="float">
            <text:p>1387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impôts et taxes</text:p>
          </table:table-cell>
          <table:table-cell office:value-type="float" office:value="93.2284331400501" calcext:value-type="float">
            <text:p>93.2284331400501</text:p>
          </table:table-cell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impôts et taxes</text:p>
          </table:table-cell>
          <table:table-cell office:value-type="float" office:value="42.771730255497" calcext:value-type="float">
            <text:p>42.771730255497</text:p>
          </table:table-cell>
        </table:table-row>
        <table:table-row table:style-name="ro1">
          <table:table-cell office:value-type="float" office:value="13872" calcext:value-type="float">
            <text:p>1387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impôts et taxes</text:p>
          </table:table-cell>
          <table:table-cell office:value-type="float" office:value="51.4402243119349" calcext:value-type="float">
            <text:p>51.4402243119349</text:p>
          </table:table-cell>
        </table:table-row>
        <table:table-row table:style-name="ro1">
          <table:table-cell office:value-type="float" office:value="13873" calcext:value-type="float">
            <text:p>1387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impôts et taxes</text:p>
          </table:table-cell>
          <table:table-cell office:value-type="float" office:value="40.7075870126444" calcext:value-type="float">
            <text:p>40.7075870126444</text:p>
          </table:table-cell>
        </table:table-row>
        <table:table-row table:style-name="ro1">
          <table:table-cell office:value-type="float" office:value="13874" calcext:value-type="float">
            <text:p>1387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impôts et taxes</text:p>
          </table:table-cell>
          <table:table-cell office:value-type="float" office:value="74.0914949562878" calcext:value-type="float">
            <text:p>74.0914949562878</text:p>
          </table:table-cell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20.4767952761189" calcext:value-type="float">
            <text:p>20.4767952761189</text:p>
          </table:table-cell>
        </table:table-row>
        <table:table-row table:style-name="ro1">
          <table:table-cell office:value-type="float" office:value="13876" calcext:value-type="float">
            <text:p>1387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impôts et taxes</text:p>
          </table:table-cell>
          <table:table-cell office:value-type="float" office:value="59.5205639318582" calcext:value-type="float">
            <text:p>59.5205639318582</text:p>
          </table:table-cell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impôts et taxes</text:p>
          </table:table-cell>
          <table:table-cell office:value-type="float" office:value="29.5277967391994" calcext:value-type="float">
            <text:p>29.5277967391994</text:p>
          </table:table-cell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impôts et taxes</text:p>
          </table:table-cell>
          <table:table-cell office:value-type="float" office:value="42.7432862787808" calcext:value-type="float">
            <text:p>42.7432862787808</text:p>
          </table:table-cell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impôts et taxes</text:p>
          </table:table-cell>
          <table:table-cell office:value-type="float" office:value="40.677193877551" calcext:value-type="float">
            <text:p>40.677193877551</text:p>
          </table:table-cell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35.3931511829521" calcext:value-type="float">
            <text:p>35.3931511829521</text:p>
          </table:table-cell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647348372415" calcext:value-type="float">
            <text:p>46.1647348372415</text:p>
          </table:table-cell>
        </table:table-row>
        <table:table-row table:style-name="ro1">
          <table:table-cell office:value-type="float" office:value="13882" calcext:value-type="float">
            <text:p>1388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66.2124035138249" calcext:value-type="float">
            <text:p>66.2124035138249</text:p>
          </table:table-cell>
        </table:table-row>
        <table:table-row table:style-name="ro1">
          <table:table-cell office:value-type="float" office:value="13883" calcext:value-type="float">
            <text:p>1388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32.4018207992629" calcext:value-type="float">
            <text:p>32.4018207992629</text:p>
          </table:table-cell>
        </table:table-row>
        <table:table-row table:style-name="ro1">
          <table:table-cell office:value-type="float" office:value="13884" calcext:value-type="float">
            <text:p>1388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impôts et taxes</text:p>
          </table:table-cell>
          <table:table-cell office:value-type="float" office:value="70.8833384204502" calcext:value-type="float">
            <text:p>70.8833384204502</text:p>
          </table:table-cell>
        </table:table-row>
        <table:table-row table:style-name="ro1">
          <table:table-cell office:value-type="float" office:value="13885" calcext:value-type="float">
            <text:p>1388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impôts et taxes</text:p>
          </table:table-cell>
          <table:table-cell office:value-type="float" office:value="51.4024157254749" calcext:value-type="float">
            <text:p>51.4024157254749</text:p>
          </table:table-cell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impôts et taxes</text:p>
          </table:table-cell>
          <table:table-cell office:value-type="float" office:value="38.6175441281139" calcext:value-type="float">
            <text:p>38.6175441281139</text:p>
          </table:table-cell>
        </table:table-row>
        <table:table-row table:style-name="ro1">
          <table:table-cell office:value-type="float" office:value="13887" calcext:value-type="float">
            <text:p>1388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impôts et taxes</text:p>
          </table:table-cell>
          <table:table-cell office:value-type="float" office:value="72.6377225133227" calcext:value-type="float">
            <text:p>72.6377225133227</text:p>
          </table:table-cell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impôts et taxes</text:p>
          </table:table-cell>
          <table:table-cell office:value-type="float" office:value="55.348403751509" calcext:value-type="float">
            <text:p>55.348403751509</text:p>
          </table:table-cell>
        </table:table-row>
        <table:table-row table:style-name="ro1">
          <table:table-cell office:value-type="float" office:value="13889" calcext:value-type="float">
            <text:p>1388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34.2859568532639" calcext:value-type="float">
            <text:p>34.2859568532639</text:p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impôts et taxes</text:p>
          </table:table-cell>
          <table:table-cell office:value-type="float" office:value="58.7480898352502" calcext:value-type="float">
            <text:p>58.7480898352502</text:p>
          </table:table-cell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impôts et taxes</text:p>
          </table:table-cell>
          <table:table-cell office:value-type="float" office:value="35.775722598369" calcext:value-type="float">
            <text:p>35.775722598369</text:p>
          </table:table-cell>
        </table:table-row>
        <table:table-row table:style-name="ro1">
          <table:table-cell office:value-type="float" office:value="13892" calcext:value-type="float">
            <text:p>1389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impôts et taxes</text:p>
          </table:table-cell>
          <table:table-cell office:value-type="float" office:value="71.3555401171279" calcext:value-type="float">
            <text:p>71.3555401171279</text:p>
          </table:table-cell>
        </table:table-row>
        <table:table-row table:style-name="ro1">
          <table:table-cell office:value-type="float" office:value="13893" calcext:value-type="float">
            <text:p>1389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50.8703531399374" calcext:value-type="float">
            <text:p>50.8703531399374</text:p>
          </table:table-cell>
        </table:table-row>
        <table:table-row table:style-name="ro1">
          <table:table-cell office:value-type="float" office:value="13894" calcext:value-type="float">
            <text:p>1389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24.9305036082156" calcext:value-type="float">
            <text:p>24.9305036082156</text:p>
          </table:table-cell>
        </table:table-row>
        <table:table-row table:style-name="ro1">
          <table:table-cell office:value-type="float" office:value="13895" calcext:value-type="float">
            <text:p>1389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impôts et taxes</text:p>
          </table:table-cell>
          <table:table-cell office:value-type="float" office:value="72.1847673387335" calcext:value-type="float">
            <text:p>72.1847673387335</text:p>
          </table:table-cell>
        </table:table-row>
        <table:table-row table:style-name="ro1">
          <table:table-cell office:value-type="float" office:value="13896" calcext:value-type="float">
            <text:p>1389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impôts et taxes</text:p>
          </table:table-cell>
          <table:table-cell office:value-type="float" office:value="49.1769492847074" calcext:value-type="float">
            <text:p>49.1769492847074</text:p>
          </table:table-cell>
        </table:table-row>
        <table:table-row table:style-name="ro1">
          <table:table-cell office:value-type="float" office:value="13897" calcext:value-type="float">
            <text:p>1389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0749268377783" calcext:value-type="float">
            <text:p>35.0749268377783</text:p>
          </table:table-cell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46.3934845184785" calcext:value-type="float">
            <text:p>46.3934845184785</text:p>
          </table:table-cell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65.5770063765941" calcext:value-type="float">
            <text:p>65.5770063765941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impôts et taxes</text:p>
          </table:table-cell>
          <table:table-cell office:value-type="float" office:value="32.5403009499635" calcext:value-type="float">
            <text:p>32.5403009499635</text:p>
          </table:table-cell>
        </table:table-row>
        <table:table-row table:style-name="ro1">
          <table:table-cell office:value-type="float" office:value="13901" calcext:value-type="float">
            <text:p>1390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impôts et taxes</text:p>
          </table:table-cell>
          <table:table-cell office:value-type="float" office:value="28.5790337017531" calcext:value-type="float">
            <text:p>28.5790337017531</text:p>
          </table:table-cell>
        </table:table-row>
        <table:table-row table:style-name="ro1">
          <table:table-cell office:value-type="float" office:value="13902" calcext:value-type="float">
            <text:p>1390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impôts et taxes</text:p>
          </table:table-cell>
          <table:table-cell office:value-type="float" office:value="216.771572976724" calcext:value-type="float">
            <text:p>216.771572976724</text:p>
          </table:table-cell>
        </table:table-row>
        <table:table-row table:style-name="ro1">
          <table:table-cell office:value-type="float" office:value="13903" calcext:value-type="float">
            <text:p>1390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impôts et taxes</text:p>
          </table:table-cell>
          <table:table-cell office:value-type="float" office:value="61.2854007153265" calcext:value-type="float">
            <text:p>61.2854007153265</text:p>
          </table:table-cell>
        </table:table-row>
        <table:table-row table:style-name="ro1">
          <table:table-cell office:value-type="float" office:value="13904" calcext:value-type="float">
            <text:p>1390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impôts et taxes</text:p>
          </table:table-cell>
          <table:table-cell office:value-type="float" office:value="55.7123635052763" calcext:value-type="float">
            <text:p>55.7123635052763</text:p>
          </table:table-cell>
        </table:table-row>
        <table:table-row table:style-name="ro1">
          <table:table-cell office:value-type="float" office:value="13905" calcext:value-type="float">
            <text:p>1390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impôts et taxes</text:p>
          </table:table-cell>
          <table:table-cell office:value-type="float" office:value="62.3152327439559" calcext:value-type="float">
            <text:p>62.3152327439559</text:p>
          </table:table-cell>
        </table:table-row>
        <table:table-row table:style-name="ro1">
          <table:table-cell office:value-type="float" office:value="13906" calcext:value-type="float">
            <text:p>1390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impôts et taxes</text:p>
          </table:table-cell>
          <table:table-cell office:value-type="float" office:value="50.443485727729" calcext:value-type="float">
            <text:p>50.443485727729</text:p>
          </table:table-cell>
        </table:table-row>
        <table:table-row table:style-name="ro1">
          <table:table-cell office:value-type="float" office:value="13907" calcext:value-type="float">
            <text:p>1390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Charges financières</text:p>
          </table:table-cell>
          <table:table-cell office:value-type="float" office:value="45.0797622397766" calcext:value-type="float">
            <text:p>45.0797622397766</text:p>
          </table:table-cell>
        </table:table-row>
        <table:table-row table:style-name="ro1">
          <table:table-cell office:value-type="float" office:value="13908" calcext:value-type="float">
            <text:p>1390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55.6492705901389" calcext:value-type="float">
            <text:p>55.6492705901389</text:p>
          </table:table-cell>
        </table:table-row>
        <table:table-row table:style-name="ro1">
          <table:table-cell office:value-type="float" office:value="13909" calcext:value-type="float">
            <text:p>1390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Charges financières</text:p>
          </table:table-cell>
          <table:table-cell office:value-type="float" office:value="113.267846200593" calcext:value-type="float">
            <text:p>113.267846200593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Charges financières</text:p>
          </table:table-cell>
          <table:table-cell office:value-type="float" office:value="31.7925481197342" calcext:value-type="float">
            <text:p>31.7925481197342</text:p>
          </table:table-cell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Charges financières</text:p>
          </table:table-cell>
          <table:table-cell office:value-type="float" office:value="79.4235235817434" calcext:value-type="float">
            <text:p>79.4235235817434</text:p>
          </table:table-cell>
        </table:table-row>
        <table:table-row table:style-name="ro1">
          <table:table-cell office:value-type="float" office:value="13912" calcext:value-type="float">
            <text:p>1391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Charges financières</text:p>
          </table:table-cell>
          <table:table-cell office:value-type="float" office:value="63.3438428778714" calcext:value-type="float">
            <text:p>63.3438428778714</text:p>
          </table:table-cell>
        </table:table-row>
        <table:table-row table:style-name="ro1">
          <table:table-cell office:value-type="float" office:value="13913" calcext:value-type="float">
            <text:p>1391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Charges financières</text:p>
          </table:table-cell>
          <table:table-cell office:value-type="float" office:value="38.1653019502354" calcext:value-type="float">
            <text:p>38.1653019502354</text:p>
          </table:table-cell>
        </table:table-row>
        <table:table-row table:style-name="ro1">
          <table:table-cell office:value-type="float" office:value="13914" calcext:value-type="float">
            <text:p>1391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25.6846748976716" calcext:value-type="float">
            <text:p>25.6846748976716</text:p>
          </table:table-cell>
        </table:table-row>
        <table:table-row table:style-name="ro1">
          <table:table-cell office:value-type="float" office:value="13915" calcext:value-type="float">
            <text:p>1391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harges financières</text:p>
          </table:table-cell>
          <table:table-cell office:value-type="float" office:value="17.3226238496182" calcext:value-type="float">
            <text:p>17.3226238496182</text:p>
          </table:table-cell>
        </table:table-row>
        <table:table-row table:style-name="ro1">
          <table:table-cell office:value-type="float" office:value="13916" calcext:value-type="float">
            <text:p>1391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Charges financières</text:p>
          </table:table-cell>
          <table:table-cell office:value-type="float" office:value="49.6683222313857" calcext:value-type="float">
            <text:p>49.6683222313857</text:p>
          </table:table-cell>
        </table:table-row>
        <table:table-row table:style-name="ro1">
          <table:table-cell office:value-type="float" office:value="13917" calcext:value-type="float">
            <text:p>1391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Charges financières</text:p>
          </table:table-cell>
          <table:table-cell office:value-type="float" office:value="43.9946314525475" calcext:value-type="float">
            <text:p>43.9946314525475</text:p>
          </table:table-cell>
        </table:table-row>
        <table:table-row table:style-name="ro1">
          <table:table-cell office:value-type="float" office:value="13918" calcext:value-type="float">
            <text:p>1391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Charges financières</text:p>
          </table:table-cell>
          <table:table-cell office:value-type="float" office:value="14.5692813159747" calcext:value-type="float">
            <text:p>14.5692813159747</text:p>
          </table:table-cell>
        </table:table-row>
        <table:table-row table:style-name="ro1">
          <table:table-cell office:value-type="float" office:value="13919" calcext:value-type="float">
            <text:p>1391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13.192299345601" calcext:value-type="float">
            <text:p>13.192299345601</text:p>
          </table:table-cell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Charges financières</text:p>
          </table:table-cell>
          <table:table-cell office:value-type="float" office:value="5.49476427228653" calcext:value-type="float">
            <text:p>5.49476427228653</text:p>
          </table:table-cell>
        </table:table-row>
        <table:table-row table:style-name="ro1">
          <table:table-cell office:value-type="float" office:value="13921" calcext:value-type="float">
            <text:p>1392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33.6851008064516" calcext:value-type="float">
            <text:p>33.6851008064516</text:p>
          </table:table-cell>
        </table:table-row>
        <table:table-row table:style-name="ro1">
          <table:table-cell office:value-type="float" office:value="13922" calcext:value-type="float">
            <text:p>1392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25.5235540711736" calcext:value-type="float">
            <text:p>25.5235540711736</text:p>
          </table:table-cell>
        </table:table-row>
        <table:table-row table:style-name="ro1">
          <table:table-cell office:value-type="float" office:value="13923" calcext:value-type="float">
            <text:p>1392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Charges financières</text:p>
          </table:table-cell>
          <table:table-cell office:value-type="float" office:value="30.7862457077451" calcext:value-type="float">
            <text:p>30.7862457077451</text:p>
          </table:table-cell>
        </table:table-row>
        <table:table-row table:style-name="ro1">
          <table:table-cell office:value-type="float" office:value="13924" calcext:value-type="float">
            <text:p>1392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Charges financières</text:p>
          </table:table-cell>
          <table:table-cell office:value-type="float" office:value="18.4108529144489" calcext:value-type="float">
            <text:p>18.4108529144489</text:p>
          </table:table-cell>
        </table:table-row>
        <table:table-row table:style-name="ro1">
          <table:table-cell office:value-type="float" office:value="13925" calcext:value-type="float">
            <text:p>1392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Charges financières</text:p>
          </table:table-cell>
          <table:table-cell office:value-type="float" office:value="19.872375088968" calcext:value-type="float">
            <text:p>19.872375088968</text:p>
          </table:table-cell>
        </table:table-row>
        <table:table-row table:style-name="ro1">
          <table:table-cell office:value-type="float" office:value="13926" calcext:value-type="float">
            <text:p>1392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Charges financières</text:p>
          </table:table-cell>
          <table:table-cell office:value-type="float" office:value="48.273618324154" calcext:value-type="float">
            <text:p>48.273618324154</text:p>
          </table:table-cell>
        </table:table-row>
        <table:table-row table:style-name="ro1">
          <table:table-cell office:value-type="float" office:value="13927" calcext:value-type="float">
            <text:p>1392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Charges financières</text:p>
          </table:table-cell>
          <table:table-cell office:value-type="float" office:value="20.3823019778995" calcext:value-type="float">
            <text:p>20.3823019778995</text:p>
          </table:table-cell>
        </table:table-row>
        <table:table-row table:style-name="ro1">
          <table:table-cell office:value-type="float" office:value="13928" calcext:value-type="float">
            <text:p>1392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9.57652169292489" calcext:value-type="float">
            <text:p>9.57652169292489</text:p>
          </table:table-cell>
        </table:table-row>
        <table:table-row table:style-name="ro1">
          <table:table-cell office:value-type="float" office:value="13929" calcext:value-type="float">
            <text:p>1392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Charges financières</text:p>
          </table:table-cell>
          <table:table-cell office:value-type="float" office:value="21.4566467911945" calcext:value-type="float">
            <text:p>21.4566467911945</text:p>
          </table:table-cell>
        </table:table-row>
        <table:table-row table:style-name="ro1">
          <table:table-cell office:value-type="float" office:value="13930" calcext:value-type="float">
            <text:p>1393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Charges financières</text:p>
          </table:table-cell>
          <table:table-cell office:value-type="float" office:value="47.1917988708386" calcext:value-type="float">
            <text:p>47.1917988708386</text:p>
          </table:table-cell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Charges financières</text:p>
          </table:table-cell>
          <table:table-cell office:value-type="float" office:value="35.3583439688971" calcext:value-type="float">
            <text:p>35.3583439688971</text:p>
          </table:table-cell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.2293303939344" calcext:value-type="float">
            <text:p>4.2293303939344</text:p>
          </table:table-cell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38.6644615432061" calcext:value-type="float">
            <text:p>38.6644615432061</text:p>
          </table:table-cell>
        </table:table-row>
        <table:table-row table:style-name="ro1">
          <table:table-cell office:value-type="float" office:value="13934" calcext:value-type="float">
            <text:p>1393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Charges financières</text:p>
          </table:table-cell>
          <table:table-cell office:value-type="float" office:value="13.9328871282445" calcext:value-type="float">
            <text:p>13.9328871282445</text:p>
          </table:table-cell>
        </table:table-row>
        <table:table-row table:style-name="ro1">
          <table:table-cell office:value-type="float" office:value="13935" calcext:value-type="float">
            <text:p>1393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Charges financières</text:p>
          </table:table-cell>
          <table:table-cell office:value-type="float" office:value="1.34234103278906" calcext:value-type="float">
            <text:p>1.34234103278906</text:p>
          </table:table-cell>
        </table:table-row>
        <table:table-row table:style-name="ro1">
          <table:table-cell office:value-type="float" office:value="13936" calcext:value-type="float">
            <text:p>1393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Charges financières</text:p>
          </table:table-cell>
          <table:table-cell office:value-type="float" office:value="32.8933878175329" calcext:value-type="float">
            <text:p>32.8933878175329</text:p>
          </table:table-cell>
        </table:table-row>
        <table:table-row table:style-name="ro1">
          <table:table-cell office:value-type="float" office:value="13937" calcext:value-type="float">
            <text:p>1393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8.7849405761389" calcext:value-type="float">
            <text:p>48.7849405761389</text:p>
          </table:table-cell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37.1990250213448" calcext:value-type="float">
            <text:p>37.1990250213448</text:p>
          </table:table-cell>
        </table:table-row>
        <table:table-row table:style-name="ro1">
          <table:table-cell office:value-type="float" office:value="13939" calcext:value-type="float">
            <text:p>1393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76.8218801575394" calcext:value-type="float">
            <text:p>76.8218801575394</text:p>
          </table:table-cell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Charges financières</text:p>
          </table:table-cell>
          <table:table-cell office:value-type="float" office:value="44.2024802892196" calcext:value-type="float">
            <text:p>44.2024802892196</text:p>
          </table:table-cell>
        </table:table-row>
        <table:table-row table:style-name="ro1">
          <table:table-cell office:value-type="float" office:value="13941" calcext:value-type="float">
            <text:p>1394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Charges financières</text:p>
          </table:table-cell>
          <table:table-cell office:value-type="float" office:value="47.1918742427614" calcext:value-type="float">
            <text:p>47.1918742427614</text:p>
          </table:table-cell>
        </table:table-row>
        <table:table-row table:style-name="ro1">
          <table:table-cell office:value-type="float" office:value="13942" calcext:value-type="float">
            <text:p>1394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Charges financières</text:p>
          </table:table-cell>
          <table:table-cell office:value-type="float" office:value="1.32555573350416" calcext:value-type="float">
            <text:p>1.32555573350416</text:p>
          </table:table-cell>
        </table:table-row>
        <table:table-row table:style-name="ro1">
          <table:table-cell office:value-type="float" office:value="13943" calcext:value-type="float">
            <text:p>1394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Charges financières</text:p>
          </table:table-cell>
          <table:table-cell office:value-type="float" office:value="19.5486607497682" calcext:value-type="float">
            <text:p>19.5486607497682</text:p>
          </table:table-cell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5" calcext:value-type="float">
            <text:p>1394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Charges financières</text:p>
          </table:table-cell>
          <table:table-cell office:value-type="float" office:value="19.6597200886644" calcext:value-type="float">
            <text:p>19.6597200886644</text:p>
          </table:table-cell>
        </table:table-row>
        <table:table-row table:style-name="ro1">
          <table:table-cell office:value-type="float" office:value="13946" calcext:value-type="float">
            <text:p>1394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Charges financières</text:p>
          </table:table-cell>
          <table:table-cell office:value-type="float" office:value="24.2839829046424" calcext:value-type="float">
            <text:p>24.2839829046424</text:p>
          </table:table-cell>
        </table:table-row>
        <table:table-row table:style-name="ro1">
          <table:table-cell office:value-type="float" office:value="13947" calcext:value-type="float">
            <text:p>1394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Concours de l'Etat</text:p>
          </table:table-cell>
          <table:table-cell office:value-type="float" office:value="127.978649276517" calcext:value-type="float">
            <text:p>127.978649276517</text:p>
          </table:table-cell>
        </table:table-row>
        <table:table-row table:style-name="ro1">
          <table:table-cell office:value-type="float" office:value="13948" calcext:value-type="float">
            <text:p>1394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Concours de l'Etat</text:p>
          </table:table-cell>
          <table:table-cell office:value-type="float" office:value="462.672061290287" calcext:value-type="float">
            <text:p>462.672061290287</text:p>
          </table:table-cell>
        </table:table-row>
        <table:table-row table:style-name="ro1">
          <table:table-cell office:value-type="float" office:value="13949" calcext:value-type="float">
            <text:p>1394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336.222350153718" calcext:value-type="float">
            <text:p>336.222350153718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Concours de l'Etat</text:p>
          </table:table-cell>
          <table:table-cell office:value-type="float" office:value="177.560808244499" calcext:value-type="float">
            <text:p>177.560808244499</text:p>
          </table:table-cell>
        </table:table-row>
        <table:table-row table:style-name="ro1">
          <table:table-cell office:value-type="float" office:value="13951" calcext:value-type="float">
            <text:p>1395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Concours de l'Etat</text:p>
          </table:table-cell>
          <table:table-cell office:value-type="float" office:value="348.782819199945" calcext:value-type="float">
            <text:p>348.782819199945</text:p>
          </table:table-cell>
        </table:table-row>
        <table:table-row table:style-name="ro1">
          <table:table-cell office:value-type="float" office:value="13952" calcext:value-type="float">
            <text:p>1395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Concours de l'Etat</text:p>
          </table:table-cell>
          <table:table-cell office:value-type="float" office:value="465.641951586309" calcext:value-type="float">
            <text:p>465.641951586309</text:p>
          </table:table-cell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Concours de l'Etat</text:p>
          </table:table-cell>
          <table:table-cell office:value-type="float" office:value="499.020804643187" calcext:value-type="float">
            <text:p>499.020804643187</text:p>
          </table:table-cell>
        </table:table-row>
        <table:table-row table:style-name="ro1">
          <table:table-cell office:value-type="float" office:value="13954" calcext:value-type="float">
            <text:p>1395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Concours de l'Etat</text:p>
          </table:table-cell>
          <table:table-cell office:value-type="float" office:value="122.119845998655" calcext:value-type="float">
            <text:p>122.119845998655</text:p>
          </table:table-cell>
        </table:table-row>
        <table:table-row table:style-name="ro1">
          <table:table-cell office:value-type="float" office:value="13955" calcext:value-type="float">
            <text:p>1395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972.362398174864" calcext:value-type="float">
            <text:p>972.362398174864</text:p>
          </table:table-cell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ncours de l'Etat</text:p>
          </table:table-cell>
          <table:table-cell office:value-type="float" office:value="98.2549441942432" calcext:value-type="float">
            <text:p>98.2549441942432</text:p>
          </table:table-cell>
        </table:table-row>
        <table:table-row table:style-name="ro1">
          <table:table-cell office:value-type="float" office:value="13957" calcext:value-type="float">
            <text:p>1395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Concours de l'Etat</text:p>
          </table:table-cell>
          <table:table-cell office:value-type="float" office:value="555.898327095096" calcext:value-type="float">
            <text:p>555.898327095096</text:p>
          </table:table-cell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Concours de l'Etat</text:p>
          </table:table-cell>
          <table:table-cell office:value-type="float" office:value="331.345769139474" calcext:value-type="float">
            <text:p>331.345769139474</text:p>
          </table:table-cell>
        </table:table-row>
        <table:table-row table:style-name="ro1">
          <table:table-cell office:value-type="float" office:value="13959" calcext:value-type="float">
            <text:p>1395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Concours de l'Etat</text:p>
          </table:table-cell>
          <table:table-cell office:value-type="float" office:value="561.097552779733" calcext:value-type="float">
            <text:p>561.097552779733</text:p>
          </table:table-cell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512.353964613979" calcext:value-type="float">
            <text:p>512.353964613979</text:p>
          </table:table-cell>
        </table:table-row>
        <table:table-row table:style-name="ro1">
          <table:table-cell office:value-type="float" office:value="13961" calcext:value-type="float">
            <text:p>1396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Concours de l'Etat</text:p>
          </table:table-cell>
          <table:table-cell office:value-type="float" office:value="255.920195161769" calcext:value-type="float">
            <text:p>255.920195161769</text:p>
          </table:table-cell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99.0783957373272" calcext:value-type="float">
            <text:p>99.0783957373272</text:p>
          </table:table-cell>
        </table:table-row>
        <table:table-row table:style-name="ro1">
          <table:table-cell office:value-type="float" office:value="13963" calcext:value-type="float">
            <text:p>1396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324311873776" calcext:value-type="float">
            <text:p>308.324311873776</text:p>
          </table:table-cell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Concours de l'Etat</text:p>
          </table:table-cell>
          <table:table-cell office:value-type="float" office:value="144.355800161092" calcext:value-type="float">
            <text:p>144.355800161092</text:p>
          </table:table-cell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Concours de l'Etat</text:p>
          </table:table-cell>
          <table:table-cell office:value-type="float" office:value="167.794248777533" calcext:value-type="float">
            <text:p>167.794248777533</text:p>
          </table:table-cell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Concours de l'Etat</text:p>
          </table:table-cell>
          <table:table-cell office:value-type="float" office:value="365.124015658363" calcext:value-type="float">
            <text:p>365.124015658363</text:p>
          </table:table-cell>
        </table:table-row>
        <table:table-row table:style-name="ro1">
          <table:table-cell office:value-type="float" office:value="13967" calcext:value-type="float">
            <text:p>1396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Concours de l'Etat</text:p>
          </table:table-cell>
          <table:table-cell office:value-type="float" office:value="157.961703964223" calcext:value-type="float">
            <text:p>157.961703964223</text:p>
          </table:table-cell>
        </table:table-row>
        <table:table-row table:style-name="ro1">
          <table:table-cell office:value-type="float" office:value="13968" calcext:value-type="float">
            <text:p>1396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Concours de l'Etat</text:p>
          </table:table-cell>
          <table:table-cell office:value-type="float" office:value="145.511670071502" calcext:value-type="float">
            <text:p>145.511670071502</text:p>
          </table:table-cell>
        </table:table-row>
        <table:table-row table:style-name="ro1">
          <table:table-cell office:value-type="float" office:value="13969" calcext:value-type="float">
            <text:p>1396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317.028268551237" calcext:value-type="float">
            <text:p>317.028268551237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Concours de l'Etat</text:p>
          </table:table-cell>
          <table:table-cell office:value-type="float" office:value="131.783952016277" calcext:value-type="float">
            <text:p>131.783952016277</text:p>
          </table:table-cell>
        </table:table-row>
        <table:table-row table:style-name="ro1">
          <table:table-cell office:value-type="float" office:value="13971" calcext:value-type="float">
            <text:p>1397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Concours de l'Etat</text:p>
          </table:table-cell>
          <table:table-cell office:value-type="float" office:value="355.91506024357" calcext:value-type="float">
            <text:p>355.91506024357</text:p>
          </table:table-cell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Concours de l'Etat</text:p>
          </table:table-cell>
          <table:table-cell office:value-type="float" office:value="131.167671713775" calcext:value-type="float">
            <text:p>131.167671713775</text:p>
          </table:table-cell>
        </table:table-row>
        <table:table-row table:style-name="ro1">
          <table:table-cell office:value-type="float" office:value="13973" calcext:value-type="float">
            <text:p>1397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13.598179083567" calcext:value-type="float">
            <text:p>113.598179083567</text:p>
          </table:table-cell>
        </table:table-row>
        <table:table-row table:style-name="ro1">
          <table:table-cell office:value-type="float" office:value="13974" calcext:value-type="float">
            <text:p>1397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445.517852340714" calcext:value-type="float">
            <text:p>445.517852340714</text:p>
          </table:table-cell>
        </table:table-row>
        <table:table-row table:style-name="ro1">
          <table:table-cell office:value-type="float" office:value="13975" calcext:value-type="float">
            <text:p>1397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Concours de l'Etat</text:p>
          </table:table-cell>
          <table:table-cell office:value-type="float" office:value="314.667971974221" calcext:value-type="float">
            <text:p>314.667971974221</text:p>
          </table:table-cell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Concours de l'Etat</text:p>
          </table:table-cell>
          <table:table-cell office:value-type="float" office:value="223.893109498246" calcext:value-type="float">
            <text:p>223.893109498246</text:p>
          </table:table-cell>
        </table:table-row>
        <table:table-row table:style-name="ro1">
          <table:table-cell office:value-type="float" office:value="13977" calcext:value-type="float">
            <text:p>1397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65.039207100334" calcext:value-type="float">
            <text:p>165.039207100334</text:p>
          </table:table-cell>
        </table:table-row>
        <table:table-row table:style-name="ro1">
          <table:table-cell office:value-type="float" office:value="13978" calcext:value-type="float">
            <text:p>1397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863045250998" calcext:value-type="float">
            <text:p>308.863045250998</text:p>
          </table:table-cell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187.36161927982" calcext:value-type="float">
            <text:p>187.36161927982</text:p>
          </table:table-cell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Concours de l'Etat</text:p>
          </table:table-cell>
          <table:table-cell office:value-type="float" office:value="557.64148071228" calcext:value-type="float">
            <text:p>557.64148071228</text:p>
          </table:table-cell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Concours de l'Etat</text:p>
          </table:table-cell>
          <table:table-cell office:value-type="float" office:value="609.045187053384" calcext:value-type="float">
            <text:p>609.045187053384</text:p>
          </table:table-cell>
        </table:table-row>
        <table:table-row table:style-name="ro1">
          <table:table-cell office:value-type="float" office:value="13982" calcext:value-type="float">
            <text:p>1398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Concours de l'Etat</text:p>
          </table:table-cell>
          <table:table-cell office:value-type="float" office:value="376.413972346786" calcext:value-type="float">
            <text:p>376.413972346786</text:p>
          </table:table-cell>
        </table:table-row>
        <table:table-row table:style-name="ro1">
          <table:table-cell office:value-type="float" office:value="13983" calcext:value-type="float">
            <text:p>1398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Concours de l'Etat</text:p>
          </table:table-cell>
          <table:table-cell office:value-type="float" office:value="298.828983971387" calcext:value-type="float">
            <text:p>298.828983971387</text:p>
          </table:table-cell>
        </table:table-row>
        <table:table-row table:style-name="ro1">
          <table:table-cell office:value-type="float" office:value="13984" calcext:value-type="float">
            <text:p>1398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Concours de l'Etat</text:p>
          </table:table-cell>
          <table:table-cell office:value-type="float" office:value="242.005362128859" calcext:value-type="float">
            <text:p>242.005362128859</text:p>
          </table:table-cell>
        </table:table-row>
        <table:table-row table:style-name="ro1">
          <table:table-cell office:value-type="float" office:value="13985" calcext:value-type="float">
            <text:p>1398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Concours de l'Etat</text:p>
          </table:table-cell>
          <table:table-cell office:value-type="float" office:value="162.928366152894" calcext:value-type="float">
            <text:p>162.928366152894</text:p>
          </table:table-cell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Concours de l'Etat</text:p>
          </table:table-cell>
          <table:table-cell office:value-type="float" office:value="550.800090181932" calcext:value-type="float">
            <text:p>550.800090181932</text:p>
          </table:table-cell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8" calcext:value-type="float">
            <text:p>1398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9" calcext:value-type="float">
            <text:p>1398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0" calcext:value-type="float">
            <text:p>1399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4" calcext:value-type="float">
            <text:p>1399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25.1627189156546" calcext:value-type="float">
            <text:p>25.1627189156546</text:p>
          </table:table-cell>
        </table:table-row>
        <table:table-row table:style-name="ro1">
          <table:table-cell office:value-type="float" office:value="13995" calcext:value-type="float">
            <text:p>1399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6" calcext:value-type="float">
            <text:p>1399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Crédits de trésorerie</text:p>
          </table:table-cell>
          <table:table-cell office:value-type="float" office:value="181.86514751672" calcext:value-type="float">
            <text:p>181.86514751672</text:p>
          </table:table-cell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9" calcext:value-type="float">
            <text:p>1399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5" calcext:value-type="float">
            <text:p>1400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7" calcext:value-type="float">
            <text:p>1400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8" calcext:value-type="float">
            <text:p>1400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2" calcext:value-type="float">
            <text:p>1401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123.357799296861" calcext:value-type="float">
            <text:p>123.357799296861</text:p>
          </table:table-cell>
        </table:table-row>
        <table:table-row table:style-name="ro1">
          <table:table-cell office:value-type="float" office:value="14014" calcext:value-type="float">
            <text:p>1401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5" calcext:value-type="float">
            <text:p>1401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7" calcext:value-type="float">
            <text:p>1401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8" calcext:value-type="float">
            <text:p>1401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152.689446080396" calcext:value-type="float">
            <text:p>152.689446080396</text:p>
          </table:table-cell>
        </table:table-row>
        <table:table-row table:style-name="ro1">
          <table:table-cell office:value-type="float" office:value="14019" calcext:value-type="float">
            <text:p>1401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Crédits de trésorerie</text:p>
          </table:table-cell>
          <table:table-cell office:value-type="float" office:value="28.8450444213684" calcext:value-type="float">
            <text:p>28.8450444213684</text:p>
          </table:table-cell>
        </table:table-row>
        <table:table-row table:style-name="ro1">
          <table:table-cell office:value-type="float" office:value="14021" calcext:value-type="float">
            <text:p>1402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Crédits de trésorerie</text:p>
          </table:table-cell>
          <table:table-cell office:value-type="float" office:value="49.4523156046782" calcext:value-type="float">
            <text:p>49.4523156046782</text:p>
          </table:table-cell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3" calcext:value-type="float">
            <text:p>1402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4" calcext:value-type="float">
            <text:p>1402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5" calcext:value-type="float">
            <text:p>1402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6" calcext:value-type="float">
            <text:p>1402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7" calcext:value-type="float">
            <text:p>1402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0.13915505111" calcext:value-type="float">
            <text:p>1310.13915505111</text:p>
          </table:table-cell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5.26769806889" calcext:value-type="float">
            <text:p>1555.26769806889</text:p>
          </table:table-cell>
        </table:table-row>
        <table:table-row table:style-name="ro1">
          <table:table-cell office:value-type="float" office:value="14029" calcext:value-type="float">
            <text:p>1402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870.27122569982" calcext:value-type="float">
            <text:p>1870.27122569982</text:p>
          </table:table-cell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6.22170637835" calcext:value-type="float">
            <text:p>1726.22170637835</text:p>
          </table:table-cell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95.96312093294" calcext:value-type="float">
            <text:p>1495.96312093294</text:p>
          </table:table-cell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72.80085774855" calcext:value-type="float">
            <text:p>1972.80085774855</text:p>
          </table:table-cell>
        </table:table-row>
        <table:table-row table:style-name="ro1">
          <table:table-cell office:value-type="float" office:value="14033" calcext:value-type="float">
            <text:p>140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42.60539299376" calcext:value-type="float">
            <text:p>1542.60539299376</text:p>
          </table:table-cell>
        </table:table-row>
        <table:table-row table:style-name="ro1">
          <table:table-cell office:value-type="float" office:value="14034" calcext:value-type="float">
            <text:p>1403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55.23145796907" calcext:value-type="float">
            <text:p>1755.23145796907</text:p>
          </table:table-cell>
        </table:table-row>
        <table:table-row table:style-name="ro1">
          <table:table-cell office:value-type="float" office:value="14035" calcext:value-type="float">
            <text:p>1403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10.60056465141" calcext:value-type="float">
            <text:p>1910.60056465141</text:p>
          </table:table-cell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3.7676072058" calcext:value-type="float">
            <text:p>1163.7676072058</text:p>
          </table:table-cell>
        </table:table-row>
        <table:table-row table:style-name="ro1">
          <table:table-cell office:value-type="float" office:value="14037" calcext:value-type="float">
            <text:p>1403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19.28291167079" calcext:value-type="float">
            <text:p>1619.28291167079</text:p>
          </table:table-cell>
        </table:table-row>
        <table:table-row table:style-name="ro1">
          <table:table-cell office:value-type="float" office:value="14038" calcext:value-type="float">
            <text:p>1403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26.39622921292" calcext:value-type="float">
            <text:p>1526.39622921292</text:p>
          </table:table-cell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40.58088494018" calcext:value-type="float">
            <text:p>1940.58088494018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81.66162406548" calcext:value-type="float">
            <text:p>1381.66162406548</text:p>
          </table:table-cell>
        </table:table-row>
        <table:table-row table:style-name="ro1">
          <table:table-cell office:value-type="float" office:value="14041" calcext:value-type="float">
            <text:p>1404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4.6865944395" calcext:value-type="float">
            <text:p>1164.6865944395</text:p>
          </table:table-cell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5.70205789171" calcext:value-type="float">
            <text:p>1455.70205789171</text:p>
          </table:table-cell>
        </table:table-row>
        <table:table-row table:style-name="ro1">
          <table:table-cell office:value-type="float" office:value="14043" calcext:value-type="float">
            <text:p>1404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1.80973741794" calcext:value-type="float">
            <text:p>1661.80973741794</text:p>
          </table:table-cell>
        </table:table-row>
        <table:table-row table:style-name="ro1">
          <table:table-cell office:value-type="float" office:value="14044" calcext:value-type="float">
            <text:p>1404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8.34546525923" calcext:value-type="float">
            <text:p>1558.34546525923</text:p>
          </table:table-cell>
        </table:table-row>
        <table:table-row table:style-name="ro1">
          <table:table-cell office:value-type="float" office:value="14045" calcext:value-type="float">
            <text:p>1404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53065191051" calcext:value-type="float">
            <text:p>1401.53065191051</text:p>
          </table:table-cell>
        </table:table-row>
        <table:table-row table:style-name="ro1">
          <table:table-cell office:value-type="float" office:value="14046" calcext:value-type="float">
            <text:p>1404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73.90345088968" calcext:value-type="float">
            <text:p>1373.90345088968</text:p>
          </table:table-cell>
        </table:table-row>
        <table:table-row table:style-name="ro1">
          <table:table-cell office:value-type="float" office:value="14047" calcext:value-type="float">
            <text:p>1404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1.3900012497" calcext:value-type="float">
            <text:p>1691.3900012497</text:p>
          </table:table-cell>
        </table:table-row>
        <table:table-row table:style-name="ro1">
          <table:table-cell office:value-type="float" office:value="14048" calcext:value-type="float">
            <text:p>1404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3.14159299842" calcext:value-type="float">
            <text:p>1313.14159299842</text:p>
          </table:table-cell>
        </table:table-row>
        <table:table-row table:style-name="ro1">
          <table:table-cell office:value-type="float" office:value="14049" calcext:value-type="float">
            <text:p>1404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10503918808" calcext:value-type="float">
            <text:p>1418.10503918808</text:p>
          </table:table-cell>
        </table:table-row>
        <table:table-row table:style-name="ro1">
          <table:table-cell office:value-type="float" office:value="14050" calcext:value-type="float">
            <text:p>1405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38.96355201063" calcext:value-type="float">
            <text:p>1638.96355201063</text:p>
          </table:table-cell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52578792533" calcext:value-type="float">
            <text:p>1418.52578792533</text:p>
          </table:table-cell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86.26242211979" calcext:value-type="float">
            <text:p>1786.26242211979</text:p>
          </table:table-cell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6.73914949728" calcext:value-type="float">
            <text:p>1366.73914949728</text:p>
          </table:table-cell>
        </table:table-row>
        <table:table-row table:style-name="ro1">
          <table:table-cell office:value-type="float" office:value="14054" calcext:value-type="float">
            <text:p>1405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7.48302319127" calcext:value-type="float">
            <text:p>1367.48302319127</text:p>
          </table:table-cell>
        </table:table-row>
        <table:table-row table:style-name="ro1">
          <table:table-cell office:value-type="float" office:value="14055" calcext:value-type="float">
            <text:p>1405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0.71245373381" calcext:value-type="float">
            <text:p>1400.71245373381</text:p>
          </table:table-cell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1.31481450379" calcext:value-type="float">
            <text:p>1721.31481450379</text:p>
          </table:table-cell>
        </table:table-row>
        <table:table-row table:style-name="ro1">
          <table:table-cell office:value-type="float" office:value="14057" calcext:value-type="float">
            <text:p>1405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98.65265717339" calcext:value-type="float">
            <text:p>1598.65265717339</text:p>
          </table:table-cell>
        </table:table-row>
        <table:table-row table:style-name="ro1">
          <table:table-cell office:value-type="float" office:value="14058" calcext:value-type="float">
            <text:p>1405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04.21078235263" calcext:value-type="float">
            <text:p>1604.21078235263</text:p>
          </table:table-cell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026.55928244561" calcext:value-type="float">
            <text:p>2026.55928244561</text:p>
          </table:table-cell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6.84807065113" calcext:value-type="float">
            <text:p>1666.84807065113</text:p>
          </table:table-cell>
        </table:table-row>
        <table:table-row table:style-name="ro1">
          <table:table-cell office:value-type="float" office:value="14061" calcext:value-type="float">
            <text:p>1406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78.55634868828" calcext:value-type="float">
            <text:p>1578.55634868828</text:p>
          </table:table-cell>
        </table:table-row>
        <table:table-row table:style-name="ro1">
          <table:table-cell office:value-type="float" office:value="14062" calcext:value-type="float">
            <text:p>1406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786.33313981422" calcext:value-type="float">
            <text:p>2786.33313981422</text:p>
          </table:table-cell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80.87137369188" calcext:value-type="float">
            <text:p>1680.87137369188</text:p>
          </table:table-cell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5.99730320509" calcext:value-type="float">
            <text:p>1315.99730320509</text:p>
          </table:table-cell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6.43077143152" calcext:value-type="float">
            <text:p>1556.43077143152</text:p>
          </table:table-cell>
        </table:table-row>
        <table:table-row table:style-name="ro1">
          <table:table-cell office:value-type="float" office:value="14066" calcext:value-type="float">
            <text:p>1406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8.97669306775" calcext:value-type="float">
            <text:p>1698.97669306775</text:p>
          </table:table-cell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'équipement</text:p>
          </table:table-cell>
          <table:table-cell office:value-type="float" office:value="711.16989048188" calcext:value-type="float">
            <text:p>711.16989048188</text:p>
          </table:table-cell>
        </table:table-row>
        <table:table-row table:style-name="ro1">
          <table:table-cell office:value-type="float" office:value="14068" calcext:value-type="float">
            <text:p>1406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'équipement</text:p>
          </table:table-cell>
          <table:table-cell office:value-type="float" office:value="318.321258711043" calcext:value-type="float">
            <text:p>318.321258711043</text:p>
          </table:table-cell>
        </table:table-row>
        <table:table-row table:style-name="ro1">
          <table:table-cell office:value-type="float" office:value="14069" calcext:value-type="float">
            <text:p>1406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46.044215112919" calcext:value-type="float">
            <text:p>246.044215112919</text:p>
          </table:table-cell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'équipement</text:p>
          </table:table-cell>
          <table:table-cell office:value-type="float" office:value="452.231200719115" calcext:value-type="float">
            <text:p>452.231200719115</text:p>
          </table:table-cell>
        </table:table-row>
        <table:table-row table:style-name="ro1">
          <table:table-cell office:value-type="float" office:value="14071" calcext:value-type="float">
            <text:p>1407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'équipement</text:p>
          </table:table-cell>
          <table:table-cell office:value-type="float" office:value="535.593196109323" calcext:value-type="float">
            <text:p>535.593196109323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'équipement</text:p>
          </table:table-cell>
          <table:table-cell office:value-type="float" office:value="859.210546828287" calcext:value-type="float">
            <text:p>859.210546828287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'équipement</text:p>
          </table:table-cell>
          <table:table-cell office:value-type="float" office:value="215.251284602484" calcext:value-type="float">
            <text:p>215.251284602484</text:p>
          </table:table-cell>
        </table:table-row>
        <table:table-row table:style-name="ro1">
          <table:table-cell office:value-type="float" office:value="14074" calcext:value-type="float">
            <text:p>1407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'équipement</text:p>
          </table:table-cell>
          <table:table-cell office:value-type="float" office:value="345.599360457297" calcext:value-type="float">
            <text:p>345.599360457297</text:p>
          </table:table-cell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64.126861370194" calcext:value-type="float">
            <text:p>464.126861370194</text:p>
          </table:table-cell>
        </table:table-row>
        <table:table-row table:style-name="ro1">
          <table:table-cell office:value-type="float" office:value="14076" calcext:value-type="float">
            <text:p>1407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'équipement</text:p>
          </table:table-cell>
          <table:table-cell office:value-type="float" office:value="188.062024672019" calcext:value-type="float">
            <text:p>188.062024672019</text:p>
          </table:table-cell>
        </table:table-row>
        <table:table-row table:style-name="ro1">
          <table:table-cell office:value-type="float" office:value="14077" calcext:value-type="float">
            <text:p>1407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'équipement</text:p>
          </table:table-cell>
          <table:table-cell office:value-type="float" office:value="520.493080843325" calcext:value-type="float">
            <text:p>520.493080843325</text:p>
          </table:table-cell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'équipement</text:p>
          </table:table-cell>
          <table:table-cell office:value-type="float" office:value="640.249830491909" calcext:value-type="float">
            <text:p>640.249830491909</text:p>
          </table:table-cell>
        </table:table-row>
        <table:table-row table:style-name="ro1">
          <table:table-cell office:value-type="float" office:value="14079" calcext:value-type="float">
            <text:p>1407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'équipement</text:p>
          </table:table-cell>
          <table:table-cell office:value-type="float" office:value="553.195035186488" calcext:value-type="float">
            <text:p>553.195035186488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20.751355780525" calcext:value-type="float">
            <text:p>420.751355780525</text:p>
          </table:table-cell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'équipement</text:p>
          </table:table-cell>
          <table:table-cell office:value-type="float" office:value="465.277219748689" calcext:value-type="float">
            <text:p>465.277219748689</text:p>
          </table:table-cell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633.169714861751" calcext:value-type="float">
            <text:p>633.169714861751</text:p>
          </table:table-cell>
        </table:table-row>
        <table:table-row table:style-name="ro1">
          <table:table-cell office:value-type="float" office:value="14083" calcext:value-type="float">
            <text:p>1408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522.76396637107" calcext:value-type="float">
            <text:p>522.76396637107</text:p>
          </table:table-cell>
        </table:table-row>
        <table:table-row table:style-name="ro1">
          <table:table-cell office:value-type="float" office:value="14084" calcext:value-type="float">
            <text:p>1408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'équipement</text:p>
          </table:table-cell>
          <table:table-cell office:value-type="float" office:value="421.320867777354" calcext:value-type="float">
            <text:p>421.320867777354</text:p>
          </table:table-cell>
        </table:table-row>
        <table:table-row table:style-name="ro1">
          <table:table-cell office:value-type="float" office:value="14085" calcext:value-type="float">
            <text:p>1408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'équipement</text:p>
          </table:table-cell>
          <table:table-cell office:value-type="float" office:value="364.866733956467" calcext:value-type="float">
            <text:p>364.866733956467</text:p>
          </table:table-cell>
        </table:table-row>
        <table:table-row table:style-name="ro1">
          <table:table-cell office:value-type="float" office:value="14086" calcext:value-type="float">
            <text:p>1408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'équipement</text:p>
          </table:table-cell>
          <table:table-cell office:value-type="float" office:value="446.831419217082" calcext:value-type="float">
            <text:p>446.831419217082</text:p>
          </table:table-cell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'équipement</text:p>
          </table:table-cell>
          <table:table-cell office:value-type="float" office:value="329.867391789479" calcext:value-type="float">
            <text:p>329.867391789479</text:p>
          </table:table-cell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'équipement</text:p>
          </table:table-cell>
          <table:table-cell office:value-type="float" office:value="312.783354071873" calcext:value-type="float">
            <text:p>312.783354071873</text:p>
          </table:table-cell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376.70493052419" calcext:value-type="float">
            <text:p>376.70493052419</text:p>
          </table:table-cell>
        </table:table-row>
        <table:table-row table:style-name="ro1">
          <table:table-cell office:value-type="float" office:value="14090" calcext:value-type="float">
            <text:p>1409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'équipement</text:p>
          </table:table-cell>
          <table:table-cell office:value-type="float" office:value="527.588899030718" calcext:value-type="float">
            <text:p>527.588899030718</text:p>
          </table:table-cell>
        </table:table-row>
        <table:table-row table:style-name="ro1">
          <table:table-cell office:value-type="float" office:value="14091" calcext:value-type="float">
            <text:p>1409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'équipement</text:p>
          </table:table-cell>
          <table:table-cell office:value-type="float" office:value="275.53398710766" calcext:value-type="float">
            <text:p>275.53398710766</text:p>
          </table:table-cell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'équipement</text:p>
          </table:table-cell>
          <table:table-cell office:value-type="float" office:value="1161.24494069785" calcext:value-type="float">
            <text:p>1161.24494069785</text:p>
          </table:table-cell>
        </table:table-row>
        <table:table-row table:style-name="ro1">
          <table:table-cell office:value-type="float" office:value="14093" calcext:value-type="float">
            <text:p>1409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71.760059749464" calcext:value-type="float">
            <text:p>271.760059749464</text:p>
          </table:table-cell>
        </table:table-row>
        <table:table-row table:style-name="ro1">
          <table:table-cell office:value-type="float" office:value="14094" calcext:value-type="float">
            <text:p>1409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46.202775550484" calcext:value-type="float">
            <text:p>446.202775550484</text:p>
          </table:table-cell>
        </table:table-row>
        <table:table-row table:style-name="ro1">
          <table:table-cell office:value-type="float" office:value="14095" calcext:value-type="float">
            <text:p>1409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équipement</text:p>
          </table:table-cell>
          <table:table-cell office:value-type="float" office:value="602.124121090286" calcext:value-type="float">
            <text:p>602.124121090286</text:p>
          </table:table-cell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'équipement</text:p>
          </table:table-cell>
          <table:table-cell office:value-type="float" office:value="373.47637855022" calcext:value-type="float">
            <text:p>373.47637855022</text:p>
          </table:table-cell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37.313264278082" calcext:value-type="float">
            <text:p>437.313264278082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350.003579045495" calcext:value-type="float">
            <text:p>350.003579045495</text:p>
          </table:table-cell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229.397475993999" calcext:value-type="float">
            <text:p>229.397475993999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'équipement</text:p>
          </table:table-cell>
          <table:table-cell office:value-type="float" office:value="470.199574824045" calcext:value-type="float">
            <text:p>470.199574824045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'équipement</text:p>
          </table:table-cell>
          <table:table-cell office:value-type="float" office:value="130.571026135549" calcext:value-type="float">
            <text:p>130.571026135549</text:p>
          </table:table-cell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équipement</text:p>
          </table:table-cell>
          <table:table-cell office:value-type="float" office:value="508.405672378817" calcext:value-type="float">
            <text:p>508.405672378817</text:p>
          </table:table-cell>
        </table:table-row>
        <table:table-row table:style-name="ro1">
          <table:table-cell office:value-type="float" office:value="14103" calcext:value-type="float">
            <text:p>1410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'équipement</text:p>
          </table:table-cell>
          <table:table-cell office:value-type="float" office:value="994.800362961982" calcext:value-type="float">
            <text:p>994.800362961982</text:p>
          </table:table-cell>
        </table:table-row>
        <table:table-row table:style-name="ro1">
          <table:table-cell office:value-type="float" office:value="14104" calcext:value-type="float">
            <text:p>1410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'équipement</text:p>
          </table:table-cell>
          <table:table-cell office:value-type="float" office:value="284.493352887199" calcext:value-type="float">
            <text:p>284.493352887199</text:p>
          </table:table-cell>
        </table:table-row>
        <table:table-row table:style-name="ro1">
          <table:table-cell office:value-type="float" office:value="14105" calcext:value-type="float">
            <text:p>1410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'équipement</text:p>
          </table:table-cell>
          <table:table-cell office:value-type="float" office:value="271.120356719419" calcext:value-type="float">
            <text:p>271.120356719419</text:p>
          </table:table-cell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'équipement</text:p>
          </table:table-cell>
          <table:table-cell office:value-type="float" office:value="1065.0638935069" calcext:value-type="float">
            <text:p>1065.0638935069</text:p>
          </table:table-cell>
        </table:table-row>
        <table:table-row table:style-name="ro1">
          <table:table-cell office:value-type="float" office:value="14107" calcext:value-type="float">
            <text:p>1410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'intervention</text:p>
          </table:table-cell>
          <table:table-cell office:value-type="float" office:value="52.7886233904155" calcext:value-type="float">
            <text:p>52.7886233904155</text:p>
          </table:table-cell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'intervention</text:p>
          </table:table-cell>
          <table:table-cell office:value-type="float" office:value="140.794990305676" calcext:value-type="float">
            <text:p>140.794990305676</text:p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52.873005131643" calcext:value-type="float">
            <text:p>152.873005131643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'intervention</text:p>
          </table:table-cell>
          <table:table-cell office:value-type="float" office:value="106.267126326184" calcext:value-type="float">
            <text:p>106.267126326184</text:p>
          </table:table-cell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8.339780293171" calcext:value-type="float">
            <text:p>108.339780293171</text:p>
          </table:table-cell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48.968278161294" calcext:value-type="float">
            <text:p>148.968278161294</text:p>
          </table:table-cell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'intervention</text:p>
          </table:table-cell>
          <table:table-cell office:value-type="float" office:value="102.260110614883" calcext:value-type="float">
            <text:p>102.260110614883</text:p>
          </table:table-cell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896145258911" calcext:value-type="float">
            <text:p>132.896145258911</text:p>
          </table:table-cell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62.11776555056" calcext:value-type="float">
            <text:p>162.11776555056</text:p>
          </table:table-cell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'intervention</text:p>
          </table:table-cell>
          <table:table-cell office:value-type="float" office:value="33.9142236146466" calcext:value-type="float">
            <text:p>33.9142236146466</text:p>
          </table:table-cell>
        </table:table-row>
        <table:table-row table:style-name="ro1">
          <table:table-cell office:value-type="float" office:value="14117" calcext:value-type="float">
            <text:p>1411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383119330077" calcext:value-type="float">
            <text:p>136.383119330077</text:p>
          </table:table-cell>
        </table:table-row>
        <table:table-row table:style-name="ro1">
          <table:table-cell office:value-type="float" office:value="14118" calcext:value-type="float">
            <text:p>1411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'intervention</text:p>
          </table:table-cell>
          <table:table-cell office:value-type="float" office:value="81.5807865231293" calcext:value-type="float">
            <text:p>81.5807865231293</text:p>
          </table:table-cell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'intervention</text:p>
          </table:table-cell>
          <table:table-cell office:value-type="float" office:value="85.0244660450387" calcext:value-type="float">
            <text:p>85.0244660450387</text:p>
          </table:table-cell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352.901149952458" calcext:value-type="float">
            <text:p>352.901149952458</text:p>
          </table:table-cell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846030473929" calcext:value-type="float">
            <text:p>100.846030473929</text:p>
          </table:table-cell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52.2142497119816" calcext:value-type="float">
            <text:p>52.2142497119816</text:p>
          </table:table-cell>
        </table:table-row>
        <table:table-row table:style-name="ro1">
          <table:table-cell office:value-type="float" office:value="14123" calcext:value-type="float">
            <text:p>1412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9.66176551883" calcext:value-type="float">
            <text:p>129.66176551883</text:p>
          </table:table-cell>
        </table:table-row>
        <table:table-row table:style-name="ro1">
          <table:table-cell office:value-type="float" office:value="14124" calcext:value-type="float">
            <text:p>1412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'intervention</text:p>
          </table:table-cell>
          <table:table-cell office:value-type="float" office:value="121.185717919369" calcext:value-type="float">
            <text:p>121.185717919369</text:p>
          </table:table-cell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'intervention</text:p>
          </table:table-cell>
          <table:table-cell office:value-type="float" office:value="101.081758838548" calcext:value-type="float">
            <text:p>101.081758838548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'intervention</text:p>
          </table:table-cell>
          <table:table-cell office:value-type="float" office:value="60.5553035587189" calcext:value-type="float">
            <text:p>60.5553035587189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3.578457514706" calcext:value-type="float">
            <text:p>103.578457514706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60.4356969077909" calcext:value-type="float">
            <text:p>60.4356969077909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97.7893671457796" calcext:value-type="float">
            <text:p>97.7893671457796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'intervention</text:p>
          </table:table-cell>
          <table:table-cell office:value-type="float" office:value="95.0945947664397" calcext:value-type="float">
            <text:p>95.0945947664397</text:p>
          </table:table-cell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'intervention</text:p>
          </table:table-cell>
          <table:table-cell office:value-type="float" office:value="116.916550866339" calcext:value-type="float">
            <text:p>116.916550866339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'intervention</text:p>
          </table:table-cell>
          <table:table-cell office:value-type="float" office:value="145.971933430667" calcext:value-type="float">
            <text:p>145.971933430667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4.697092055382" calcext:value-type="float">
            <text:p>134.697092055382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51.556236970332" calcext:value-type="float">
            <text:p>151.556236970332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tervention</text:p>
          </table:table-cell>
          <table:table-cell office:value-type="float" office:value="62.2065984745462" calcext:value-type="float">
            <text:p>62.2065984745462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'intervention</text:p>
          </table:table-cell>
          <table:table-cell office:value-type="float" office:value="358.862369912725" calcext:value-type="float">
            <text:p>358.862369912725</text:p>
          </table:table-cell>
        </table:table-row>
        <table:table-row table:style-name="ro1">
          <table:table-cell office:value-type="float" office:value="14137" calcext:value-type="float">
            <text:p>1413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69.9273480602743" calcext:value-type="float">
            <text:p>69.9273480602743</text:p>
          </table:table-cell>
        </table:table-row>
        <table:table-row table:style-name="ro1">
          <table:table-cell office:value-type="float" office:value="14138" calcext:value-type="float">
            <text:p>1413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685506002683" calcext:value-type="float">
            <text:p>132.685506002683</text:p>
          </table:table-cell>
        </table:table-row>
        <table:table-row table:style-name="ro1">
          <table:table-cell office:value-type="float" office:value="14139" calcext:value-type="float">
            <text:p>1413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187646286572" calcext:value-type="float">
            <text:p>136.187646286572</text:p>
          </table:table-cell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'intervention</text:p>
          </table:table-cell>
          <table:table-cell office:value-type="float" office:value="97.9195457867005" calcext:value-type="float">
            <text:p>97.9195457867005</text:p>
          </table:table-cell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'intervention</text:p>
          </table:table-cell>
          <table:table-cell office:value-type="float" office:value="176.59992161808" calcext:value-type="float">
            <text:p>176.59992161808</text:p>
          </table:table-cell>
        </table:table-row>
        <table:table-row table:style-name="ro1">
          <table:table-cell office:value-type="float" office:value="14142" calcext:value-type="float">
            <text:p>1414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396.202551516122" calcext:value-type="float">
            <text:p>396.202551516122</text:p>
          </table:table-cell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'intervention</text:p>
          </table:table-cell>
          <table:table-cell office:value-type="float" office:value="53.6040892833488" calcext:value-type="float">
            <text:p>53.6040892833488</text:p>
          </table:table-cell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'intervention</text:p>
          </table:table-cell>
          <table:table-cell office:value-type="float" office:value="128.509937078063" calcext:value-type="float">
            <text:p>128.509937078063</text:p>
          </table:table-cell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'intervention</text:p>
          </table:table-cell>
          <table:table-cell office:value-type="float" office:value="86.1855038919532" calcext:value-type="float">
            <text:p>86.1855038919532</text:p>
          </table:table-cell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'intervention</text:p>
          </table:table-cell>
          <table:table-cell office:value-type="float" office:value="118.088672365119" calcext:value-type="float">
            <text:p>118.088672365119</text:p>
          </table:table-cell>
        </table:table-row>
        <table:table-row table:style-name="ro1">
          <table:table-cell office:value-type="float" office:value="14147" calcext:value-type="float">
            <text:p>1414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11.16989048188" calcext:value-type="float">
            <text:p>711.16989048188</text:p>
          </table:table-cell>
        </table:table-row>
        <table:table-row table:style-name="ro1">
          <table:table-cell office:value-type="float" office:value="14148" calcext:value-type="float">
            <text:p>1414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0.925098328145" calcext:value-type="float">
            <text:p>390.925098328145</text:p>
          </table:table-cell>
        </table:table-row>
        <table:table-row table:style-name="ro1">
          <table:table-cell office:value-type="float" office:value="14149" calcext:value-type="float">
            <text:p>1414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0.41742574143" calcext:value-type="float">
            <text:p>270.41742574143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7.019051224268" calcext:value-type="float">
            <text:p>497.019051224268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54.521796698404" calcext:value-type="float">
            <text:p>554.521796698404</text:p>
          </table:table-cell>
        </table:table-row>
        <table:table-row table:style-name="ro1">
          <table:table-cell office:value-type="float" office:value="14152" calcext:value-type="float">
            <text:p>1415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881.172483738291" calcext:value-type="float">
            <text:p>881.172483738291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19.505963970076" calcext:value-type="float">
            <text:p>219.505963970076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180396099529" calcext:value-type="float">
            <text:p>374.180396099529</text:p>
          </table:table-cell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8.715098637858" calcext:value-type="float">
            <text:p>498.715098637858</text:p>
          </table:table-cell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89.994861954181" calcext:value-type="float">
            <text:p>189.994861954181</text:p>
          </table:table-cell>
        </table:table-row>
        <table:table-row table:style-name="ro1">
          <table:table-cell office:value-type="float" office:value="14157" calcext:value-type="float">
            <text:p>1415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75.910788978409" calcext:value-type="float">
            <text:p>575.910788978409</text:p>
          </table:table-cell>
        </table:table-row>
        <table:table-row table:style-name="ro1">
          <table:table-cell office:value-type="float" office:value="14158" calcext:value-type="float">
            <text:p>1415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60.957288708304" calcext:value-type="float">
            <text:p>660.957288708304</text:p>
          </table:table-cell>
        </table:table-row>
        <table:table-row table:style-name="ro1">
          <table:table-cell office:value-type="float" office:value="14159" calcext:value-type="float">
            <text:p>1415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00.705591133005" calcext:value-type="float">
            <text:p>600.705591133005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7.602010738856" calcext:value-type="float">
            <text:p>447.602010738856</text:p>
          </table:table-cell>
        </table:table-row>
        <table:table-row table:style-name="ro1">
          <table:table-cell office:value-type="float" office:value="14161" calcext:value-type="float">
            <text:p>1416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5.062404274265" calcext:value-type="float">
            <text:p>475.062404274265</text:p>
          </table:table-cell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858654953917" calcext:value-type="float">
            <text:p>647.858654953917</text:p>
          </table:table-cell>
        </table:table-row>
        <table:table-row table:style-name="ro1">
          <table:table-cell office:value-type="float" office:value="14163" calcext:value-type="float">
            <text:p>1416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22.79133018542" calcext:value-type="float">
            <text:p>522.79133018542</text:p>
          </table:table-cell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33.616291915723" calcext:value-type="float">
            <text:p>433.616291915723</text:p>
          </table:table-cell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1.359608377688" calcext:value-type="float">
            <text:p>371.359608377688</text:p>
          </table:table-cell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53.973591459075" calcext:value-type="float">
            <text:p>453.973591459075</text:p>
          </table:table-cell>
        </table:table-row>
        <table:table-row table:style-name="ro1">
          <table:table-cell office:value-type="float" office:value="14167" calcext:value-type="float">
            <text:p>1416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36.966312763887" calcext:value-type="float">
            <text:p>336.966312763887</text:p>
          </table:table-cell>
        </table:table-row>
        <table:table-row table:style-name="ro1">
          <table:table-cell office:value-type="float" office:value="14168" calcext:value-type="float">
            <text:p>1416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22.015133252855" calcext:value-type="float">
            <text:p>322.015133252855</text:p>
          </table:table-cell>
        </table:table-row>
        <table:table-row table:style-name="ro1">
          <table:table-cell office:value-type="float" office:value="14169" calcext:value-type="float">
            <text:p>1416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7.424841520763" calcext:value-type="float">
            <text:p>397.424841520763</text:p>
          </table:table-cell>
        </table:table-row>
        <table:table-row table:style-name="ro1">
          <table:table-cell office:value-type="float" office:value="14170" calcext:value-type="float">
            <text:p>1417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66.800445643881" calcext:value-type="float">
            <text:p>566.800445643881</text:p>
          </table:table-cell>
        </table:table-row>
        <table:table-row table:style-name="ro1">
          <table:table-cell office:value-type="float" office:value="14171" calcext:value-type="float">
            <text:p>1417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02.359092777261" calcext:value-type="float">
            <text:p>302.359092777261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172.7432643252" calcext:value-type="float">
            <text:p>1172.7432643252</text:p>
          </table:table-cell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3.575059749464" calcext:value-type="float">
            <text:p>273.575059749464</text:p>
          </table:table-cell>
        </table:table-row>
        <table:table-row table:style-name="ro1">
          <table:table-cell office:value-type="float" office:value="14174" calcext:value-type="float">
            <text:p>1417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60.433475605995" calcext:value-type="float">
            <text:p>460.433475605995</text:p>
          </table:table-cell>
        </table:table-row>
        <table:table-row table:style-name="ro1">
          <table:table-cell office:value-type="float" office:value="14175" calcext:value-type="float">
            <text:p>1417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91680955478" calcext:value-type="float">
            <text:p>647.91680955478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07.802705215488" calcext:value-type="float">
            <text:p>407.802705215488</text:p>
          </table:table-cell>
        </table:table-row>
        <table:table-row table:style-name="ro1">
          <table:table-cell office:value-type="float" office:value="14177" calcext:value-type="float">
            <text:p>1417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4.472412281658" calcext:value-type="float">
            <text:p>444.472412281658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4.170497987489" calcext:value-type="float">
            <text:p>384.170497987489</text:p>
          </table:table-cell>
        </table:table-row>
        <table:table-row table:style-name="ro1">
          <table:table-cell office:value-type="float" office:value="14179" calcext:value-type="float">
            <text:p>1417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7.422643473368" calcext:value-type="float">
            <text:p>377.422643473368</text:p>
          </table:table-cell>
        </table:table-row>
        <table:table-row table:style-name="ro1">
          <table:table-cell office:value-type="float" office:value="14180" calcext:value-type="float">
            <text:p>1418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3.85674031768" calcext:value-type="float">
            <text:p>473.85674031768</text:p>
          </table:table-cell>
        </table:table-row>
        <table:table-row table:style-name="ro1">
          <table:table-cell office:value-type="float" office:value="14181" calcext:value-type="float">
            <text:p>1418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32.165200652771" calcext:value-type="float">
            <text:p>132.165200652771</text:p>
          </table:table-cell>
        </table:table-row>
        <table:table-row table:style-name="ro1">
          <table:table-cell office:value-type="float" office:value="14182" calcext:value-type="float">
            <text:p>1418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39.083609598548" calcext:value-type="float">
            <text:p>539.083609598548</text:p>
          </table:table-cell>
        </table:table-row>
        <table:table-row table:style-name="ro1">
          <table:table-cell office:value-type="float" office:value="14183" calcext:value-type="float">
            <text:p>1418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994.800362961982" calcext:value-type="float">
            <text:p>994.800362961982</text:p>
          </table:table-cell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11.506102444779" calcext:value-type="float">
            <text:p>311.506102444779</text:p>
          </table:table-cell>
        </table:table-row>
        <table:table-row table:style-name="ro1">
          <table:table-cell office:value-type="float" office:value="14185" calcext:value-type="float">
            <text:p>1418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8.127975411104" calcext:value-type="float">
            <text:p>278.127975411104</text:p>
          </table:table-cell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068.33031602886" calcext:value-type="float">
            <text:p>1068.33031602886</text:p>
          </table:table-cell>
        </table:table-row>
        <table:table-row table:style-name="ro1">
          <table:table-cell office:value-type="float" office:value="14187" calcext:value-type="float">
            <text:p>1418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ôts au Trésor</text:p>
          </table:table-cell>
          <table:table-cell office:value-type="float" office:value="314.262987846087" calcext:value-type="float">
            <text:p>314.262987846087</text:p>
          </table:table-cell>
        </table:table-row>
        <table:table-row table:style-name="ro1">
          <table:table-cell office:value-type="float" office:value="14188" calcext:value-type="float">
            <text:p>1418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58.201999260304" calcext:value-type="float">
            <text:p>158.201999260304</text:p>
          </table:table-cell>
        </table:table-row>
        <table:table-row table:style-name="ro1">
          <table:table-cell office:value-type="float" office:value="14189" calcext:value-type="float">
            <text:p>1418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ôts au Trésor</text:p>
          </table:table-cell>
          <table:table-cell office:value-type="float" office:value="107.134334185805" calcext:value-type="float">
            <text:p>107.134334185805</text:p>
          </table:table-cell>
        </table:table-row>
        <table:table-row table:style-name="ro1">
          <table:table-cell office:value-type="float" office:value="14190" calcext:value-type="float">
            <text:p>1419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ôts au Trésor</text:p>
          </table:table-cell>
          <table:table-cell office:value-type="float" office:value="320.20069491061" calcext:value-type="float">
            <text:p>320.20069491061</text:p>
          </table:table-cell>
        </table:table-row>
        <table:table-row table:style-name="ro1">
          <table:table-cell office:value-type="float" office:value="14191" calcext:value-type="float">
            <text:p>1419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ôts au Trésor</text:p>
          </table:table-cell>
          <table:table-cell office:value-type="float" office:value="272.154499284304" calcext:value-type="float">
            <text:p>272.154499284304</text:p>
          </table:table-cell>
        </table:table-row>
        <table:table-row table:style-name="ro1">
          <table:table-cell office:value-type="float" office:value="14192" calcext:value-type="float">
            <text:p>1419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ôts au Trésor</text:p>
          </table:table-cell>
          <table:table-cell office:value-type="float" office:value="290.465395631937" calcext:value-type="float">
            <text:p>290.465395631937</text:p>
          </table:table-cell>
        </table:table-row>
        <table:table-row table:style-name="ro1">
          <table:table-cell office:value-type="float" office:value="14193" calcext:value-type="float">
            <text:p>1419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ôts au Trésor</text:p>
          </table:table-cell>
          <table:table-cell office:value-type="float" office:value="53.8140605245461" calcext:value-type="float">
            <text:p>53.8140605245461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6.30099342414279" calcext:value-type="float">
            <text:p>6.30099342414279</text:p>
          </table:table-cell>
        </table:table-row>
        <table:table-row table:style-name="ro1">
          <table:table-cell office:value-type="float" office:value="14195" calcext:value-type="float">
            <text:p>1419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ôts au Trésor</text:p>
          </table:table-cell>
          <table:table-cell office:value-type="float" office:value="772.358364989231" calcext:value-type="float">
            <text:p>772.358364989231</text:p>
          </table:table-cell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ôts au Trésor</text:p>
          </table:table-cell>
          <table:table-cell office:value-type="float" office:value="110.028750449365" calcext:value-type="float">
            <text:p>110.028750449365</text:p>
          </table:table-cell>
        </table:table-row>
        <table:table-row table:style-name="ro1">
          <table:table-cell office:value-type="float" office:value="14197" calcext:value-type="float">
            <text:p>1419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ôts au Trésor</text:p>
          </table:table-cell>
          <table:table-cell office:value-type="float" office:value="24.4337786062358" calcext:value-type="float">
            <text:p>24.4337786062358</text:p>
          </table:table-cell>
        </table:table-row>
        <table:table-row table:style-name="ro1">
          <table:table-cell office:value-type="float" office:value="14198" calcext:value-type="float">
            <text:p>1419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ôts au Trésor</text:p>
          </table:table-cell>
          <table:table-cell office:value-type="float" office:value="364.803596059113" calcext:value-type="float">
            <text:p>364.803596059113</text:p>
          </table:table-cell>
        </table:table-row>
        <table:table-row table:style-name="ro1">
          <table:table-cell office:value-type="float" office:value="14199" calcext:value-type="float">
            <text:p>1419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59.5252033111472" calcext:value-type="float">
            <text:p>59.5252033111472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ôts au Trésor</text:p>
          </table:table-cell>
          <table:table-cell office:value-type="float" office:value="377.928307608588" calcext:value-type="float">
            <text:p>377.928307608588</text:p>
          </table:table-cell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449.693918490783" calcext:value-type="float">
            <text:p>449.693918490783</text:p>
          </table:table-cell>
        </table:table-row>
        <table:table-row table:style-name="ro1">
          <table:table-cell office:value-type="float" office:value="14202" calcext:value-type="float">
            <text:p>1420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909.506907750778" calcext:value-type="float">
            <text:p>909.506907750778</text:p>
          </table:table-cell>
        </table:table-row>
        <table:table-row table:style-name="ro1">
          <table:table-cell office:value-type="float" office:value="14203" calcext:value-type="float">
            <text:p>1420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ôts au Trésor</text:p>
          </table:table-cell>
          <table:table-cell office:value-type="float" office:value="401.663894187969" calcext:value-type="float">
            <text:p>401.663894187969</text:p>
          </table:table-cell>
        </table:table-row>
        <table:table-row table:style-name="ro1">
          <table:table-cell office:value-type="float" office:value="14204" calcext:value-type="float">
            <text:p>1420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ôts au Trésor</text:p>
          </table:table-cell>
          <table:table-cell office:value-type="float" office:value="232.804676316587" calcext:value-type="float">
            <text:p>232.804676316587</text:p>
          </table:table-cell>
        </table:table-row>
        <table:table-row table:style-name="ro1">
          <table:table-cell office:value-type="float" office:value="14205" calcext:value-type="float">
            <text:p>1420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ôts au Trésor</text:p>
          </table:table-cell>
          <table:table-cell office:value-type="float" office:value="951.867806405694" calcext:value-type="float">
            <text:p>951.867806405694</text:p>
          </table:table-cell>
        </table:table-row>
        <table:table-row table:style-name="ro1">
          <table:table-cell office:value-type="float" office:value="14206" calcext:value-type="float">
            <text:p>1420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ôts au Trésor</text:p>
          </table:table-cell>
          <table:table-cell office:value-type="float" office:value="129.096009890473" calcext:value-type="float">
            <text:p>129.096009890473</text:p>
          </table:table-cell>
        </table:table-row>
        <table:table-row table:style-name="ro1">
          <table:table-cell office:value-type="float" office:value="14207" calcext:value-type="float">
            <text:p>1420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ôts au Trésor</text:p>
          </table:table-cell>
          <table:table-cell office:value-type="float" office:value="476.918197139939" calcext:value-type="float">
            <text:p>476.918197139939</text:p>
          </table:table-cell>
        </table:table-row>
        <table:table-row table:style-name="ro1">
          <table:table-cell office:value-type="float" office:value="14208" calcext:value-type="float">
            <text:p>1420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370.084525359335" calcext:value-type="float">
            <text:p>370.084525359335</text:p>
          </table:table-cell>
        </table:table-row>
        <table:table-row table:style-name="ro1">
          <table:table-cell office:value-type="float" office:value="14209" calcext:value-type="float">
            <text:p>1420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ôts au Trésor</text:p>
          </table:table-cell>
          <table:table-cell office:value-type="float" office:value="209.672759487948" calcext:value-type="float">
            <text:p>209.672759487948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ôts au Trésor</text:p>
          </table:table-cell>
          <table:table-cell office:value-type="float" office:value="280.872884552986" calcext:value-type="float">
            <text:p>280.872884552986</text:p>
          </table:table-cell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ôts au Trésor</text:p>
          </table:table-cell>
          <table:table-cell office:value-type="float" office:value="27.4506223855378" calcext:value-type="float">
            <text:p>27.4506223855378</text:p>
          </table:table-cell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269.843331135652" calcext:value-type="float">
            <text:p>269.843331135652</text:p>
          </table:table-cell>
        </table:table-row>
        <table:table-row table:style-name="ro1">
          <table:table-cell office:value-type="float" office:value="14213" calcext:value-type="float">
            <text:p>1421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108.990797199778" calcext:value-type="float">
            <text:p>108.990797199778</text:p>
          </table:table-cell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ôts au Trésor</text:p>
          </table:table-cell>
          <table:table-cell office:value-type="float" office:value="298.813065097854" calcext:value-type="float">
            <text:p>298.813065097854</text:p>
          </table:table-cell>
        </table:table-row>
        <table:table-row table:style-name="ro1">
          <table:table-cell office:value-type="float" office:value="14215" calcext:value-type="float">
            <text:p>1421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ôts au Trésor</text:p>
          </table:table-cell>
          <table:table-cell office:value-type="float" office:value="378.602054294438" calcext:value-type="float">
            <text:p>378.602054294438</text:p>
          </table:table-cell>
        </table:table-row>
        <table:table-row table:style-name="ro1">
          <table:table-cell office:value-type="float" office:value="14216" calcext:value-type="float">
            <text:p>1421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ôts au Trésor</text:p>
          </table:table-cell>
          <table:table-cell office:value-type="float" office:value="89.8270884443511" calcext:value-type="float">
            <text:p>89.8270884443511</text:p>
          </table:table-cell>
        </table:table-row>
        <table:table-row table:style-name="ro1">
          <table:table-cell office:value-type="float" office:value="14217" calcext:value-type="float">
            <text:p>1421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77.79475957869" calcext:value-type="float">
            <text:p>177.79475957869</text:p>
          </table:table-cell>
        </table:table-row>
        <table:table-row table:style-name="ro1">
          <table:table-cell office:value-type="float" office:value="14218" calcext:value-type="float">
            <text:p>1421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44.1504945026224" calcext:value-type="float">
            <text:p>44.1504945026224</text:p>
          </table:table-cell>
        </table:table-row>
        <table:table-row table:style-name="ro1">
          <table:table-cell office:value-type="float" office:value="14219" calcext:value-type="float">
            <text:p>1421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467.090149474869" calcext:value-type="float">
            <text:p>467.090149474869</text:p>
          </table:table-cell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ôts au Trésor</text:p>
          </table:table-cell>
          <table:table-cell office:value-type="float" office:value="61.9117732010307" calcext:value-type="float">
            <text:p>61.9117732010307</text:p>
          </table:table-cell>
        </table:table-row>
        <table:table-row table:style-name="ro1">
          <table:table-cell office:value-type="float" office:value="14221" calcext:value-type="float">
            <text:p>1422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ôts au Trésor</text:p>
          </table:table-cell>
          <table:table-cell office:value-type="float" office:value="94.1142936973024" calcext:value-type="float">
            <text:p>94.1142936973024</text:p>
          </table:table-cell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ôts au Trésor</text:p>
          </table:table-cell>
          <table:table-cell office:value-type="float" office:value="594.045829863336" calcext:value-type="float">
            <text:p>594.045829863336</text:p>
          </table:table-cell>
        </table:table-row>
        <table:table-row table:style-name="ro1">
          <table:table-cell office:value-type="float" office:value="14223" calcext:value-type="float">
            <text:p>1422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ôts au Trésor</text:p>
          </table:table-cell>
          <table:table-cell office:value-type="float" office:value="165.750165584846" calcext:value-type="float">
            <text:p>165.750165584846</text:p>
          </table:table-cell>
        </table:table-row>
        <table:table-row table:style-name="ro1">
          <table:table-cell office:value-type="float" office:value="14224" calcext:value-type="float">
            <text:p>1422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ôts au Trésor</text:p>
          </table:table-cell>
          <table:table-cell office:value-type="float" office:value="122.537879006358" calcext:value-type="float">
            <text:p>122.537879006358</text:p>
          </table:table-cell>
        </table:table-row>
        <table:table-row table:style-name="ro1">
          <table:table-cell office:value-type="float" office:value="14225" calcext:value-type="float">
            <text:p>1422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ôts au Trésor</text:p>
          </table:table-cell>
          <table:table-cell office:value-type="float" office:value="379.41022166091" calcext:value-type="float">
            <text:p>379.41022166091</text:p>
          </table:table-cell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ôts au Trésor</text:p>
          </table:table-cell>
          <table:table-cell office:value-type="float" office:value="187.517507841907" calcext:value-type="float">
            <text:p>187.517507841907</text:p>
          </table:table-cell>
        </table:table-row>
        <table:table-row table:style-name="ro1">
          <table:table-cell office:value-type="float" office:value="14227" calcext:value-type="float">
            <text:p>1422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ETR</text:p>
          </table:table-cell>
          <table:table-cell office:value-type="float" office:value="0.573491286469552" calcext:value-type="float">
            <text:p>0.573491286469552</text:p>
          </table:table-cell>
        </table:table-row>
        <table:table-row table:style-name="ro1">
          <table:table-cell office:value-type="float" office:value="14228" calcext:value-type="float">
            <text:p>142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ETR</text:p>
          </table:table-cell>
          <table:table-cell office:value-type="float" office:value="3.77726094470046" calcext:value-type="float">
            <text:p>3.77726094470046</text:p>
          </table:table-cell>
        </table:table-row>
        <table:table-row table:style-name="ro1">
          <table:table-cell office:value-type="float" office:value="14229" calcext:value-type="float">
            <text:p>1422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74.19458447357" calcext:value-type="float">
            <text:p>374.19458447357</text:p>
          </table:table-cell>
        </table:table-row>
        <table:table-row table:style-name="ro1">
          <table:table-cell office:value-type="float" office:value="14230" calcext:value-type="float">
            <text:p>1423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921233905827" calcext:value-type="float">
            <text:p>157.921233905827</text:p>
          </table:table-cell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3.96723469982" calcext:value-type="float">
            <text:p>153.96723469982</text:p>
          </table:table-cell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0.926039454757" calcext:value-type="float">
            <text:p>320.926039454757</text:p>
          </table:table-cell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90.935315540577" calcext:value-type="float">
            <text:p>390.935315540577</text:p>
          </table:table-cell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75.230425688281" calcext:value-type="float">
            <text:p>475.230425688281</text:p>
          </table:table-cell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011365164761" calcext:value-type="float">
            <text:p>109.011365164761</text:p>
          </table:table-cell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24.842816882507" calcext:value-type="float">
            <text:p>924.842816882507</text:p>
          </table:table-cell>
        </table:table-row>
        <table:table-row table:style-name="ro1">
          <table:table-cell office:value-type="float" office:value="14237" calcext:value-type="float">
            <text:p>1423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88.3884863912277" calcext:value-type="float">
            <text:p>88.3884863912277</text:p>
          </table:table-cell>
        </table:table-row>
        <table:table-row table:style-name="ro1">
          <table:table-cell office:value-type="float" office:value="14238" calcext:value-type="float">
            <text:p>14238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23.726807502802" calcext:value-type="float">
            <text:p>423.726807502802</text:p>
          </table:table-cell>
        </table:table-row>
        <table:table-row table:style-name="ro1">
          <table:table-cell office:value-type="float" office:value="14239" calcext:value-type="float">
            <text:p>1423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6.71404236306" calcext:value-type="float">
            <text:p>306.71404236306</text:p>
          </table:table-cell>
        </table:table-row>
        <table:table-row table:style-name="ro1">
          <table:table-cell office:value-type="float" office:value="14240" calcext:value-type="float">
            <text:p>14240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43.317646023927" calcext:value-type="float">
            <text:p>443.317646023927</text:p>
          </table:table-cell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95.017823517348" calcext:value-type="float">
            <text:p>495.017823517348</text:p>
          </table:table-cell>
        </table:table-row>
        <table:table-row table:style-name="ro1">
          <table:table-cell office:value-type="float" office:value="14242" calcext:value-type="float">
            <text:p>14242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46.961116058177" calcext:value-type="float">
            <text:p>246.961116058177</text:p>
          </table:table-cell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2973790322581" calcext:value-type="float">
            <text:p>90.2973790322581</text:p>
          </table:table-cell>
        </table:table-row>
        <table:table-row table:style-name="ro1">
          <table:table-cell office:value-type="float" office:value="14244" calcext:value-type="float">
            <text:p>14244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75.968444086145" calcext:value-type="float">
            <text:p>275.968444086145</text:p>
          </table:table-cell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1.871507906228" calcext:value-type="float">
            <text:p>131.871507906228</text:p>
          </table:table-cell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1942965944" calcext:value-type="float">
            <text:p>157.1942965944</text:p>
          </table:table-cell>
        </table:table-row>
        <table:table-row table:style-name="ro1">
          <table:table-cell office:value-type="float" office:value="14247" calcext:value-type="float">
            <text:p>14247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39.754412811388" calcext:value-type="float">
            <text:p>339.754412811388</text:p>
          </table:table-cell>
        </table:table-row>
        <table:table-row table:style-name="ro1">
          <table:table-cell office:value-type="float" office:value="14248" calcext:value-type="float">
            <text:p>14248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8.111705213922" calcext:value-type="float">
            <text:p>138.111705213922</text:p>
          </table:table-cell>
        </table:table-row>
        <table:table-row table:style-name="ro1">
          <table:table-cell office:value-type="float" office:value="14249" calcext:value-type="float">
            <text:p>14249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4.959791995543" calcext:value-type="float">
            <text:p>134.959791995543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2.892744228061" calcext:value-type="float">
            <text:p>302.892744228061</text:p>
          </table:table-cell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7307203210219" calcext:value-type="float">
            <text:p>90.7307203210219</text:p>
          </table:table-cell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5.340976443358" calcext:value-type="float">
            <text:p>325.340976443358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76.7260945881658" calcext:value-type="float">
            <text:p>76.7260945881658</text:p>
          </table:table-cell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4.869334102522" calcext:value-type="float">
            <text:p>104.869334102522</text:p>
          </table:table-cell>
        </table:table-row>
        <table:table-row table:style-name="ro1">
          <table:table-cell office:value-type="float" office:value="14255" calcext:value-type="float">
            <text:p>14255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04.383611916363" calcext:value-type="float">
            <text:p>404.383611916363</text:p>
          </table:table-cell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8.245905516467" calcext:value-type="float">
            <text:p>308.245905516467</text:p>
          </table:table-cell>
        </table:table-row>
        <table:table-row table:style-name="ro1">
          <table:table-cell office:value-type="float" office:value="14257" calcext:value-type="float">
            <text:p>1425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767489711934" calcext:value-type="float">
            <text:p>109.767489711934</text:p>
          </table:table-cell>
        </table:table-row>
        <table:table-row table:style-name="ro1">
          <table:table-cell office:value-type="float" office:value="14258" calcext:value-type="float">
            <text:p>14258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86.114416819122" calcext:value-type="float">
            <text:p>186.114416819122</text:p>
          </table:table-cell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4.421091654491" calcext:value-type="float">
            <text:p>144.421091654491</text:p>
          </table:table-cell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51.112125594605" calcext:value-type="float">
            <text:p>251.112125594605</text:p>
          </table:table-cell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6.254463615904" calcext:value-type="float">
            <text:p>26.254463615904</text:p>
          </table:table-cell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23.292950271143" calcext:value-type="float">
            <text:p>523.292950271143</text:p>
          </table:table-cell>
        </table:table-row>
        <table:table-row table:style-name="ro1">
          <table:table-cell office:value-type="float" office:value="14263" calcext:value-type="float">
            <text:p>14263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77.035754024182" calcext:value-type="float">
            <text:p>577.035754024182</text:p>
          </table:table-cell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.35514093529789" calcext:value-type="float">
            <text:p>5.35514093529789</text:p>
          </table:table-cell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.6656510796132" calcext:value-type="float">
            <text:p>10.6656510796132</text:p>
          </table:table-cell>
        </table:table-row>
        <table:table-row table:style-name="ro1">
          <table:table-cell office:value-type="float" office:value="14266" calcext:value-type="float">
            <text:p>14266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35.28501671364" calcext:value-type="float">
            <text:p>235.28501671364</text:p>
          </table:table-cell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3.834682200113" calcext:value-type="float">
            <text:p>143.834682200113</text:p>
          </table:table-cell>
        </table:table-row>
        <table:table-row table:style-name="ro1">
          <table:table-cell office:value-type="float" office:value="14268" calcext:value-type="float">
            <text:p>14268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63.142644291092" calcext:value-type="float">
            <text:p>463.142644291092</text:p>
          </table:table-cell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ncours de dette</text:p>
          </table:table-cell>
          <table:table-cell office:value-type="float" office:value="1180.54528767214" calcext:value-type="float">
            <text:p>1180.54528767214</text:p>
          </table:table-cell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711.6043119669" calcext:value-type="float">
            <text:p>1711.6043119669</text:p>
          </table:table-cell>
        </table:table-row>
        <table:table-row table:style-name="ro1">
          <table:table-cell office:value-type="float" office:value="14271" calcext:value-type="float">
            <text:p>1427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ncours de dette</text:p>
          </table:table-cell>
          <table:table-cell office:value-type="float" office:value="3596.26544729446" calcext:value-type="float">
            <text:p>3596.26544729446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</text:p>
          </table:table-cell>
          <table:table-cell office:value-type="float" office:value="1441.99089201315" calcext:value-type="float">
            <text:p>1441.99089201315</text:p>
          </table:table-cell>
        </table:table-row>
        <table:table-row table:style-name="ro1">
          <table:table-cell office:value-type="float" office:value="14273" calcext:value-type="float">
            <text:p>1427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ncours de dette</text:p>
          </table:table-cell>
          <table:table-cell office:value-type="float" office:value="2039.09155768151" calcext:value-type="float">
            <text:p>2039.09155768151</text:p>
          </table:table-cell>
        </table:table-row>
        <table:table-row table:style-name="ro1">
          <table:table-cell office:value-type="float" office:value="14274" calcext:value-type="float">
            <text:p>1427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ncours de dette</text:p>
          </table:table-cell>
          <table:table-cell office:value-type="float" office:value="1952.00591497541" calcext:value-type="float">
            <text:p>1952.00591497541</text:p>
          </table:table-cell>
        </table:table-row>
        <table:table-row table:style-name="ro1">
          <table:table-cell office:value-type="float" office:value="14275" calcext:value-type="float">
            <text:p>1427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ncours de dette</text:p>
          </table:table-cell>
          <table:table-cell office:value-type="float" office:value="1126.98513786147" calcext:value-type="float">
            <text:p>1126.98513786147</text:p>
          </table:table-cell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</text:p>
          </table:table-cell>
          <table:table-cell office:value-type="float" office:value="756.994164262229" calcext:value-type="float">
            <text:p>756.994164262229</text:p>
          </table:table-cell>
        </table:table-row>
        <table:table-row table:style-name="ro1">
          <table:table-cell office:value-type="float" office:value="14277" calcext:value-type="float">
            <text:p>1427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ncours de dette</text:p>
          </table:table-cell>
          <table:table-cell office:value-type="float" office:value="786.308441355003" calcext:value-type="float">
            <text:p>786.308441355003</text:p>
          </table:table-cell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ncours de dette</text:p>
          </table:table-cell>
          <table:table-cell office:value-type="float" office:value="1552.79005286642" calcext:value-type="float">
            <text:p>1552.79005286642</text:p>
          </table:table-cell>
        </table:table-row>
        <table:table-row table:style-name="ro1">
          <table:table-cell office:value-type="float" office:value="14279" calcext:value-type="float">
            <text:p>1427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ncours de dette</text:p>
          </table:table-cell>
          <table:table-cell office:value-type="float" office:value="1950.16339742247" calcext:value-type="float">
            <text:p>1950.16339742247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ncours de dette</text:p>
          </table:table-cell>
          <table:table-cell office:value-type="float" office:value="277.184480999296" calcext:value-type="float">
            <text:p>277.184480999296</text:p>
          </table:table-cell>
        </table:table-row>
        <table:table-row table:style-name="ro1">
          <table:table-cell office:value-type="float" office:value="14281" calcext:value-type="float">
            <text:p>14281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</text:p>
          </table:table-cell>
          <table:table-cell office:value-type="float" office:value="407.978014430337" calcext:value-type="float">
            <text:p>407.978014430337</text:p>
          </table:table-cell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ncours de dette</text:p>
          </table:table-cell>
          <table:table-cell office:value-type="float" office:value="127.108855001484" calcext:value-type="float">
            <text:p>127.10885500148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</text:p>
          </table:table-cell>
          <table:table-cell office:value-type="float" office:value="1373.44019585253" calcext:value-type="float">
            <text:p>1373.44019585253</text:p>
          </table:table-cell>
        </table:table-row>
        <table:table-row table:style-name="ro1">
          <table:table-cell office:value-type="float" office:value="14284" calcext:value-type="float">
            <text:p>14284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04.80538869054" calcext:value-type="float">
            <text:p>1004.80538869054</text:p>
          </table:table-cell>
        </table:table-row>
        <table:table-row table:style-name="ro1">
          <table:table-cell office:value-type="float" office:value="14285" calcext:value-type="float">
            <text:p>14285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ncours de dette</text:p>
          </table:table-cell>
          <table:table-cell office:value-type="float" office:value="805.22603755988" calcext:value-type="float">
            <text:p>805.22603755988</text:p>
          </table:table-cell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ncours de dette</text:p>
          </table:table-cell>
          <table:table-cell office:value-type="float" office:value="814.523177549872" calcext:value-type="float">
            <text:p>814.523177549872</text:p>
          </table:table-cell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ncours de dette</text:p>
          </table:table-cell>
          <table:table-cell office:value-type="float" office:value="1069.87604199288" calcext:value-type="float">
            <text:p>1069.87604199288</text:p>
          </table:table-cell>
        </table:table-row>
        <table:table-row table:style-name="ro1">
          <table:table-cell office:value-type="float" office:value="14288" calcext:value-type="float">
            <text:p>14288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ncours de dette</text:p>
          </table:table-cell>
          <table:table-cell office:value-type="float" office:value="1861.35224365555" calcext:value-type="float">
            <text:p>1861.35224365555</text:p>
          </table:table-cell>
        </table:table-row>
        <table:table-row table:style-name="ro1">
          <table:table-cell office:value-type="float" office:value="14289" calcext:value-type="float">
            <text:p>14289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</text:p>
          </table:table-cell>
          <table:table-cell office:value-type="float" office:value="502.722735165754" calcext:value-type="float">
            <text:p>502.722735165754</text:p>
          </table:table-cell>
        </table:table-row>
        <table:table-row table:style-name="ro1">
          <table:table-cell office:value-type="float" office:value="14290" calcext:value-type="float">
            <text:p>14290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293.911856053561" calcext:value-type="float">
            <text:p>293.911856053561</text:p>
          </table:table-cell>
        </table:table-row>
        <table:table-row table:style-name="ro1">
          <table:table-cell office:value-type="float" office:value="14291" calcext:value-type="float">
            <text:p>14291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</text:p>
          </table:table-cell>
          <table:table-cell office:value-type="float" office:value="878.772616638879" calcext:value-type="float">
            <text:p>878.772616638879</text:p>
          </table:table-cell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ncours de dette</text:p>
          </table:table-cell>
          <table:table-cell office:value-type="float" office:value="1199.15959397781" calcext:value-type="float">
            <text:p>1199.15959397781</text:p>
          </table:table-cell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ncours de dette</text:p>
          </table:table-cell>
          <table:table-cell office:value-type="float" office:value="1793.24992782034" calcext:value-type="float">
            <text:p>1793.24992782034</text:p>
          </table:table-cell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</text:p>
          </table:table-cell>
          <table:table-cell office:value-type="float" office:value="329.520243530575" calcext:value-type="float">
            <text:p>329.520243530575</text:p>
          </table:table-cell>
        </table:table-row>
        <table:table-row table:style-name="ro1">
          <table:table-cell office:value-type="float" office:value="14295" calcext:value-type="float">
            <text:p>14295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</text:p>
          </table:table-cell>
          <table:table-cell office:value-type="float" office:value="1249.86855208783" calcext:value-type="float">
            <text:p>1249.86855208783</text:p>
          </table:table-cell>
        </table:table-row>
        <table:table-row table:style-name="ro1">
          <table:table-cell office:value-type="float" office:value="14296" calcext:value-type="float">
            <text:p>14296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</text:p>
          </table:table-cell>
          <table:table-cell office:value-type="float" office:value="923.56173298646" calcext:value-type="float">
            <text:p>923.56173298646</text:p>
          </table:table-cell>
        </table:table-row>
        <table:table-row table:style-name="ro1">
          <table:table-cell office:value-type="float" office:value="14297" calcext:value-type="float">
            <text:p>1429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ncours de dette</text:p>
          </table:table-cell>
          <table:table-cell office:value-type="float" office:value="623.215138722952" calcext:value-type="float">
            <text:p>623.215138722952</text:p>
          </table:table-cell>
        </table:table-row>
        <table:table-row table:style-name="ro1">
          <table:table-cell office:value-type="float" office:value="14298" calcext:value-type="float">
            <text:p>14298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ncours de dette</text:p>
          </table:table-cell>
          <table:table-cell office:value-type="float" office:value="838.556915094623" calcext:value-type="float">
            <text:p>838.556915094623</text:p>
          </table:table-cell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828.53793488453" calcext:value-type="float">
            <text:p>1828.53793488453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84.83662734575" calcext:value-type="float">
            <text:p>1084.83662734575</text:p>
          </table:table-cell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</text:p>
          </table:table-cell>
          <table:table-cell office:value-type="float" office:value="1637.97450243811" calcext:value-type="float">
            <text:p>1637.97450243811</text:p>
          </table:table-cell>
        </table:table-row>
        <table:table-row table:style-name="ro1">
          <table:table-cell office:value-type="float" office:value="14302" calcext:value-type="float">
            <text:p>14302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ncours de dette</text:p>
          </table:table-cell>
          <table:table-cell office:value-type="float" office:value="1263.55023056806" calcext:value-type="float">
            <text:p>1263.55023056806</text:p>
          </table:table-cell>
        </table:table-row>
        <table:table-row table:style-name="ro1">
          <table:table-cell office:value-type="float" office:value="14303" calcext:value-type="float">
            <text:p>14303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ncours de dette</text:p>
          </table:table-cell>
          <table:table-cell office:value-type="float" office:value="1182.71925846253" calcext:value-type="float">
            <text:p>1182.71925846253</text:p>
          </table:table-cell>
        </table:table-row>
        <table:table-row table:style-name="ro1">
          <table:table-cell office:value-type="float" office:value="14304" calcext:value-type="float">
            <text:p>14304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</text:p>
          </table:table-cell>
          <table:table-cell office:value-type="float" office:value="157.195420937433" calcext:value-type="float">
            <text:p>157.195420937433</text:p>
          </table:table-cell>
        </table:table-row>
        <table:table-row table:style-name="ro1">
          <table:table-cell office:value-type="float" office:value="14305" calcext:value-type="float">
            <text:p>14305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ncours de dette</text:p>
          </table:table-cell>
          <table:table-cell office:value-type="float" office:value="776.012270499404" calcext:value-type="float">
            <text:p>776.012270499404</text:p>
          </table:table-cell>
        </table:table-row>
        <table:table-row table:style-name="ro1">
          <table:table-cell office:value-type="float" office:value="14306" calcext:value-type="float">
            <text:p>14306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ncours de dette</text:p>
          </table:table-cell>
          <table:table-cell office:value-type="float" office:value="13.8911076882742" calcext:value-type="float">
            <text:p>13.8911076882742</text:p>
          </table:table-cell>
        </table:table-row>
        <table:table-row table:style-name="ro1">
          <table:table-cell office:value-type="float" office:value="14307" calcext:value-type="float">
            <text:p>14307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ncours de dette</text:p>
          </table:table-cell>
          <table:table-cell office:value-type="float" office:value="942.630427599361" calcext:value-type="float">
            <text:p>942.630427599361</text:p>
          </table:table-cell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ncours de dette</text:p>
          </table:table-cell>
          <table:table-cell office:value-type="float" office:value="840.23244510665" calcext:value-type="float">
            <text:p>840.23244510665</text:p>
          </table:table-cell>
        </table:table-row>
        <table:table-row table:style-name="ro1">
          <table:table-cell office:value-type="float" office:value="14309" calcext:value-type="float">
            <text:p>1430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536490100710178" calcext:value-type="float">
            <text:p>0.536490100710178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86181849702966" calcext:value-type="float">
            <text:p>2.86181849702966</text:p>
          </table:table-cell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794419264173" calcext:value-type="float">
            <text:p>2.41794419264173</text:p>
          </table:table-cell>
        </table:table-row>
        <table:table-row table:style-name="ro1">
          <table:table-cell office:value-type="float" office:value="14312" calcext:value-type="float">
            <text:p>1431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42220956914857" calcext:value-type="float">
            <text:p>3.42220956914857</text:p>
          </table:table-cell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9177057853636" calcext:value-type="float">
            <text:p>1.49177057853636</text:p>
          </table:table-cell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2469642150489" calcext:value-type="float">
            <text:p>2.2469642150489</text:p>
          </table:table-cell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82917283120377" calcext:value-type="float">
            <text:p>0.882917283120377</text:p>
          </table:table-cell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13587532711535" calcext:value-type="float">
            <text:p>0.413587532711535</text:p>
          </table:table-cell>
        </table:table-row>
        <table:table-row table:style-name="ro1">
          <table:table-cell office:value-type="float" office:value="14317" calcext:value-type="float">
            <text:p>1431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550876525196134" calcext:value-type="float">
            <text:p>0.0550876525196134</text:p>
          </table:table-cell>
        </table:table-row>
        <table:table-row table:style-name="ro1">
          <table:table-cell office:value-type="float" office:value="14318" calcext:value-type="float">
            <text:p>1431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24033259330625" calcext:value-type="float">
            <text:p>7.24033259330625</text:p>
          </table:table-cell>
        </table:table-row>
        <table:table-row table:style-name="ro1">
          <table:table-cell office:value-type="float" office:value="14319" calcext:value-type="float">
            <text:p>1431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66572836030964" calcext:value-type="float">
            <text:p>0.466572836030964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5464384659843" calcext:value-type="float">
            <text:p>1.5464384659843</text:p>
          </table:table-cell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3261848224" calcext:value-type="float">
            <text:p>1.123261848224</text:p>
          </table:table-cell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7668778801843" calcext:value-type="float">
            <text:p>1.67668778801843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31459403431994" calcext:value-type="float">
            <text:p>1.31459403431994</text:p>
          </table:table-cell>
        </table:table-row>
        <table:table-row table:style-name="ro1">
          <table:table-cell office:value-type="float" office:value="14324" calcext:value-type="float">
            <text:p>1432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4.6589825766247" calcext:value-type="float">
            <text:p>14.6589825766247</text:p>
          </table:table-cell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5946687437795" calcext:value-type="float">
            <text:p>1.15946687437795</text:p>
          </table:table-cell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17743772242" calcext:value-type="float">
            <text:p>1.1217743772242</text:p>
          </table:table-cell>
        </table:table-row>
        <table:table-row table:style-name="ro1">
          <table:table-cell office:value-type="float" office:value="14327" calcext:value-type="float">
            <text:p>1432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2993528345845" calcext:value-type="float">
            <text:p>2.02993528345845</text:p>
          </table:table-cell>
        </table:table-row>
        <table:table-row table:style-name="ro1">
          <table:table-cell office:value-type="float" office:value="14328" calcext:value-type="float">
            <text:p>1432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92673832296406" calcext:value-type="float">
            <text:p>1.92673832296406</text:p>
          </table:table-cell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8.22712000850182" calcext:value-type="float">
            <text:p>8.22712000850182</text:p>
          </table:table-cell>
        </table:table-row>
        <table:table-row table:style-name="ro1">
          <table:table-cell office:value-type="float" office:value="14330" calcext:value-type="float">
            <text:p>1433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4.1965103003928" calcext:value-type="float">
            <text:p>4.1965103003928</text:p>
          </table:table-cell>
        </table:table-row>
        <table:table-row table:style-name="ro1">
          <table:table-cell office:value-type="float" office:value="14331" calcext:value-type="float">
            <text:p>1433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6244781414264" calcext:value-type="float">
            <text:p>0.836244781414264</text:p>
          </table:table-cell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1.9679502616513" calcext:value-type="float">
            <text:p>11.9679502616513</text:p>
          </table:table-cell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29677764957969" calcext:value-type="float">
            <text:p>1.29677764957969</text:p>
          </table:table-cell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94571023252945" calcext:value-type="float">
            <text:p>0.294571023252945</text:p>
          </table:table-cell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506764027671" calcext:value-type="float">
            <text:p>2.0506764027671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72633280233639" calcext:value-type="float">
            <text:p>2.72633280233639</text:p>
          </table:table-cell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7058003179078" calcext:value-type="float">
            <text:p>1.07058003179078</text:p>
          </table:table-cell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6227184508363" calcext:value-type="float">
            <text:p>2.46227184508363</text:p>
          </table:table-cell>
        </table:table-row>
        <table:table-row table:style-name="ro1">
          <table:table-cell office:value-type="float" office:value="14339" calcext:value-type="float">
            <text:p>1433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8912982871879" calcext:value-type="float">
            <text:p>0.838912982871879</text:p>
          </table:table-cell>
        </table:table-row>
        <table:table-row table:style-name="ro1">
          <table:table-cell office:value-type="float" office:value="14340" calcext:value-type="float">
            <text:p>1434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54344561140285" calcext:value-type="float">
            <text:p>3.54344561140285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74851736471674" calcext:value-type="float">
            <text:p>0.874851736471674</text:p>
          </table:table-cell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5179660262592" calcext:value-type="float">
            <text:p>1.45179660262592</text:p>
          </table:table-cell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3023142216528" calcext:value-type="float">
            <text:p>1.03023142216528</text:p>
          </table:table-cell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5.16756259107167" calcext:value-type="float">
            <text:p>5.16756259107167</text:p>
          </table:table-cell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94622992724651" calcext:value-type="float">
            <text:p>0.94622992724651</text:p>
          </table:table-cell>
        </table:table-row>
        <table:table-row table:style-name="ro1">
          <table:table-cell office:value-type="float" office:value="14346" calcext:value-type="float">
            <text:p>1434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96685138409196" calcext:value-type="float">
            <text:p>0.496685138409196</text:p>
          </table:table-cell>
        </table:table-row>
        <table:table-row table:style-name="ro1">
          <table:table-cell office:value-type="float" office:value="14347" calcext:value-type="float">
            <text:p>1434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79789836888331" calcext:value-type="float">
            <text:p>0.479789836888331</text:p>
          </table:table-cell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0.00879757143" calcext:value-type="float">
            <text:p>1180.00879757143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08.74249346987" calcext:value-type="float">
            <text:p>1708.74249346987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590.35453118274" calcext:value-type="float">
            <text:p>3590.35453118274</text:p>
          </table:table-cell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435.05816802521" calcext:value-type="float">
            <text:p>1435.05816802521</text:p>
          </table:table-cell>
        </table:table-row>
        <table:table-row table:style-name="ro1">
          <table:table-cell office:value-type="float" office:value="14352" calcext:value-type="float">
            <text:p>1435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022.67047489627" calcext:value-type="float">
            <text:p>2022.67047489627</text:p>
          </table:table-cell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9.75895076036" calcext:value-type="float">
            <text:p>1949.75895076036</text:p>
          </table:table-cell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26.10222057835" calcext:value-type="float">
            <text:p>1126.10222057835</text:p>
          </table:table-cell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39.805430785748" calcext:value-type="float">
            <text:p>739.805430785748</text:p>
          </table:table-cell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86.308441355003" calcext:value-type="float">
            <text:p>786.308441355003</text:p>
          </table:table-cell>
        </table:table-row>
        <table:table-row table:style-name="ro1">
          <table:table-cell office:value-type="float" office:value="14357" calcext:value-type="float">
            <text:p>1435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2.7349652139" calcext:value-type="float">
            <text:p>1552.7349652139</text:p>
          </table:table-cell>
        </table:table-row>
        <table:table-row table:style-name="ro1">
          <table:table-cell office:value-type="float" office:value="14358" calcext:value-type="float">
            <text:p>1435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2.21703709909" calcext:value-type="float">
            <text:p>1942.21703709909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76.717908163265" calcext:value-type="float">
            <text:p>276.717908163265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06.431575964353" calcext:value-type="float">
            <text:p>406.431575964353</text:p>
          </table:table-cell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5.98559315326" calcext:value-type="float">
            <text:p>125.98559315326</text:p>
          </table:table-cell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371.76350806452" calcext:value-type="float">
            <text:p>1371.76350806452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03.49079465622" calcext:value-type="float">
            <text:p>1003.49079465622</text:p>
          </table:table-cell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90.567054983255" calcext:value-type="float">
            <text:p>790.567054983255</text:p>
          </table:table-cell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13.363710675494" calcext:value-type="float">
            <text:p>813.363710675494</text:p>
          </table:table-cell>
        </table:table-row>
        <table:table-row table:style-name="ro1">
          <table:table-cell office:value-type="float" office:value="14366" calcext:value-type="float">
            <text:p>1436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68.75426761566" calcext:value-type="float">
            <text:p>1068.75426761566</text:p>
          </table:table-cell>
        </table:table-row>
        <table:table-row table:style-name="ro1">
          <table:table-cell office:value-type="float" office:value="14367" calcext:value-type="float">
            <text:p>1436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53.12335945799" calcext:value-type="float">
            <text:p>1853.12335945799</text:p>
          </table:table-cell>
        </table:table-row>
        <table:table-row table:style-name="ro1">
          <table:table-cell office:value-type="float" office:value="14368" calcext:value-type="float">
            <text:p>1436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98.999871854397" calcext:value-type="float">
            <text:p>498.999871854397</text:p>
          </table:table-cell>
        </table:table-row>
        <table:table-row table:style-name="ro1">
          <table:table-cell office:value-type="float" office:value="14369" calcext:value-type="float">
            <text:p>1436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85.68473604506" calcext:value-type="float">
            <text:p>285.68473604506</text:p>
          </table:table-cell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74.576106338486" calcext:value-type="float">
            <text:p>874.576106338486</text:p>
          </table:table-cell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98.32334919639" calcext:value-type="float">
            <text:p>1198.32334919639</text:p>
          </table:table-cell>
        </table:table-row>
        <table:table-row table:style-name="ro1">
          <table:table-cell office:value-type="float" office:value="14372" calcext:value-type="float">
            <text:p>1437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76.43761495431" calcext:value-type="float">
            <text:p>1776.43761495431</text:p>
          </table:table-cell>
        </table:table-row>
        <table:table-row table:style-name="ro1">
          <table:table-cell office:value-type="float" office:value="14373" calcext:value-type="float">
            <text:p>1437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28.223465880996" calcext:value-type="float">
            <text:p>328.223465880996</text:p>
          </table:table-cell>
        </table:table-row>
        <table:table-row table:style-name="ro1">
          <table:table-cell office:value-type="float" office:value="14374" calcext:value-type="float">
            <text:p>1437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49.57398106458" calcext:value-type="float">
            <text:p>1249.57398106458</text:p>
          </table:table-cell>
        </table:table-row>
        <table:table-row table:style-name="ro1">
          <table:table-cell office:value-type="float" office:value="14375" calcext:value-type="float">
            <text:p>1437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21.511056583693" calcext:value-type="float">
            <text:p>921.511056583693</text:p>
          </table:table-cell>
        </table:table-row>
        <table:table-row table:style-name="ro1">
          <table:table-cell office:value-type="float" office:value="14376" calcext:value-type="float">
            <text:p>14376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620.488805920616" calcext:value-type="float">
            <text:p>620.488805920616</text:p>
          </table:table-cell>
        </table:table-row>
        <table:table-row table:style-name="ro1">
          <table:table-cell office:value-type="float" office:value="14377" calcext:value-type="float">
            <text:p>1437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7.486335062832" calcext:value-type="float">
            <text:p>837.486335062832</text:p>
          </table:table-cell>
        </table:table-row>
        <table:table-row table:style-name="ro1">
          <table:table-cell office:value-type="float" office:value="14378" calcext:value-type="float">
            <text:p>1437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26.07566303945" calcext:value-type="float">
            <text:p>1826.07566303945</text:p>
          </table:table-cell>
        </table:table-row>
        <table:table-row table:style-name="ro1">
          <table:table-cell office:value-type="float" office:value="14379" calcext:value-type="float">
            <text:p>1437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83.99771436288" calcext:value-type="float">
            <text:p>1083.99771436288</text:p>
          </table:table-cell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634.43105682671" calcext:value-type="float">
            <text:p>1634.43105682671</text:p>
          </table:table-cell>
        </table:table-row>
        <table:table-row table:style-name="ro1">
          <table:table-cell office:value-type="float" office:value="14381" calcext:value-type="float">
            <text:p>1438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62.67537883158" calcext:value-type="float">
            <text:p>1262.67537883158</text:p>
          </table:table-cell>
        </table:table-row>
        <table:table-row table:style-name="ro1">
          <table:table-cell office:value-type="float" office:value="14382" calcext:value-type="float">
            <text:p>1438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1.2674618599" calcext:value-type="float">
            <text:p>1181.2674618599</text:p>
          </table:table-cell>
        </table:table-row>
        <table:table-row table:style-name="ro1">
          <table:table-cell office:value-type="float" office:value="14383" calcext:value-type="float">
            <text:p>1438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.794780589366" calcext:value-type="float">
            <text:p>155.794780589366</text:p>
          </table:table-cell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70.844707908332" calcext:value-type="float">
            <text:p>770.844707908332</text:p>
          </table:table-cell>
        </table:table-row>
        <table:table-row table:style-name="ro1">
          <table:table-cell office:value-type="float" office:value="14385" calcext:value-type="float">
            <text:p>1438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.9448777610277" calcext:value-type="float">
            <text:p>12.9448777610277</text:p>
          </table:table-cell>
        </table:table-row>
        <table:table-row table:style-name="ro1">
          <table:table-cell office:value-type="float" office:value="14386" calcext:value-type="float">
            <text:p>1438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40.887286458065" calcext:value-type="float">
            <text:p>940.887286458065</text:p>
          </table:table-cell>
        </table:table-row>
        <table:table-row table:style-name="ro1">
          <table:table-cell office:value-type="float" office:value="14387" calcext:value-type="float">
            <text:p>1438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9.752655269762" calcext:value-type="float">
            <text:p>839.752655269762</text:p>
          </table:table-cell>
        </table:table-row>
        <table:table-row table:style-name="ro1">
          <table:table-cell office:value-type="float" office:value="14388" calcext:value-type="float">
            <text:p>1438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CTVA</text:p>
          </table:table-cell>
          <table:table-cell office:value-type="float" office:value="99.1174746008708" calcext:value-type="float">
            <text:p>99.1174746008708</text:p>
          </table:table-cell>
        </table:table-row>
        <table:table-row table:style-name="ro1">
          <table:table-cell office:value-type="float" office:value="14389" calcext:value-type="float">
            <text:p>1438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CTVA</text:p>
          </table:table-cell>
          <table:table-cell office:value-type="float" office:value="23.6354191997411" calcext:value-type="float">
            <text:p>23.6354191997411</text:p>
          </table:table-cell>
        </table:table-row>
        <table:table-row table:style-name="ro1">
          <table:table-cell office:value-type="float" office:value="14390" calcext:value-type="float">
            <text:p>1439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CTVA</text:p>
          </table:table-cell>
          <table:table-cell office:value-type="float" office:value="22.4040414757046" calcext:value-type="float">
            <text:p>22.4040414757046</text:p>
          </table:table-cell>
        </table:table-row>
        <table:table-row table:style-name="ro1">
          <table:table-cell office:value-type="float" office:value="14391" calcext:value-type="float">
            <text:p>1439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CTVA</text:p>
          </table:table-cell>
          <table:table-cell office:value-type="float" office:value="37.4239848619768" calcext:value-type="float">
            <text:p>37.4239848619768</text:p>
          </table:table-cell>
        </table:table-row>
        <table:table-row table:style-name="ro1">
          <table:table-cell office:value-type="float" office:value="14392" calcext:value-type="float">
            <text:p>1439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CTVA</text:p>
          </table:table-cell>
          <table:table-cell office:value-type="float" office:value="71.9110876773387" calcext:value-type="float">
            <text:p>71.9110876773387</text:p>
          </table:table-cell>
        </table:table-row>
        <table:table-row table:style-name="ro1">
          <table:table-cell office:value-type="float" office:value="14393" calcext:value-type="float">
            <text:p>1439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CTVA</text:p>
          </table:table-cell>
          <table:table-cell office:value-type="float" office:value="39.4296924642433" calcext:value-type="float">
            <text:p>39.4296924642433</text:p>
          </table:table-cell>
        </table:table-row>
        <table:table-row table:style-name="ro1">
          <table:table-cell office:value-type="float" office:value="14394" calcext:value-type="float">
            <text:p>1439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CTVA</text:p>
          </table:table-cell>
          <table:table-cell office:value-type="float" office:value="73.0846563550773" calcext:value-type="float">
            <text:p>73.0846563550773</text:p>
          </table:table-cell>
        </table:table-row>
        <table:table-row table:style-name="ro1">
          <table:table-cell office:value-type="float" office:value="14395" calcext:value-type="float">
            <text:p>1439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CTVA</text:p>
          </table:table-cell>
          <table:table-cell office:value-type="float" office:value="52.7149198148024" calcext:value-type="float">
            <text:p>52.7149198148024</text:p>
          </table:table-cell>
        </table:table-row>
        <table:table-row table:style-name="ro1">
          <table:table-cell office:value-type="float" office:value="14396" calcext:value-type="float">
            <text:p>1439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CTVA</text:p>
          </table:table-cell>
          <table:table-cell office:value-type="float" office:value="33.2810867436851" calcext:value-type="float">
            <text:p>33.2810867436851</text:p>
          </table:table-cell>
        </table:table-row>
        <table:table-row table:style-name="ro1">
          <table:table-cell office:value-type="float" office:value="14397" calcext:value-type="float">
            <text:p>1439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CTVA</text:p>
          </table:table-cell>
          <table:table-cell office:value-type="float" office:value="72.1338245680814" calcext:value-type="float">
            <text:p>72.1338245680814</text:p>
          </table:table-cell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CTVA</text:p>
          </table:table-cell>
          <table:table-cell office:value-type="float" office:value="61.0180079308563" calcext:value-type="float">
            <text:p>61.0180079308563</text:p>
          </table:table-cell>
        </table:table-row>
        <table:table-row table:style-name="ro1">
          <table:table-cell office:value-type="float" office:value="14399" calcext:value-type="float">
            <text:p>1439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CTVA</text:p>
          </table:table-cell>
          <table:table-cell office:value-type="float" office:value="41.6289760731879" calcext:value-type="float">
            <text:p>41.6289760731879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CTVA</text:p>
          </table:table-cell>
          <table:table-cell office:value-type="float" office:value="31.7923336502787" calcext:value-type="float">
            <text:p>31.7923336502787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CTVA</text:p>
          </table:table-cell>
          <table:table-cell office:value-type="float" office:value="29.3445851884832" calcext:value-type="float">
            <text:p>29.3445851884832</text:p>
          </table:table-cell>
        </table:table-row>
        <table:table-row table:style-name="ro1">
          <table:table-cell office:value-type="float" office:value="14402" calcext:value-type="float">
            <text:p>1440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CTVA</text:p>
          </table:table-cell>
          <table:table-cell office:value-type="float" office:value="62.5527980990784" calcext:value-type="float">
            <text:p>62.5527980990784</text:p>
          </table:table-cell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CTVA</text:p>
          </table:table-cell>
          <table:table-cell office:value-type="float" office:value="15.8733617413336" calcext:value-type="float">
            <text:p>15.8733617413336</text:p>
          </table:table-cell>
        </table:table-row>
        <table:table-row table:style-name="ro1">
          <table:table-cell office:value-type="float" office:value="14404" calcext:value-type="float">
            <text:p>1440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CTVA</text:p>
          </table:table-cell>
          <table:table-cell office:value-type="float" office:value="36.959947857052" calcext:value-type="float">
            <text:p>36.959947857052</text:p>
          </table:table-cell>
        </table:table-row>
        <table:table-row table:style-name="ro1">
          <table:table-cell office:value-type="float" office:value="14405" calcext:value-type="float">
            <text:p>1440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CTVA</text:p>
          </table:table-cell>
          <table:table-cell office:value-type="float" office:value="33.3093801116448" calcext:value-type="float">
            <text:p>33.3093801116448</text:p>
          </table:table-cell>
        </table:table-row>
        <table:table-row table:style-name="ro1">
          <table:table-cell office:value-type="float" office:value="14406" calcext:value-type="float">
            <text:p>1440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CTVA</text:p>
          </table:table-cell>
          <table:table-cell office:value-type="float" office:value="40.7285679715302" calcext:value-type="float">
            <text:p>40.7285679715302</text:p>
          </table:table-cell>
        </table:table-row>
        <table:table-row table:style-name="ro1">
          <table:table-cell office:value-type="float" office:value="14407" calcext:value-type="float">
            <text:p>1440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CTVA</text:p>
          </table:table-cell>
          <table:table-cell office:value-type="float" office:value="31.5528961768145" calcext:value-type="float">
            <text:p>31.5528961768145</text:p>
          </table:table-cell>
        </table:table-row>
        <table:table-row table:style-name="ro1">
          <table:table-cell office:value-type="float" office:value="14408" calcext:value-type="float">
            <text:p>1440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CTVA</text:p>
          </table:table-cell>
          <table:table-cell office:value-type="float" office:value="36.2502381836754" calcext:value-type="float">
            <text:p>36.2502381836754</text:p>
          </table:table-cell>
        </table:table-row>
        <table:table-row table:style-name="ro1">
          <table:table-cell office:value-type="float" office:value="14409" calcext:value-type="float">
            <text:p>1440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CTVA</text:p>
          </table:table-cell>
          <table:table-cell office:value-type="float" office:value="36.781588246234" calcext:value-type="float">
            <text:p>36.781588246234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CTVA</text:p>
          </table:table-cell>
          <table:table-cell office:value-type="float" office:value="54.4136521886569" calcext:value-type="float">
            <text:p>54.4136521886569</text:p>
          </table:table-cell>
        </table:table-row>
        <table:table-row table:style-name="ro1">
          <table:table-cell office:value-type="float" office:value="14411" calcext:value-type="float">
            <text:p>1441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CTVA</text:p>
          </table:table-cell>
          <table:table-cell office:value-type="float" office:value="27.5267377620109" calcext:value-type="float">
            <text:p>27.5267377620109</text:p>
          </table:table-cell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CTVA</text:p>
          </table:table-cell>
          <table:table-cell office:value-type="float" office:value="81.5213486113617" calcext:value-type="float">
            <text:p>81.5213486113617</text:p>
          </table:table-cell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CTVA</text:p>
          </table:table-cell>
          <table:table-cell office:value-type="float" office:value="30.1486982858085" calcext:value-type="float">
            <text:p>30.1486982858085</text:p>
          </table:table-cell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CTVA</text:p>
          </table:table-cell>
          <table:table-cell office:value-type="float" office:value="63.9215342626288" calcext:value-type="float">
            <text:p>63.9215342626288</text:p>
          </table:table-cell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CTVA</text:p>
          </table:table-cell>
          <table:table-cell office:value-type="float" office:value="30.1001519541181" calcext:value-type="float">
            <text:p>30.1001519541181</text:p>
          </table:table-cell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CTVA</text:p>
          </table:table-cell>
          <table:table-cell office:value-type="float" office:value="64.4857447232178" calcext:value-type="float">
            <text:p>64.4857447232178</text:p>
          </table:table-cell>
        </table:table-row>
        <table:table-row table:style-name="ro1">
          <table:table-cell office:value-type="float" office:value="14417" calcext:value-type="float">
            <text:p>1441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CTVA</text:p>
          </table:table-cell>
          <table:table-cell office:value-type="float" office:value="37.3584647452239" calcext:value-type="float">
            <text:p>37.3584647452239</text:p>
          </table:table-cell>
        </table:table-row>
        <table:table-row table:style-name="ro1">
          <table:table-cell office:value-type="float" office:value="14418" calcext:value-type="float">
            <text:p>1441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CTVA</text:p>
          </table:table-cell>
          <table:table-cell office:value-type="float" office:value="91.734732974246" calcext:value-type="float">
            <text:p>91.734732974246</text:p>
          </table:table-cell>
        </table:table-row>
        <table:table-row table:style-name="ro1">
          <table:table-cell office:value-type="float" office:value="14419" calcext:value-type="float">
            <text:p>1441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CTVA</text:p>
          </table:table-cell>
          <table:table-cell office:value-type="float" office:value="36.9788569636354" calcext:value-type="float">
            <text:p>36.9788569636354</text:p>
          </table:table-cell>
        </table:table-row>
        <table:table-row table:style-name="ro1">
          <table:table-cell office:value-type="float" office:value="14420" calcext:value-type="float">
            <text:p>1442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CTVA</text:p>
          </table:table-cell>
          <table:table-cell office:value-type="float" office:value="115.736601275319" calcext:value-type="float">
            <text:p>115.736601275319</text:p>
          </table:table-cell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CTVA</text:p>
          </table:table-cell>
          <table:table-cell office:value-type="float" office:value="59.1317312795662" calcext:value-type="float">
            <text:p>59.1317312795662</text:p>
          </table:table-cell>
        </table:table-row>
        <table:table-row table:style-name="ro1">
          <table:table-cell office:value-type="float" office:value="14422" calcext:value-type="float">
            <text:p>1442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CTVA</text:p>
          </table:table-cell>
          <table:table-cell office:value-type="float" office:value="18.0839806641446" calcext:value-type="float">
            <text:p>18.0839806641446</text:p>
          </table:table-cell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CTVA</text:p>
          </table:table-cell>
          <table:table-cell office:value-type="float" office:value="56.4795651825753" calcext:value-type="float">
            <text:p>56.4795651825753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CTVA</text:p>
          </table:table-cell>
          <table:table-cell office:value-type="float" office:value="50.1871527823294" calcext:value-type="float">
            <text:p>50.1871527823294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CTVA</text:p>
          </table:table-cell>
          <table:table-cell office:value-type="float" office:value="59.451407804526" calcext:value-type="float">
            <text:p>59.451407804526</text:p>
          </table:table-cell>
        </table:table-row>
        <table:table-row table:style-name="ro1">
          <table:table-cell office:value-type="float" office:value="14427" calcext:value-type="float">
            <text:p>1442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CTVA</text:p>
          </table:table-cell>
          <table:table-cell office:value-type="float" office:value="65.1259731806776" calcext:value-type="float">
            <text:p>65.1259731806776</text:p>
          </table:table-cell>
        </table:table-row>
        <table:table-row table:style-name="ro1">
          <table:table-cell office:value-type="float" office:value="14428" calcext:value-type="float">
            <text:p>14428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iscalité reversée</text:p>
          </table:table-cell>
          <table:table-cell office:value-type="float" office:value="140.3162086818" calcext:value-type="float">
            <text:p>140.3162086818</text:p>
          </table:table-cell>
        </table:table-row>
        <table:table-row table:style-name="ro1">
          <table:table-cell office:value-type="float" office:value="14429" calcext:value-type="float">
            <text:p>1442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iscalité reversée</text:p>
          </table:table-cell>
          <table:table-cell office:value-type="float" office:value="88.4868988134147" calcext:value-type="float">
            <text:p>88.4868988134147</text:p>
          </table:table-cell>
        </table:table-row>
        <table:table-row table:style-name="ro1">
          <table:table-cell office:value-type="float" office:value="14430" calcext:value-type="float">
            <text:p>1443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17.791555904857" calcext:value-type="float">
            <text:p>417.791555904857</text:p>
          </table:table-cell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iscalité reversée</text:p>
          </table:table-cell>
          <table:table-cell office:value-type="float" office:value="219.290582634897" calcext:value-type="float">
            <text:p>219.290582634897</text:p>
          </table:table-cell>
        </table:table-row>
        <table:table-row table:style-name="ro1">
          <table:table-cell office:value-type="float" office:value="14432" calcext:value-type="float">
            <text:p>1443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iscalité reversée</text:p>
          </table:table-cell>
          <table:table-cell office:value-type="float" office:value="332.390266456607" calcext:value-type="float">
            <text:p>332.390266456607</text:p>
          </table:table-cell>
        </table:table-row>
        <table:table-row table:style-name="ro1">
          <table:table-cell office:value-type="float" office:value="14433" calcext:value-type="float">
            <text:p>1443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iscalité reversée</text:p>
          </table:table-cell>
          <table:table-cell office:value-type="float" office:value="427.332441158885" calcext:value-type="float">
            <text:p>427.332441158885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iscalité reversée</text:p>
          </table:table-cell>
          <table:table-cell office:value-type="float" office:value="-7.22994912092263" calcext:value-type="float">
            <text:p>-7.22994912092263</text:p>
          </table:table-cell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iscalité reversée</text:p>
          </table:table-cell>
          <table:table-cell office:value-type="float" office:value="360.478076664425" calcext:value-type="float">
            <text:p>360.478076664425</text:p>
          </table:table-cell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8.1470173790512" calcext:value-type="float">
            <text:p>48.1470173790512</text:p>
          </table:table-cell>
        </table:table-row>
        <table:table-row table:style-name="ro1">
          <table:table-cell office:value-type="float" office:value="14437" calcext:value-type="float">
            <text:p>1443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iscalité reversée</text:p>
          </table:table-cell>
          <table:table-cell office:value-type="float" office:value="96.8780105737223" calcext:value-type="float">
            <text:p>96.8780105737223</text:p>
          </table:table-cell>
        </table:table-row>
        <table:table-row table:style-name="ro1">
          <table:table-cell office:value-type="float" office:value="14438" calcext:value-type="float">
            <text:p>14438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iscalité reversée</text:p>
          </table:table-cell>
          <table:table-cell office:value-type="float" office:value="216.189978219036" calcext:value-type="float">
            <text:p>216.189978219036</text:p>
          </table:table-cell>
        </table:table-row>
        <table:table-row table:style-name="ro1">
          <table:table-cell office:value-type="float" office:value="14439" calcext:value-type="float">
            <text:p>1443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iscalité reversée</text:p>
          </table:table-cell>
          <table:table-cell office:value-type="float" office:value="170.071656962538" calcext:value-type="float">
            <text:p>170.071656962538</text:p>
          </table:table-cell>
        </table:table-row>
        <table:table-row table:style-name="ro1">
          <table:table-cell office:value-type="float" office:value="14440" calcext:value-type="float">
            <text:p>14440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iscalité reversée</text:p>
          </table:table-cell>
          <table:table-cell office:value-type="float" office:value="364.361233286418" calcext:value-type="float">
            <text:p>364.361233286418</text:p>
          </table:table-cell>
        </table:table-row>
        <table:table-row table:style-name="ro1">
          <table:table-cell office:value-type="float" office:value="14441" calcext:value-type="float">
            <text:p>14441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123.916680649552" calcext:value-type="float">
            <text:p>-123.916680649552</text:p>
          </table:table-cell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iscalité reversée</text:p>
          </table:table-cell>
          <table:table-cell office:value-type="float" office:value="57.98857227664" calcext:value-type="float">
            <text:p>57.98857227664</text:p>
          </table:table-cell>
        </table:table-row>
        <table:table-row table:style-name="ro1">
          <table:table-cell office:value-type="float" office:value="14443" calcext:value-type="float">
            <text:p>14443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80.8868087557604" calcext:value-type="float">
            <text:p>80.8868087557604</text:p>
          </table:table-cell>
        </table:table-row>
        <table:table-row table:style-name="ro1">
          <table:table-cell office:value-type="float" office:value="14444" calcext:value-type="float">
            <text:p>14444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1.65184959115513" calcext:value-type="float">
            <text:p>1.65184959115513</text:p>
          </table:table-cell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iscalité reversée</text:p>
          </table:table-cell>
          <table:table-cell office:value-type="float" office:value="51.0973758955445" calcext:value-type="float">
            <text:p>51.0973758955445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iscalité reversée</text:p>
          </table:table-cell>
          <table:table-cell office:value-type="float" office:value="137.058450820027" calcext:value-type="float">
            <text:p>137.058450820027</text:p>
          </table:table-cell>
        </table:table-row>
        <table:table-row table:style-name="ro1">
          <table:table-cell office:value-type="float" office:value="14447" calcext:value-type="float">
            <text:p>14447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iscalité reversée</text:p>
          </table:table-cell>
          <table:table-cell office:value-type="float" office:value="8.03921708185053" calcext:value-type="float">
            <text:p>8.03921708185053</text:p>
          </table:table-cell>
        </table:table-row>
        <table:table-row table:style-name="ro1">
          <table:table-cell office:value-type="float" office:value="14448" calcext:value-type="float">
            <text:p>14448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iscalité reversée</text:p>
          </table:table-cell>
          <table:table-cell office:value-type="float" office:value="212.941299865211" calcext:value-type="float">
            <text:p>212.941299865211</text:p>
          </table:table-cell>
        </table:table-row>
        <table:table-row table:style-name="ro1">
          <table:table-cell office:value-type="float" office:value="14449" calcext:value-type="float">
            <text:p>14449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iscalité reversée</text:p>
          </table:table-cell>
          <table:table-cell office:value-type="float" office:value="218.703732937134" calcext:value-type="float">
            <text:p>218.703732937134</text:p>
          </table:table-cell>
        </table:table-row>
        <table:table-row table:style-name="ro1">
          <table:table-cell office:value-type="float" office:value="14450" calcext:value-type="float">
            <text:p>14450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145.520470788278" calcext:value-type="float">
            <text:p>145.520470788278</text:p>
          </table:table-cell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iscalité reversée</text:p>
          </table:table-cell>
          <table:table-cell office:value-type="float" office:value="396.246361658236" calcext:value-type="float">
            <text:p>396.246361658236</text:p>
          </table:table-cell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iscalité reversée</text:p>
          </table:table-cell>
          <table:table-cell office:value-type="float" office:value="45.2536503060849" calcext:value-type="float">
            <text:p>45.2536503060849</text:p>
          </table:table-cell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iscalité reversée</text:p>
          </table:table-cell>
          <table:table-cell office:value-type="float" office:value="538.749930281009" calcext:value-type="float">
            <text:p>538.749930281009</text:p>
          </table:table-cell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182.112741058184" calcext:value-type="float">
            <text:p>182.112741058184</text:p>
          </table:table-cell>
        </table:table-row>
        <table:table-row table:style-name="ro1">
          <table:table-cell office:value-type="float" office:value="14455" calcext:value-type="float">
            <text:p>14455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83.1850058594955" calcext:value-type="float">
            <text:p>-83.1850058594955</text:p>
          </table:table-cell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iscalité reversée</text:p>
          </table:table-cell>
          <table:table-cell office:value-type="float" office:value="-46.3659315319577" calcext:value-type="float">
            <text:p>-46.3659315319577</text:p>
          </table:table-cell>
        </table:table-row>
        <table:table-row table:style-name="ro1">
          <table:table-cell office:value-type="float" office:value="14457" calcext:value-type="float">
            <text:p>1445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iscalité reversée</text:p>
          </table:table-cell>
          <table:table-cell office:value-type="float" office:value="523.379509942117" calcext:value-type="float">
            <text:p>523.379509942117</text:p>
          </table:table-cell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322.232348169309" calcext:value-type="float">
            <text:p>322.232348169309</text:p>
          </table:table-cell>
        </table:table-row>
        <table:table-row table:style-name="ro1">
          <table:table-cell office:value-type="float" office:value="14459" calcext:value-type="float">
            <text:p>1445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223.367061037445" calcext:value-type="float">
            <text:p>223.367061037445</text:p>
          </table:table-cell>
        </table:table-row>
        <table:table-row table:style-name="ro1">
          <table:table-cell office:value-type="float" office:value="14460" calcext:value-type="float">
            <text:p>1446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532.024831207802" calcext:value-type="float">
            <text:p>532.024831207802</text:p>
          </table:table-cell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iscalité reversée</text:p>
          </table:table-cell>
          <table:table-cell office:value-type="float" office:value="94.4855590169609" calcext:value-type="float">
            <text:p>94.4855590169609</text:p>
          </table:table-cell>
        </table:table-row>
        <table:table-row table:style-name="ro1">
          <table:table-cell office:value-type="float" office:value="14462" calcext:value-type="float">
            <text:p>1446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iscalité reversée</text:p>
          </table:table-cell>
          <table:table-cell office:value-type="float" office:value="-33.9910985831912" calcext:value-type="float">
            <text:p>-33.9910985831912</text:p>
          </table:table-cell>
        </table:table-row>
        <table:table-row table:style-name="ro1">
          <table:table-cell office:value-type="float" office:value="14463" calcext:value-type="float">
            <text:p>1446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iscalité reversée</text:p>
          </table:table-cell>
          <table:table-cell office:value-type="float" office:value="1325.99220585095" calcext:value-type="float">
            <text:p>1325.99220585095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iscalité reversée</text:p>
          </table:table-cell>
          <table:table-cell office:value-type="float" office:value="546.147171810836" calcext:value-type="float">
            <text:p>546.147171810836</text:p>
          </table:table-cell>
        </table:table-row>
        <table:table-row table:style-name="ro1">
          <table:table-cell office:value-type="float" office:value="14465" calcext:value-type="float">
            <text:p>1446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iscalité reversée</text:p>
          </table:table-cell>
          <table:table-cell office:value-type="float" office:value="119.105230386052" calcext:value-type="float">
            <text:p>119.105230386052</text:p>
          </table:table-cell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iscalité reversée</text:p>
          </table:table-cell>
          <table:table-cell office:value-type="float" office:value="421.974612093407" calcext:value-type="float">
            <text:p>421.974612093407</text:p>
          </table:table-cell>
        </table:table-row>
        <table:table-row table:style-name="ro1">
          <table:table-cell office:value-type="float" office:value="14467" calcext:value-type="float">
            <text:p>1446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iscalité reversée</text:p>
          </table:table-cell>
          <table:table-cell office:value-type="float" office:value="175.743334378921" calcext:value-type="float">
            <text:p>175.743334378921</text:p>
          </table:table-cell>
        </table:table-row>
        <table:table-row table:style-name="ro1">
          <table:table-cell office:value-type="float" office:value="14468" calcext:value-type="float">
            <text:p>14468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onds de roulement</text:p>
          </table:table-cell>
          <table:table-cell office:value-type="float" office:value="175.92353909465" calcext:value-type="float">
            <text:p>175.92353909465</text:p>
          </table:table-cell>
        </table:table-row>
        <table:table-row table:style-name="ro1">
          <table:table-cell office:value-type="float" office:value="14469" calcext:value-type="float">
            <text:p>1446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onds de roulement</text:p>
          </table:table-cell>
          <table:table-cell office:value-type="float" office:value="230.106309509301" calcext:value-type="float">
            <text:p>230.106309509301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-0.0338661843230776" calcext:value-type="float">
            <text:p>-0.0338661843230776</text:p>
          </table:table-cell>
        </table:table-row>
        <table:table-row table:style-name="ro1">
          <table:table-cell office:value-type="float" office:value="14471" calcext:value-type="float">
            <text:p>1447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onds de roulement</text:p>
          </table:table-cell>
          <table:table-cell office:value-type="float" office:value="59.2840323601651" calcext:value-type="float">
            <text:p>59.2840323601651</text:p>
          </table:table-cell>
        </table:table-row>
        <table:table-row table:style-name="ro1">
          <table:table-cell office:value-type="float" office:value="14472" calcext:value-type="float">
            <text:p>1447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onds de roulement</text:p>
          </table:table-cell>
          <table:table-cell office:value-type="float" office:value="136.195750736352" calcext:value-type="float">
            <text:p>136.195750736352</text:p>
          </table:table-cell>
        </table:table-row>
        <table:table-row table:style-name="ro1">
          <table:table-cell office:value-type="float" office:value="14473" calcext:value-type="float">
            <text:p>1447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onds de roulement</text:p>
          </table:table-cell>
          <table:table-cell office:value-type="float" office:value="365.694481165407" calcext:value-type="float">
            <text:p>365.694481165407</text:p>
          </table:table-cell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onds de roulement</text:p>
          </table:table-cell>
          <table:table-cell office:value-type="float" office:value="346.209842463301" calcext:value-type="float">
            <text:p>346.209842463301</text:p>
          </table:table-cell>
        </table:table-row>
        <table:table-row table:style-name="ro1">
          <table:table-cell office:value-type="float" office:value="14475" calcext:value-type="float">
            <text:p>1447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onds de roulement</text:p>
          </table:table-cell>
          <table:table-cell office:value-type="float" office:value="-136.336019502354" calcext:value-type="float">
            <text:p>-136.336019502354</text:p>
          </table:table-cell>
        </table:table-row>
        <table:table-row table:style-name="ro1">
          <table:table-cell office:value-type="float" office:value="14476" calcext:value-type="float">
            <text:p>1447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72.5041179628263" calcext:value-type="float">
            <text:p>72.5041179628263</text:p>
          </table:table-cell>
        </table:table-row>
        <table:table-row table:style-name="ro1">
          <table:table-cell office:value-type="float" office:value="14477" calcext:value-type="float">
            <text:p>1447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onds de roulement</text:p>
          </table:table-cell>
          <table:table-cell office:value-type="float" office:value="749.006207166634" calcext:value-type="float">
            <text:p>749.006207166634</text:p>
          </table:table-cell>
        </table:table-row>
        <table:table-row table:style-name="ro1">
          <table:table-cell office:value-type="float" office:value="14478" calcext:value-type="float">
            <text:p>14478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onds de roulement</text:p>
          </table:table-cell>
          <table:table-cell office:value-type="float" office:value="88.4876214341602" calcext:value-type="float">
            <text:p>88.4876214341602</text:p>
          </table:table-cell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onds de roulement</text:p>
          </table:table-cell>
          <table:table-cell office:value-type="float" office:value="-216.635195827923" calcext:value-type="float">
            <text:p>-216.635195827923</text:p>
          </table:table-cell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onds de roulement</text:p>
          </table:table-cell>
          <table:table-cell office:value-type="float" office:value="270.377653061225" calcext:value-type="float">
            <text:p>270.377653061225</text:p>
          </table:table-cell>
        </table:table-row>
        <table:table-row table:style-name="ro1">
          <table:table-cell office:value-type="float" office:value="14481" calcext:value-type="float">
            <text:p>14481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101.677440199862" calcext:value-type="float">
            <text:p>101.677440199862</text:p>
          </table:table-cell>
        </table:table-row>
        <table:table-row table:style-name="ro1">
          <table:table-cell office:value-type="float" office:value="14482" calcext:value-type="float">
            <text:p>14482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onds de roulement</text:p>
          </table:table-cell>
          <table:table-cell office:value-type="float" office:value="339.893999703176" calcext:value-type="float">
            <text:p>339.893999703176</text:p>
          </table:table-cell>
        </table:table-row>
        <table:table-row table:style-name="ro1">
          <table:table-cell office:value-type="float" office:value="14483" calcext:value-type="float">
            <text:p>14483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375.929248271889" calcext:value-type="float">
            <text:p>375.929248271889</text:p>
          </table:table-cell>
        </table:table-row>
        <table:table-row table:style-name="ro1">
          <table:table-cell office:value-type="float" office:value="14484" calcext:value-type="float">
            <text:p>14484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985.819236439019" calcext:value-type="float">
            <text:p>985.819236439019</text:p>
          </table:table-cell>
        </table:table-row>
        <table:table-row table:style-name="ro1">
          <table:table-cell office:value-type="float" office:value="14485" calcext:value-type="float">
            <text:p>14485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onds de roulement</text:p>
          </table:table-cell>
          <table:table-cell office:value-type="float" office:value="373.522042053499" calcext:value-type="float">
            <text:p>373.522042053499</text:p>
          </table:table-cell>
        </table:table-row>
        <table:table-row table:style-name="ro1">
          <table:table-cell office:value-type="float" office:value="14486" calcext:value-type="float">
            <text:p>14486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onds de roulement</text:p>
          </table:table-cell>
          <table:table-cell office:value-type="float" office:value="232.256331948591" calcext:value-type="float">
            <text:p>232.256331948591</text:p>
          </table:table-cell>
        </table:table-row>
        <table:table-row table:style-name="ro1">
          <table:table-cell office:value-type="float" office:value="14487" calcext:value-type="float">
            <text:p>14487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onds de roulement</text:p>
          </table:table-cell>
          <table:table-cell office:value-type="float" office:value="944.468679359431" calcext:value-type="float">
            <text:p>944.468679359431</text:p>
          </table:table-cell>
        </table:table-row>
        <table:table-row table:style-name="ro1">
          <table:table-cell office:value-type="float" office:value="14488" calcext:value-type="float">
            <text:p>14488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onds de roulement</text:p>
          </table:table-cell>
          <table:table-cell office:value-type="float" office:value="71.5807673150223" calcext:value-type="float">
            <text:p>71.5807673150223</text:p>
          </table:table-cell>
        </table:table-row>
        <table:table-row table:style-name="ro1">
          <table:table-cell office:value-type="float" office:value="14489" calcext:value-type="float">
            <text:p>14489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onds de roulement</text:p>
          </table:table-cell>
          <table:table-cell office:value-type="float" office:value="538.772148760331" calcext:value-type="float">
            <text:p>538.772148760331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400.478336831478" calcext:value-type="float">
            <text:p>400.478336831478</text:p>
          </table:table-cell>
        </table:table-row>
        <table:table-row table:style-name="ro1">
          <table:table-cell office:value-type="float" office:value="14491" calcext:value-type="float">
            <text:p>14491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onds de roulement</text:p>
          </table:table-cell>
          <table:table-cell office:value-type="float" office:value="152.483078672959" calcext:value-type="float">
            <text:p>152.483078672959</text:p>
          </table:table-cell>
        </table:table-row>
        <table:table-row table:style-name="ro1">
          <table:table-cell office:value-type="float" office:value="14492" calcext:value-type="float">
            <text:p>14492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onds de roulement</text:p>
          </table:table-cell>
          <table:table-cell office:value-type="float" office:value="181.930920417919" calcext:value-type="float">
            <text:p>181.930920417919</text:p>
          </table:table-cell>
        </table:table-row>
        <table:table-row table:style-name="ro1">
          <table:table-cell office:value-type="float" office:value="14493" calcext:value-type="float">
            <text:p>14493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onds de roulement</text:p>
          </table:table-cell>
          <table:table-cell office:value-type="float" office:value="72.20953017602" calcext:value-type="float">
            <text:p>72.20953017602</text:p>
          </table:table-cell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50.248494725564" calcext:value-type="float">
            <text:p>250.248494725564</text:p>
          </table:table-cell>
        </table:table-row>
        <table:table-row table:style-name="ro1">
          <table:table-cell office:value-type="float" office:value="14495" calcext:value-type="float">
            <text:p>14495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9.58842348732498" calcext:value-type="float">
            <text:p>9.58842348732498</text:p>
          </table:table-cell>
        </table:table-row>
        <table:table-row table:style-name="ro1">
          <table:table-cell office:value-type="float" office:value="14496" calcext:value-type="float">
            <text:p>14496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onds de roulement</text:p>
          </table:table-cell>
          <table:table-cell office:value-type="float" office:value="312.564559214805" calcext:value-type="float">
            <text:p>312.564559214805</text:p>
          </table:table-cell>
        </table:table-row>
        <table:table-row table:style-name="ro1">
          <table:table-cell office:value-type="float" office:value="14497" calcext:value-type="float">
            <text:p>1449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onds de roulement</text:p>
          </table:table-cell>
          <table:table-cell office:value-type="float" office:value="66.3898536424437" calcext:value-type="float">
            <text:p>66.3898536424437</text:p>
          </table:table-cell>
        </table:table-row>
        <table:table-row table:style-name="ro1">
          <table:table-cell office:value-type="float" office:value="14498" calcext:value-type="float">
            <text:p>1449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11.991208975729" calcext:value-type="float">
            <text:p>211.991208975729</text:p>
          </table:table-cell>
        </table:table-row>
        <table:table-row table:style-name="ro1">
          <table:table-cell office:value-type="float" office:value="14499" calcext:value-type="float">
            <text:p>1449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-37.087319527452" calcext:value-type="float">
            <text:p>-37.087319527452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362.143084583646" calcext:value-type="float">
            <text:p>362.143084583646</text:p>
          </table:table-cell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onds de roulement</text:p>
          </table:table-cell>
          <table:table-cell office:value-type="float" office:value="-24.4715970539595" calcext:value-type="float">
            <text:p>-24.4715970539595</text:p>
          </table:table-cell>
        </table:table-row>
        <table:table-row table:style-name="ro1">
          <table:table-cell office:value-type="float" office:value="14502" calcext:value-type="float">
            <text:p>1450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onds de roulement</text:p>
          </table:table-cell>
          <table:table-cell office:value-type="float" office:value="80.1732109388522" calcext:value-type="float">
            <text:p>80.1732109388522</text:p>
          </table:table-cell>
        </table:table-row>
        <table:table-row table:style-name="ro1">
          <table:table-cell office:value-type="float" office:value="14503" calcext:value-type="float">
            <text:p>1450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onds de roulement</text:p>
          </table:table-cell>
          <table:table-cell office:value-type="float" office:value="470.859224588939" calcext:value-type="float">
            <text:p>470.859224588939</text:p>
          </table:table-cell>
        </table:table-row>
        <table:table-row table:style-name="ro1">
          <table:table-cell office:value-type="float" office:value="14504" calcext:value-type="float">
            <text:p>1450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onds de roulement</text:p>
          </table:table-cell>
          <table:table-cell office:value-type="float" office:value="169.192451980395" calcext:value-type="float">
            <text:p>169.192451980395</text:p>
          </table:table-cell>
        </table:table-row>
        <table:table-row table:style-name="ro1">
          <table:table-cell office:value-type="float" office:value="14505" calcext:value-type="float">
            <text:p>1450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onds de roulement</text:p>
          </table:table-cell>
          <table:table-cell office:value-type="float" office:value="133.376378055974" calcext:value-type="float">
            <text:p>133.376378055974</text:p>
          </table:table-cell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onds de roulement</text:p>
          </table:table-cell>
          <table:table-cell office:value-type="float" office:value="324.273081086654" calcext:value-type="float">
            <text:p>324.273081086654</text:p>
          </table:table-cell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onds de roulement</text:p>
          </table:table-cell>
          <table:table-cell office:value-type="float" office:value="86.26686402133" calcext:value-type="float">
            <text:p>86.26686402133</text:p>
          </table:table-cell>
        </table:table-row>
        <table:table-row table:style-name="ro1">
          <table:table-cell office:value-type="float" office:value="14508" calcext:value-type="float">
            <text:p>1450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.90313966390051" calcext:value-type="float">
            <text:p>1.90313966390051</text:p>
          </table:table-cell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23.200144375096" calcext:value-type="float">
            <text:p>23.200144375096</text:p>
          </table:table-cell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28.918817245326" calcext:value-type="float">
            <text:p>128.918817245326</text:p>
          </table:table-cell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Impôts locaux</text:p>
          </table:table-cell>
          <table:table-cell office:value-type="float" office:value="1001.92036373291" calcext:value-type="float">
            <text:p>1001.92036373291</text:p>
          </table:table-cell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Impôts locaux</text:p>
          </table:table-cell>
          <table:table-cell office:value-type="float" office:value="1032.01225362568" calcext:value-type="float">
            <text:p>1032.01225362568</text:p>
          </table:table-cell>
        </table:table-row>
        <table:table-row table:style-name="ro1">
          <table:table-cell office:value-type="float" office:value="14513" calcext:value-type="float">
            <text:p>14513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Impôts locaux</text:p>
          </table:table-cell>
          <table:table-cell office:value-type="float" office:value="1295.00228843531" calcext:value-type="float">
            <text:p>1295.00228843531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Impôts locaux</text:p>
          </table:table-cell>
          <table:table-cell office:value-type="float" office:value="1515.85349251766" calcext:value-type="float">
            <text:p>1515.85349251766</text:p>
          </table:table-cell>
        </table:table-row>
        <table:table-row table:style-name="ro1">
          <table:table-cell office:value-type="float" office:value="14515" calcext:value-type="float">
            <text:p>14515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Impôts locaux</text:p>
          </table:table-cell>
          <table:table-cell office:value-type="float" office:value="1288.98059798616" calcext:value-type="float">
            <text:p>1288.98059798616</text:p>
          </table:table-cell>
        </table:table-row>
        <table:table-row table:style-name="ro1">
          <table:table-cell office:value-type="float" office:value="14516" calcext:value-type="float">
            <text:p>14516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Impôts locaux</text:p>
          </table:table-cell>
          <table:table-cell office:value-type="float" office:value="1508.12327662119" calcext:value-type="float">
            <text:p>1508.12327662119</text:p>
          </table:table-cell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Impôts locaux</text:p>
          </table:table-cell>
          <table:table-cell office:value-type="float" office:value="1013.09501743079" calcext:value-type="float">
            <text:p>1013.09501743079</text:p>
          </table:table-cell>
        </table:table-row>
        <table:table-row table:style-name="ro1">
          <table:table-cell office:value-type="float" office:value="14518" calcext:value-type="float">
            <text:p>14518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Impôts locaux</text:p>
          </table:table-cell>
          <table:table-cell office:value-type="float" office:value="1312.99361129792" calcext:value-type="float">
            <text:p>1312.99361129792</text:p>
          </table:table-cell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Impôts locaux</text:p>
          </table:table-cell>
          <table:table-cell office:value-type="float" office:value="776.67419311548" calcext:value-type="float">
            <text:p>776.67419311548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Impôts locaux</text:p>
          </table:table-cell>
          <table:table-cell office:value-type="float" office:value="953.186414724887" calcext:value-type="float">
            <text:p>953.186414724887</text:p>
          </table:table-cell>
        </table:table-row>
        <table:table-row table:style-name="ro1">
          <table:table-cell office:value-type="float" office:value="14521" calcext:value-type="float">
            <text:p>14521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Impôts locaux</text:p>
          </table:table-cell>
          <table:table-cell office:value-type="float" office:value="926.957514009601" calcext:value-type="float">
            <text:p>926.957514009601</text:p>
          </table:table-cell>
        </table:table-row>
        <table:table-row table:style-name="ro1">
          <table:table-cell office:value-type="float" office:value="14522" calcext:value-type="float">
            <text:p>14522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Impôts locaux</text:p>
          </table:table-cell>
          <table:table-cell office:value-type="float" office:value="1060.87088621734" calcext:value-type="float">
            <text:p>1060.87088621734</text:p>
          </table:table-cell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Impôts locaux</text:p>
          </table:table-cell>
          <table:table-cell office:value-type="float" office:value="1353.87346059113" calcext:value-type="float">
            <text:p>1353.87346059113</text:p>
          </table:table-cell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Impôts locaux</text:p>
          </table:table-cell>
          <table:table-cell office:value-type="float" office:value="761.647910956989" calcext:value-type="float">
            <text:p>761.647910956989</text:p>
          </table:table-cell>
        </table:table-row>
        <table:table-row table:style-name="ro1">
          <table:table-cell office:value-type="float" office:value="14525" calcext:value-type="float">
            <text:p>14525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Impôts locaux</text:p>
          </table:table-cell>
          <table:table-cell office:value-type="float" office:value="852.440585732661" calcext:value-type="float">
            <text:p>852.440585732661</text:p>
          </table:table-cell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Impôts locaux</text:p>
          </table:table-cell>
          <table:table-cell office:value-type="float" office:value="1229.58269585253" calcext:value-type="float">
            <text:p>1229.58269585253</text:p>
          </table:table-cell>
        </table:table-row>
        <table:table-row table:style-name="ro1">
          <table:table-cell office:value-type="float" office:value="14527" calcext:value-type="float">
            <text:p>14527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Impôts locaux</text:p>
          </table:table-cell>
          <table:table-cell office:value-type="float" office:value="916.980422664978" calcext:value-type="float">
            <text:p>916.980422664978</text:p>
          </table:table-cell>
        </table:table-row>
        <table:table-row table:style-name="ro1">
          <table:table-cell office:value-type="float" office:value="14528" calcext:value-type="float">
            <text:p>14528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Impôts locaux</text:p>
          </table:table-cell>
          <table:table-cell office:value-type="float" office:value="1239.53597015558" calcext:value-type="float">
            <text:p>1239.53597015558</text:p>
          </table:table-cell>
        </table:table-row>
        <table:table-row table:style-name="ro1">
          <table:table-cell office:value-type="float" office:value="14529" calcext:value-type="float">
            <text:p>14529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Impôts locaux</text:p>
          </table:table-cell>
          <table:table-cell office:value-type="float" office:value="1079.78245445497" calcext:value-type="float">
            <text:p>1079.78245445497</text:p>
          </table:table-cell>
        </table:table-row>
        <table:table-row table:style-name="ro1">
          <table:table-cell office:value-type="float" office:value="14530" calcext:value-type="float">
            <text:p>1453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Impôts locaux</text:p>
          </table:table-cell>
          <table:table-cell office:value-type="float" office:value="1068.96822064057" calcext:value-type="float">
            <text:p>1068.96822064057</text:p>
          </table:table-cell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Impôts locaux</text:p>
          </table:table-cell>
          <table:table-cell office:value-type="float" office:value="1368.87069188678" calcext:value-type="float">
            <text:p>1368.87069188678</text:p>
          </table:table-cell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Impôts locaux</text:p>
          </table:table-cell>
          <table:table-cell office:value-type="float" office:value="1083.41039093695" calcext:value-type="float">
            <text:p>1083.41039093695</text:p>
          </table:table-cell>
        </table:table-row>
        <table:table-row table:style-name="ro1">
          <table:table-cell office:value-type="float" office:value="14533" calcext:value-type="float">
            <text:p>14533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Impôts locaux</text:p>
          </table:table-cell>
          <table:table-cell office:value-type="float" office:value="887.333085363586" calcext:value-type="float">
            <text:p>887.333085363586</text:p>
          </table:table-cell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Impôts locaux</text:p>
          </table:table-cell>
          <table:table-cell office:value-type="float" office:value="1387.05308446605" calcext:value-type="float">
            <text:p>1387.05308446605</text:p>
          </table:table-cell>
        </table:table-row>
        <table:table-row table:style-name="ro1">
          <table:table-cell office:value-type="float" office:value="14535" calcext:value-type="float">
            <text:p>14535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Impôts locaux</text:p>
          </table:table-cell>
          <table:table-cell office:value-type="float" office:value="1080.3135261416" calcext:value-type="float">
            <text:p>1080.3135261416</text:p>
          </table:table-cell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Impôts locaux</text:p>
          </table:table-cell>
          <table:table-cell office:value-type="float" office:value="1650.85101461638" calcext:value-type="float">
            <text:p>1650.85101461638</text:p>
          </table:table-cell>
        </table:table-row>
        <table:table-row table:style-name="ro1">
          <table:table-cell office:value-type="float" office:value="14537" calcext:value-type="float">
            <text:p>14537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locaux</text:p>
          </table:table-cell>
          <table:table-cell office:value-type="float" office:value="1067.4750700511" calcext:value-type="float">
            <text:p>1067.4750700511</text:p>
          </table:table-cell>
        </table:table-row>
        <table:table-row table:style-name="ro1">
          <table:table-cell office:value-type="float" office:value="14538" calcext:value-type="float">
            <text:p>14538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Impôts locaux</text:p>
          </table:table-cell>
          <table:table-cell office:value-type="float" office:value="847.30870289274" calcext:value-type="float">
            <text:p>847.30870289274</text:p>
          </table:table-cell>
        </table:table-row>
        <table:table-row table:style-name="ro1">
          <table:table-cell office:value-type="float" office:value="14539" calcext:value-type="float">
            <text:p>14539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Impôts locaux</text:p>
          </table:table-cell>
          <table:table-cell office:value-type="float" office:value="1054.78010997458" calcext:value-type="float">
            <text:p>1054.78010997458</text:p>
          </table:table-cell>
        </table:table-row>
        <table:table-row table:style-name="ro1">
          <table:table-cell office:value-type="float" office:value="14540" calcext:value-type="float">
            <text:p>1454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Impôts locaux</text:p>
          </table:table-cell>
          <table:table-cell office:value-type="float" office:value="1491.61746093633" calcext:value-type="float">
            <text:p>1491.61746093633</text:p>
          </table:table-cell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Impôts locaux</text:p>
          </table:table-cell>
          <table:table-cell office:value-type="float" office:value="1341.48594085963" calcext:value-type="float">
            <text:p>1341.48594085963</text:p>
          </table:table-cell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Impôts locaux</text:p>
          </table:table-cell>
          <table:table-cell office:value-type="float" office:value="1204.55887682738" calcext:value-type="float">
            <text:p>1204.55887682738</text:p>
          </table:table-cell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Impôts locaux</text:p>
          </table:table-cell>
          <table:table-cell office:value-type="float" office:value="1599.65148162041" calcext:value-type="float">
            <text:p>1599.65148162041</text:p>
          </table:table-cell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Impôts locaux</text:p>
          </table:table-cell>
          <table:table-cell office:value-type="float" office:value="1032.60995154033" calcext:value-type="float">
            <text:p>1032.60995154033</text:p>
          </table:table-cell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Impôts locaux</text:p>
          </table:table-cell>
          <table:table-cell office:value-type="float" office:value="805.247014316445" calcext:value-type="float">
            <text:p>805.247014316445</text:p>
          </table:table-cell>
        </table:table-row>
        <table:table-row table:style-name="ro1">
          <table:table-cell office:value-type="float" office:value="14546" calcext:value-type="float">
            <text:p>1454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Impôts locaux</text:p>
          </table:table-cell>
          <table:table-cell office:value-type="float" office:value="2331.03857036088" calcext:value-type="float">
            <text:p>2331.03857036088</text:p>
          </table:table-cell>
        </table:table-row>
        <table:table-row table:style-name="ro1">
          <table:table-cell office:value-type="float" office:value="14547" calcext:value-type="float">
            <text:p>1454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Impôts locaux</text:p>
          </table:table-cell>
          <table:table-cell office:value-type="float" office:value="1178.30441118029" calcext:value-type="float">
            <text:p>1178.30441118029</text:p>
          </table:table-cell>
        </table:table-row>
        <table:table-row table:style-name="ro1">
          <table:table-cell office:value-type="float" office:value="14548" calcext:value-type="float">
            <text:p>1454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Impôts locaux</text:p>
          </table:table-cell>
          <table:table-cell office:value-type="float" office:value="828.002392344498" calcext:value-type="float">
            <text:p>828.002392344498</text:p>
          </table:table-cell>
        </table:table-row>
        <table:table-row table:style-name="ro1">
          <table:table-cell office:value-type="float" office:value="14549" calcext:value-type="float">
            <text:p>1454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Impôts locaux</text:p>
          </table:table-cell>
          <table:table-cell office:value-type="float" office:value="1398.76086396206" calcext:value-type="float">
            <text:p>1398.76086396206</text:p>
          </table:table-cell>
        </table:table-row>
        <table:table-row table:style-name="ro1">
          <table:table-cell office:value-type="float" office:value="14550" calcext:value-type="float">
            <text:p>1455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Impôts locaux</text:p>
          </table:table-cell>
          <table:table-cell office:value-type="float" office:value="978.585577948557" calcext:value-type="float">
            <text:p>978.585577948557</text:p>
          </table:table-cell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4.506911000565" calcext:value-type="float">
            <text:p>84.506911000565</text:p>
          </table:table-cell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0.003629134787" calcext:value-type="float">
            <text:p>170.003629134787</text:p>
          </table:table-cell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1077406122604" calcext:value-type="float">
            <text:p>17.1077406122604</text:p>
          </table:table-cell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5460516131242" calcext:value-type="float">
            <text:p>19.5460516131242</text:p>
          </table:table-cell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6.1608488702868" calcext:value-type="float">
            <text:p>66.1608488702868</text:p>
          </table:table-cell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6.8174006444683" calcext:value-type="float">
            <text:p>16.8174006444683</text:p>
          </table:table-cell>
        </table:table-row>
        <table:table-row table:style-name="ro1">
          <table:table-cell office:value-type="float" office:value="14557" calcext:value-type="float">
            <text:p>14557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0145258910558" calcext:value-type="float">
            <text:p>11.0145258910558</text:p>
          </table:table-cell>
        </table:table-row>
        <table:table-row table:style-name="ro1">
          <table:table-cell office:value-type="float" office:value="14558" calcext:value-type="float">
            <text:p>14558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1.8575421056163" calcext:value-type="float">
            <text:p>41.8575421056163</text:p>
          </table:table-cell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80184061092618" calcext:value-type="float">
            <text:p>5.80184061092618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32.170631436486" calcext:value-type="float">
            <text:p>132.170631436486</text:p>
          </table:table-cell>
        </table:table-row>
        <table:table-row table:style-name="ro1">
          <table:table-cell office:value-type="float" office:value="14561" calcext:value-type="float">
            <text:p>14561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5.4733660062274" calcext:value-type="float">
            <text:p>15.4733660062274</text:p>
          </table:table-cell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4.456368754398" calcext:value-type="float">
            <text:p>114.456368754398</text:p>
          </table:table-cell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1488338273953" calcext:value-type="float">
            <text:p>14.1488338273953</text:p>
          </table:table-cell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39920352231127" calcext:value-type="float">
            <text:p>6.39920352231127</text:p>
          </table:table-cell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.65956221198157" calcext:value-type="float">
            <text:p>2.65956221198157</text:p>
          </table:table-cell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2.3370954739145" calcext:value-type="float">
            <text:p>32.3370954739145</text:p>
          </table:table-cell>
        </table:table-row>
        <table:table-row table:style-name="ro1">
          <table:table-cell office:value-type="float" office:value="14567" calcext:value-type="float">
            <text:p>14567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0.7661198016024" calcext:value-type="float">
            <text:p>10.7661198016024</text:p>
          </table:table-cell>
        </table:table-row>
        <table:table-row table:style-name="ro1">
          <table:table-cell office:value-type="float" office:value="14568" calcext:value-type="float">
            <text:p>14568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73250681552642" calcext:value-type="float">
            <text:p>4.73250681552642</text:p>
          </table:table-cell>
        </table:table-row>
        <table:table-row table:style-name="ro1">
          <table:table-cell office:value-type="float" office:value="14569" calcext:value-type="float">
            <text:p>1456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9163274021352" calcext:value-type="float">
            <text:p>19.9163274021352</text:p>
          </table:table-cell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0169869763539" calcext:value-type="float">
            <text:p>14.0169869763539</text:p>
          </table:table-cell>
        </table:table-row>
        <table:table-row table:style-name="ro1">
          <table:table-cell office:value-type="float" office:value="14571" calcext:value-type="float">
            <text:p>14571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11560962020615" calcext:value-type="float">
            <text:p>6.11560962020615</text:p>
          </table:table-cell>
        </table:table-row>
        <table:table-row table:style-name="ro1">
          <table:table-cell office:value-type="float" office:value="14572" calcext:value-type="float">
            <text:p>14572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4438481362417" calcext:value-type="float">
            <text:p>11.4438481362417</text:p>
          </table:table-cell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8.1909316980812" calcext:value-type="float">
            <text:p>38.1909316980812</text:p>
          </table:table-cell>
        </table:table-row>
        <table:table-row table:style-name="ro1">
          <table:table-cell office:value-type="float" office:value="14574" calcext:value-type="float">
            <text:p>14574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5080793441346" calcext:value-type="float">
            <text:p>25.5080793441346</text:p>
          </table:table-cell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8.7452386029955" calcext:value-type="float">
            <text:p>48.7452386029955</text:p>
          </table:table-cell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9546316136476" calcext:value-type="float">
            <text:p>5.9546316136476</text:p>
          </table:table-cell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9.3681533337445" calcext:value-type="float">
            <text:p>39.3681533337445</text:p>
          </table:table-cell>
        </table:table-row>
        <table:table-row table:style-name="ro1">
          <table:table-cell office:value-type="float" office:value="14578" calcext:value-type="float">
            <text:p>14578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4586412818542" calcext:value-type="float">
            <text:p>4.4586412818542</text:p>
          </table:table-cell>
        </table:table-row>
        <table:table-row table:style-name="ro1">
          <table:table-cell office:value-type="float" office:value="14579" calcext:value-type="float">
            <text:p>14579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.522832868711" calcext:value-type="float">
            <text:p>1.522832868711</text:p>
          </table:table-cell>
        </table:table-row>
        <table:table-row table:style-name="ro1">
          <table:table-cell office:value-type="float" office:value="14580" calcext:value-type="float">
            <text:p>1458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8002879165042" calcext:value-type="float">
            <text:p>25.8002879165042</text:p>
          </table:table-cell>
        </table:table-row>
        <table:table-row table:style-name="ro1">
          <table:table-cell office:value-type="float" office:value="14581" calcext:value-type="float">
            <text:p>1458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8751771812373" calcext:value-type="float">
            <text:p>17.8751771812373</text:p>
          </table:table-cell>
        </table:table-row>
        <table:table-row table:style-name="ro1">
          <table:table-cell office:value-type="float" office:value="14582" calcext:value-type="float">
            <text:p>1458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0.5815371748184" calcext:value-type="float">
            <text:p>50.5815371748184</text:p>
          </table:table-cell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8.232689422356" calcext:value-type="float">
            <text:p>148.232689422356</text:p>
          </table:table-cell>
        </table:table-row>
        <table:table-row table:style-name="ro1">
          <table:table-cell office:value-type="float" office:value="14584" calcext:value-type="float">
            <text:p>1458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4774833660244" calcext:value-type="float">
            <text:p>31.4774833660244</text:p>
          </table:table-cell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2734218529783" calcext:value-type="float">
            <text:p>31.2734218529783</text:p>
          </table:table-cell>
        </table:table-row>
        <table:table-row table:style-name="ro1">
          <table:table-cell office:value-type="float" office:value="14586" calcext:value-type="float">
            <text:p>1458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58.131646380525" calcext:value-type="float">
            <text:p>358.131646380525</text:p>
          </table:table-cell>
        </table:table-row>
        <table:table-row table:style-name="ro1">
          <table:table-cell office:value-type="float" office:value="14587" calcext:value-type="float">
            <text:p>1458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88.136176977083" calcext:value-type="float">
            <text:p>288.136176977083</text:p>
          </table:table-cell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93091695615127" calcext:value-type="float">
            <text:p>4.93091695615127</text:p>
          </table:table-cell>
        </table:table-row>
        <table:table-row table:style-name="ro1">
          <table:table-cell office:value-type="float" office:value="14589" calcext:value-type="float">
            <text:p>1458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5607505541523" calcext:value-type="float">
            <text:p>11.5607505541523</text:p>
          </table:table-cell>
        </table:table-row>
        <table:table-row table:style-name="ro1">
          <table:table-cell office:value-type="float" office:value="14590" calcext:value-type="float">
            <text:p>1459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1.7172882685069" calcext:value-type="float">
            <text:p>81.7172882685069</text:p>
          </table:table-cell>
        </table:table-row>
        <table:table-row table:style-name="ro1">
          <table:table-cell office:value-type="float" office:value="14591" calcext:value-type="float">
            <text:p>14591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4.7960868168271" calcext:value-type="float">
            <text:p>44.7960868168271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8920736922401" calcext:value-type="float">
            <text:p>98.8920736922401</text:p>
          </table:table-cell>
        </table:table-row>
        <table:table-row table:style-name="ro1">
          <table:table-cell office:value-type="float" office:value="14593" calcext:value-type="float">
            <text:p>14593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4" calcext:value-type="float">
            <text:p>14594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5.9587976916227" calcext:value-type="float">
            <text:p>25.9587976916227</text:p>
          </table:table-cell>
        </table:table-row>
        <table:table-row table:style-name="ro1">
          <table:table-cell office:value-type="float" office:value="14595" calcext:value-type="float">
            <text:p>1459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5.5050098747984" calcext:value-type="float">
            <text:p>85.5050098747984</text:p>
          </table:table-cell>
        </table:table-row>
        <table:table-row table:style-name="ro1">
          <table:table-cell office:value-type="float" office:value="14596" calcext:value-type="float">
            <text:p>145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0174873273409" calcext:value-type="float">
            <text:p>16.0174873273409</text:p>
          </table:table-cell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2078009414929" calcext:value-type="float">
            <text:p>98.2078009414929</text:p>
          </table:table-cell>
        </table:table-row>
        <table:table-row table:style-name="ro1">
          <table:table-cell office:value-type="float" office:value="14598" calcext:value-type="float">
            <text:p>14598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01301751325236" calcext:value-type="float">
            <text:p>0.0201301751325236</text:p>
          </table:table-cell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98746818092814" calcext:value-type="float">
            <text:p>1.98746818092814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9.3379646429402" calcext:value-type="float">
            <text:p>89.3379646429402</text:p>
          </table:table-cell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6.0877378907832" calcext:value-type="float">
            <text:p>76.0877378907832</text:p>
          </table:table-cell>
        </table:table-row>
        <table:table-row table:style-name="ro1">
          <table:table-cell office:value-type="float" office:value="14602" calcext:value-type="float">
            <text:p>14602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3" calcext:value-type="float">
            <text:p>14603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2692700934057" calcext:value-type="float">
            <text:p>21.2692700934057</text:p>
          </table:table-cell>
        </table:table-row>
        <table:table-row table:style-name="ro1">
          <table:table-cell office:value-type="float" office:value="14604" calcext:value-type="float">
            <text:p>14604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5" calcext:value-type="float">
            <text:p>14605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68490783410138" calcext:value-type="float">
            <text:p>1.68490783410138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3.2857307382241" calcext:value-type="float">
            <text:p>93.2857307382241</text:p>
          </table:table-cell>
        </table:table-row>
        <table:table-row table:style-name="ro1">
          <table:table-cell office:value-type="float" office:value="14607" calcext:value-type="float">
            <text:p>14607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01.815931154352" calcext:value-type="float">
            <text:p>101.815931154352</text:p>
          </table:table-cell>
        </table:table-row>
        <table:table-row table:style-name="ro1">
          <table:table-cell office:value-type="float" office:value="14608" calcext:value-type="float">
            <text:p>14608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256569951101303" calcext:value-type="float">
            <text:p>0.256569951101303</text:p>
          </table:table-cell>
        </table:table-row>
        <table:table-row table:style-name="ro1">
          <table:table-cell office:value-type="float" office:value="14609" calcext:value-type="float">
            <text:p>1460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74021352313167" calcext:value-type="float">
            <text:p>0.0274021352313167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6900166924045" calcext:value-type="float">
            <text:p>21.6900166924045</text:p>
          </table:table-cell>
        </table:table-row>
        <table:table-row table:style-name="ro1">
          <table:table-cell office:value-type="float" office:value="14611" calcext:value-type="float">
            <text:p>14611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2415332500863" calcext:value-type="float">
            <text:p>16.2415332500863</text:p>
          </table:table-cell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2.940411167943" calcext:value-type="float">
            <text:p>42.940411167943</text:p>
          </table:table-cell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.21796617398579" calcext:value-type="float">
            <text:p>7.21796617398579</text:p>
          </table:table-cell>
        </table:table-row>
        <table:table-row table:style-name="ro1">
          <table:table-cell office:value-type="float" office:value="14616" calcext:value-type="float">
            <text:p>14616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7" calcext:value-type="float">
            <text:p>14617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344168260038241" calcext:value-type="float">
            <text:p>0.0344168260038241</text:p>
          </table:table-cell>
        </table:table-row>
        <table:table-row table:style-name="ro1">
          <table:table-cell office:value-type="float" office:value="14618" calcext:value-type="float">
            <text:p>14618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9" calcext:value-type="float">
            <text:p>14619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0" calcext:value-type="float">
            <text:p>1462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486800227933899" calcext:value-type="float">
            <text:p>0.486800227933899</text:p>
          </table:table-cell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1.005994722725" calcext:value-type="float">
            <text:p>31.005994722725</text:p>
          </table:table-cell>
        </table:table-row>
        <table:table-row table:style-name="ro1">
          <table:table-cell office:value-type="float" office:value="14622" calcext:value-type="float">
            <text:p>1462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1.3648003171229" calcext:value-type="float">
            <text:p>11.3648003171229</text:p>
          </table:table-cell>
        </table:table-row>
        <table:table-row table:style-name="ro1">
          <table:table-cell office:value-type="float" office:value="14623" calcext:value-type="float">
            <text:p>1462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6.3990997749437" calcext:value-type="float">
            <text:p>46.3990997749437</text:p>
          </table:table-cell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8.165455174801" calcext:value-type="float">
            <text:p>18.165455174801</text:p>
          </table:table-cell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1381648245679" calcext:value-type="float">
            <text:p>9.81381648245679</text:p>
          </table:table-cell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7" calcext:value-type="float">
            <text:p>1462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930056961186912" calcext:value-type="float">
            <text:p>0.930056961186912</text:p>
          </table:table-cell>
        </table:table-row>
        <table:table-row table:style-name="ro1">
          <table:table-cell office:value-type="float" office:value="14628" calcext:value-type="float">
            <text:p>1462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.17021760503375" calcext:value-type="float">
            <text:p>8.17021760503375</text:p>
          </table:table-cell>
        </table:table-row>
        <table:table-row table:style-name="ro1">
          <table:table-cell office:value-type="float" office:value="14629" calcext:value-type="float">
            <text:p>1462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4.8285677096758" calcext:value-type="float">
            <text:p>64.8285677096758</text:p>
          </table:table-cell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6.413895859473" calcext:value-type="float">
            <text:p>36.413895859473</text:p>
          </table:table-cell>
        </table:table-row>
        <table:table-row table:style-name="ro1">
          <table:table-cell office:value-type="float" office:value="14631" calcext:value-type="float">
            <text:p>1463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1.0374691358" calcext:value-type="float">
            <text:p>1371.0374691358</text:p>
          </table:table-cell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4.70220953035" calcext:value-type="float">
            <text:p>1824.70220953035</text:p>
          </table:table-cell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05.1216452463" calcext:value-type="float">
            <text:p>2005.1216452463</text:p>
          </table:table-cell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7.78135441724" calcext:value-type="float">
            <text:p>2047.78135441724</text:p>
          </table:table-cell>
        </table:table-row>
        <table:table-row table:style-name="ro1">
          <table:table-cell office:value-type="float" office:value="14635" calcext:value-type="float">
            <text:p>14635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1.05360110282" calcext:value-type="float">
            <text:p>1861.05360110282</text:p>
          </table:table-cell>
        </table:table-row>
        <table:table-row table:style-name="ro1">
          <table:table-cell office:value-type="float" office:value="14636" calcext:value-type="float">
            <text:p>14636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78.68349205486" calcext:value-type="float">
            <text:p>2378.68349205486</text:p>
          </table:table-cell>
        </table:table-row>
        <table:table-row table:style-name="ro1">
          <table:table-cell office:value-type="float" office:value="14637" calcext:value-type="float">
            <text:p>146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7.97163340683" calcext:value-type="float">
            <text:p>1827.97163340683</text:p>
          </table:table-cell>
        </table:table-row>
        <table:table-row table:style-name="ro1">
          <table:table-cell office:value-type="float" office:value="14638" calcext:value-type="float">
            <text:p>14638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69690450572" calcext:value-type="float">
            <text:p>1773.69690450572</text:p>
          </table:table-cell>
        </table:table-row>
        <table:table-row table:style-name="ro1">
          <table:table-cell office:value-type="float" office:value="14639" calcext:value-type="float">
            <text:p>14639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1.16256760384" calcext:value-type="float">
            <text:p>2041.16256760384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2.82192480909" calcext:value-type="float">
            <text:p>1372.82192480909</text:p>
          </table:table-cell>
        </table:table-row>
        <table:table-row table:style-name="ro1">
          <table:table-cell office:value-type="float" office:value="14641" calcext:value-type="float">
            <text:p>14641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7.31579373639" calcext:value-type="float">
            <text:p>1787.31579373639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22.00540177886" calcext:value-type="float">
            <text:p>1722.00540177886</text:p>
          </table:table-cell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04.00531491907" calcext:value-type="float">
            <text:p>2304.00531491907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14.29381788691" calcext:value-type="float">
            <text:p>1614.29381788691</text:p>
          </table:table-cell>
        </table:table-row>
        <table:table-row table:style-name="ro1">
          <table:table-cell office:value-type="float" office:value="14645" calcext:value-type="float">
            <text:p>14645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58.348114673" calcext:value-type="float">
            <text:p>1358.348114673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09.85745391705" calcext:value-type="float">
            <text:p>1709.85745391705</text:p>
          </table:table-cell>
        </table:table-row>
        <table:table-row table:style-name="ro1">
          <table:table-cell office:value-type="float" office:value="14647" calcext:value-type="float">
            <text:p>14647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63.30236899689" calcext:value-type="float">
            <text:p>1763.30236899689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1.19924329136" calcext:value-type="float">
            <text:p>1771.19924329136</text:p>
          </table:table-cell>
        </table:table-row>
        <table:table-row table:style-name="ro1">
          <table:table-cell office:value-type="float" office:value="14649" calcext:value-type="float">
            <text:p>14649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4.05943528495" calcext:value-type="float">
            <text:p>1604.05943528495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34.52000213523" calcext:value-type="float">
            <text:p>1734.52000213523</text:p>
          </table:table-cell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05.42783757487" calcext:value-type="float">
            <text:p>1905.42783757487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40.5286405423" calcext:value-type="float">
            <text:p>1540.5286405423</text:p>
          </table:table-cell>
        </table:table-row>
        <table:table-row table:style-name="ro1">
          <table:table-cell office:value-type="float" office:value="14653" calcext:value-type="float">
            <text:p>14653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3.42743032493" calcext:value-type="float">
            <text:p>1603.42743032493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52.74279975697" calcext:value-type="float">
            <text:p>1852.74279975697</text:p>
          </table:table-cell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51.8188355794" calcext:value-type="float">
            <text:p>1651.8188355794</text:p>
          </table:table-cell>
        </table:table-row>
        <table:table-row table:style-name="ro1">
          <table:table-cell office:value-type="float" office:value="14656" calcext:value-type="float">
            <text:p>14656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04.27454092095" calcext:value-type="float">
            <text:p>2204.27454092095</text:p>
          </table:table-cell>
        </table:table-row>
        <table:table-row table:style-name="ro1">
          <table:table-cell office:value-type="float" office:value="14657" calcext:value-type="float">
            <text:p>14657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63.0412790506" calcext:value-type="float">
            <text:p>1563.0412790506</text:p>
          </table:table-cell>
        </table:table-row>
        <table:table-row table:style-name="ro1">
          <table:table-cell office:value-type="float" office:value="14658" calcext:value-type="float">
            <text:p>14658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16.77036267193" calcext:value-type="float">
            <text:p>1516.77036267193</text:p>
          </table:table-cell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23.90158457991" calcext:value-type="float">
            <text:p>1623.90158457991</text:p>
          </table:table-cell>
        </table:table-row>
        <table:table-row table:style-name="ro1">
          <table:table-cell office:value-type="float" office:value="14660" calcext:value-type="float">
            <text:p>1466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50.22209579222" calcext:value-type="float">
            <text:p>2050.22209579222</text:p>
          </table:table-cell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71404998146" calcext:value-type="float">
            <text:p>1799.71404998146</text:p>
          </table:table-cell>
        </table:table-row>
        <table:table-row table:style-name="ro1">
          <table:table-cell office:value-type="float" office:value="14662" calcext:value-type="float">
            <text:p>1466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60605878971" calcext:value-type="float">
            <text:p>1799.60605878971</text:p>
          </table:table-cell>
        </table:table-row>
        <table:table-row table:style-name="ro1">
          <table:table-cell office:value-type="float" office:value="14663" calcext:value-type="float">
            <text:p>1466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77.09328713428" calcext:value-type="float">
            <text:p>2277.09328713428</text:p>
          </table:table-cell>
        </table:table-row>
        <table:table-row table:style-name="ro1">
          <table:table-cell office:value-type="float" office:value="14664" calcext:value-type="float">
            <text:p>1466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91.54994538672" calcext:value-type="float">
            <text:p>1891.54994538672</text:p>
          </table:table-cell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8.31417872067" calcext:value-type="float">
            <text:p>1688.31417872067</text:p>
          </table:table-cell>
        </table:table-row>
        <table:table-row table:style-name="ro1">
          <table:table-cell office:value-type="float" office:value="14666" calcext:value-type="float">
            <text:p>1466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083.35384155456" calcext:value-type="float">
            <text:p>3083.35384155456</text:p>
          </table:table-cell>
        </table:table-row>
        <table:table-row table:style-name="ro1">
          <table:table-cell office:value-type="float" office:value="14667" calcext:value-type="float">
            <text:p>1466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2.34195125182" calcext:value-type="float">
            <text:p>1782.34195125182</text:p>
          </table:table-cell>
        </table:table-row>
        <table:table-row table:style-name="ro1">
          <table:table-cell office:value-type="float" office:value="14668" calcext:value-type="float">
            <text:p>1466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99.88383397785" calcext:value-type="float">
            <text:p>1399.88383397785</text:p>
          </table:table-cell>
        </table:table-row>
        <table:table-row table:style-name="ro1">
          <table:table-cell office:value-type="float" office:value="14669" calcext:value-type="float">
            <text:p>1466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5.96291819166" calcext:value-type="float">
            <text:p>1805.96291819166</text:p>
          </table:table-cell>
        </table:table-row>
        <table:table-row table:style-name="ro1">
          <table:table-cell office:value-type="float" office:value="14670" calcext:value-type="float">
            <text:p>1467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1.26448400251" calcext:value-type="float">
            <text:p>1801.26448400251</text:p>
          </table:table-cell>
        </table:table-row>
        <table:table-row table:style-name="ro1">
          <table:table-cell office:value-type="float" office:value="14671" calcext:value-type="float">
            <text:p>1467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72.1369514137794" calcext:value-type="float">
            <text:p>72.1369514137794</text:p>
          </table:table-cell>
        </table:table-row>
        <table:table-row table:style-name="ro1">
          <table:table-cell office:value-type="float" office:value="14672" calcext:value-type="float">
            <text:p>14672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3.395284902337" calcext:value-type="float">
            <text:p>303.395284902337</text:p>
          </table:table-cell>
        </table:table-row>
        <table:table-row table:style-name="ro1">
          <table:table-cell office:value-type="float" office:value="14673" calcext:value-type="float">
            <text:p>14673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1.392181179353" calcext:value-type="float">
            <text:p>231.392181179353</text:p>
          </table:table-cell>
        </table:table-row>
        <table:table-row table:style-name="ro1">
          <table:table-cell office:value-type="float" office:value="14674" calcext:value-type="float">
            <text:p>14674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12.325356139063" calcext:value-type="float">
            <text:p>212.325356139063</text:p>
          </table:table-cell>
        </table:table-row>
        <table:table-row table:style-name="ro1">
          <table:table-cell office:value-type="float" office:value="14675" calcext:value-type="float">
            <text:p>14675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3.931499931502" calcext:value-type="float">
            <text:p>223.931499931502</text:p>
          </table:table-cell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20.16945715787" calcext:value-type="float">
            <text:p>520.16945715787</text:p>
          </table:table-cell>
        </table:table-row>
        <table:table-row table:style-name="ro1">
          <table:table-cell office:value-type="float" office:value="14677" calcext:value-type="float">
            <text:p>1467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1.504154182449" calcext:value-type="float">
            <text:p>141.504154182449</text:p>
          </table:table-cell>
        </table:table-row>
        <table:table-row table:style-name="ro1">
          <table:table-cell office:value-type="float" office:value="14678" calcext:value-type="float">
            <text:p>14678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53.00500672495" calcext:value-type="float">
            <text:p>553.00500672495</text:p>
          </table:table-cell>
        </table:table-row>
        <table:table-row table:style-name="ro1">
          <table:table-cell office:value-type="float" office:value="14679" calcext:value-type="float">
            <text:p>14679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126696302758" calcext:value-type="float">
            <text:p>119.126696302758</text:p>
          </table:table-cell>
        </table:table-row>
        <table:table-row table:style-name="ro1">
          <table:table-cell office:value-type="float" office:value="14680" calcext:value-type="float">
            <text:p>14680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9.128674368514" calcext:value-type="float">
            <text:p>129.128674368514</text:p>
          </table:table-cell>
        </table:table-row>
        <table:table-row table:style-name="ro1">
          <table:table-cell office:value-type="float" office:value="14681" calcext:value-type="float">
            <text:p>14681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20.85356488824" calcext:value-type="float">
            <text:p>320.85356488824</text:p>
          </table:table-cell>
        </table:table-row>
        <table:table-row table:style-name="ro1">
          <table:table-cell office:value-type="float" office:value="14682" calcext:value-type="float">
            <text:p>14682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7.379376980969" calcext:value-type="float">
            <text:p>237.379376980969</text:p>
          </table:table-cell>
        </table:table-row>
        <table:table-row table:style-name="ro1">
          <table:table-cell office:value-type="float" office:value="14683" calcext:value-type="float">
            <text:p>14683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34.81392505278" calcext:value-type="float">
            <text:p>134.81392505278</text:p>
          </table:table-cell>
        </table:table-row>
        <table:table-row table:style-name="ro1">
          <table:table-cell office:value-type="float" office:value="14684" calcext:value-type="float">
            <text:p>14684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3.342963812294" calcext:value-type="float">
            <text:p>153.342963812294</text:p>
          </table:table-cell>
        </table:table-row>
        <table:table-row table:style-name="ro1">
          <table:table-cell office:value-type="float" office:value="14685" calcext:value-type="float">
            <text:p>14685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8.5907994459286" calcext:value-type="float">
            <text:p>98.5907994459286</text:p>
          </table:table-cell>
        </table:table-row>
        <table:table-row table:style-name="ro1">
          <table:table-cell office:value-type="float" office:value="14686" calcext:value-type="float">
            <text:p>14686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77.429876152074" calcext:value-type="float">
            <text:p>277.429876152074</text:p>
          </table:table-cell>
        </table:table-row>
        <table:table-row table:style-name="ro1">
          <table:table-cell office:value-type="float" office:value="14687" calcext:value-type="float">
            <text:p>14687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405.835442819302" calcext:value-type="float">
            <text:p>405.835442819302</text:p>
          </table:table-cell>
        </table:table-row>
        <table:table-row table:style-name="ro1">
          <table:table-cell office:value-type="float" office:value="14688" calcext:value-type="float">
            <text:p>14688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5.040709228878" calcext:value-type="float">
            <text:p>225.040709228878</text:p>
          </table:table-cell>
        </table:table-row>
        <table:table-row table:style-name="ro1">
          <table:table-cell office:value-type="float" office:value="14689" calcext:value-type="float">
            <text:p>14689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650969535679" calcext:value-type="float">
            <text:p>107.650969535679</text:p>
          </table:table-cell>
        </table:table-row>
        <table:table-row table:style-name="ro1">
          <table:table-cell office:value-type="float" office:value="14690" calcext:value-type="float">
            <text:p>1469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3.896616725979" calcext:value-type="float">
            <text:p>103.896616725979</text:p>
          </table:table-cell>
        </table:table-row>
        <table:table-row table:style-name="ro1">
          <table:table-cell office:value-type="float" office:value="14691" calcext:value-type="float">
            <text:p>14691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1.339037464183" calcext:value-type="float">
            <text:p>111.339037464183</text:p>
          </table:table-cell>
        </table:table-row>
        <table:table-row table:style-name="ro1">
          <table:table-cell office:value-type="float" office:value="14692" calcext:value-type="float">
            <text:p>14692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4.06289395487" calcext:value-type="float">
            <text:p>124.06289395487</text:p>
          </table:table-cell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7.820613193762" calcext:value-type="float">
            <text:p>117.820613193762</text:p>
          </table:table-cell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0.102981320824" calcext:value-type="float">
            <text:p>190.102981320824</text:p>
          </table:table-cell>
        </table:table-row>
        <table:table-row table:style-name="ro1">
          <table:table-cell office:value-type="float" office:value="14695" calcext:value-type="float">
            <text:p>14695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0.185331285557" calcext:value-type="float">
            <text:p>150.185331285557</text:p>
          </table:table-cell>
        </table:table-row>
        <table:table-row table:style-name="ro1">
          <table:table-cell office:value-type="float" office:value="14696" calcext:value-type="float">
            <text:p>14696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2.569810528388" calcext:value-type="float">
            <text:p>192.569810528388</text:p>
          </table:table-cell>
        </table:table-row>
        <table:table-row table:style-name="ro1">
          <table:table-cell office:value-type="float" office:value="14697" calcext:value-type="float">
            <text:p>14697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701140184605" calcext:value-type="float">
            <text:p>119.701140184605</text:p>
          </table:table-cell>
        </table:table-row>
        <table:table-row table:style-name="ro1">
          <table:table-cell office:value-type="float" office:value="14698" calcext:value-type="float">
            <text:p>14698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1.433700425584" calcext:value-type="float">
            <text:p>191.433700425584</text:p>
          </table:table-cell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7.777972565482" calcext:value-type="float">
            <text:p>127.777972565482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6.252328224815" calcext:value-type="float">
            <text:p>116.252328224815</text:p>
          </table:table-cell>
        </table:table-row>
        <table:table-row table:style-name="ro1">
          <table:table-cell office:value-type="float" office:value="14701" calcext:value-type="float">
            <text:p>1470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65.248888065072" calcext:value-type="float">
            <text:p>265.248888065072</text:p>
          </table:table-cell>
        </table:table-row>
        <table:table-row table:style-name="ro1">
          <table:table-cell office:value-type="float" office:value="14702" calcext:value-type="float">
            <text:p>1470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7.919935791326" calcext:value-type="float">
            <text:p>147.919935791326</text:p>
          </table:table-cell>
        </table:table-row>
        <table:table-row table:style-name="ro1">
          <table:table-cell office:value-type="float" office:value="14703" calcext:value-type="float">
            <text:p>1470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9.607547261815" calcext:value-type="float">
            <text:p>309.607547261815</text:p>
          </table:table-cell>
        </table:table-row>
        <table:table-row table:style-name="ro1">
          <table:table-cell office:value-type="float" office:value="14704" calcext:value-type="float">
            <text:p>1470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8.125050767278" calcext:value-type="float">
            <text:p>128.125050767278</text:p>
          </table:table-cell>
        </table:table-row>
        <table:table-row table:style-name="ro1">
          <table:table-cell office:value-type="float" office:value="14705" calcext:value-type="float">
            <text:p>1470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2.0351853225527" calcext:value-type="float">
            <text:p>62.0351853225527</text:p>
          </table:table-cell>
        </table:table-row>
        <table:table-row table:style-name="ro1">
          <table:table-cell office:value-type="float" office:value="14706" calcext:value-type="float">
            <text:p>1470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08.347935618193" calcext:value-type="float">
            <text:p>208.347935618193</text:p>
          </table:table-cell>
        </table:table-row>
        <table:table-row table:style-name="ro1">
          <table:table-cell office:value-type="float" office:value="14707" calcext:value-type="float">
            <text:p>1470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6.7441753874685" calcext:value-type="float">
            <text:p>56.7441753874685</text:p>
          </table:table-cell>
        </table:table-row>
        <table:table-row table:style-name="ro1">
          <table:table-cell office:value-type="float" office:value="14708" calcext:value-type="float">
            <text:p>1470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5.20924297044" calcext:value-type="float">
            <text:p>125.20924297044</text:p>
          </table:table-cell>
        </table:table-row>
        <table:table-row table:style-name="ro1">
          <table:table-cell office:value-type="float" office:value="14709" calcext:value-type="float">
            <text:p>1470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69.721655239961" calcext:value-type="float">
            <text:p>169.721655239961</text:p>
          </table:table-cell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69.033154015056" calcext:value-type="float">
            <text:p>669.033154015056</text:p>
          </table:table-cell>
        </table:table-row>
        <table:table-row table:style-name="ro1">
          <table:table-cell office:value-type="float" office:value="14711" calcext:value-type="float">
            <text:p>14711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7.1489380560387" calcext:value-type="float">
            <text:p>57.1489380560387</text:p>
          </table:table-cell>
        </table:table-row>
        <table:table-row table:style-name="ro1">
          <table:table-cell office:value-type="float" office:value="14712" calcext:value-type="float">
            <text:p>14712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86.5505624003144" calcext:value-type="float">
            <text:p>86.5505624003144</text:p>
          </table:table-cell>
        </table:table-row>
        <table:table-row table:style-name="ro1">
          <table:table-cell office:value-type="float" office:value="14713" calcext:value-type="float">
            <text:p>14713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6911857797584" calcext:value-type="float">
            <text:p>33.6911857797584</text:p>
          </table:table-cell>
        </table:table-row>
        <table:table-row table:style-name="ro1">
          <table:table-cell office:value-type="float" office:value="14714" calcext:value-type="float">
            <text:p>14714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2265223645455" calcext:value-type="float">
            <text:p>24.2265223645455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2.4153938142088" calcext:value-type="float">
            <text:p>52.4153938142088</text:p>
          </table:table-cell>
        </table:table-row>
        <table:table-row table:style-name="ro1">
          <table:table-cell office:value-type="float" office:value="14716" calcext:value-type="float">
            <text:p>1471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4932820773739" calcext:value-type="float">
            <text:p>19.4932820773739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0722017484869" calcext:value-type="float">
            <text:p>42.0722017484869</text:p>
          </table:table-cell>
        </table:table-row>
        <table:table-row table:style-name="ro1">
          <table:table-cell office:value-type="float" office:value="14718" calcext:value-type="float">
            <text:p>14718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8.6625172784003" calcext:value-type="float">
            <text:p>68.6625172784003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.62678676326611" calcext:value-type="float">
            <text:p>7.62678676326611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0.8163632134323" calcext:value-type="float">
            <text:p>20.8163632134323</text:p>
          </table:table-cell>
        </table:table-row>
        <table:table-row table:style-name="ro1">
          <table:table-cell office:value-type="float" office:value="14721" calcext:value-type="float">
            <text:p>14721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3.8936821234589" calcext:value-type="float">
            <text:p>23.8936821234589</text:p>
          </table:table-cell>
        </table:table-row>
        <table:table-row table:style-name="ro1">
          <table:table-cell office:value-type="float" office:value="14722" calcext:value-type="float">
            <text:p>14722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6204257565095" calcext:value-type="float">
            <text:p>19.6204257565095</text:p>
          </table:table-cell>
        </table:table-row>
        <table:table-row table:style-name="ro1">
          <table:table-cell office:value-type="float" office:value="14723" calcext:value-type="float">
            <text:p>14723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0.9342493055167" calcext:value-type="float">
            <text:p>40.9342493055167</text:p>
          </table:table-cell>
        </table:table-row>
        <table:table-row table:style-name="ro1">
          <table:table-cell office:value-type="float" office:value="14724" calcext:value-type="float">
            <text:p>14724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8.098779064015" calcext:value-type="float">
            <text:p>28.098779064015</text:p>
          </table:table-cell>
        </table:table-row>
        <table:table-row table:style-name="ro1">
          <table:table-cell office:value-type="float" office:value="14725" calcext:value-type="float">
            <text:p>14725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8.2896860599078" calcext:value-type="float">
            <text:p>18.2896860599078</text:p>
          </table:table-cell>
        </table:table-row>
        <table:table-row table:style-name="ro1">
          <table:table-cell office:value-type="float" office:value="14726" calcext:value-type="float">
            <text:p>14726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9.7620845329955" calcext:value-type="float">
            <text:p>49.7620845329955</text:p>
          </table:table-cell>
        </table:table-row>
        <table:table-row table:style-name="ro1">
          <table:table-cell office:value-type="float" office:value="14727" calcext:value-type="float">
            <text:p>14727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0414171859765" calcext:value-type="float">
            <text:p>32.0414171859765</text:p>
          </table:table-cell>
        </table:table-row>
        <table:table-row table:style-name="ro1">
          <table:table-cell office:value-type="float" office:value="14728" calcext:value-type="float">
            <text:p>14728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1150049764161" calcext:value-type="float">
            <text:p>24.1150049764161</text:p>
          </table:table-cell>
        </table:table-row>
        <table:table-row table:style-name="ro1">
          <table:table-cell office:value-type="float" office:value="14729" calcext:value-type="float">
            <text:p>1472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2.7027444839858" calcext:value-type="float">
            <text:p>12.7027444839858</text:p>
          </table:table-cell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3.8515363260643" calcext:value-type="float">
            <text:p>43.8515363260643</text:p>
          </table:table-cell>
        </table:table-row>
        <table:table-row table:style-name="ro1">
          <table:table-cell office:value-type="float" office:value="14731" calcext:value-type="float">
            <text:p>14731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2803417216083" calcext:value-type="float">
            <text:p>19.2803417216083</text:p>
          </table:table-cell>
        </table:table-row>
        <table:table-row table:style-name="ro1">
          <table:table-cell office:value-type="float" office:value="14732" calcext:value-type="float">
            <text:p>14732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480431467361" calcext:value-type="float">
            <text:p>25.480431467361</text:p>
          </table:table-cell>
        </table:table-row>
        <table:table-row table:style-name="ro1">
          <table:table-cell office:value-type="float" office:value="14733" calcext:value-type="float">
            <text:p>14733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5385031226157" calcext:value-type="float">
            <text:p>26.5385031226157</text:p>
          </table:table-cell>
        </table:table-row>
        <table:table-row table:style-name="ro1">
          <table:table-cell office:value-type="float" office:value="14734" calcext:value-type="float">
            <text:p>14734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2.0811395444418" calcext:value-type="float">
            <text:p>22.0811395444418</text:p>
          </table:table-cell>
        </table:table-row>
        <table:table-row table:style-name="ro1">
          <table:table-cell office:value-type="float" office:value="14735" calcext:value-type="float">
            <text:p>14735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5562755294542" calcext:value-type="float">
            <text:p>33.5562755294542</text:p>
          </table:table-cell>
        </table:table-row>
        <table:table-row table:style-name="ro1">
          <table:table-cell office:value-type="float" office:value="14736" calcext:value-type="float">
            <text:p>14736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0.2372086698533" calcext:value-type="float">
            <text:p>60.2372086698533</text:p>
          </table:table-cell>
        </table:table-row>
        <table:table-row table:style-name="ro1">
          <table:table-cell office:value-type="float" office:value="14737" calcext:value-type="float">
            <text:p>14737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7098994633936" calcext:value-type="float">
            <text:p>32.7098994633936</text:p>
          </table:table-cell>
        </table:table-row>
        <table:table-row table:style-name="ro1">
          <table:table-cell office:value-type="float" office:value="14738" calcext:value-type="float">
            <text:p>14738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2610358895524" calcext:value-type="float">
            <text:p>25.2610358895524</text:p>
          </table:table-cell>
        </table:table-row>
        <table:table-row table:style-name="ro1">
          <table:table-cell office:value-type="float" office:value="14739" calcext:value-type="float">
            <text:p>14739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.02416036107792" calcext:value-type="float">
            <text:p>3.02416036107792</text:p>
          </table:table-cell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1.562246948385" calcext:value-type="float">
            <text:p>11.562246948385</text:p>
          </table:table-cell>
        </table:table-row>
        <table:table-row table:style-name="ro1">
          <table:table-cell office:value-type="float" office:value="14741" calcext:value-type="float">
            <text:p>1474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9469001461064" calcext:value-type="float">
            <text:p>42.9469001461064</text:p>
          </table:table-cell>
        </table:table-row>
        <table:table-row table:style-name="ro1">
          <table:table-cell office:value-type="float" office:value="14742" calcext:value-type="float">
            <text:p>1474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1.5794504364796" calcext:value-type="float">
            <text:p>51.5794504364796</text:p>
          </table:table-cell>
        </table:table-row>
        <table:table-row table:style-name="ro1">
          <table:table-cell office:value-type="float" office:value="14743" calcext:value-type="float">
            <text:p>1474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2.7048730307577" calcext:value-type="float">
            <text:p>72.7048730307577</text:p>
          </table:table-cell>
        </table:table-row>
        <table:table-row table:style-name="ro1">
          <table:table-cell office:value-type="float" office:value="14744" calcext:value-type="float">
            <text:p>1474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8.9252549901927" calcext:value-type="float">
            <text:p>38.9252549901927</text:p>
          </table:table-cell>
        </table:table-row>
        <table:table-row table:style-name="ro1">
          <table:table-cell office:value-type="float" office:value="14745" calcext:value-type="float">
            <text:p>1474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3802855871226" calcext:value-type="float">
            <text:p>26.3802855871226</text:p>
          </table:table-cell>
        </table:table-row>
        <table:table-row table:style-name="ro1">
          <table:table-cell office:value-type="float" office:value="14746" calcext:value-type="float">
            <text:p>1474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75.110835201794" calcext:value-type="float">
            <text:p>275.110835201794</text:p>
          </table:table-cell>
        </table:table-row>
        <table:table-row table:style-name="ro1">
          <table:table-cell office:value-type="float" office:value="14747" calcext:value-type="float">
            <text:p>1474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4.5827963968738" calcext:value-type="float">
            <text:p>14.5827963968738</text:p>
          </table:table-cell>
        </table:table-row>
        <table:table-row table:style-name="ro1">
          <table:table-cell office:value-type="float" office:value="14748" calcext:value-type="float">
            <text:p>1474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3.2774133184768" calcext:value-type="float">
            <text:p>53.2774133184768</text:p>
          </table:table-cell>
        </table:table-row>
        <table:table-row table:style-name="ro1">
          <table:table-cell office:value-type="float" office:value="14749" calcext:value-type="float">
            <text:p>1474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7792875921439" calcext:value-type="float">
            <text:p>33.7792875921439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6.3590025094103" calcext:value-type="float">
            <text:p>16.3590025094103</text:p>
          </table:table-cell>
        </table:table-row>
        <table:table-row table:style-name="ro1">
          <table:table-cell office:value-type="float" office:value="14751" calcext:value-type="float">
            <text:p>1475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9.0800600494134" calcext:value-type="float">
            <text:p>59.0800600494134</text:p>
          </table:table-cell>
        </table:table-row>
        <table:table-row table:style-name="ro1">
          <table:table-cell office:value-type="float" office:value="14753" calcext:value-type="float">
            <text:p>14753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3.8706169529137" calcext:value-type="float">
            <text:p>13.8706169529137</text:p>
          </table:table-cell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506418859038311" calcext:value-type="float">
            <text:p>0.506418859038311</text:p>
          </table:table-cell>
        </table:table-row>
        <table:table-row table:style-name="ro1">
          <table:table-cell office:value-type="float" office:value="14755" calcext:value-type="float">
            <text:p>14755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8061139461607" calcext:value-type="float">
            <text:p>15.8061139461607</text:p>
          </table:table-cell>
        </table:table-row>
        <table:table-row table:style-name="ro1">
          <table:table-cell office:value-type="float" office:value="14756" calcext:value-type="float">
            <text:p>14756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5089645050823" calcext:value-type="float">
            <text:p>21.5089645050823</text:p>
          </table:table-cell>
        </table:table-row>
        <table:table-row table:style-name="ro1">
          <table:table-cell office:value-type="float" office:value="14757" calcext:value-type="float">
            <text:p>1475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95640529896169" calcext:value-type="float">
            <text:p>3.95640529896169</text:p>
          </table:table-cell>
        </table:table-row>
        <table:table-row table:style-name="ro1">
          <table:table-cell office:value-type="float" office:value="14758" calcext:value-type="float">
            <text:p>14758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9" calcext:value-type="float">
            <text:p>14759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1647654834597" calcext:value-type="float">
            <text:p>21.1647654834597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1" calcext:value-type="float">
            <text:p>14761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4.34794561103" calcext:value-type="float">
            <text:p>14.34794561103</text:p>
          </table:table-cell>
        </table:table-row>
        <table:table-row table:style-name="ro1">
          <table:table-cell office:value-type="float" office:value="14762" calcext:value-type="float">
            <text:p>14762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70343428419833" calcext:value-type="float">
            <text:p>4.70343428419833</text:p>
          </table:table-cell>
        </table:table-row>
        <table:table-row table:style-name="ro1">
          <table:table-cell office:value-type="float" office:value="14763" calcext:value-type="float">
            <text:p>14763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7.5017593244194" calcext:value-type="float">
            <text:p>47.5017593244194</text:p>
          </table:table-cell>
        </table:table-row>
        <table:table-row table:style-name="ro1">
          <table:table-cell office:value-type="float" office:value="14764" calcext:value-type="float">
            <text:p>14764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8163502805899" calcext:value-type="float">
            <text:p>26.8163502805899</text:p>
          </table:table-cell>
        </table:table-row>
        <table:table-row table:style-name="ro1">
          <table:table-cell office:value-type="float" office:value="14765" calcext:value-type="float">
            <text:p>14765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03588131987731" calcext:value-type="float">
            <text:p>3.03588131987731</text:p>
          </table:table-cell>
        </table:table-row>
        <table:table-row table:style-name="ro1">
          <table:table-cell office:value-type="float" office:value="14766" calcext:value-type="float">
            <text:p>14766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7" calcext:value-type="float">
            <text:p>14767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0273638143498791" calcext:value-type="float">
            <text:p>0.0273638143498791</text:p>
          </table:table-cell>
        </table:table-row>
        <table:table-row table:style-name="ro1">
          <table:table-cell office:value-type="float" office:value="14768" calcext:value-type="float">
            <text:p>14768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8155496205859" calcext:value-type="float">
            <text:p>3.68155496205859</text:p>
          </table:table-cell>
        </table:table-row>
        <table:table-row table:style-name="ro1">
          <table:table-cell office:value-type="float" office:value="14769" calcext:value-type="float">
            <text:p>14769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47258384179324" calcext:value-type="float">
            <text:p>4.47258384179324</text:p>
          </table:table-cell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1" calcext:value-type="float">
            <text:p>14771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.50496755246503" calcext:value-type="float">
            <text:p>5.50496755246503</text:p>
          </table:table-cell>
        </table:table-row>
        <table:table-row table:style-name="ro1">
          <table:table-cell office:value-type="float" office:value="14772" calcext:value-type="float">
            <text:p>14772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9.17327792738416" calcext:value-type="float">
            <text:p>9.17327792738416</text:p>
          </table:table-cell>
        </table:table-row>
        <table:table-row table:style-name="ro1">
          <table:table-cell office:value-type="float" office:value="14773" calcext:value-type="float">
            <text:p>14773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8.2309827572465" calcext:value-type="float">
            <text:p>18.2309827572465</text:p>
          </table:table-cell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5" calcext:value-type="float">
            <text:p>14775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8.5749713383374" calcext:value-type="float">
            <text:p>18.5749713383374</text:p>
          </table:table-cell>
        </table:table-row>
        <table:table-row table:style-name="ro1">
          <table:table-cell office:value-type="float" office:value="14776" calcext:value-type="float">
            <text:p>14776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.8998835282731" calcext:value-type="float">
            <text:p>1.8998835282731</text:p>
          </table:table-cell>
        </table:table-row>
        <table:table-row table:style-name="ro1">
          <table:table-cell office:value-type="float" office:value="14777" calcext:value-type="float">
            <text:p>14777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8" calcext:value-type="float">
            <text:p>14778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9" calcext:value-type="float">
            <text:p>14779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4422042216047" calcext:value-type="float">
            <text:p>15.4422042216047</text:p>
          </table:table-cell>
        </table:table-row>
        <table:table-row table:style-name="ro1">
          <table:table-cell office:value-type="float" office:value="14780" calcext:value-type="float">
            <text:p>1478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648358875926" calcext:value-type="float">
            <text:p>26.648358875926</text:p>
          </table:table-cell>
        </table:table-row>
        <table:table-row table:style-name="ro1">
          <table:table-cell office:value-type="float" office:value="14781" calcext:value-type="float">
            <text:p>1478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88870815796934" calcext:value-type="float">
            <text:p>6.88870815796934</text:p>
          </table:table-cell>
        </table:table-row>
        <table:table-row table:style-name="ro1">
          <table:table-cell office:value-type="float" office:value="14782" calcext:value-type="float">
            <text:p>1478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4848669652036" calcext:value-type="float">
            <text:p>3.4848669652036</text:p>
          </table:table-cell>
        </table:table-row>
        <table:table-row table:style-name="ro1">
          <table:table-cell office:value-type="float" office:value="14783" calcext:value-type="float">
            <text:p>1478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50818417104276" calcext:value-type="float">
            <text:p>3.50818417104276</text:p>
          </table:table-cell>
        </table:table-row>
        <table:table-row table:style-name="ro1">
          <table:table-cell office:value-type="float" office:value="14784" calcext:value-type="float">
            <text:p>1478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5716549363486" calcext:value-type="float">
            <text:p>3.65716549363486</text:p>
          </table:table-cell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6" calcext:value-type="float">
            <text:p>1478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7.6169122357463" calcext:value-type="float">
            <text:p>17.6169122357463</text:p>
          </table:table-cell>
        </table:table-row>
        <table:table-row table:style-name="ro1">
          <table:table-cell office:value-type="float" office:value="14787" calcext:value-type="float">
            <text:p>1478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8" calcext:value-type="float">
            <text:p>1478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6.2159392410041" calcext:value-type="float">
            <text:p>16.2159392410041</text:p>
          </table:table-cell>
        </table:table-row>
        <table:table-row table:style-name="ro1">
          <table:table-cell office:value-type="float" office:value="14789" calcext:value-type="float">
            <text:p>1478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91599309242744" calcext:value-type="float">
            <text:p>6.91599309242744</text:p>
          </table:table-cell>
        </table:table-row>
        <table:table-row table:style-name="ro1">
          <table:table-cell office:value-type="float" office:value="14790" calcext:value-type="float">
            <text:p>1479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1" calcext:value-type="float">
            <text:p>14791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pargne de gestion</text:p>
          </table:table-cell>
          <table:table-cell office:value-type="float" office:value="303.575967936715" calcext:value-type="float">
            <text:p>303.575967936715</text:p>
          </table:table-cell>
        </table:table-row>
        <table:table-row table:style-name="ro1">
          <table:table-cell office:value-type="float" office:value="14792" calcext:value-type="float">
            <text:p>14792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79.453825038718" calcext:value-type="float">
            <text:p>179.453825038718</text:p>
          </table:table-cell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pargne de gestion</text:p>
          </table:table-cell>
          <table:table-cell office:value-type="float" office:value="437.871827665662" calcext:value-type="float">
            <text:p>437.871827665662</text:p>
          </table:table-cell>
        </table:table-row>
        <table:table-row table:style-name="ro1">
          <table:table-cell office:value-type="float" office:value="14794" calcext:value-type="float">
            <text:p>14794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pargne de gestion</text:p>
          </table:table-cell>
          <table:table-cell office:value-type="float" office:value="398.976763305706" calcext:value-type="float">
            <text:p>398.976763305706</text:p>
          </table:table-cell>
        </table:table-row>
        <table:table-row table:style-name="ro1">
          <table:table-cell office:value-type="float" office:value="14795" calcext:value-type="float">
            <text:p>1479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pargne de gestion</text:p>
          </table:table-cell>
          <table:table-cell office:value-type="float" office:value="485.165841713323" calcext:value-type="float">
            <text:p>485.165841713323</text:p>
          </table:table-cell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pargne de gestion</text:p>
          </table:table-cell>
          <table:table-cell office:value-type="float" office:value="351.976663840051" calcext:value-type="float">
            <text:p>351.976663840051</text:p>
          </table:table-cell>
        </table:table-row>
        <table:table-row table:style-name="ro1">
          <table:table-cell office:value-type="float" office:value="14797" calcext:value-type="float">
            <text:p>14797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pargne de gestion</text:p>
          </table:table-cell>
          <table:table-cell office:value-type="float" office:value="56.0086186953598" calcext:value-type="float">
            <text:p>56.0086186953598</text:p>
          </table:table-cell>
        </table:table-row>
        <table:table-row table:style-name="ro1">
          <table:table-cell office:value-type="float" office:value="14798" calcext:value-type="float">
            <text:p>14798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56.749857746762" calcext:value-type="float">
            <text:p>156.749857746762</text:p>
          </table:table-cell>
        </table:table-row>
        <table:table-row table:style-name="ro1">
          <table:table-cell office:value-type="float" office:value="14799" calcext:value-type="float">
            <text:p>14799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pargne de gestion</text:p>
          </table:table-cell>
          <table:table-cell office:value-type="float" office:value="217.285083219111" calcext:value-type="float">
            <text:p>217.285083219111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pargne de gestion</text:p>
          </table:table-cell>
          <table:table-cell office:value-type="float" office:value="217.907163822453" calcext:value-type="float">
            <text:p>217.907163822453</text:p>
          </table:table-cell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pargne de gestion</text:p>
          </table:table-cell>
          <table:table-cell office:value-type="float" office:value="233.908140856477" calcext:value-type="float">
            <text:p>233.908140856477</text:p>
          </table:table-cell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pargne de gestion</text:p>
          </table:table-cell>
          <table:table-cell office:value-type="float" office:value="378.399556650246" calcext:value-type="float">
            <text:p>378.399556650246</text:p>
          </table:table-cell>
        </table:table-row>
        <table:table-row table:style-name="ro1">
          <table:table-cell office:value-type="float" office:value="14803" calcext:value-type="float">
            <text:p>14803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245.734981635811" calcext:value-type="float">
            <text:p>245.734981635811</text:p>
          </table:table-cell>
        </table:table-row>
        <table:table-row table:style-name="ro1">
          <table:table-cell office:value-type="float" office:value="14804" calcext:value-type="float">
            <text:p>14804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pargne de gestion</text:p>
          </table:table-cell>
          <table:table-cell office:value-type="float" office:value="199.233309587415" calcext:value-type="float">
            <text:p>199.233309587415</text:p>
          </table:table-cell>
        </table:table-row>
        <table:table-row table:style-name="ro1">
          <table:table-cell office:value-type="float" office:value="14805" calcext:value-type="float">
            <text:p>14805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279.041589861751" calcext:value-type="float">
            <text:p>279.041589861751</text:p>
          </table:table-cell>
        </table:table-row>
        <table:table-row table:style-name="ro1">
          <table:table-cell office:value-type="float" office:value="14806" calcext:value-type="float">
            <text:p>14806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130.087474375216" calcext:value-type="float">
            <text:p>130.087474375216</text:p>
          </table:table-cell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pargne de gestion</text:p>
          </table:table-cell>
          <table:table-cell office:value-type="float" office:value="218.372280724066" calcext:value-type="float">
            <text:p>218.372280724066</text:p>
          </table:table-cell>
        </table:table-row>
        <table:table-row table:style-name="ro1">
          <table:table-cell office:value-type="float" office:value="14808" calcext:value-type="float">
            <text:p>14808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pargne de gestion</text:p>
          </table:table-cell>
          <table:table-cell office:value-type="float" office:value="218.674649270847" calcext:value-type="float">
            <text:p>218.674649270847</text:p>
          </table:table-cell>
        </table:table-row>
        <table:table-row table:style-name="ro1">
          <table:table-cell office:value-type="float" office:value="14809" calcext:value-type="float">
            <text:p>1480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pargne de gestion</text:p>
          </table:table-cell>
          <table:table-cell office:value-type="float" office:value="381.519249822064" calcext:value-type="float">
            <text:p>381.519249822064</text:p>
          </table:table-cell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pargne de gestion</text:p>
          </table:table-cell>
          <table:table-cell office:value-type="float" office:value="260.848238817428" calcext:value-type="float">
            <text:p>260.848238817428</text:p>
          </table:table-cell>
        </table:table-row>
        <table:table-row table:style-name="ro1">
          <table:table-cell office:value-type="float" office:value="14811" calcext:value-type="float">
            <text:p>14811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pargne de gestion</text:p>
          </table:table-cell>
          <table:table-cell office:value-type="float" office:value="242.355037143653" calcext:value-type="float">
            <text:p>242.355037143653</text:p>
          </table:table-cell>
        </table:table-row>
        <table:table-row table:style-name="ro1">
          <table:table-cell office:value-type="float" office:value="14812" calcext:value-type="float">
            <text:p>14812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198.180896410638" calcext:value-type="float">
            <text:p>198.180896410638</text:p>
          </table:table-cell>
        </table:table-row>
        <table:table-row table:style-name="ro1">
          <table:table-cell office:value-type="float" office:value="14813" calcext:value-type="float">
            <text:p>14813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pargne de gestion</text:p>
          </table:table-cell>
          <table:table-cell office:value-type="float" office:value="238.027041427643" calcext:value-type="float">
            <text:p>238.027041427643</text:p>
          </table:table-cell>
        </table:table-row>
        <table:table-row table:style-name="ro1">
          <table:table-cell office:value-type="float" office:value="14814" calcext:value-type="float">
            <text:p>14814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pargne de gestion</text:p>
          </table:table-cell>
          <table:table-cell office:value-type="float" office:value="282.002775097882" calcext:value-type="float">
            <text:p>282.002775097882</text:p>
          </table:table-cell>
        </table:table-row>
        <table:table-row table:style-name="ro1">
          <table:table-cell office:value-type="float" office:value="14815" calcext:value-type="float">
            <text:p>14815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pargne de gestion</text:p>
          </table:table-cell>
          <table:table-cell office:value-type="float" office:value="453.264246624781" calcext:value-type="float">
            <text:p>453.264246624781</text:p>
          </table:table-cell>
        </table:table-row>
        <table:table-row table:style-name="ro1">
          <table:table-cell office:value-type="float" office:value="14816" calcext:value-type="float">
            <text:p>14816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01.101293472886" calcext:value-type="float">
            <text:p>201.101293472886</text:p>
          </table:table-cell>
        </table:table-row>
        <table:table-row table:style-name="ro1">
          <table:table-cell office:value-type="float" office:value="14817" calcext:value-type="float">
            <text:p>14817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187.272897057916" calcext:value-type="float">
            <text:p>187.272897057916</text:p>
          </table:table-cell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pargne de gestion</text:p>
          </table:table-cell>
          <table:table-cell office:value-type="float" office:value="237.271954118134" calcext:value-type="float">
            <text:p>237.271954118134</text:p>
          </table:table-cell>
        </table:table-row>
        <table:table-row table:style-name="ro1">
          <table:table-cell office:value-type="float" office:value="14819" calcext:value-type="float">
            <text:p>14819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pargne de gestion</text:p>
          </table:table-cell>
          <table:table-cell office:value-type="float" office:value="71.4572992167795" calcext:value-type="float">
            <text:p>71.4572992167795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pargne de gestion</text:p>
          </table:table-cell>
          <table:table-cell office:value-type="float" office:value="362.498367573404" calcext:value-type="float">
            <text:p>362.498367573404</text:p>
          </table:table-cell>
        </table:table-row>
        <table:table-row table:style-name="ro1">
          <table:table-cell office:value-type="float" office:value="14821" calcext:value-type="float">
            <text:p>1482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49.771032775803" calcext:value-type="float">
            <text:p>249.771032775803</text:p>
          </table:table-cell>
        </table:table-row>
        <table:table-row table:style-name="ro1">
          <table:table-cell office:value-type="float" office:value="14822" calcext:value-type="float">
            <text:p>1482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225.900608632015" calcext:value-type="float">
            <text:p>225.900608632015</text:p>
          </table:table-cell>
        </table:table-row>
        <table:table-row table:style-name="ro1">
          <table:table-cell office:value-type="float" office:value="14823" calcext:value-type="float">
            <text:p>1482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322.325173668417" calcext:value-type="float">
            <text:p>322.325173668417</text:p>
          </table:table-cell>
        </table:table-row>
        <table:table-row table:style-name="ro1">
          <table:table-cell office:value-type="float" office:value="14824" calcext:value-type="float">
            <text:p>1482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pargne de gestion</text:p>
          </table:table-cell>
          <table:table-cell office:value-type="float" office:value="268.973112957194" calcext:value-type="float">
            <text:p>268.973112957194</text:p>
          </table:table-cell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pargne de gestion</text:p>
          </table:table-cell>
          <table:table-cell office:value-type="float" office:value="142.587765249858" calcext:value-type="float">
            <text:p>142.587765249858</text:p>
          </table:table-cell>
        </table:table-row>
        <table:table-row table:style-name="ro1">
          <table:table-cell office:value-type="float" office:value="14826" calcext:value-type="float">
            <text:p>1482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pargne de gestion</text:p>
          </table:table-cell>
          <table:table-cell office:value-type="float" office:value="299.661754217382" calcext:value-type="float">
            <text:p>299.661754217382</text:p>
          </table:table-cell>
        </table:table-row>
        <table:table-row table:style-name="ro1">
          <table:table-cell office:value-type="float" office:value="14827" calcext:value-type="float">
            <text:p>1482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pargne de gestion</text:p>
          </table:table-cell>
          <table:table-cell office:value-type="float" office:value="121.042482448006" calcext:value-type="float">
            <text:p>121.042482448006</text:p>
          </table:table-cell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pargne de gestion</text:p>
          </table:table-cell>
          <table:table-cell office:value-type="float" office:value="83.0648784164646" calcext:value-type="float">
            <text:p>83.0648784164646</text:p>
          </table:table-cell>
        </table:table-row>
        <table:table-row table:style-name="ro1">
          <table:table-cell office:value-type="float" office:value="14829" calcext:value-type="float">
            <text:p>1482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pargne de gestion</text:p>
          </table:table-cell>
          <table:table-cell office:value-type="float" office:value="269.744454095572" calcext:value-type="float">
            <text:p>269.744454095572</text:p>
          </table:table-cell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pargne de gestion</text:p>
          </table:table-cell>
          <table:table-cell office:value-type="float" office:value="130.409307559599" calcext:value-type="float">
            <text:p>130.409307559599</text:p>
          </table:table-cell>
        </table:table-row>
        <table:table-row table:style-name="ro1">
          <table:table-cell office:value-type="float" office:value="14831" calcext:value-type="float">
            <text:p>1483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Taxe d'enlévement des ordures ménagères</text:p>
          </table:table-cell>
          <table:table-cell office:value-type="float" office:value="0.0425875471602563" calcext:value-type="float">
            <text:p>0.0425875471602563</text:p>
          </table:table-cell>
        </table:table-row>
        <table:table-row table:style-name="ro1">
          <table:table-cell office:value-type="float" office:value="14832" calcext:value-type="float">
            <text:p>14832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TVA</text:p>
          </table:table-cell>
          <table:table-cell office:value-type="float" office:value="1.94107816575089" calcext:value-type="float">
            <text:p>1.94107816575089</text:p>
          </table:table-cell>
        </table:table-row>
        <table:table-row table:style-name="ro1">
          <table:table-cell office:value-type="float" office:value="14833" calcext:value-type="float">
            <text:p>14833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rais de personnel</text:p>
          </table:table-cell>
          <table:table-cell office:value-type="float" office:value="1007.16156538406" calcext:value-type="float">
            <text:p>1007.16156538406</text:p>
          </table:table-cell>
        </table:table-row>
        <table:table-row table:style-name="ro1">
          <table:table-cell office:value-type="float" office:value="14834" calcext:value-type="float">
            <text:p>14834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103.86316416634" calcext:value-type="float">
            <text:p>1103.86316416634</text:p>
          </table:table-cell>
        </table:table-row>
        <table:table-row table:style-name="ro1">
          <table:table-cell office:value-type="float" office:value="14835" calcext:value-type="float">
            <text:p>14835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rais de personnel</text:p>
          </table:table-cell>
          <table:table-cell office:value-type="float" office:value="1145.41869090725" calcext:value-type="float">
            <text:p>1145.41869090725</text:p>
          </table:table-cell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rais de personnel</text:p>
          </table:table-cell>
          <table:table-cell office:value-type="float" office:value="907.76275207206" calcext:value-type="float">
            <text:p>907.76275207206</text:p>
          </table:table-cell>
        </table:table-row>
        <table:table-row table:style-name="ro1">
          <table:table-cell office:value-type="float" office:value="14837" calcext:value-type="float">
            <text:p>14837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rais de personnel</text:p>
          </table:table-cell>
          <table:table-cell office:value-type="float" office:value="1299.45689623308" calcext:value-type="float">
            <text:p>1299.45689623308</text:p>
          </table:table-cell>
        </table:table-row>
        <table:table-row table:style-name="ro1">
          <table:table-cell office:value-type="float" office:value="14838" calcext:value-type="float">
            <text:p>148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rais de personnel</text:p>
          </table:table-cell>
          <table:table-cell office:value-type="float" office:value="963.681958656039" calcext:value-type="float">
            <text:p>963.681958656039</text:p>
          </table:table-cell>
        </table:table-row>
        <table:table-row table:style-name="ro1">
          <table:table-cell office:value-type="float" office:value="14839" calcext:value-type="float">
            <text:p>14839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rais de personnel</text:p>
          </table:table-cell>
          <table:table-cell office:value-type="float" office:value="921.221532616005" calcext:value-type="float">
            <text:p>921.221532616005</text:p>
          </table:table-cell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17.01683385895" calcext:value-type="float">
            <text:p>1017.01683385895</text:p>
          </table:table-cell>
        </table:table-row>
        <table:table-row table:style-name="ro1">
          <table:table-cell office:value-type="float" office:value="14841" calcext:value-type="float">
            <text:p>14841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rais de personnel</text:p>
          </table:table-cell>
          <table:table-cell office:value-type="float" office:value="737.429154102213" calcext:value-type="float">
            <text:p>737.429154102213</text:p>
          </table:table-cell>
        </table:table-row>
        <table:table-row table:style-name="ro1">
          <table:table-cell office:value-type="float" office:value="14842" calcext:value-type="float">
            <text:p>14842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rais de personnel</text:p>
          </table:table-cell>
          <table:table-cell office:value-type="float" office:value="1038.91538285859" calcext:value-type="float">
            <text:p>1038.91538285859</text:p>
          </table:table-cell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rais de personnel</text:p>
          </table:table-cell>
          <table:table-cell office:value-type="float" office:value="931.146335190383" calcext:value-type="float">
            <text:p>931.146335190383</text:p>
          </table:table-cell>
        </table:table-row>
        <table:table-row table:style-name="ro1">
          <table:table-cell office:value-type="float" office:value="14844" calcext:value-type="float">
            <text:p>14844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rais de personnel</text:p>
          </table:table-cell>
          <table:table-cell office:value-type="float" office:value="1307.51138282899" calcext:value-type="float">
            <text:p>1307.51138282899</text:p>
          </table:table-cell>
        </table:table-row>
        <table:table-row table:style-name="ro1">
          <table:table-cell office:value-type="float" office:value="14845" calcext:value-type="float">
            <text:p>14845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741.342873762515" calcext:value-type="float">
            <text:p>741.342873762515</text:p>
          </table:table-cell>
        </table:table-row>
        <table:table-row table:style-name="ro1">
          <table:table-cell office:value-type="float" office:value="14846" calcext:value-type="float">
            <text:p>14846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rais de personnel</text:p>
          </table:table-cell>
          <table:table-cell office:value-type="float" office:value="709.990760364104" calcext:value-type="float">
            <text:p>709.990760364104</text:p>
          </table:table-cell>
        </table:table-row>
        <table:table-row table:style-name="ro1">
          <table:table-cell office:value-type="float" office:value="14847" calcext:value-type="float">
            <text:p>14847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39.265224654378" calcext:value-type="float">
            <text:p>939.265224654378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940.159570424968" calcext:value-type="float">
            <text:p>940.159570424968</text:p>
          </table:table-cell>
        </table:table-row>
        <table:table-row table:style-name="ro1">
          <table:table-cell office:value-type="float" office:value="14849" calcext:value-type="float">
            <text:p>14849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rais de personnel</text:p>
          </table:table-cell>
          <table:table-cell office:value-type="float" office:value="1013.82699817712" calcext:value-type="float">
            <text:p>1013.82699817712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rais de personnel</text:p>
          </table:table-cell>
          <table:table-cell office:value-type="float" office:value="917.900944653598" calcext:value-type="float">
            <text:p>917.900944653598</text:p>
          </table:table-cell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rais de personnel</text:p>
          </table:table-cell>
          <table:table-cell office:value-type="float" office:value="847.923995729537" calcext:value-type="float">
            <text:p>847.923995729537</text:p>
          </table:table-cell>
        </table:table-row>
        <table:table-row table:style-name="ro1">
          <table:table-cell office:value-type="float" office:value="14852" calcext:value-type="float">
            <text:p>14852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rais de personnel</text:p>
          </table:table-cell>
          <table:table-cell office:value-type="float" office:value="1055.03221625144" calcext:value-type="float">
            <text:p>1055.03221625144</text:p>
          </table:table-cell>
        </table:table-row>
        <table:table-row table:style-name="ro1">
          <table:table-cell office:value-type="float" office:value="14853" calcext:value-type="float">
            <text:p>14853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rais de personnel</text:p>
          </table:table-cell>
          <table:table-cell office:value-type="float" office:value="863.801491781967" calcext:value-type="float">
            <text:p>863.801491781967</text:p>
          </table:table-cell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72.606878237998" calcext:value-type="float">
            <text:p>972.606878237998</text:p>
          </table:table-cell>
        </table:table-row>
        <table:table-row table:style-name="ro1">
          <table:table-cell office:value-type="float" office:value="14855" calcext:value-type="float">
            <text:p>14855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rais de personnel</text:p>
          </table:table-cell>
          <table:table-cell office:value-type="float" office:value="1003.75283013536" calcext:value-type="float">
            <text:p>1003.75283013536</text:p>
          </table:table-cell>
        </table:table-row>
        <table:table-row table:style-name="ro1">
          <table:table-cell office:value-type="float" office:value="14856" calcext:value-type="float">
            <text:p>14856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rais de personnel</text:p>
          </table:table-cell>
          <table:table-cell office:value-type="float" office:value="855.359788877112" calcext:value-type="float">
            <text:p>855.359788877112</text:p>
          </table:table-cell>
        </table:table-row>
        <table:table-row table:style-name="ro1">
          <table:table-cell office:value-type="float" office:value="14857" calcext:value-type="float">
            <text:p>14857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rais de personnel</text:p>
          </table:table-cell>
          <table:table-cell office:value-type="float" office:value="1132.71136928099" calcext:value-type="float">
            <text:p>1132.71136928099</text:p>
          </table:table-cell>
        </table:table-row>
        <table:table-row table:style-name="ro1">
          <table:table-cell office:value-type="float" office:value="14858" calcext:value-type="float">
            <text:p>14858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865.771794132191" calcext:value-type="float">
            <text:p>865.771794132191</text:p>
          </table:table-cell>
        </table:table-row>
        <table:table-row table:style-name="ro1">
          <table:table-cell office:value-type="float" office:value="14859" calcext:value-type="float">
            <text:p>14859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916.424907173256" calcext:value-type="float">
            <text:p>916.424907173256</text:p>
          </table:table-cell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rais de personnel</text:p>
          </table:table-cell>
          <table:table-cell office:value-type="float" office:value="801.834850115296" calcext:value-type="float">
            <text:p>801.834850115296</text:p>
          </table:table-cell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rais de personnel</text:p>
          </table:table-cell>
          <table:table-cell office:value-type="float" office:value="459.023643302801" calcext:value-type="float">
            <text:p>459.023643302801</text:p>
          </table:table-cell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rais de personnel</text:p>
          </table:table-cell>
          <table:table-cell office:value-type="float" office:value="864.160776474822" calcext:value-type="float">
            <text:p>864.160776474822</text:p>
          </table:table-cell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955.946786532045" calcext:value-type="float">
            <text:p>955.946786532045</text:p>
          </table:table-cell>
        </table:table-row>
        <table:table-row table:style-name="ro1">
          <table:table-cell office:value-type="float" office:value="14864" calcext:value-type="float">
            <text:p>14864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1065.0024407137" calcext:value-type="float">
            <text:p>1065.0024407137</text:p>
          </table:table-cell>
        </table:table-row>
        <table:table-row table:style-name="ro1">
          <table:table-cell office:value-type="float" office:value="14865" calcext:value-type="float">
            <text:p>14865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1239.76308102026" calcext:value-type="float">
            <text:p>1239.76308102026</text:p>
          </table:table-cell>
        </table:table-row>
        <table:table-row table:style-name="ro1">
          <table:table-cell office:value-type="float" office:value="14866" calcext:value-type="float">
            <text:p>14866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rais de personnel</text:p>
          </table:table-cell>
          <table:table-cell office:value-type="float" office:value="1008.54413695627" calcext:value-type="float">
            <text:p>1008.54413695627</text:p>
          </table:table-cell>
        </table:table-row>
        <table:table-row table:style-name="ro1">
          <table:table-cell office:value-type="float" office:value="14867" calcext:value-type="float">
            <text:p>14867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rais de personnel</text:p>
          </table:table-cell>
          <table:table-cell office:value-type="float" office:value="1011.13269886012" calcext:value-type="float">
            <text:p>1011.13269886012</text:p>
          </table:table-cell>
        </table:table-row>
        <table:table-row table:style-name="ro1">
          <table:table-cell office:value-type="float" office:value="14868" calcext:value-type="float">
            <text:p>14868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rais de personnel</text:p>
          </table:table-cell>
          <table:table-cell office:value-type="float" office:value="1766.10913303438" calcext:value-type="float">
            <text:p>1766.10913303438</text:p>
          </table:table-cell>
        </table:table-row>
        <table:table-row table:style-name="ro1">
          <table:table-cell office:value-type="float" office:value="14869" calcext:value-type="float">
            <text:p>14869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rais de personnel</text:p>
          </table:table-cell>
          <table:table-cell office:value-type="float" office:value="1091.31915882898" calcext:value-type="float">
            <text:p>1091.31915882898</text:p>
          </table:table-cell>
        </table:table-row>
        <table:table-row table:style-name="ro1">
          <table:table-cell office:value-type="float" office:value="14870" calcext:value-type="float">
            <text:p>14870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rais de personnel</text:p>
          </table:table-cell>
          <table:table-cell office:value-type="float" office:value="832.469685390313" calcext:value-type="float">
            <text:p>832.469685390313</text:p>
          </table:table-cell>
        </table:table-row>
        <table:table-row table:style-name="ro1">
          <table:table-cell office:value-type="float" office:value="14871" calcext:value-type="float">
            <text:p>14871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rais de personnel</text:p>
          </table:table-cell>
          <table:table-cell office:value-type="float" office:value="1021.31790427342" calcext:value-type="float">
            <text:p>1021.31790427342</text:p>
          </table:table-cell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rais de personnel</text:p>
          </table:table-cell>
          <table:table-cell office:value-type="float" office:value="991.465507371393" calcext:value-type="float">
            <text:p>991.465507371393</text:p>
          </table:table-cell>
        </table:table-row>
        <table:table-row table:style-name="ro1">
          <table:table-cell office:value-type="float" office:value="14873" calcext:value-type="float">
            <text:p>14873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Versement transport</text:p>
          </table:table-cell>
          <table:table-cell office:value-type="float" office:value="0.0272175445467006" calcext:value-type="float">
            <text:p>0.0272175445467006</text:p>
          </table:table-cell>
        </table:table-row>
        <table:table-row table:style-name="ro1">
          <table:table-cell office:value-type="float" office:value="14874" calcext:value-type="float">
            <text:p>14874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28.8511515996283" calcext:value-type="float">
            <text:p>28.8511515996283</text:p>
          </table:table-cell>
        </table:table-row>
        <table:table-row table:style-name="ro1">
          <table:table-cell office:value-type="float" office:value="14875" calcext:value-type="float">
            <text:p>14875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6.763294851483" calcext:value-type="float">
            <text:p>136.763294851483</text:p>
          </table:table-cell>
        </table:table-row>
        <table:table-row table:style-name="ro1">
          <table:table-cell office:value-type="float" office:value="14876" calcext:value-type="float">
            <text:p>14876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8.454895633481" calcext:value-type="float">
            <text:p>108.454895633481</text:p>
          </table:table-cell>
        </table:table-row>
        <table:table-row table:style-name="ro1">
          <table:table-cell office:value-type="float" office:value="14877" calcext:value-type="float">
            <text:p>14877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2.695477679589" calcext:value-type="float">
            <text:p>102.695477679589</text:p>
          </table:table-cell>
        </table:table-row>
        <table:table-row table:style-name="ro1">
          <table:table-cell office:value-type="float" office:value="14878" calcext:value-type="float">
            <text:p>14878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5.364248921159" calcext:value-type="float">
            <text:p>45.364248921159</text:p>
          </table:table-cell>
        </table:table-row>
        <table:table-row table:style-name="ro1">
          <table:table-cell office:value-type="float" office:value="14879" calcext:value-type="float">
            <text:p>14879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2641914442572" calcext:value-type="float">
            <text:p>91.2641914442572</text:p>
          </table:table-cell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8.999585052858" calcext:value-type="float">
            <text:p>148.999585052858</text:p>
          </table:table-cell>
        </table:table-row>
        <table:table-row table:style-name="ro1">
          <table:table-cell office:value-type="float" office:value="14881" calcext:value-type="float">
            <text:p>14881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3.9064808338938" calcext:value-type="float">
            <text:p>73.9064808338938</text:p>
          </table:table-cell>
        </table:table-row>
        <table:table-row table:style-name="ro1">
          <table:table-cell office:value-type="float" office:value="14882" calcext:value-type="float">
            <text:p>14882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78.5462759176" calcext:value-type="float">
            <text:p>178.5462759176</text:p>
          </table:table-cell>
        </table:table-row>
        <table:table-row table:style-name="ro1">
          <table:table-cell office:value-type="float" office:value="14883" calcext:value-type="float">
            <text:p>14883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8.8447797141179" calcext:value-type="float">
            <text:p>78.8447797141179</text:p>
          </table:table-cell>
        </table:table-row>
        <table:table-row table:style-name="ro1">
          <table:table-cell office:value-type="float" office:value="14884" calcext:value-type="float">
            <text:p>14884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9.906700712639" calcext:value-type="float">
            <text:p>159.906700712639</text:p>
          </table:table-cell>
        </table:table-row>
        <table:table-row table:style-name="ro1">
          <table:table-cell office:value-type="float" office:value="14885" calcext:value-type="float">
            <text:p>14885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3.7470104301931" calcext:value-type="float">
            <text:p>83.7470104301931</text:p>
          </table:table-cell>
        </table:table-row>
        <table:table-row table:style-name="ro1">
          <table:table-cell office:value-type="float" office:value="14886" calcext:value-type="float">
            <text:p>14886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62.70791783955" calcext:value-type="float">
            <text:p>162.70791783955</text:p>
          </table:table-cell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1.5363355519511" calcext:value-type="float">
            <text:p>41.5363355519511</text:p>
          </table:table-cell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6246566735926" calcext:value-type="float">
            <text:p>59.6246566735926</text:p>
          </table:table-cell>
        </table:table-row>
        <table:table-row table:style-name="ro1">
          <table:table-cell office:value-type="float" office:value="14889" calcext:value-type="float">
            <text:p>14889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6.678133640553" calcext:value-type="float">
            <text:p>116.678133640553</text:p>
          </table:table-cell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4.761887596453" calcext:value-type="float">
            <text:p>114.761887596453</text:p>
          </table:table-cell>
        </table:table-row>
        <table:table-row table:style-name="ro1">
          <table:table-cell office:value-type="float" office:value="14891" calcext:value-type="float">
            <text:p>14891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5.8906922718216" calcext:value-type="float">
            <text:p>95.8906922718216</text:p>
          </table:table-cell>
        </table:table-row>
        <table:table-row table:style-name="ro1">
          <table:table-cell office:value-type="float" office:value="14892" calcext:value-type="float">
            <text:p>14892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558603357999" calcext:value-type="float">
            <text:p>154.558603357999</text:p>
          </table:table-cell>
        </table:table-row>
        <table:table-row table:style-name="ro1">
          <table:table-cell office:value-type="float" office:value="14893" calcext:value-type="float">
            <text:p>14893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204196797153" calcext:value-type="float">
            <text:p>59.204196797153</text:p>
          </table:table-cell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1.5592281325038" calcext:value-type="float">
            <text:p>81.5592281325038</text:p>
          </table:table-cell>
        </table:table-row>
        <table:table-row table:style-name="ro1">
          <table:table-cell office:value-type="float" office:value="14895" calcext:value-type="float">
            <text:p>14895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2.199662457053" calcext:value-type="float">
            <text:p>132.199662457053</text:p>
          </table:table-cell>
        </table:table-row>
        <table:table-row table:style-name="ro1">
          <table:table-cell office:value-type="float" office:value="14896" calcext:value-type="float">
            <text:p>14896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1.226790297298" calcext:value-type="float">
            <text:p>111.226790297298</text:p>
          </table:table-cell>
        </table:table-row>
        <table:table-row table:style-name="ro1">
          <table:table-cell office:value-type="float" office:value="14897" calcext:value-type="float">
            <text:p>14897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4748640743776" calcext:value-type="float">
            <text:p>91.4748640743776</text:p>
          </table:table-cell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9.4493867485777" calcext:value-type="float">
            <text:p>79.4493867485777</text:p>
          </table:table-cell>
        </table:table-row>
        <table:table-row table:style-name="ro1">
          <table:table-cell office:value-type="float" office:value="14899" calcext:value-type="float">
            <text:p>14899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6.744631801703" calcext:value-type="float">
            <text:p>146.744631801703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376431514752" calcext:value-type="float">
            <text:p>124.376431514752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6.300784863998" calcext:value-type="float">
            <text:p>106.300784863998</text:p>
          </table:table-cell>
        </table:table-row>
        <table:table-row table:style-name="ro1">
          <table:table-cell office:value-type="float" office:value="14902" calcext:value-type="float">
            <text:p>14902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.5417501330338" calcext:value-type="float">
            <text:p>13.5417501330338</text:p>
          </table:table-cell>
        </table:table-row>
        <table:table-row table:style-name="ro1">
          <table:table-cell office:value-type="float" office:value="14903" calcext:value-type="float">
            <text:p>149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23086644873" calcext:value-type="float">
            <text:p>154.23086644873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2.0640733148701" calcext:value-type="float">
            <text:p>42.0640733148701</text:p>
          </table:table-cell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178452544824" calcext:value-type="float">
            <text:p>124.178452544824</text:p>
          </table:table-cell>
        </table:table-row>
        <table:table-row table:style-name="ro1">
          <table:table-cell office:value-type="float" office:value="14906" calcext:value-type="float">
            <text:p>149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84.039854651163" calcext:value-type="float">
            <text:p>184.039854651163</text:p>
          </table:table-cell>
        </table:table-row>
        <table:table-row table:style-name="ro1">
          <table:table-cell office:value-type="float" office:value="14907" calcext:value-type="float">
            <text:p>149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5.537302026845" calcext:value-type="float">
            <text:p>135.537302026845</text:p>
          </table:table-cell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1.194241030586" calcext:value-type="float">
            <text:p>131.194241030586</text:p>
          </table:table-cell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0.7752178090967" calcext:value-type="float">
            <text:p>60.7752178090967</text:p>
          </table:table-cell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4.752866604848" calcext:value-type="float">
            <text:p>104.752866604848</text:p>
          </table:table-cell>
        </table:table-row>
        <table:table-row table:style-name="ro1">
          <table:table-cell office:value-type="float" office:value="14911" calcext:value-type="float">
            <text:p>149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7.531422953398" calcext:value-type="float">
            <text:p>117.531422953398</text:p>
          </table:table-cell>
        </table:table-row>
        <table:table-row table:style-name="ro1">
          <table:table-cell office:value-type="float" office:value="14912" calcext:value-type="float">
            <text:p>149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7.1495169854116" calcext:value-type="float">
            <text:p>77.1495169854116</text:p>
          </table:table-cell>
        </table:table-row>
        <table:table-row table:style-name="ro1">
          <table:table-cell office:value-type="float" office:value="14913" calcext:value-type="float">
            <text:p>149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3.07296031995" calcext:value-type="float">
            <text:p>103.07296031995</text:p>
          </table:table-cell>
        </table:table-row>
        <table:table-row table:style-name="ro1">
          <table:table-cell office:value-type="float" office:value="14914" calcext:value-type="float">
            <text:p>1491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804425154278" calcext:value-type="float">
            <text:p>112.804425154278</text:p>
          </table:table-cell>
        </table:table-row>
        <table:table-row table:style-name="ro1">
          <table:table-cell office:value-type="float" office:value="14915" calcext:value-type="float">
            <text:p>1491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47.538548461663" calcext:value-type="float">
            <text:p>147.538548461663</text:p>
          </table:table-cell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6.640747980655" calcext:value-type="float">
            <text:p>116.640747980655</text:p>
          </table:table-cell>
        </table:table-row>
        <table:table-row table:style-name="ro1">
          <table:table-cell office:value-type="float" office:value="14917" calcext:value-type="float">
            <text:p>1491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7601376807" calcext:value-type="float">
            <text:p>112.357601376807</text:p>
          </table:table-cell>
        </table:table-row>
        <table:table-row table:style-name="ro1">
          <table:table-cell office:value-type="float" office:value="14918" calcext:value-type="float">
            <text:p>1491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17.906911452954" calcext:value-type="float">
            <text:p>217.906911452954</text:p>
          </table:table-cell>
        </table:table-row>
        <table:table-row table:style-name="ro1">
          <table:table-cell office:value-type="float" office:value="14919" calcext:value-type="float">
            <text:p>149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5.466724329621" calcext:value-type="float">
            <text:p>115.466724329621</text:p>
          </table:table-cell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5.515084734365" calcext:value-type="float">
            <text:p>165.515084734365</text:p>
          </table:table-cell>
        </table:table-row>
        <table:table-row table:style-name="ro1">
          <table:table-cell office:value-type="float" office:value="14921" calcext:value-type="float">
            <text:p>1492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0.1793699255184" calcext:value-type="float">
            <text:p>60.1793699255184</text:p>
          </table:table-cell>
        </table:table-row>
        <table:table-row table:style-name="ro1">
          <table:table-cell office:value-type="float" office:value="14922" calcext:value-type="float">
            <text:p>1492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1.522102995888" calcext:value-type="float">
            <text:p>151.522102995888</text:p>
          </table:table-cell>
        </table:table-row>
        <table:table-row table:style-name="ro1">
          <table:table-cell office:value-type="float" office:value="14923" calcext:value-type="float">
            <text:p>1492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7.6174541648163" calcext:value-type="float">
            <text:p>87.6174541648163</text:p>
          </table:table-cell>
        </table:table-row>
        <table:table-row table:style-name="ro1">
          <table:table-cell office:value-type="float" office:value="14924" calcext:value-type="float">
            <text:p>1492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9340398498" calcext:value-type="float">
            <text:p>112.359340398498</text:p>
          </table:table-cell>
        </table:table-row>
        <table:table-row table:style-name="ro1">
          <table:table-cell office:value-type="float" office:value="14925" calcext:value-type="float">
            <text:p>1492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721001055595" calcext:value-type="float">
            <text:p>160.721001055595</text:p>
          </table:table-cell>
        </table:table-row>
        <table:table-row table:style-name="ro1">
          <table:table-cell office:value-type="float" office:value="14926" calcext:value-type="float">
            <text:p>1492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36.34526129351" calcext:value-type="float">
            <text:p>236.34526129351</text:p>
          </table:table-cell>
        </table:table-row>
        <table:table-row table:style-name="ro1">
          <table:table-cell office:value-type="float" office:value="14927" calcext:value-type="float">
            <text:p>1492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4.041648609874" calcext:value-type="float">
            <text:p>114.041648609874</text:p>
          </table:table-cell>
        </table:table-row>
        <table:table-row table:style-name="ro1">
          <table:table-cell office:value-type="float" office:value="14928" calcext:value-type="float">
            <text:p>149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9.518659274194" calcext:value-type="float">
            <text:p>169.518659274194</text:p>
          </table:table-cell>
        </table:table-row>
        <table:table-row table:style-name="ro1">
          <table:table-cell office:value-type="float" office:value="14929" calcext:value-type="float">
            <text:p>1492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6.8934780605781" calcext:value-type="float">
            <text:p>86.8934780605781</text:p>
          </table:table-cell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7.691051337488" calcext:value-type="float">
            <text:p>167.691051337488</text:p>
          </table:table-cell>
        </table:table-row>
        <table:table-row table:style-name="ro1">
          <table:table-cell office:value-type="float" office:value="14931" calcext:value-type="float">
            <text:p>1493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54023324246" calcext:value-type="float">
            <text:p>129.54023324246</text:p>
          </table:table-cell>
        </table:table-row>
        <table:table-row table:style-name="ro1">
          <table:table-cell office:value-type="float" office:value="14932" calcext:value-type="float">
            <text:p>1493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9.721985765125" calcext:value-type="float">
            <text:p>139.721985765125</text:p>
          </table:table-cell>
        </table:table-row>
        <table:table-row table:style-name="ro1">
          <table:table-cell office:value-type="float" office:value="14933" calcext:value-type="float">
            <text:p>1493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1.368800289216" calcext:value-type="float">
            <text:p>171.368800289216</text:p>
          </table:table-cell>
        </table:table-row>
        <table:table-row table:style-name="ro1">
          <table:table-cell office:value-type="float" office:value="14934" calcext:value-type="float">
            <text:p>1493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087533661436" calcext:value-type="float">
            <text:p>91.5087533661436</text:p>
          </table:table-cell>
        </table:table-row>
        <table:table-row table:style-name="ro1">
          <table:table-cell office:value-type="float" office:value="14935" calcext:value-type="float">
            <text:p>1493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414207869497" calcext:value-type="float">
            <text:p>172.414207869497</text:p>
          </table:table-cell>
        </table:table-row>
        <table:table-row table:style-name="ro1">
          <table:table-cell office:value-type="float" office:value="14936" calcext:value-type="float">
            <text:p>1493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9.600740384887" calcext:value-type="float">
            <text:p>119.600740384887</text:p>
          </table:table-cell>
        </table:table-row>
        <table:table-row table:style-name="ro1">
          <table:table-cell office:value-type="float" office:value="14937" calcext:value-type="float">
            <text:p>1493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3.2279735663761" calcext:value-type="float">
            <text:p>93.2279735663761</text:p>
          </table:table-cell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327061303499" calcext:value-type="float">
            <text:p>172.327061303499</text:p>
          </table:table-cell>
        </table:table-row>
        <table:table-row table:style-name="ro1">
          <table:table-cell office:value-type="float" office:value="14939" calcext:value-type="float">
            <text:p>1493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630913960771" calcext:value-type="float">
            <text:p>155.630913960771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75.0951168815148" calcext:value-type="float">
            <text:p>75.0951168815148</text:p>
          </table:table-cell>
        </table:table-row>
        <table:table-row table:style-name="ro1">
          <table:table-cell office:value-type="float" office:value="14941" calcext:value-type="float">
            <text:p>1494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2.215597469402" calcext:value-type="float">
            <text:p>132.215597469402</text:p>
          </table:table-cell>
        </table:table-row>
        <table:table-row table:style-name="ro1">
          <table:table-cell office:value-type="float" office:value="14942" calcext:value-type="float">
            <text:p>1494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7.217383512545" calcext:value-type="float">
            <text:p>127.217383512545</text:p>
          </table:table-cell>
        </table:table-row>
        <table:table-row table:style-name="ro1">
          <table:table-cell office:value-type="float" office:value="14943" calcext:value-type="float">
            <text:p>1494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73240560238" calcext:value-type="float">
            <text:p>109.573240560238</text:p>
          </table:table-cell>
        </table:table-row>
        <table:table-row table:style-name="ro1">
          <table:table-cell office:value-type="float" office:value="14944" calcext:value-type="float">
            <text:p>1494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94.91919706915" calcext:value-type="float">
            <text:p>194.91919706915</text:p>
          </table:table-cell>
        </table:table-row>
        <table:table-row table:style-name="ro1">
          <table:table-cell office:value-type="float" office:value="14945" calcext:value-type="float">
            <text:p>1494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2.8439436497012" calcext:value-type="float">
            <text:p>92.8439436497012</text:p>
          </table:table-cell>
        </table:table-row>
        <table:table-row table:style-name="ro1">
          <table:table-cell office:value-type="float" office:value="14946" calcext:value-type="float">
            <text:p>1494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6.731648912228" calcext:value-type="float">
            <text:p>156.731648912228</text:p>
          </table:table-cell>
        </table:table-row>
        <table:table-row table:style-name="ro1">
          <table:table-cell office:value-type="float" office:value="14947" calcext:value-type="float">
            <text:p>1494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101613399485" calcext:value-type="float">
            <text:p>91.5101613399485</text:p>
          </table:table-cell>
        </table:table-row>
        <table:table-row table:style-name="ro1">
          <table:table-cell office:value-type="float" office:value="14948" calcext:value-type="float">
            <text:p>1494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7.1368550799891" calcext:value-type="float">
            <text:p>67.1368550799891</text:p>
          </table:table-cell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47.1540292013667" calcext:value-type="float">
            <text:p>47.1540292013667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6842230759" calcext:value-type="float">
            <text:p>109.56842230759</text:p>
          </table:table-cell>
        </table:table-row>
        <table:table-row table:style-name="ro1">
          <table:table-cell office:value-type="float" office:value="14951" calcext:value-type="float">
            <text:p>1495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244487120666" calcext:value-type="float">
            <text:p>129.244487120666</text:p>
          </table:table-cell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8.3071653177999" calcext:value-type="float">
            <text:p>88.3071653177999</text:p>
          </table:table-cell>
        </table:table-row>
        <table:table-row table:style-name="ro1">
          <table:table-cell office:value-type="float" office:value="14953" calcext:value-type="float">
            <text:p>1495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7.430349749059" calcext:value-type="float">
            <text:p>57.430349749059</text:p>
          </table:table-cell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0697825147632" calcext:value-type="float">
            <text:p>27.0697825147632</text:p>
          </table:table-cell>
        </table:table-row>
        <table:table-row table:style-name="ro1">
          <table:table-cell office:value-type="float" office:value="14955" calcext:value-type="float">
            <text:p>1495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3.1144730819906" calcext:value-type="float">
            <text:p>23.1144730819906</text:p>
          </table:table-cell>
        </table:table-row>
        <table:table-row table:style-name="ro1">
          <table:table-cell office:value-type="float" office:value="14956" calcext:value-type="float">
            <text:p>1495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1543529233026" calcext:value-type="float">
            <text:p>36.1543529233026</text:p>
          </table:table-cell>
        </table:table-row>
        <table:table-row table:style-name="ro1">
          <table:table-cell office:value-type="float" office:value="14957" calcext:value-type="float">
            <text:p>1495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7819843824921" calcext:value-type="float">
            <text:p>25.7819843824921</text:p>
          </table:table-cell>
        </table:table-row>
        <table:table-row table:style-name="ro1">
          <table:table-cell office:value-type="float" office:value="14958" calcext:value-type="float">
            <text:p>1495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477836422605" calcext:value-type="float">
            <text:p>26.477836422605</text:p>
          </table:table-cell>
        </table:table-row>
        <table:table-row table:style-name="ro1">
          <table:table-cell office:value-type="float" office:value="14959" calcext:value-type="float">
            <text:p>149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6339881659037" calcext:value-type="float">
            <text:p>44.6339881659037</text:p>
          </table:table-cell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79.1535722932078" calcext:value-type="float">
            <text:p>79.1535722932078</text:p>
          </table:table-cell>
        </table:table-row>
        <table:table-row table:style-name="ro1">
          <table:table-cell office:value-type="float" office:value="14961" calcext:value-type="float">
            <text:p>1496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60.6843994497752" calcext:value-type="float">
            <text:p>60.6843994497752</text:p>
          </table:table-cell>
        </table:table-row>
        <table:table-row table:style-name="ro1">
          <table:table-cell office:value-type="float" office:value="14962" calcext:value-type="float">
            <text:p>1496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7639553553946" calcext:value-type="float">
            <text:p>29.7639553553946</text:p>
          </table:table-cell>
        </table:table-row>
        <table:table-row table:style-name="ro1">
          <table:table-cell office:value-type="float" office:value="14963" calcext:value-type="float">
            <text:p>1496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0.2155006449703" calcext:value-type="float">
            <text:p>20.2155006449703</text:p>
          </table:table-cell>
        </table:table-row>
        <table:table-row table:style-name="ro1">
          <table:table-cell office:value-type="float" office:value="14964" calcext:value-type="float">
            <text:p>1496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1.7367408090032" calcext:value-type="float">
            <text:p>41.7367408090032</text:p>
          </table:table-cell>
        </table:table-row>
        <table:table-row table:style-name="ro1">
          <table:table-cell office:value-type="float" office:value="14965" calcext:value-type="float">
            <text:p>1496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687315270937" calcext:value-type="float">
            <text:p>29.2687315270937</text:p>
          </table:table-cell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6.8765743796259" calcext:value-type="float">
            <text:p>16.8765743796259</text:p>
          </table:table-cell>
        </table:table-row>
        <table:table-row table:style-name="ro1">
          <table:table-cell office:value-type="float" office:value="14967" calcext:value-type="float">
            <text:p>1496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6896950133571" calcext:value-type="float">
            <text:p>32.6896950133571</text:p>
          </table:table-cell>
        </table:table-row>
        <table:table-row table:style-name="ro1">
          <table:table-cell office:value-type="float" office:value="14968" calcext:value-type="float">
            <text:p>1496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3902620967742" calcext:value-type="float">
            <text:p>35.3902620967742</text:p>
          </table:table-cell>
        </table:table-row>
        <table:table-row table:style-name="ro1">
          <table:table-cell office:value-type="float" office:value="14969" calcext:value-type="float">
            <text:p>1496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7915513071516" calcext:value-type="float">
            <text:p>39.7915513071516</text:p>
          </table:table-cell>
        </table:table-row>
        <table:table-row table:style-name="ro1">
          <table:table-cell office:value-type="float" office:value="14970" calcext:value-type="float">
            <text:p>1497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8805417779471" calcext:value-type="float">
            <text:p>25.8805417779471</text:p>
          </table:table-cell>
        </table:table-row>
        <table:table-row table:style-name="ro1">
          <table:table-cell office:value-type="float" office:value="14971" calcext:value-type="float">
            <text:p>1497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3958704400883" calcext:value-type="float">
            <text:p>22.3958704400883</text:p>
          </table:table-cell>
        </table:table-row>
        <table:table-row table:style-name="ro1">
          <table:table-cell office:value-type="float" office:value="14972" calcext:value-type="float">
            <text:p>1497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8.3882263345196" calcext:value-type="float">
            <text:p>38.3882263345196</text:p>
          </table:table-cell>
        </table:table-row>
        <table:table-row table:style-name="ro1">
          <table:table-cell office:value-type="float" office:value="14973" calcext:value-type="float">
            <text:p>1497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498086175654" calcext:value-type="float">
            <text:p>39.498086175654</text:p>
          </table:table-cell>
        </table:table-row>
        <table:table-row table:style-name="ro1">
          <table:table-cell office:value-type="float" office:value="14974" calcext:value-type="float">
            <text:p>1497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4150543225927" calcext:value-type="float">
            <text:p>32.4150543225927</text:p>
          </table:table-cell>
        </table:table-row>
        <table:table-row table:style-name="ro1">
          <table:table-cell office:value-type="float" office:value="14975" calcext:value-type="float">
            <text:p>1497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279425595792" calcext:value-type="float">
            <text:p>27.4279425595792</text:p>
          </table:table-cell>
        </table:table-row>
        <table:table-row table:style-name="ro1">
          <table:table-cell office:value-type="float" office:value="14976" calcext:value-type="float">
            <text:p>1497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9.1152844264843" calcext:value-type="float">
            <text:p>49.1152844264843</text:p>
          </table:table-cell>
        </table:table-row>
        <table:table-row table:style-name="ro1">
          <table:table-cell office:value-type="float" office:value="14977" calcext:value-type="float">
            <text:p>1497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3673503644896" calcext:value-type="float">
            <text:p>44.3673503644896</text:p>
          </table:table-cell>
        </table:table-row>
        <table:table-row table:style-name="ro1">
          <table:table-cell office:value-type="float" office:value="14978" calcext:value-type="float">
            <text:p>1497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7288667793105" calcext:value-type="float">
            <text:p>31.7288667793105</text:p>
          </table:table-cell>
        </table:table-row>
        <table:table-row table:style-name="ro1">
          <table:table-cell office:value-type="float" office:value="14979" calcext:value-type="float">
            <text:p>1497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19387671007" calcext:value-type="float">
            <text:p>29.219387671007</text:p>
          </table:table-cell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6886381298958" calcext:value-type="float">
            <text:p>26.6886381298958</text:p>
          </table:table-cell>
        </table:table-row>
        <table:table-row table:style-name="ro1">
          <table:table-cell office:value-type="float" office:value="14981" calcext:value-type="float">
            <text:p>1498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5489144445103" calcext:value-type="float">
            <text:p>22.5489144445103</text:p>
          </table:table-cell>
        </table:table-row>
        <table:table-row table:style-name="ro1">
          <table:table-cell office:value-type="float" office:value="14982" calcext:value-type="float">
            <text:p>1498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5214151068632" calcext:value-type="float">
            <text:p>30.5214151068632</text:p>
          </table:table-cell>
        </table:table-row>
        <table:table-row table:style-name="ro1">
          <table:table-cell office:value-type="float" office:value="14983" calcext:value-type="float">
            <text:p>1498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2872986833818" calcext:value-type="float">
            <text:p>35.2872986833818</text:p>
          </table:table-cell>
        </table:table-row>
        <table:table-row table:style-name="ro1">
          <table:table-cell office:value-type="float" office:value="14984" calcext:value-type="float">
            <text:p>1498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0683404932726" calcext:value-type="float">
            <text:p>30.0683404932726</text:p>
          </table:table-cell>
        </table:table-row>
        <table:table-row table:style-name="ro1">
          <table:table-cell office:value-type="float" office:value="14985" calcext:value-type="float">
            <text:p>1498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6586659058039" calcext:value-type="float">
            <text:p>25.6586659058039</text:p>
          </table:table-cell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55.1337308702174" calcext:value-type="float">
            <text:p>55.1337308702174</text:p>
          </table:table-cell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3.3238492750279" calcext:value-type="float">
            <text:p>33.3238492750279</text:p>
          </table:table-cell>
        </table:table-row>
        <table:table-row table:style-name="ro1">
          <table:table-cell office:value-type="float" office:value="14988" calcext:value-type="float">
            <text:p>1498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6812654847568" calcext:value-type="float">
            <text:p>27.6812654847568</text:p>
          </table:table-cell>
        </table:table-row>
        <table:table-row table:style-name="ro1">
          <table:table-cell office:value-type="float" office:value="14989" calcext:value-type="float">
            <text:p>1498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2.2826708306638" calcext:value-type="float">
            <text:p>42.2826708306638</text:p>
          </table:table-cell>
        </table:table-row>
        <table:table-row table:style-name="ro1">
          <table:table-cell office:value-type="float" office:value="14990" calcext:value-type="float">
            <text:p>1499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2580222546034" calcext:value-type="float">
            <text:p>30.2580222546034</text:p>
          </table:table-cell>
        </table:table-row>
        <table:table-row table:style-name="ro1">
          <table:table-cell office:value-type="float" office:value="14991" calcext:value-type="float">
            <text:p>1499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975909418626" calcext:value-type="float">
            <text:p>27.4975909418626</text:p>
          </table:table-cell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9.4000886643642" calcext:value-type="float">
            <text:p>19.4000886643642</text:p>
          </table:table-cell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3407355708908" calcext:value-type="float">
            <text:p>36.3407355708908</text:p>
          </table:table-cell>
        </table:table-row>
        <table:table-row table:style-name="ro1">
          <table:table-cell office:value-type="float" office:value="14994" calcext:value-type="float">
            <text:p>1499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5237795676885" calcext:value-type="float">
            <text:p>13.5237795676885</text:p>
          </table:table-cell>
        </table:table-row>
        <table:table-row table:style-name="ro1">
          <table:table-cell office:value-type="float" office:value="14995" calcext:value-type="float">
            <text:p>1499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502593675597" calcext:value-type="float">
            <text:p>10.502593675597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4.2814316461145" calcext:value-type="float">
            <text:p>44.2814316461145</text:p>
          </table:table-cell>
        </table:table-row>
        <table:table-row table:style-name="ro1">
          <table:table-cell office:value-type="float" office:value="14997" calcext:value-type="float">
            <text:p>1499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12248664292075" calcext:value-type="float">
            <text:p>3.12248664292075</text:p>
          </table:table-cell>
        </table:table-row>
        <table:table-row table:style-name="ro1">
          <table:table-cell office:value-type="float" office:value="14998" calcext:value-type="float">
            <text:p>1499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452972404921092" calcext:value-type="float">
            <text:p>0.452972404921092</text:p>
          </table:table-cell>
        </table:table-row>
        <table:table-row table:style-name="ro1">
          <table:table-cell office:value-type="float" office:value="14999" calcext:value-type="float">
            <text:p>149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98274068630218" calcext:value-type="float">
            <text:p>0.29827406863021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8.5810356422327" calcext:value-type="float">
            <text:p>28.5810356422327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4234717842045" calcext:value-type="float">
            <text:p>13.4234717842045</text:p>
          </table:table-cell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93283728216174" calcext:value-type="float">
            <text:p>1.93283728216174</text:p>
          </table:table-cell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1.0697625240542" calcext:value-type="float">
            <text:p>41.0697625240542</text:p>
          </table:table-cell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6.0040239321969" calcext:value-type="float">
            <text:p>16.0040239321969</text:p>
          </table:table-cell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0879662209711471" calcext:value-type="float">
            <text:p>0.00879662209711471</text:p>
          </table:table-cell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343046777411811" calcext:value-type="float">
            <text:p>0.0343046777411811</text:p>
          </table:table-cell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6.74930320569897" calcext:value-type="float">
            <text:p>6.74930320569897</text:p>
          </table:table-cell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6889400921659" calcext:value-type="float">
            <text:p>14.6889400921659</text:p>
          </table:table-cell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61386917631103" calcext:value-type="float">
            <text:p>8.61386917631103</text:p>
          </table:table-cell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02029057942791" calcext:value-type="float">
            <text:p>2.02029057942791</text:p>
          </table:table-cell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14217224199285" calcext:value-type="float">
            <text:p>7.14217224199285</text:p>
          </table:table-cell>
        </table:table-row>
        <table:table-row table:style-name="ro1">
          <table:table-cell office:value-type="float" office:value="15013" calcext:value-type="float">
            <text:p>1501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395342194292" calcext:value-type="float">
            <text:p>1.59395342194292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585012535982914" calcext:value-type="float">
            <text:p>0.0585012535982914</text:p>
          </table:table-cell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48892823932622" calcext:value-type="float">
            <text:p>2.48892823932622</text:p>
          </table:table-cell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9.211546613163" calcext:value-type="float">
            <text:p>39.211546613163</text:p>
          </table:table-cell>
        </table:table-row>
        <table:table-row table:style-name="ro1">
          <table:table-cell office:value-type="float" office:value="15017" calcext:value-type="float">
            <text:p>1501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25013433126395" calcext:value-type="float">
            <text:p>8.25013433126395</text:p>
          </table:table-cell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9.59844009908302" calcext:value-type="float">
            <text:p>9.59844009908302</text:p>
          </table:table-cell>
        </table:table-row>
        <table:table-row table:style-name="ro1">
          <table:table-cell office:value-type="float" office:value="15019" calcext:value-type="float">
            <text:p>1501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230700055511" calcext:value-type="float">
            <text:p>14.230700055511</text:p>
          </table:table-cell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3504842428901" calcext:value-type="float">
            <text:p>30.3504842428901</text:p>
          </table:table-cell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3" calcext:value-type="float">
            <text:p>1502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67796778934109" calcext:value-type="float">
            <text:p>7.67796778934109</text:p>
          </table:table-cell>
        </table:table-row>
        <table:table-row table:style-name="ro1">
          <table:table-cell office:value-type="float" office:value="15024" calcext:value-type="float">
            <text:p>1502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70439845607048" calcext:value-type="float">
            <text:p>0.270439845607048</text:p>
          </table:table-cell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6820519767908" calcext:value-type="float">
            <text:p>30.6820519767908</text:p>
          </table:table-cell>
        </table:table-row>
        <table:table-row table:style-name="ro1">
          <table:table-cell office:value-type="float" office:value="15026" calcext:value-type="float">
            <text:p>1502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4.516983308327" calcext:value-type="float">
            <text:p>144.516983308327</text:p>
          </table:table-cell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417451722177" calcext:value-type="float">
            <text:p>1.59417451722177</text:p>
          </table:table-cell>
        </table:table-row>
        <table:table-row table:style-name="ro1">
          <table:table-cell office:value-type="float" office:value="15029" calcext:value-type="float">
            <text:p>1502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0610249839847" calcext:value-type="float">
            <text:p>13.0610249839847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1" calcext:value-type="float">
            <text:p>1503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796810316576" calcext:value-type="float">
            <text:p>10.796810316576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91625599257661" calcext:value-type="float">
            <text:p>0.091625599257661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26642252195733" calcext:value-type="float">
            <text:p>3.26642252195733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6.7855093674868" calcext:value-type="float">
            <text:p>46.7855093674868</text:p>
          </table:table-cell>
        </table:table-row>
        <table:table-row table:style-name="ro1">
          <table:table-cell office:value-type="float" office:value="15035" calcext:value-type="float">
            <text:p>1503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2.3193868611451" calcext:value-type="float">
            <text:p>82.3193868611451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8023948547841" calcext:value-type="float">
            <text:p>41.8023948547841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966033632441" calcext:value-type="float">
            <text:p>22.7966033632441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4.30693663822" calcext:value-type="float">
            <text:p>44.30693663822</text:p>
          </table:table-cell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6819149377204" calcext:value-type="float">
            <text:p>10.6819149377204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5.0703866845998" calcext:value-type="float">
            <text:p>25.0703866845998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9235351942562" calcext:value-type="float">
            <text:p>32.9235351942562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4931192480911" calcext:value-type="float">
            <text:p>31.4931192480911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408001015035" calcext:value-type="float">
            <text:p>27.408001015035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90.9391093145675" calcext:value-type="float">
            <text:p>90.9391093145675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4.9281887755101" calcext:value-type="float">
            <text:p>24.9281887755101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0171942875252" calcext:value-type="float">
            <text:p>27.0171942875252</text:p>
          </table:table-cell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.1562936578609" calcext:value-type="float">
            <text:p>30.1562936578609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8.7871658986175" calcext:value-type="float">
            <text:p>28.7871658986175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3.940448001843" calcext:value-type="float">
            <text:p>303.940448001843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2.842390944932" calcext:value-type="float">
            <text:p>52.842390944932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0.9814797265135" calcext:value-type="float">
            <text:p>20.9814797265135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2.8840391459075" calcext:value-type="float">
            <text:p>62.8840391459075</text:p>
          </table:table-cell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3.0296907888279" calcext:value-type="float">
            <text:p>53.0296907888279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549759959142" calcext:value-type="float">
            <text:p>32.549759959142</text:p>
          </table:table-cell>
        </table:table-row>
        <table:table-row table:style-name="ro1">
          <table:table-cell office:value-type="float" office:value="15055" calcext:value-type="float">
            <text:p>1505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1.1391213900476" calcext:value-type="float">
            <text:p>81.1391213900476</text:p>
          </table:table-cell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4.0820689801338" calcext:value-type="float">
            <text:p>64.0820689801338</text:p>
          </table:table-cell>
        </table:table-row>
        <table:table-row table:style-name="ro1">
          <table:table-cell office:value-type="float" office:value="15057" calcext:value-type="float">
            <text:p>1505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.13716628090597" calcext:value-type="float">
            <text:p>7.13716628090597</text:p>
          </table:table-cell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8286213684609" calcext:value-type="float">
            <text:p>31.8286213684609</text:p>
          </table:table-cell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090331300478" calcext:value-type="float">
            <text:p>51.090331300478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7.6174020847469" calcext:value-type="float">
            <text:p>17.6174020847469</text:p>
          </table:table-cell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6.5113876899427" calcext:value-type="float">
            <text:p>36.5113876899427</text:p>
          </table:table-cell>
        </table:table-row>
        <table:table-row table:style-name="ro1">
          <table:table-cell office:value-type="float" office:value="15062" calcext:value-type="float">
            <text:p>1506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4302057613167" calcext:value-type="float">
            <text:p>10.4302057613167</text:p>
          </table:table-cell>
        </table:table-row>
        <table:table-row table:style-name="ro1">
          <table:table-cell office:value-type="float" office:value="15063" calcext:value-type="float">
            <text:p>1506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7304690639715" calcext:value-type="float">
            <text:p>21.7304690639715</text:p>
          </table:table-cell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1307047997032" calcext:value-type="float">
            <text:p>21.1307047997032</text:p>
          </table:table-cell>
        </table:table-row>
        <table:table-row table:style-name="ro1">
          <table:table-cell office:value-type="float" office:value="15065" calcext:value-type="float">
            <text:p>1506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682559983274" calcext:value-type="float">
            <text:p>22.7682559983274</text:p>
          </table:table-cell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3.7316762940733" calcext:value-type="float">
            <text:p>83.7316762940733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7107488173532" calcext:value-type="float">
            <text:p>41.7107488173532</text:p>
          </table:table-cell>
        </table:table-row>
        <table:table-row table:style-name="ro1">
          <table:table-cell office:value-type="float" office:value="15068" calcext:value-type="float">
            <text:p>1506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111847538511" calcext:value-type="float">
            <text:p>47.111847538511</text:p>
          </table:table-cell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2004788597051" calcext:value-type="float">
            <text:p>51.2004788597051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9.6018664723804" calcext:value-type="float">
            <text:p>29.6018664723804</text:p>
          </table:table-cell>
        </table:table-row>
        <table:table-row table:style-name="ro1">
          <table:table-cell office:value-type="float" office:value="15071" calcext:value-type="float">
            <text:p>1507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387805925149" calcext:value-type="float">
            <text:p>27.387805925149</text:p>
          </table:table-cell>
        </table:table-row>
        <table:table-row table:style-name="ro1">
          <table:table-cell office:value-type="float" office:value="15072" calcext:value-type="float">
            <text:p>1507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6.5017730295378" calcext:value-type="float">
            <text:p>16.5017730295378</text:p>
          </table:table-cell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0.9320200752824" calcext:value-type="float">
            <text:p>60.9320200752824</text:p>
          </table:table-cell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4.9356683544023" calcext:value-type="float">
            <text:p>54.9356683544023</text:p>
          </table:table-cell>
        </table:table-row>
        <table:table-row table:style-name="ro1">
          <table:table-cell office:value-type="float" office:value="15075" calcext:value-type="float">
            <text:p>1507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6.954439333349" calcext:value-type="float">
            <text:p>156.954439333349</text:p>
          </table:table-cell>
        </table:table-row>
        <table:table-row table:style-name="ro1">
          <table:table-cell office:value-type="float" office:value="15076" calcext:value-type="float">
            <text:p>1507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recettes d'investissement</text:p>
          </table:table-cell>
          <table:table-cell table:style-name="ce1" office:value-type="float" office:value="-0.00000000000002358197" calcext:value-type="float">
            <text:p>-2.36E-14</text:p>
          </table:table-cell>
        </table:table-row>
        <table:table-row table:style-name="ro1">
          <table:table-cell office:value-type="float" office:value="15077" calcext:value-type="float">
            <text:p>1507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7265328104665" calcext:value-type="float">
            <text:p>28.7265328104665</text:p>
          </table:table-cell>
        </table:table-row>
        <table:table-row table:style-name="ro1">
          <table:table-cell office:value-type="float" office:value="15078" calcext:value-type="float">
            <text:p>1507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6.3455413020239" calcext:value-type="float">
            <text:p>86.3455413020239</text:p>
          </table:table-cell>
        </table:table-row>
        <table:table-row table:style-name="ro1">
          <table:table-cell office:value-type="float" office:value="15079" calcext:value-type="float">
            <text:p>150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6.4713782576743" calcext:value-type="float">
            <text:p>26.4713782576743</text:p>
          </table:table-cell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8.2078009414929" calcext:value-type="float">
            <text:p>98.2078009414929</text:p>
          </table:table-cell>
        </table:table-row>
        <table:table-row table:style-name="ro1">
          <table:table-cell office:value-type="float" office:value="15081" calcext:value-type="float">
            <text:p>1508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201301751325236" calcext:value-type="float">
            <text:p>0.0201301751325236</text:p>
          </table:table-cell>
        </table:table-row>
        <table:table-row table:style-name="ro1">
          <table:table-cell office:value-type="float" office:value="15082" calcext:value-type="float">
            <text:p>1508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98746818092814" calcext:value-type="float">
            <text:p>1.98746818092814</text:p>
          </table:table-cell>
        </table:table-row>
        <table:table-row table:style-name="ro1">
          <table:table-cell office:value-type="float" office:value="15083" calcext:value-type="float">
            <text:p>1508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46.158415910677" calcext:value-type="float">
            <text:p>146.158415910677</text:p>
          </table:table-cell>
        </table:table-row>
        <table:table-row table:style-name="ro1">
          <table:table-cell office:value-type="float" office:value="15084" calcext:value-type="float">
            <text:p>1508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4.3270422653207" calcext:value-type="float">
            <text:p>94.3270422653207</text:p>
          </table:table-cell>
        </table:table-row>
        <table:table-row table:style-name="ro1">
          <table:table-cell office:value-type="float" office:value="15085" calcext:value-type="float">
            <text:p>1508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6" calcext:value-type="float">
            <text:p>1508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1.8551621082462" calcext:value-type="float">
            <text:p>21.8551621082462</text:p>
          </table:table-cell>
        </table:table-row>
        <table:table-row table:style-name="ro1">
          <table:table-cell office:value-type="float" office:value="15087" calcext:value-type="float">
            <text:p>1508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.44979890175126" calcext:value-type="float">
            <text:p>7.44979890175126</text:p>
          </table:table-cell>
        </table:table-row>
        <table:table-row table:style-name="ro1">
          <table:table-cell office:value-type="float" office:value="15088" calcext:value-type="float">
            <text:p>1508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8490783410138" calcext:value-type="float">
            <text:p>1.68490783410138</text:p>
          </table:table-cell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5.5890821144766" calcext:value-type="float">
            <text:p>95.5890821144766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01.815931154352" calcext:value-type="float">
            <text:p>101.815931154352</text:p>
          </table:table-cell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87645051711457" calcext:value-type="float">
            <text:p>1.87645051711457</text:p>
          </table:table-cell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45730960854094" calcext:value-type="float">
            <text:p>0.345730960854094</text:p>
          </table:table-cell>
        </table:table-row>
        <table:table-row table:style-name="ro1">
          <table:table-cell office:value-type="float" office:value="15093" calcext:value-type="float">
            <text:p>1509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2.094675390754" calcext:value-type="float">
            <text:p>22.094675390754</text:p>
          </table:table-cell>
        </table:table-row>
        <table:table-row table:style-name="ro1">
          <table:table-cell office:value-type="float" office:value="15094" calcext:value-type="float">
            <text:p>1509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4446931005665" calcext:value-type="float">
            <text:p>1.64446931005665</text:p>
          </table:table-cell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6.6843452270251" calcext:value-type="float">
            <text:p>16.6843452270251</text:p>
          </table:table-cell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2.8231712210699" calcext:value-type="float">
            <text:p>52.8231712210699</text:p>
          </table:table-cell>
        </table:table-row>
        <table:table-row table:style-name="ro1">
          <table:table-cell office:value-type="float" office:value="15097" calcext:value-type="float">
            <text:p>1509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14088559129551" calcext:value-type="float">
            <text:p>0.314088559129551</text:p>
          </table:table-cell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.2670173395233" calcext:value-type="float">
            <text:p>15.2670173395233</text:p>
          </table:table-cell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81500535684852" calcext:value-type="float">
            <text:p>2.81500535684852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344168260038241" calcext:value-type="float">
            <text:p>0.0344168260038241</text:p>
          </table:table-cell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0.3504842428901" calcext:value-type="float">
            <text:p>30.3504842428901</text:p>
          </table:table-cell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3" calcext:value-type="float">
            <text:p>151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92224394925471" calcext:value-type="float">
            <text:p>2.92224394925471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1.0545955906405" calcext:value-type="float">
            <text:p>31.0545955906405</text:p>
          </table:table-cell>
        </table:table-row>
        <table:table-row table:style-name="ro1">
          <table:table-cell office:value-type="float" office:value="15105" calcext:value-type="float">
            <text:p>151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8011298809918" calcext:value-type="float">
            <text:p>28.8011298809918</text:p>
          </table:table-cell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1.6946177794449" calcext:value-type="float">
            <text:p>71.6946177794449</text:p>
          </table:table-cell>
        </table:table-row>
        <table:table-row table:style-name="ro1">
          <table:table-cell office:value-type="float" office:value="15107" calcext:value-type="float">
            <text:p>151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8.2508057382408" calcext:value-type="float">
            <text:p>18.2508057382408</text:p>
          </table:table-cell>
        </table:table-row>
        <table:table-row table:style-name="ro1">
          <table:table-cell office:value-type="float" office:value="15108" calcext:value-type="float">
            <text:p>151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1381648245679" calcext:value-type="float">
            <text:p>9.81381648245679</text:p>
          </table:table-cell>
        </table:table-row>
        <table:table-row table:style-name="ro1">
          <table:table-cell office:value-type="float" office:value="15109" calcext:value-type="float">
            <text:p>151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45.5768737988469" calcext:value-type="float">
            <text:p>45.5768737988469</text:p>
          </table:table-cell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930056961186912" calcext:value-type="float">
            <text:p>0.930056961186912</text:p>
          </table:table-cell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.53123222127548" calcext:value-type="float">
            <text:p>8.53123222127548</text:p>
          </table:table-cell>
        </table:table-row>
        <table:table-row table:style-name="ro1">
          <table:table-cell office:value-type="float" office:value="15112" calcext:value-type="float">
            <text:p>151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9.1058304551781" calcext:value-type="float">
            <text:p>69.1058304551781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6.4138958594731" calcext:value-type="float">
            <text:p>36.4138958594731</text:p>
          </table:table-cell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46.19279639704" calcext:value-type="float">
            <text:p>1946.19279639704</text:p>
          </table:table-cell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40.68865144125" calcext:value-type="float">
            <text:p>2140.68865144125</text:p>
          </table:table-cell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23.24075760261" calcext:value-type="float">
            <text:p>2223.24075760261</text:p>
          </table:table-cell>
        </table:table-row>
        <table:table-row table:style-name="ro1">
          <table:table-cell office:value-type="float" office:value="15117" calcext:value-type="float">
            <text:p>1511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50.48491763134" calcext:value-type="float">
            <text:p>2050.48491763134</text:p>
          </table:table-cell>
        </table:table-row>
        <table:table-row table:style-name="ro1">
          <table:table-cell office:value-type="float" office:value="15118" calcext:value-type="float">
            <text:p>1511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853.97334148684" calcext:value-type="float">
            <text:p>2853.97334148684</text:p>
          </table:table-cell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62.11135696384" calcext:value-type="float">
            <text:p>1762.11135696384</text:p>
          </table:table-cell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41185406859" calcext:value-type="float">
            <text:p>2129.41185406859</text:p>
          </table:table-cell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9.31566328927" calcext:value-type="float">
            <text:p>2409.31566328927</text:p>
          </table:table-cell>
        </table:table-row>
        <table:table-row table:style-name="ro1">
          <table:table-cell office:value-type="float" office:value="15122" calcext:value-type="float">
            <text:p>1512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53.76246915998" calcext:value-type="float">
            <text:p>1353.76246915998</text:p>
          </table:table-cell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5.1937006492" calcext:value-type="float">
            <text:p>2195.1937006492</text:p>
          </table:table-cell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7.35351792122" calcext:value-type="float">
            <text:p>2187.35351792122</text:p>
          </table:table-cell>
        </table:table-row>
        <table:table-row table:style-name="ro1">
          <table:table-cell office:value-type="float" office:value="15125" calcext:value-type="float">
            <text:p>1512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541.28647607319" calcext:value-type="float">
            <text:p>2541.28647607319</text:p>
          </table:table-cell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9.26363480433" calcext:value-type="float">
            <text:p>1829.26363480433</text:p>
          </table:table-cell>
        </table:table-row>
        <table:table-row table:style-name="ro1">
          <table:table-cell office:value-type="float" office:value="15127" calcext:value-type="float">
            <text:p>1512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9.74899871376" calcext:value-type="float">
            <text:p>1639.74899871376</text:p>
          </table:table-cell>
        </table:table-row>
        <table:table-row table:style-name="ro1">
          <table:table-cell office:value-type="float" office:value="15128" calcext:value-type="float">
            <text:p>151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03.56071284562" calcext:value-type="float">
            <text:p>2103.56071284562</text:p>
          </table:table-cell>
        </table:table-row>
        <table:table-row table:style-name="ro1">
          <table:table-cell office:value-type="float" office:value="15129" calcext:value-type="float">
            <text:p>1512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4.60106760336" calcext:value-type="float">
            <text:p>2184.60106760336</text:p>
          </table:table-cell>
        </table:table-row>
        <table:table-row table:style-name="ro1">
          <table:table-cell office:value-type="float" office:value="15130" calcext:value-type="float">
            <text:p>1513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91.96175717495" calcext:value-type="float">
            <text:p>1991.96175717495</text:p>
          </table:table-cell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72.8902602882" calcext:value-type="float">
            <text:p>1772.8902602882</text:p>
          </table:table-cell>
        </table:table-row>
        <table:table-row table:style-name="ro1">
          <table:table-cell office:value-type="float" office:value="15132" calcext:value-type="float">
            <text:p>1513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87704234875" calcext:value-type="float">
            <text:p>1827.87704234875</text:p>
          </table:table-cell>
        </table:table-row>
        <table:table-row table:style-name="ro1">
          <table:table-cell office:value-type="float" office:value="15133" calcext:value-type="float">
            <text:p>1513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8.35631401359" calcext:value-type="float">
            <text:p>2028.35631401359</text:p>
          </table:table-cell>
        </table:table-row>
        <table:table-row table:style-name="ro1">
          <table:table-cell office:value-type="float" office:value="15134" calcext:value-type="float">
            <text:p>1513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5.15672625128" calcext:value-type="float">
            <text:p>1635.15672625128</text:p>
          </table:table-cell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15.52988070884" calcext:value-type="float">
            <text:p>1815.52988070884</text:p>
          </table:table-cell>
        </table:table-row>
        <table:table-row table:style-name="ro1">
          <table:table-cell office:value-type="float" office:value="15136" calcext:value-type="float">
            <text:p>1513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05.76399765451" calcext:value-type="float">
            <text:p>2205.76399765451</text:p>
          </table:table-cell>
        </table:table-row>
        <table:table-row table:style-name="ro1">
          <table:table-cell office:value-type="float" office:value="15137" calcext:value-type="float">
            <text:p>1513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20.88488070259" calcext:value-type="float">
            <text:p>1720.88488070259</text:p>
          </table:table-cell>
        </table:table-row>
        <table:table-row table:style-name="ro1">
          <table:table-cell office:value-type="float" office:value="15138" calcext:value-type="float">
            <text:p>1513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959.00568644499" calcext:value-type="float">
            <text:p>2959.00568644499</text:p>
          </table:table-cell>
        </table:table-row>
        <table:table-row table:style-name="ro1">
          <table:table-cell office:value-type="float" office:value="15139" calcext:value-type="float">
            <text:p>1513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40.31420924674" calcext:value-type="float">
            <text:p>1640.31420924674</text:p>
          </table:table-cell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91649879726" calcext:value-type="float">
            <text:p>1827.91649879726</text:p>
          </table:table-cell>
        </table:table-row>
        <table:table-row table:style-name="ro1">
          <table:table-cell office:value-type="float" office:value="15141" calcext:value-type="float">
            <text:p>1514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48.62926328859" calcext:value-type="float">
            <text:p>2048.62926328859</text:p>
          </table:table-cell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1.30904553299" calcext:value-type="float">
            <text:p>2021.30904553299</text:p>
          </table:table-cell>
        </table:table-row>
        <table:table-row table:style-name="ro1">
          <table:table-cell office:value-type="float" office:value="15143" calcext:value-type="float">
            <text:p>1514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11751971928" calcext:value-type="float">
            <text:p>2129.11751971928</text:p>
          </table:table-cell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43.12506945505" calcext:value-type="float">
            <text:p>2043.12506945505</text:p>
          </table:table-cell>
        </table:table-row>
        <table:table-row table:style-name="ro1">
          <table:table-cell office:value-type="float" office:value="15145" calcext:value-type="float">
            <text:p>1514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88.38128034012" calcext:value-type="float">
            <text:p>1988.38128034012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3.98192591898" calcext:value-type="float">
            <text:p>2403.98192591898</text:p>
          </table:table-cell>
        </table:table-row>
        <table:table-row table:style-name="ro1">
          <table:table-cell office:value-type="float" office:value="15147" calcext:value-type="float">
            <text:p>1514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40.70481096881" calcext:value-type="float">
            <text:p>2140.70481096881</text:p>
          </table:table-cell>
        </table:table-row>
        <table:table-row table:style-name="ro1">
          <table:table-cell office:value-type="float" office:value="15148" calcext:value-type="float">
            <text:p>1514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10.72154934105" calcext:value-type="float">
            <text:p>1710.72154934105</text:p>
          </table:table-cell>
        </table:table-row>
        <table:table-row table:style-name="ro1">
          <table:table-cell office:value-type="float" office:value="15149" calcext:value-type="float">
            <text:p>1514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325.41674941277" calcext:value-type="float">
            <text:p>3325.41674941277</text:p>
          </table:table-cell>
        </table:table-row>
        <table:table-row table:style-name="ro1">
          <table:table-cell office:value-type="float" office:value="15150" calcext:value-type="float">
            <text:p>1515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675.67173665386" calcext:value-type="float">
            <text:p>2675.67173665386</text:p>
          </table:table-cell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27.50340564987" calcext:value-type="float">
            <text:p>1627.50340564987</text:p>
          </table:table-cell>
        </table:table-row>
        <table:table-row table:style-name="ro1">
          <table:table-cell office:value-type="float" office:value="15152" calcext:value-type="float">
            <text:p>1515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34.55874684262" calcext:value-type="float">
            <text:p>1834.55874684262</text:p>
          </table:table-cell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67.30700909661" calcext:value-type="float">
            <text:p>2767.30700909661</text:p>
          </table:table-cell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pargne brute</text:p>
          </table:table-cell>
          <table:table-cell office:value-type="float" office:value="269.434511461461" calcext:value-type="float">
            <text:p>269.434511461461</text:p>
          </table:table-cell>
        </table:table-row>
        <table:table-row table:style-name="ro1">
          <table:table-cell office:value-type="float" office:value="15155" calcext:value-type="float">
            <text:p>1515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pargne brute</text:p>
          </table:table-cell>
          <table:table-cell office:value-type="float" office:value="134.850419546474" calcext:value-type="float">
            <text:p>134.850419546474</text:p>
          </table:table-cell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pargne brute</text:p>
          </table:table-cell>
          <table:table-cell office:value-type="float" office:value="321.559648038893" calcext:value-type="float">
            <text:p>321.559648038893</text:p>
          </table:table-cell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pargne brute</text:p>
          </table:table-cell>
          <table:table-cell office:value-type="float" office:value="365.090480169875" calcext:value-type="float">
            <text:p>365.090480169875</text:p>
          </table:table-cell>
        </table:table-row>
        <table:table-row table:style-name="ro1">
          <table:table-cell office:value-type="float" office:value="15158" calcext:value-type="float">
            <text:p>1515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pargne brute</text:p>
          </table:table-cell>
          <table:table-cell office:value-type="float" office:value="405.882634306318" calcext:value-type="float">
            <text:p>405.882634306318</text:p>
          </table:table-cell>
        </table:table-row>
        <table:table-row table:style-name="ro1">
          <table:table-cell office:value-type="float" office:value="15159" calcext:value-type="float">
            <text:p>151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pargne brute</text:p>
          </table:table-cell>
          <table:table-cell office:value-type="float" office:value="285.366240413063" calcext:value-type="float">
            <text:p>285.366240413063</text:p>
          </table:table-cell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pargne brute</text:p>
          </table:table-cell>
          <table:table-cell office:value-type="float" office:value="18.465446536651" calcext:value-type="float">
            <text:p>18.465446536651</text:p>
          </table:table-cell>
        </table:table-row>
        <table:table-row table:style-name="ro1">
          <table:table-cell office:value-type="float" office:value="15161" calcext:value-type="float">
            <text:p>1516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pargne brute</text:p>
          </table:table-cell>
          <table:table-cell office:value-type="float" office:value="130.562002952425" calcext:value-type="float">
            <text:p>130.562002952425</text:p>
          </table:table-cell>
        </table:table-row>
        <table:table-row table:style-name="ro1">
          <table:table-cell office:value-type="float" office:value="15162" calcext:value-type="float">
            <text:p>1516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pargne brute</text:p>
          </table:table-cell>
          <table:table-cell office:value-type="float" office:value="209.05431760329" calcext:value-type="float">
            <text:p>209.05431760329</text:p>
          </table:table-cell>
        </table:table-row>
        <table:table-row table:style-name="ro1">
          <table:table-cell office:value-type="float" office:value="15163" calcext:value-type="float">
            <text:p>1516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pargne brute</text:p>
          </table:table-cell>
          <table:table-cell office:value-type="float" office:value="168.032882065596" calcext:value-type="float">
            <text:p>168.032882065596</text:p>
          </table:table-cell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pargne brute</text:p>
          </table:table-cell>
          <table:table-cell office:value-type="float" office:value="195.609172565939" calcext:value-type="float">
            <text:p>195.609172565939</text:p>
          </table:table-cell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pargne brute</text:p>
          </table:table-cell>
          <table:table-cell office:value-type="float" office:value="363.424429978888" calcext:value-type="float">
            <text:p>363.424429978888</text:p>
          </table:table-cell>
        </table:table-row>
        <table:table-row table:style-name="ro1">
          <table:table-cell office:value-type="float" office:value="15166" calcext:value-type="float">
            <text:p>1516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pargne brute</text:p>
          </table:table-cell>
          <table:table-cell office:value-type="float" office:value="232.632193821429" calcext:value-type="float">
            <text:p>232.632193821429</text:p>
          </table:table-cell>
        </table:table-row>
        <table:table-row table:style-name="ro1">
          <table:table-cell office:value-type="float" office:value="15167" calcext:value-type="float">
            <text:p>1516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pargne brute</text:p>
          </table:table-cell>
          <table:table-cell office:value-type="float" office:value="193.661520233502" calcext:value-type="float">
            <text:p>193.661520233502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pargne brute</text:p>
          </table:table-cell>
          <table:table-cell office:value-type="float" office:value="254.155396025346" calcext:value-type="float">
            <text:p>254.155396025346</text:p>
          </table:table-cell>
        </table:table-row>
        <table:table-row table:style-name="ro1">
          <table:table-cell office:value-type="float" office:value="15169" calcext:value-type="float">
            <text:p>1516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pargne brute</text:p>
          </table:table-cell>
          <table:table-cell office:value-type="float" office:value="101.492631578947" calcext:value-type="float">
            <text:p>101.492631578947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pargne brute</text:p>
          </table:table-cell>
          <table:table-cell office:value-type="float" office:value="212.853778032134" calcext:value-type="float">
            <text:p>212.853778032134</text:p>
          </table:table-cell>
        </table:table-row>
        <table:table-row table:style-name="ro1">
          <table:table-cell office:value-type="float" office:value="15171" calcext:value-type="float">
            <text:p>1517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pargne brute</text:p>
          </table:table-cell>
          <table:table-cell office:value-type="float" office:value="202.528783374443" calcext:value-type="float">
            <text:p>202.528783374443</text:p>
          </table:table-cell>
        </table:table-row>
        <table:table-row table:style-name="ro1">
          <table:table-cell office:value-type="float" office:value="15172" calcext:value-type="float">
            <text:p>1517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pargne brute</text:p>
          </table:table-cell>
          <table:table-cell office:value-type="float" office:value="360.616551245552" calcext:value-type="float">
            <text:p>360.616551245552</text:p>
          </table:table-cell>
        </table:table-row>
        <table:table-row table:style-name="ro1">
          <table:table-cell office:value-type="float" office:value="15173" calcext:value-type="float">
            <text:p>1517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pargne brute</text:p>
          </table:table-cell>
          <table:table-cell office:value-type="float" office:value="214.037836325172" calcext:value-type="float">
            <text:p>214.037836325172</text:p>
          </table:table-cell>
        </table:table-row>
        <table:table-row table:style-name="ro1">
          <table:table-cell office:value-type="float" office:value="15174" calcext:value-type="float">
            <text:p>1517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pargne brute</text:p>
          </table:table-cell>
          <table:table-cell office:value-type="float" office:value="227.387047543876" calcext:value-type="float">
            <text:p>227.387047543876</text:p>
          </table:table-cell>
        </table:table-row>
        <table:table-row table:style-name="ro1">
          <table:table-cell office:value-type="float" office:value="15175" calcext:value-type="float">
            <text:p>1517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185.322391136853" calcext:value-type="float">
            <text:p>185.322391136853</text:p>
          </table:table-cell>
        </table:table-row>
        <table:table-row table:style-name="ro1">
          <table:table-cell office:value-type="float" office:value="15176" calcext:value-type="float">
            <text:p>1517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pargne brute</text:p>
          </table:table-cell>
          <table:table-cell office:value-type="float" office:value="213.779247746348" calcext:value-type="float">
            <text:p>213.779247746348</text:p>
          </table:table-cell>
        </table:table-row>
        <table:table-row table:style-name="ro1">
          <table:table-cell office:value-type="float" office:value="15177" calcext:value-type="float">
            <text:p>1517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pargne brute</text:p>
          </table:table-cell>
          <table:table-cell office:value-type="float" office:value="233.29304765407" calcext:value-type="float">
            <text:p>233.29304765407</text:p>
          </table:table-cell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pargne brute</text:p>
          </table:table-cell>
          <table:table-cell office:value-type="float" office:value="418.012118801161" calcext:value-type="float">
            <text:p>418.012118801161</text:p>
          </table:table-cell>
        </table:table-row>
        <table:table-row table:style-name="ro1">
          <table:table-cell office:value-type="float" office:value="15179" calcext:value-type="float">
            <text:p>1517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brute</text:p>
          </table:table-cell>
          <table:table-cell office:value-type="float" office:value="196.302129553321" calcext:value-type="float">
            <text:p>196.302129553321</text:p>
          </table:table-cell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pargne brute</text:p>
          </table:table-cell>
          <table:table-cell office:value-type="float" office:value="149.287339480664" calcext:value-type="float">
            <text:p>149.287339480664</text:p>
          </table:table-cell>
        </table:table-row>
        <table:table-row table:style-name="ro1">
          <table:table-cell office:value-type="float" office:value="15181" calcext:value-type="float">
            <text:p>1518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pargne brute</text:p>
          </table:table-cell>
          <table:table-cell office:value-type="float" office:value="223.189130846095" calcext:value-type="float">
            <text:p>223.189130846095</text:p>
          </table:table-cell>
        </table:table-row>
        <table:table-row table:style-name="ro1">
          <table:table-cell office:value-type="float" office:value="15182" calcext:value-type="float">
            <text:p>1518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pargne brute</text:p>
          </table:table-cell>
          <table:table-cell office:value-type="float" office:value="60.8983140846938" calcext:value-type="float">
            <text:p>60.8983140846938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pargne brute</text:p>
          </table:table-cell>
          <table:table-cell office:value-type="float" office:value="328.907281288426" calcext:value-type="float">
            <text:p>328.907281288426</text:p>
          </table:table-cell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pargne brute</text:p>
          </table:table-cell>
          <table:table-cell office:value-type="float" office:value="201.061392808077" calcext:value-type="float">
            <text:p>201.061392808077</text:p>
          </table:table-cell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pargne brute</text:p>
          </table:table-cell>
          <table:table-cell office:value-type="float" office:value="195.395276437072" calcext:value-type="float">
            <text:p>195.395276437072</text:p>
          </table:table-cell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pargne brute</text:p>
          </table:table-cell>
          <table:table-cell office:value-type="float" office:value="250.534004688672" calcext:value-type="float">
            <text:p>250.534004688672</text:p>
          </table:table-cell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pargne brute</text:p>
          </table:table-cell>
          <table:table-cell office:value-type="float" office:value="224.701874735587" calcext:value-type="float">
            <text:p>224.701874735587</text:p>
          </table:table-cell>
        </table:table-row>
        <table:table-row table:style-name="ro1">
          <table:table-cell office:value-type="float" office:value="15188" calcext:value-type="float">
            <text:p>1518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pargne brute</text:p>
          </table:table-cell>
          <table:table-cell office:value-type="float" office:value="109.757830032391" calcext:value-type="float">
            <text:p>109.757830032391</text:p>
          </table:table-cell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pargne brute</text:p>
          </table:table-cell>
          <table:table-cell office:value-type="float" office:value="297.020701740337" calcext:value-type="float">
            <text:p>297.020701740337</text:p>
          </table:table-cell>
        </table:table-row>
        <table:table-row table:style-name="ro1">
          <table:table-cell office:value-type="float" office:value="15190" calcext:value-type="float">
            <text:p>1519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pargne brute</text:p>
          </table:table-cell>
          <table:table-cell office:value-type="float" office:value="101.470577559942" calcext:value-type="float">
            <text:p>101.470577559942</text:p>
          </table:table-cell>
        </table:table-row>
        <table:table-row table:style-name="ro1">
          <table:table-cell office:value-type="float" office:value="15191" calcext:value-type="float">
            <text:p>1519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pargne brute</text:p>
          </table:table-cell>
          <table:table-cell office:value-type="float" office:value="83.8865307727601" calcext:value-type="float">
            <text:p>83.8865307727601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pargne brute</text:p>
          </table:table-cell>
          <table:table-cell office:value-type="float" office:value="249.532146760142" calcext:value-type="float">
            <text:p>249.532146760142</text:p>
          </table:table-cell>
        </table:table-row>
        <table:table-row table:style-name="ro1">
          <table:table-cell office:value-type="float" office:value="15193" calcext:value-type="float">
            <text:p>1519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pargne brute</text:p>
          </table:table-cell>
          <table:table-cell office:value-type="float" office:value="102.287790934755" calcext:value-type="float">
            <text:p>102.287790934755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Impôts et taxes</text:p>
          </table:table-cell>
          <table:table-cell office:value-type="float" office:value="1065.67691886682" calcext:value-type="float">
            <text:p>1065.67691886682</text:p>
          </table:table-cell>
        </table:table-row>
        <table:table-row table:style-name="ro1">
          <table:table-cell office:value-type="float" office:value="15195" calcext:value-type="float">
            <text:p>1519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30.58646413629" calcext:value-type="float">
            <text:p>1330.58646413629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Impôts et taxes</text:p>
          </table:table-cell>
          <table:table-cell office:value-type="float" office:value="1609.08192565771" calcext:value-type="float">
            <text:p>1609.08192565771</text:p>
          </table:table-cell>
        </table:table-row>
        <table:table-row table:style-name="ro1">
          <table:table-cell office:value-type="float" office:value="15197" calcext:value-type="float">
            <text:p>1519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Impôts et taxes</text:p>
          </table:table-cell>
          <table:table-cell office:value-type="float" office:value="1331.75232824166" calcext:value-type="float">
            <text:p>1331.75232824166</text:p>
          </table:table-cell>
        </table:table-row>
        <table:table-row table:style-name="ro1">
          <table:table-cell office:value-type="float" office:value="15198" calcext:value-type="float">
            <text:p>1519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Impôts et taxes</text:p>
          </table:table-cell>
          <table:table-cell office:value-type="float" office:value="1559.56350093312" calcext:value-type="float">
            <text:p>1559.56350093312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Impôts et taxes</text:p>
          </table:table-cell>
          <table:table-cell office:value-type="float" office:value="1053.80260444344" calcext:value-type="float">
            <text:p>1053.80260444344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Impôts et taxes</text:p>
          </table:table-cell>
          <table:table-cell office:value-type="float" office:value="1387.0851062542" calcext:value-type="float">
            <text:p>1387.0851062542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Impôts et taxes</text:p>
          </table:table-cell>
          <table:table-cell office:value-type="float" office:value="797.150988391599" calcext:value-type="float">
            <text:p>797.150988391599</text:p>
          </table:table-cell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Impôts et taxes</text:p>
          </table:table-cell>
          <table:table-cell office:value-type="float" office:value="1012.70697865675" calcext:value-type="float">
            <text:p>1012.70697865675</text:p>
          </table:table-cell>
        </table:table-row>
        <table:table-row table:style-name="ro1">
          <table:table-cell office:value-type="float" office:value="15203" calcext:value-type="float">
            <text:p>1520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Impôts et taxes</text:p>
          </table:table-cell>
          <table:table-cell office:value-type="float" office:value="956.4853107488" calcext:value-type="float">
            <text:p>956.4853107488</text:p>
          </table:table-cell>
        </table:table-row>
        <table:table-row table:style-name="ro1">
          <table:table-cell office:value-type="float" office:value="15204" calcext:value-type="float">
            <text:p>1520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Impôts et taxes</text:p>
          </table:table-cell>
          <table:table-cell office:value-type="float" office:value="1103.61417249613" calcext:value-type="float">
            <text:p>1103.61417249613</text:p>
          </table:table-cell>
        </table:table-row>
        <table:table-row table:style-name="ro1">
          <table:table-cell office:value-type="float" office:value="15205" calcext:value-type="float">
            <text:p>1520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Impôts et taxes</text:p>
          </table:table-cell>
          <table:table-cell office:value-type="float" office:value="1394.55065446868" calcext:value-type="float">
            <text:p>1394.55065446868</text:p>
          </table:table-cell>
        </table:table-row>
        <table:table-row table:style-name="ro1">
          <table:table-cell office:value-type="float" office:value="15206" calcext:value-type="float">
            <text:p>1520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Impôts et taxes</text:p>
          </table:table-cell>
          <table:table-cell office:value-type="float" office:value="797.041062139941" calcext:value-type="float">
            <text:p>797.041062139941</text:p>
          </table:table-cell>
        </table:table-row>
        <table:table-row table:style-name="ro1">
          <table:table-cell office:value-type="float" office:value="15207" calcext:value-type="float">
            <text:p>1520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Impôts et taxes</text:p>
          </table:table-cell>
          <table:table-cell office:value-type="float" office:value="898.605320569902" calcext:value-type="float">
            <text:p>898.605320569902</text:p>
          </table:table-cell>
        </table:table-row>
        <table:table-row table:style-name="ro1">
          <table:table-cell office:value-type="float" office:value="15208" calcext:value-type="float">
            <text:p>1520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Impôts et taxes</text:p>
          </table:table-cell>
          <table:table-cell office:value-type="float" office:value="1295.79509936636" calcext:value-type="float">
            <text:p>1295.79509936636</text:p>
          </table:table-cell>
        </table:table-row>
        <table:table-row table:style-name="ro1">
          <table:table-cell office:value-type="float" office:value="15209" calcext:value-type="float">
            <text:p>1520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Impôts et taxes</text:p>
          </table:table-cell>
          <table:table-cell office:value-type="float" office:value="949.38224346424" calcext:value-type="float">
            <text:p>949.38224346424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Impôts et taxes</text:p>
          </table:table-cell>
          <table:table-cell office:value-type="float" office:value="1310.41930857603" calcext:value-type="float">
            <text:p>1310.41930857603</text:p>
          </table:table-cell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Impôts et taxes</text:p>
          </table:table-cell>
          <table:table-cell office:value-type="float" office:value="1131.18487018045" calcext:value-type="float">
            <text:p>1131.18487018045</text:p>
          </table:table-cell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Impôts et taxes</text:p>
          </table:table-cell>
          <table:table-cell office:value-type="float" office:value="1107.58576476868" calcext:value-type="float">
            <text:p>1107.58576476868</text:p>
          </table:table-cell>
        </table:table-row>
        <table:table-row table:style-name="ro1">
          <table:table-cell office:value-type="float" office:value="15213" calcext:value-type="float">
            <text:p>1521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Impôts et taxes</text:p>
          </table:table-cell>
          <table:table-cell office:value-type="float" office:value="1441.5084144001" calcext:value-type="float">
            <text:p>1441.5084144001</text:p>
          </table:table-cell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Impôts et taxes</text:p>
          </table:table-cell>
          <table:table-cell office:value-type="float" office:value="1138.75879468846" calcext:value-type="float">
            <text:p>1138.75879468846</text:p>
          </table:table-cell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921.61904221685" calcext:value-type="float">
            <text:p>921.61904221685</text:p>
          </table:table-cell>
        </table:table-row>
        <table:table-row table:style-name="ro1">
          <table:table-cell office:value-type="float" office:value="15216" calcext:value-type="float">
            <text:p>1521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Impôts et taxes</text:p>
          </table:table-cell>
          <table:table-cell office:value-type="float" office:value="1445.8011743013" calcext:value-type="float">
            <text:p>1445.8011743013</text:p>
          </table:table-cell>
        </table:table-row>
        <table:table-row table:style-name="ro1">
          <table:table-cell office:value-type="float" office:value="15217" calcext:value-type="float">
            <text:p>1521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Impôts et taxes</text:p>
          </table:table-cell>
          <table:table-cell office:value-type="float" office:value="1116.08924873997" calcext:value-type="float">
            <text:p>1116.08924873997</text:p>
          </table:table-cell>
        </table:table-row>
        <table:table-row table:style-name="ro1">
          <table:table-cell office:value-type="float" office:value="15218" calcext:value-type="float">
            <text:p>1521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Impôts et taxes</text:p>
          </table:table-cell>
          <table:table-cell office:value-type="float" office:value="1722.20655473351" calcext:value-type="float">
            <text:p>1722.20655473351</text:p>
          </table:table-cell>
        </table:table-row>
        <table:table-row table:style-name="ro1">
          <table:table-cell office:value-type="float" office:value="15219" calcext:value-type="float">
            <text:p>1521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et taxes</text:p>
          </table:table-cell>
          <table:table-cell office:value-type="float" office:value="1118.34542319103" calcext:value-type="float">
            <text:p>1118.34542319103</text:p>
          </table:table-cell>
        </table:table-row>
        <table:table-row table:style-name="ro1">
          <table:table-cell office:value-type="float" office:value="15220" calcext:value-type="float">
            <text:p>1522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Impôts et taxes</text:p>
          </table:table-cell>
          <table:table-cell office:value-type="float" office:value="872.239206500956" calcext:value-type="float">
            <text:p>872.239206500956</text:p>
          </table:table-cell>
        </table:table-row>
        <table:table-row table:style-name="ro1">
          <table:table-cell office:value-type="float" office:value="15221" calcext:value-type="float">
            <text:p>1522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Impôts et taxes</text:p>
          </table:table-cell>
          <table:table-cell office:value-type="float" office:value="1126.96487731331" calcext:value-type="float">
            <text:p>1126.96487731331</text:p>
          </table:table-cell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Impôts et taxes</text:p>
          </table:table-cell>
          <table:table-cell office:value-type="float" office:value="1076.5600789858" calcext:value-type="float">
            <text:p>1076.5600789858</text:p>
          </table:table-cell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Impôts et taxes</text:p>
          </table:table-cell>
          <table:table-cell office:value-type="float" office:value="1540.79441022104" calcext:value-type="float">
            <text:p>1540.79441022104</text:p>
          </table:table-cell>
        </table:table-row>
        <table:table-row table:style-name="ro1">
          <table:table-cell office:value-type="float" office:value="15224" calcext:value-type="float">
            <text:p>1522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76.56086769741" calcext:value-type="float">
            <text:p>1376.56086769741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Impôts et taxes</text:p>
          </table:table-cell>
          <table:table-cell office:value-type="float" office:value="1250.95236134586" calcext:value-type="float">
            <text:p>1250.95236134586</text:p>
          </table:table-cell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Impôts et taxes</text:p>
          </table:table-cell>
          <table:table-cell office:value-type="float" office:value="1665.228487997" calcext:value-type="float">
            <text:p>1665.228487997</text:p>
          </table:table-cell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Impôts et taxes</text:p>
          </table:table-cell>
          <table:table-cell office:value-type="float" office:value="1065.15025249029" calcext:value-type="float">
            <text:p>1065.15025249029</text:p>
          </table:table-cell>
        </table:table-row>
        <table:table-row table:style-name="ro1">
          <table:table-cell office:value-type="float" office:value="15228" calcext:value-type="float">
            <text:p>1522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Impôts et taxes</text:p>
          </table:table-cell>
          <table:table-cell office:value-type="float" office:value="833.826048018199" calcext:value-type="float">
            <text:p>833.826048018199</text:p>
          </table:table-cell>
        </table:table-row>
        <table:table-row table:style-name="ro1">
          <table:table-cell office:value-type="float" office:value="15229" calcext:value-type="float">
            <text:p>1522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Impôts et taxes</text:p>
          </table:table-cell>
          <table:table-cell office:value-type="float" office:value="2547.8101433376" calcext:value-type="float">
            <text:p>2547.8101433376</text:p>
          </table:table-cell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Impôts et taxes</text:p>
          </table:table-cell>
          <table:table-cell office:value-type="float" office:value="1239.58981189562" calcext:value-type="float">
            <text:p>1239.58981189562</text:p>
          </table:table-cell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Impôts et taxes</text:p>
          </table:table-cell>
          <table:table-cell office:value-type="float" office:value="883.714755849774" calcext:value-type="float">
            <text:p>883.714755849774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Impôts et taxes</text:p>
          </table:table-cell>
          <table:table-cell office:value-type="float" office:value="1461.07609670602" calcext:value-type="float">
            <text:p>1461.07609670602</text:p>
          </table:table-cell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Impôts et taxes</text:p>
          </table:table-cell>
          <table:table-cell office:value-type="float" office:value="1029.02906367629" calcext:value-type="float">
            <text:p>1029.02906367629</text:p>
          </table:table-cell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28.09749443269" calcext:value-type="float">
            <text:p>2128.09749443269</text:p>
          </table:table-cell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36.51382642565" calcext:value-type="float">
            <text:p>2236.51382642565</text:p>
          </table:table-cell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60.1067105563" calcext:value-type="float">
            <text:p>2260.1067105563</text:p>
          </table:table-cell>
        </table:table-row>
        <table:table-row table:style-name="ro1">
          <table:table-cell office:value-type="float" office:value="15237" calcext:value-type="float">
            <text:p>1523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84.98510103432" calcext:value-type="float">
            <text:p>2084.98510103432</text:p>
          </table:table-cell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898.85294921273" calcext:value-type="float">
            <text:p>2898.85294921273</text:p>
          </table:table-cell>
        </table:table-row>
        <table:table-row table:style-name="ro1">
          <table:table-cell office:value-type="float" office:value="15239" calcext:value-type="float">
            <text:p>152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69.47578758927" calcext:value-type="float">
            <text:p>1969.47578758927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26.70191123067" calcext:value-type="float">
            <text:p>2326.70191123067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0.2892639066" calcext:value-type="float">
            <text:p>2160.2892639066</text:p>
          </table:table-cell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01.9505991776" calcext:value-type="float">
            <text:p>1501.9505991776</text:p>
          </table:table-cell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08.16935862463" calcext:value-type="float">
            <text:p>2108.16935862463</text:p>
          </table:table-cell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59.38477875983" calcext:value-type="float">
            <text:p>1959.38477875983</text:p>
          </table:table-cell>
        </table:table-row>
        <table:table-row table:style-name="ro1">
          <table:table-cell office:value-type="float" office:value="15245" calcext:value-type="float">
            <text:p>1524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38.81923997185" calcext:value-type="float">
            <text:p>2438.81923997185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67.6367816992" calcext:value-type="float">
            <text:p>1767.6367816992</text:p>
          </table:table-cell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56.93891411893" calcext:value-type="float">
            <text:p>1456.93891411893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87.28733006912" calcext:value-type="float">
            <text:p>1987.28733006912</text:p>
          </table:table-cell>
        </table:table-row>
        <table:table-row table:style-name="ro1">
          <table:table-cell office:value-type="float" office:value="15249" calcext:value-type="float">
            <text:p>1524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9.13781181619" calcext:value-type="float">
            <text:p>2169.13781181619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96.23995252024" calcext:value-type="float">
            <text:p>1996.23995252024</text:p>
          </table:table-cell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11.71040482063" calcext:value-type="float">
            <text:p>1711.71040482063</text:p>
          </table:table-cell>
        </table:table-row>
        <table:table-row table:style-name="ro1">
          <table:table-cell office:value-type="float" office:value="15252" calcext:value-type="float">
            <text:p>1525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8.41661886121" calcext:value-type="float">
            <text:p>1838.41661886121</text:p>
          </table:table-cell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6.76687503905" calcext:value-type="float">
            <text:p>2016.76687503905</text:p>
          </table:table-cell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64.59153449717" calcext:value-type="float">
            <text:p>1664.59153449717</text:p>
          </table:table-cell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21.24804351869" calcext:value-type="float">
            <text:p>1721.24804351869</text:p>
          </table:table-cell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42.8457810778" calcext:value-type="float">
            <text:p>2042.8457810778</text:p>
          </table:table-cell>
        </table:table-row>
        <table:table-row table:style-name="ro1">
          <table:table-cell office:value-type="float" office:value="15257" calcext:value-type="float">
            <text:p>1525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02.00416686496" calcext:value-type="float">
            <text:p>1802.00416686496</text:p>
          </table:table-cell>
        </table:table-row>
        <table:table-row table:style-name="ro1">
          <table:table-cell office:value-type="float" office:value="15258" calcext:value-type="float">
            <text:p>1525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96.84435144933" calcext:value-type="float">
            <text:p>2396.84435144933</text:p>
          </table:table-cell>
        </table:table-row>
        <table:table-row table:style-name="ro1">
          <table:table-cell office:value-type="float" office:value="15259" calcext:value-type="float">
            <text:p>1525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82.74241923521" calcext:value-type="float">
            <text:p>1682.74241923521</text:p>
          </table:table-cell>
        </table:table-row>
        <table:table-row table:style-name="ro1">
          <table:table-cell office:value-type="float" office:value="15260" calcext:value-type="float">
            <text:p>1526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08.20406309751" calcext:value-type="float">
            <text:p>1708.20406309751</text:p>
          </table:table-cell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1.67955714539" calcext:value-type="float">
            <text:p>1751.67955714539</text:p>
          </table:table-cell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43.17442054958" calcext:value-type="float">
            <text:p>1443.17442054958</text:p>
          </table:table-cell>
        </table:table-row>
        <table:table-row table:style-name="ro1">
          <table:table-cell office:value-type="float" office:value="15263" calcext:value-type="float">
            <text:p>1526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6.47442401703" calcext:value-type="float">
            <text:p>2166.47442401703</text:p>
          </table:table-cell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64.96293804654" calcext:value-type="float">
            <text:p>2064.96293804654</text:p>
          </table:table-cell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47.52599458103" calcext:value-type="float">
            <text:p>1947.52599458103</text:p>
          </table:table-cell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586.7008343961" calcext:value-type="float">
            <text:p>2586.7008343961</text:p>
          </table:table-cell>
        </table:table-row>
        <table:table-row table:style-name="ro1">
          <table:table-cell office:value-type="float" office:value="15267" calcext:value-type="float">
            <text:p>1526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9.67499615399" calcext:value-type="float">
            <text:p>2019.67499615399</text:p>
          </table:table-cell>
        </table:table-row>
        <table:table-row table:style-name="ro1">
          <table:table-cell office:value-type="float" office:value="15268" calcext:value-type="float">
            <text:p>1526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0.34936404322" calcext:value-type="float">
            <text:p>1750.34936404322</text:p>
          </table:table-cell>
        </table:table-row>
        <table:table-row table:style-name="ro1">
          <table:table-cell office:value-type="float" office:value="15269" calcext:value-type="float">
            <text:p>1526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3291.70177717275" calcext:value-type="float">
            <text:p>3291.70177717275</text:p>
          </table:table-cell>
        </table:table-row>
        <table:table-row table:style-name="ro1">
          <table:table-cell office:value-type="float" office:value="15270" calcext:value-type="float">
            <text:p>1527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9.08612663929" calcext:value-type="float">
            <text:p>1839.08612663929</text:p>
          </table:table-cell>
        </table:table-row>
        <table:table-row table:style-name="ro1">
          <table:table-cell office:value-type="float" office:value="15271" calcext:value-type="float">
            <text:p>1527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25.09307694829" calcext:value-type="float">
            <text:p>1525.09307694829</text:p>
          </table:table-cell>
        </table:table-row>
        <table:table-row table:style-name="ro1">
          <table:table-cell office:value-type="float" office:value="15272" calcext:value-type="float">
            <text:p>1527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75.68457343162" calcext:value-type="float">
            <text:p>1975.68457343162</text:p>
          </table:table-cell>
        </table:table-row>
        <table:table-row table:style-name="ro1">
          <table:table-cell office:value-type="float" office:value="15273" calcext:value-type="float">
            <text:p>1527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70.29763801757" calcext:value-type="float">
            <text:p>2470.29763801757</text:p>
          </table:table-cell>
        </table:table-row>
        <table:table-row table:style-name="ro1">
          <table:table-cell office:value-type="float" office:value="15274" calcext:value-type="float">
            <text:p>1527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1.904698035653" calcext:value-type="float">
            <text:p>181.904698035653</text:p>
          </table:table-cell>
        </table:table-row>
        <table:table-row table:style-name="ro1">
          <table:table-cell office:value-type="float" office:value="15275" calcext:value-type="float">
            <text:p>1527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95.8251749843973" calcext:value-type="float">
            <text:p>95.8251749843973</text:p>
          </table:table-cell>
        </table:table-row>
        <table:table-row table:style-name="ro1">
          <table:table-cell office:value-type="float" office:value="15276" calcext:value-type="float">
            <text:p>1527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6.8659529536882" calcext:value-type="float">
            <text:p>36.8659529536882</text:p>
          </table:table-cell>
        </table:table-row>
        <table:table-row table:style-name="ro1">
          <table:table-cell office:value-type="float" office:value="15277" calcext:value-type="float">
            <text:p>1527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4.5001834029726" calcext:value-type="float">
            <text:p>34.5001834029726</text:p>
          </table:table-cell>
        </table:table-row>
        <table:table-row table:style-name="ro1">
          <table:table-cell office:value-type="float" office:value="15278" calcext:value-type="float">
            <text:p>1527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4.8796077258973" calcext:value-type="float">
            <text:p>44.8796077258973</text:p>
          </table:table-cell>
        </table:table-row>
        <table:table-row table:style-name="ro1">
          <table:table-cell office:value-type="float" office:value="15279" calcext:value-type="float">
            <text:p>152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07.364430625436" calcext:value-type="float">
            <text:p>207.364430625436</text:p>
          </table:table-cell>
        </table:table-row>
        <table:table-row table:style-name="ro1">
          <table:table-cell office:value-type="float" office:value="15280" calcext:value-type="float">
            <text:p>1528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97.290057162072" calcext:value-type="float">
            <text:p>197.290057162072</text:p>
          </table:table-cell>
        </table:table-row>
        <table:table-row table:style-name="ro1">
          <table:table-cell office:value-type="float" office:value="15281" calcext:value-type="float">
            <text:p>1528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49.026399382675" calcext:value-type="float">
            <text:p>-249.026399382675</text:p>
          </table:table-cell>
        </table:table-row>
        <table:table-row table:style-name="ro1">
          <table:table-cell office:value-type="float" office:value="15282" calcext:value-type="float">
            <text:p>1528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8.188130017623" calcext:value-type="float">
            <text:p>148.188130017623</text:p>
          </table:table-cell>
        </table:table-row>
        <table:table-row table:style-name="ro1">
          <table:table-cell office:value-type="float" office:value="15283" calcext:value-type="float">
            <text:p>1528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7.0243420245723" calcext:value-type="float">
            <text:p>-87.0243420245723</text:p>
          </table:table-cell>
        </table:table-row>
        <table:table-row table:style-name="ro1">
          <table:table-cell office:value-type="float" office:value="15284" calcext:value-type="float">
            <text:p>1528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27.968739161396" calcext:value-type="float">
            <text:p>-227.968739161396</text:p>
          </table:table-cell>
        </table:table-row>
        <table:table-row table:style-name="ro1">
          <table:table-cell office:value-type="float" office:value="15285" calcext:value-type="float">
            <text:p>1528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67236101337" calcext:value-type="float">
            <text:p>-102.467236101337</text:p>
          </table:table-cell>
        </table:table-row>
        <table:table-row table:style-name="ro1">
          <table:table-cell office:value-type="float" office:value="15286" calcext:value-type="float">
            <text:p>1528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6268531051328" calcext:value-type="float">
            <text:p>-61.6268531051328</text:p>
          </table:table-cell>
        </table:table-row>
        <table:table-row table:style-name="ro1">
          <table:table-cell office:value-type="float" office:value="15287" calcext:value-type="float">
            <text:p>1528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82.810084594835" calcext:value-type="float">
            <text:p>-182.810084594835</text:p>
          </table:table-cell>
        </table:table-row>
        <table:table-row table:style-name="ro1">
          <table:table-cell office:value-type="float" office:value="15288" calcext:value-type="float">
            <text:p>1528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6.273382776498" calcext:value-type="float">
            <text:p>-116.273382776498</text:p>
          </table:table-cell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.4632557871702" calcext:value-type="float">
            <text:p>-15.4632557871702</text:p>
          </table:table-cell>
        </table:table-row>
        <table:table-row table:style-name="ro1">
          <table:table-cell office:value-type="float" office:value="15290" calcext:value-type="float">
            <text:p>1529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.2781953452881" calcext:value-type="float">
            <text:p>4.2781953452881</text:p>
          </table:table-cell>
        </table:table-row>
        <table:table-row table:style-name="ro1">
          <table:table-cell office:value-type="float" office:value="15291" calcext:value-type="float">
            <text:p>1529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1798554675668" calcext:value-type="float">
            <text:p>-61.1798554675668</text:p>
          </table:table-cell>
        </table:table-row>
        <table:table-row table:style-name="ro1">
          <table:table-cell office:value-type="float" office:value="15292" calcext:value-type="float">
            <text:p>1529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5395765124556" calcext:value-type="float">
            <text:p>10.5395765124556</text:p>
          </table:table-cell>
        </table:table-row>
        <table:table-row table:style-name="ro1">
          <table:table-cell office:value-type="float" office:value="15293" calcext:value-type="float">
            <text:p>1529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.5894389745327" calcext:value-type="float">
            <text:p>-11.5894389745327</text:p>
          </table:table-cell>
        </table:table-row>
        <table:table-row table:style-name="ro1">
          <table:table-cell office:value-type="float" office:value="15294" calcext:value-type="float">
            <text:p>1529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9.4348082458909" calcext:value-type="float">
            <text:p>29.4348082458909</text:p>
          </table:table-cell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94.2818371901483" calcext:value-type="float">
            <text:p>-94.2818371901483</text:p>
          </table:table-cell>
        </table:table-row>
        <table:table-row table:style-name="ro1">
          <table:table-cell office:value-type="float" office:value="15296" calcext:value-type="float">
            <text:p>1529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62.918216576709" calcext:value-type="float">
            <text:p>-162.918216576709</text:p>
          </table:table-cell>
        </table:table-row>
        <table:table-row table:style-name="ro1">
          <table:table-cell office:value-type="float" office:value="15297" calcext:value-type="float">
            <text:p>1529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81.1192861623656" calcext:value-type="float">
            <text:p>81.1192861623656</text:p>
          </table:table-cell>
        </table:table-row>
        <table:table-row table:style-name="ro1">
          <table:table-cell office:value-type="float" office:value="15298" calcext:value-type="float">
            <text:p>1529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62.161334995653" calcext:value-type="float">
            <text:p>-562.161334995653</text:p>
          </table:table-cell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2.4282099884622" calcext:value-type="float">
            <text:p>42.4282099884622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9.712435699747" calcext:value-type="float">
            <text:p>-119.712435699747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6.949706143203" calcext:value-type="float">
            <text:p>-296.949706143203</text:p>
          </table:table-cell>
        </table:table-row>
        <table:table-row table:style-name="ro1">
          <table:table-cell office:value-type="float" office:value="15302" calcext:value-type="float">
            <text:p>1530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78.134624983406" calcext:value-type="float">
            <text:p>-578.134624983406</text:p>
          </table:table-cell>
        </table:table-row>
        <table:table-row table:style-name="ro1">
          <table:table-cell office:value-type="float" office:value="15303" calcext:value-type="float">
            <text:p>153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7.3569042977539" calcext:value-type="float">
            <text:p>37.3569042977539</text:p>
          </table:table-cell>
        </table:table-row>
        <table:table-row table:style-name="ro1">
          <table:table-cell office:value-type="float" office:value="15304" calcext:value-type="float">
            <text:p>153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1.8378685914909" calcext:value-type="float">
            <text:p>21.8378685914909</text:p>
          </table:table-cell>
        </table:table-row>
        <table:table-row table:style-name="ro1">
          <table:table-cell office:value-type="float" office:value="15305" calcext:value-type="float">
            <text:p>153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40.8552857590909" calcext:value-type="float">
            <text:p>-40.8552857590909</text:p>
          </table:table-cell>
        </table:table-row>
        <table:table-row table:style-name="ro1">
          <table:table-cell office:value-type="float" office:value="15306" calcext:value-type="float">
            <text:p>153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2.718908477119" calcext:value-type="float">
            <text:p>182.718908477119</text:p>
          </table:table-cell>
        </table:table-row>
        <table:table-row table:style-name="ro1">
          <table:table-cell office:value-type="float" office:value="15307" calcext:value-type="float">
            <text:p>153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21.029814814815" calcext:value-type="float">
            <text:p>-121.029814814815</text:p>
          </table:table-cell>
        </table:table-row>
        <table:table-row table:style-name="ro1">
          <table:table-cell office:value-type="float" office:value="15308" calcext:value-type="float">
            <text:p>153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9.6278147021732" calcext:value-type="float">
            <text:p>39.6278147021732</text:p>
          </table:table-cell>
        </table:table-row>
        <table:table-row table:style-name="ro1">
          <table:table-cell office:value-type="float" office:value="15309" calcext:value-type="float">
            <text:p>153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3.7149722400171" calcext:value-type="float">
            <text:p>-33.7149722400171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36.585610014572" calcext:value-type="float">
            <text:p>-836.585610014572</text:p>
          </table:table-cell>
        </table:table-row>
        <table:table-row table:style-name="ro1">
          <table:table-cell office:value-type="float" office:value="15311" calcext:value-type="float">
            <text:p>153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1032870158" calcext:value-type="float">
            <text:p>-102.41032870158</text:p>
          </table:table-cell>
        </table:table-row>
        <table:table-row table:style-name="ro1">
          <table:table-cell office:value-type="float" office:value="15312" calcext:value-type="float">
            <text:p>153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1.125826589" calcext:value-type="float">
            <text:p>141.125826589</text:p>
          </table:table-cell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7.009371079046" calcext:value-type="float">
            <text:p>-297.009371079046</text:p>
          </table:table-cell>
        </table:table-row>
        <table:table-row table:style-name="ro1">
          <table:table-cell office:value-type="float" office:value="15314" calcext:value-type="float">
            <text:p>1531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mprunts hors GAD</text:p>
          </table:table-cell>
          <table:table-cell office:value-type="float" office:value="0.847306861365626" calcext:value-type="float">
            <text:p>0.847306861365626</text:p>
          </table:table-cell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4.9185044266198" calcext:value-type="float">
            <text:p>14.9185044266198</text:p>
          </table:table-cell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mprunts hors GAD</text:p>
          </table:table-cell>
          <table:table-cell office:value-type="float" office:value="111.412148988428" calcext:value-type="float">
            <text:p>111.412148988428</text:p>
          </table:table-cell>
        </table:table-row>
        <table:table-row table:style-name="ro1">
          <table:table-cell office:value-type="float" office:value="15317" calcext:value-type="float">
            <text:p>1531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mprunts hors GAD</text:p>
          </table:table-cell>
          <table:table-cell office:value-type="float" office:value="68.9712881019248" calcext:value-type="float">
            <text:p>68.9712881019248</text:p>
          </table:table-cell>
        </table:table-row>
        <table:table-row table:style-name="ro1">
          <table:table-cell office:value-type="float" office:value="15318" calcext:value-type="float">
            <text:p>1531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mprunts hors GAD</text:p>
          </table:table-cell>
          <table:table-cell office:value-type="float" office:value="290.859451722201" calcext:value-type="float">
            <text:p>290.859451722201</text:p>
          </table:table-cell>
        </table:table-row>
        <table:table-row table:style-name="ro1">
          <table:table-cell office:value-type="float" office:value="15319" calcext:value-type="float">
            <text:p>153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mprunts hors GAD</text:p>
          </table:table-cell>
          <table:table-cell office:value-type="float" office:value="94.2205136902406" calcext:value-type="float">
            <text:p>94.2205136902406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2" calcext:value-type="float">
            <text:p>1532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mprunts hors GAD</text:p>
          </table:table-cell>
          <table:table-cell office:value-type="float" office:value="404.322358265136" calcext:value-type="float">
            <text:p>404.322358265136</text:p>
          </table:table-cell>
        </table:table-row>
        <table:table-row table:style-name="ro1">
          <table:table-cell office:value-type="float" office:value="15324" calcext:value-type="float">
            <text:p>1532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mprunts hors GAD</text:p>
          </table:table-cell>
          <table:table-cell office:value-type="float" office:value="140.361882600986" calcext:value-type="float">
            <text:p>140.361882600986</text:p>
          </table:table-cell>
        </table:table-row>
        <table:table-row table:style-name="ro1">
          <table:table-cell office:value-type="float" office:value="15325" calcext:value-type="float">
            <text:p>1532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mprunts hors GAD</text:p>
          </table:table-cell>
          <table:table-cell office:value-type="float" office:value="263.898662913441" calcext:value-type="float">
            <text:p>263.898662913441</text:p>
          </table:table-cell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mprunts hors GAD</text:p>
          </table:table-cell>
          <table:table-cell office:value-type="float" office:value="0.0680821075004195" calcext:value-type="float">
            <text:p>0.0680821075004195</text:p>
          </table:table-cell>
        </table:table-row>
        <table:table-row table:style-name="ro1">
          <table:table-cell office:value-type="float" office:value="15327" calcext:value-type="float">
            <text:p>1532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mprunts hors GAD</text:p>
          </table:table-cell>
          <table:table-cell office:value-type="float" office:value="0.0398540615415059" calcext:value-type="float">
            <text:p>0.0398540615415059</text:p>
          </table:table-cell>
        </table:table-row>
        <table:table-row table:style-name="ro1">
          <table:table-cell office:value-type="float" office:value="15328" calcext:value-type="float">
            <text:p>153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20.7373271889401" calcext:value-type="float">
            <text:p>20.7373271889401</text:p>
          </table:table-cell>
        </table:table-row>
        <table:table-row table:style-name="ro1">
          <table:table-cell office:value-type="float" office:value="15329" calcext:value-type="float">
            <text:p>1532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0" calcext:value-type="float">
            <text:p>1533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mprunts hors GAD</text:p>
          </table:table-cell>
          <table:table-cell office:value-type="float" office:value="96.2309057077329" calcext:value-type="float">
            <text:p>96.2309057077329</text:p>
          </table:table-cell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3" calcext:value-type="float">
            <text:p>1533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mprunts hors GAD</text:p>
          </table:table-cell>
          <table:table-cell office:value-type="float" office:value="180.546207610665" calcext:value-type="float">
            <text:p>180.546207610665</text:p>
          </table:table-cell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mprunts hors GAD</text:p>
          </table:table-cell>
          <table:table-cell office:value-type="float" office:value="0.194503667935742" calcext:value-type="float">
            <text:p>0.194503667935742</text:p>
          </table:table-cell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.841585058051489" calcext:value-type="float">
            <text:p>0.841585058051489</text:p>
          </table:table-cell>
        </table:table-row>
        <table:table-row table:style-name="ro1">
          <table:table-cell office:value-type="float" office:value="15336" calcext:value-type="float">
            <text:p>1533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mprunts hors GAD</text:p>
          </table:table-cell>
          <table:table-cell office:value-type="float" office:value="145.017398479668" calcext:value-type="float">
            <text:p>145.017398479668</text:p>
          </table:table-cell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" calcext:value-type="float">
            <text:p>1533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mprunts hors GAD</text:p>
          </table:table-cell>
          <table:table-cell office:value-type="float" office:value="328.607062123722" calcext:value-type="float">
            <text:p>328.607062123722</text:p>
          </table:table-cell>
        </table:table-row>
        <table:table-row table:style-name="ro1">
          <table:table-cell office:value-type="float" office:value="15339" calcext:value-type="float">
            <text:p>1533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mprunts hors GAD</text:p>
          </table:table-cell>
          <table:table-cell office:value-type="float" office:value="33.0066194165156" calcext:value-type="float">
            <text:p>33.0066194165156</text:p>
          </table:table-cell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11.016468266206" calcext:value-type="float">
            <text:p>111.016468266206</text:p>
          </table:table-cell>
        </table:table-row>
        <table:table-row table:style-name="ro1">
          <table:table-cell office:value-type="float" office:value="15341" calcext:value-type="float">
            <text:p>1534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mprunts hors GAD</text:p>
          </table:table-cell>
          <table:table-cell office:value-type="float" office:value="354.756696032638" calcext:value-type="float">
            <text:p>354.756696032638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mprunts hors GAD</text:p>
          </table:table-cell>
          <table:table-cell office:value-type="float" office:value="599.300809770344" calcext:value-type="float">
            <text:p>599.300809770344</text:p>
          </table:table-cell>
        </table:table-row>
        <table:table-row table:style-name="ro1">
          <table:table-cell office:value-type="float" office:value="15343" calcext:value-type="float">
            <text:p>1534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mprunts hors GAD</text:p>
          </table:table-cell>
          <table:table-cell office:value-type="float" office:value="59.9931020004199" calcext:value-type="float">
            <text:p>59.9931020004199</text:p>
          </table:table-cell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85.19480122991" calcext:value-type="float">
            <text:p>185.19480122991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87.1482616612361" calcext:value-type="float">
            <text:p>87.1482616612361</text:p>
          </table:table-cell>
        </table:table-row>
        <table:table-row table:style-name="ro1">
          <table:table-cell office:value-type="float" office:value="15346" calcext:value-type="float">
            <text:p>1534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87.559452363091" calcext:value-type="float">
            <text:p>187.559452363091</text:p>
          </table:table-cell>
        </table:table-row>
        <table:table-row table:style-name="ro1">
          <table:table-cell office:value-type="float" office:value="15347" calcext:value-type="float">
            <text:p>1534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mprunts hors GAD</text:p>
          </table:table-cell>
          <table:table-cell office:value-type="float" office:value="155.763239875389" calcext:value-type="float">
            <text:p>155.763239875389</text:p>
          </table:table-cell>
        </table:table-row>
        <table:table-row table:style-name="ro1">
          <table:table-cell office:value-type="float" office:value="15348" calcext:value-type="float">
            <text:p>1534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mprunts hors GAD</text:p>
          </table:table-cell>
          <table:table-cell office:value-type="float" office:value="55.633855055263" calcext:value-type="float">
            <text:p>55.633855055263</text:p>
          </table:table-cell>
        </table:table-row>
        <table:table-row table:style-name="ro1">
          <table:table-cell office:value-type="float" office:value="15349" calcext:value-type="float">
            <text:p>1534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mprunts hors GAD</text:p>
          </table:table-cell>
          <table:table-cell office:value-type="float" office:value="0.222032617979927" calcext:value-type="float">
            <text:p>0.222032617979927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mprunts hors GAD</text:p>
          </table:table-cell>
          <table:table-cell office:value-type="float" office:value="741.820108623659" calcext:value-type="float">
            <text:p>741.820108623659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mprunts hors GAD</text:p>
          </table:table-cell>
          <table:table-cell office:value-type="float" office:value="0.533425968407944" calcext:value-type="float">
            <text:p>0.533425968407944</text:p>
          </table:table-cell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mprunts hors GAD</text:p>
          </table:table-cell>
          <table:table-cell office:value-type="float" office:value="128.908835506985" calcext:value-type="float">
            <text:p>128.908835506985</text:p>
          </table:table-cell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mprunts hors GAD</text:p>
          </table:table-cell>
          <table:table-cell office:value-type="float" office:value="235.349730238394" calcext:value-type="float">
            <text:p>235.349730238394</text:p>
          </table:table-cell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457424855139" calcext:value-type="float">
            <text:p>128.457424855139</text:p>
          </table:table-cell>
        </table:table-row>
        <table:table-row table:style-name="ro1">
          <table:table-cell office:value-type="float" office:value="15355" calcext:value-type="float">
            <text:p>1535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7.737559926955" calcext:value-type="float">
            <text:p>167.737559926955</text:p>
          </table:table-cell>
        </table:table-row>
        <table:table-row table:style-name="ro1">
          <table:table-cell office:value-type="float" office:value="15356" calcext:value-type="float">
            <text:p>1535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4.690374749956" calcext:value-type="float">
            <text:p>214.690374749956</text:p>
          </table:table-cell>
        </table:table-row>
        <table:table-row table:style-name="ro1">
          <table:table-cell office:value-type="float" office:value="15357" calcext:value-type="float">
            <text:p>1535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6.105467326529" calcext:value-type="float">
            <text:p>146.105467326529</text:p>
          </table:table-cell>
        </table:table-row>
        <table:table-row table:style-name="ro1">
          <table:table-cell office:value-type="float" office:value="15358" calcext:value-type="float">
            <text:p>1535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73.318194995561" calcext:value-type="float">
            <text:p>173.318194995561</text:p>
          </table:table-cell>
        </table:table-row>
        <table:table-row table:style-name="ro1">
          <table:table-cell office:value-type="float" office:value="15359" calcext:value-type="float">
            <text:p>153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90.551530894906" calcext:value-type="float">
            <text:p>190.551530894906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86.560832548756" calcext:value-type="float">
            <text:p>186.560832548756</text:p>
          </table:table-cell>
        </table:table-row>
        <table:table-row table:style-name="ro1">
          <table:table-cell office:value-type="float" office:value="15361" calcext:value-type="float">
            <text:p>1536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99.1451707709857" calcext:value-type="float">
            <text:p>99.1451707709857</text:p>
          </table:table-cell>
        </table:table-row>
        <table:table-row table:style-name="ro1">
          <table:table-cell office:value-type="float" office:value="15362" calcext:value-type="float">
            <text:p>1536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5.7625004895242" calcext:value-type="float">
            <text:p>35.7625004895242</text:p>
          </table:table-cell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7.569679206581" calcext:value-type="float">
            <text:p>127.569679206581</text:p>
          </table:table-cell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847438109999" calcext:value-type="float">
            <text:p>128.847438109999</text:p>
          </table:table-cell>
        </table:table-row>
        <table:table-row table:style-name="ro1">
          <table:table-cell office:value-type="float" office:value="15365" calcext:value-type="float">
            <text:p>1536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0.9798566150598" calcext:value-type="float">
            <text:p>70.9798566150598</text:p>
          </table:table-cell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6.4203469619852" calcext:value-type="float">
            <text:p>56.4203469619852</text:p>
          </table:table-cell>
        </table:table-row>
        <table:table-row table:style-name="ro1">
          <table:table-cell office:value-type="float" office:value="15367" calcext:value-type="float">
            <text:p>1536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1.5415313644009" calcext:value-type="float">
            <text:p>41.5415313644009</text:p>
          </table:table-cell>
        </table:table-row>
        <table:table-row table:style-name="ro1">
          <table:table-cell office:value-type="float" office:value="15368" calcext:value-type="float">
            <text:p>1536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80.1243822004608" calcext:value-type="float">
            <text:p>80.1243822004608</text:p>
          </table:table-cell>
        </table:table-row>
        <table:table-row table:style-name="ro1">
          <table:table-cell office:value-type="float" office:value="15369" calcext:value-type="float">
            <text:p>1536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9306253598986" calcext:value-type="float">
            <text:p>58.9306253598986</text:p>
          </table:table-cell>
        </table:table-row>
        <table:table-row table:style-name="ro1">
          <table:table-cell office:value-type="float" office:value="15370" calcext:value-type="float">
            <text:p>1537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63.9050710076731" calcext:value-type="float">
            <text:p>63.9050710076731</text:p>
          </table:table-cell>
        </table:table-row>
        <table:table-row table:style-name="ro1">
          <table:table-cell office:value-type="float" office:value="15371" calcext:value-type="float">
            <text:p>1537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9.5421945995067" calcext:value-type="float">
            <text:p>59.5421945995067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01.226624911032" calcext:value-type="float">
            <text:p>201.226624911032</text:p>
          </table:table-cell>
        </table:table-row>
        <table:table-row table:style-name="ro1">
          <table:table-cell office:value-type="float" office:value="15373" calcext:value-type="float">
            <text:p>1537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498525801816" calcext:value-type="float">
            <text:p>156.498525801816</text:p>
          </table:table-cell>
        </table:table-row>
        <table:table-row table:style-name="ro1">
          <table:table-cell office:value-type="float" office:value="15374" calcext:value-type="float">
            <text:p>1537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5.1677806667286" calcext:value-type="float">
            <text:p>25.1677806667286</text:p>
          </table:table-cell>
        </table:table-row>
        <table:table-row table:style-name="ro1">
          <table:table-cell office:value-type="float" office:value="15375" calcext:value-type="float">
            <text:p>1537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8.8931677249661" calcext:value-type="float">
            <text:p>28.8931677249661</text:p>
          </table:table-cell>
        </table:table-row>
        <table:table-row table:style-name="ro1">
          <table:table-cell office:value-type="float" office:value="15376" calcext:value-type="float">
            <text:p>1537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9.099495012293" calcext:value-type="float">
            <text:p>159.099495012293</text:p>
          </table:table-cell>
        </table:table-row>
        <table:table-row table:style-name="ro1">
          <table:table-cell office:value-type="float" office:value="15377" calcext:value-type="float">
            <text:p>1537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1.823221570875" calcext:value-type="float">
            <text:p>121.823221570875</text:p>
          </table:table-cell>
        </table:table-row>
        <table:table-row table:style-name="ro1">
          <table:table-cell office:value-type="float" office:value="15378" calcext:value-type="float">
            <text:p>1537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8.264824554209" calcext:value-type="float">
            <text:p>168.264824554209</text:p>
          </table:table-cell>
        </table:table-row>
        <table:table-row table:style-name="ro1">
          <table:table-cell office:value-type="float" office:value="15379" calcext:value-type="float">
            <text:p>1537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0.4490802703148" calcext:value-type="float">
            <text:p>50.4490802703148</text:p>
          </table:table-cell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10.935169000185" calcext:value-type="float">
            <text:p>110.935169000185</text:p>
          </table:table-cell>
        </table:table-row>
        <table:table-row table:style-name="ro1">
          <table:table-cell office:value-type="float" office:value="15381" calcext:value-type="float">
            <text:p>1538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9241577484775" calcext:value-type="float">
            <text:p>73.9241577484775</text:p>
          </table:table-cell>
        </table:table-row>
        <table:table-row table:style-name="ro1">
          <table:table-cell office:value-type="float" office:value="15382" calcext:value-type="float">
            <text:p>1538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.4642181069959" calcext:value-type="float">
            <text:p>21.4642181069959</text:p>
          </table:table-cell>
        </table:table-row>
        <table:table-row table:style-name="ro1">
          <table:table-cell office:value-type="float" office:value="15383" calcext:value-type="float">
            <text:p>1538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0.051339111658" calcext:value-type="float">
            <text:p>140.051339111658</text:p>
          </table:table-cell>
        </table:table-row>
        <table:table-row table:style-name="ro1">
          <table:table-cell office:value-type="float" office:value="15384" calcext:value-type="float">
            <text:p>1538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7.118225788865" calcext:value-type="float">
            <text:p>147.118225788865</text:p>
          </table:table-cell>
        </table:table-row>
        <table:table-row table:style-name="ro1">
          <table:table-cell office:value-type="float" office:value="15385" calcext:value-type="float">
            <text:p>1538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5.163257130909" calcext:value-type="float">
            <text:p>125.163257130909</text:p>
          </table:table-cell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93.232597149287" calcext:value-type="float">
            <text:p>293.232597149287</text:p>
          </table:table-cell>
        </table:table-row>
        <table:table-row table:style-name="ro1">
          <table:table-cell office:value-type="float" office:value="15387" calcext:value-type="float">
            <text:p>1538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500615360948" calcext:value-type="float">
            <text:p>156.500615360948</text:p>
          </table:table-cell>
        </table:table-row>
        <table:table-row table:style-name="ro1">
          <table:table-cell office:value-type="float" office:value="15388" calcext:value-type="float">
            <text:p>1538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4.866690156517" calcext:value-type="float">
            <text:p>144.866690156517</text:p>
          </table:table-cell>
        </table:table-row>
        <table:table-row table:style-name="ro1">
          <table:table-cell office:value-type="float" office:value="15389" calcext:value-type="float">
            <text:p>1538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.1261079970105" calcext:value-type="float">
            <text:p>14.1261079970105</text:p>
          </table:table-cell>
        </table:table-row>
        <table:table-row table:style-name="ro1">
          <table:table-cell office:value-type="float" office:value="15390" calcext:value-type="float">
            <text:p>1539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3.2689468803815" calcext:value-type="float">
            <text:p>33.2689468803815</text:p>
          </table:table-cell>
        </table:table-row>
        <table:table-row table:style-name="ro1">
          <table:table-cell office:value-type="float" office:value="15391" calcext:value-type="float">
            <text:p>1539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.16413646195189" calcext:value-type="float">
            <text:p>4.16413646195189</text:p>
          </table:table-cell>
        </table:table-row>
        <table:table-row table:style-name="ro1">
          <table:table-cell office:value-type="float" office:value="15392" calcext:value-type="float">
            <text:p>1539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1688659209238" calcext:value-type="float">
            <text:p>73.1688659209238</text:p>
          </table:table-cell>
        </table:table-row>
        <table:table-row table:style-name="ro1">
          <table:table-cell office:value-type="float" office:value="15393" calcext:value-type="float">
            <text:p>1539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5.8743318695107" calcext:value-type="float">
            <text:p>75.8743318695107</text:p>
          </table:table-cell>
        </table:table-row>
        <table:table-row table:style-name="ro1">
          <table:table-cell office:value-type="float" office:value="15394" calcext:value-type="float">
            <text:p>1539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nnuité de la dette</text:p>
          </table:table-cell>
          <table:table-cell office:value-type="float" office:value="173.537187094916" calcext:value-type="float">
            <text:p>173.537187094916</text:p>
          </table:table-cell>
        </table:table-row>
        <table:table-row table:style-name="ro1">
          <table:table-cell office:value-type="float" office:value="15395" calcext:value-type="float">
            <text:p>1539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223.386830517094" calcext:value-type="float">
            <text:p>223.386830517094</text:p>
          </table:table-cell>
        </table:table-row>
        <table:table-row table:style-name="ro1">
          <table:table-cell office:value-type="float" office:value="15396" calcext:value-type="float">
            <text:p>1539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nnuité de la dette</text:p>
          </table:table-cell>
          <table:table-cell office:value-type="float" office:value="327.958220950548" calcext:value-type="float">
            <text:p>327.958220950548</text:p>
          </table:table-cell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nnuité de la dette</text:p>
          </table:table-cell>
          <table:table-cell office:value-type="float" office:value="177.898015446263" calcext:value-type="float">
            <text:p>177.898015446263</text:p>
          </table:table-cell>
        </table:table-row>
        <table:table-row table:style-name="ro1">
          <table:table-cell office:value-type="float" office:value="15398" calcext:value-type="float">
            <text:p>1539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nnuité de la dette</text:p>
          </table:table-cell>
          <table:table-cell office:value-type="float" office:value="252.741718577304" calcext:value-type="float">
            <text:p>252.741718577304</text:p>
          </table:table-cell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nnuité de la dette</text:p>
          </table:table-cell>
          <table:table-cell office:value-type="float" office:value="253.895373772778" calcext:value-type="float">
            <text:p>253.895373772778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nnuité de la dette</text:p>
          </table:table-cell>
          <table:table-cell office:value-type="float" office:value="224.726134498991" calcext:value-type="float">
            <text:p>224.726134498991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24.829845668657" calcext:value-type="float">
            <text:p>124.829845668657</text:p>
          </table:table-cell>
        </table:table-row>
        <table:table-row table:style-name="ro1">
          <table:table-cell office:value-type="float" office:value="15402" calcext:value-type="float">
            <text:p>1540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nnuité de la dette</text:p>
          </table:table-cell>
          <table:table-cell office:value-type="float" office:value="53.0851243391423" calcext:value-type="float">
            <text:p>53.0851243391423</text:p>
          </table:table-cell>
        </table:table-row>
        <table:table-row table:style-name="ro1">
          <table:table-cell office:value-type="float" office:value="15403" calcext:value-type="float">
            <text:p>1540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nnuité de la dette</text:p>
          </table:table-cell>
          <table:table-cell office:value-type="float" office:value="177.238001437967" calcext:value-type="float">
            <text:p>177.238001437967</text:p>
          </table:table-cell>
        </table:table-row>
        <table:table-row table:style-name="ro1">
          <table:table-cell office:value-type="float" office:value="15404" calcext:value-type="float">
            <text:p>1540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nnuité de la dette</text:p>
          </table:table-cell>
          <table:table-cell office:value-type="float" office:value="172.842069562546" calcext:value-type="float">
            <text:p>172.842069562546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nnuité de la dette</text:p>
          </table:table-cell>
          <table:table-cell office:value-type="float" office:value="85.5491379310345" calcext:value-type="float">
            <text:p>85.5491379310345</text:p>
          </table:table-cell>
        </table:table-row>
        <table:table-row table:style-name="ro1">
          <table:table-cell office:value-type="float" office:value="15406" calcext:value-type="float">
            <text:p>1540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69.6126463075862" calcext:value-type="float">
            <text:p>69.6126463075862</text:p>
          </table:table-cell>
        </table:table-row>
        <table:table-row table:style-name="ro1">
          <table:table-cell office:value-type="float" office:value="15407" calcext:value-type="float">
            <text:p>1540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nnuité de la dette</text:p>
          </table:table-cell>
          <table:table-cell office:value-type="float" office:value="47.0362956366875" calcext:value-type="float">
            <text:p>47.0362956366875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113.809483006912" calcext:value-type="float">
            <text:p>113.809483006912</text:p>
          </table:table-cell>
        </table:table-row>
        <table:table-row table:style-name="ro1">
          <table:table-cell office:value-type="float" office:value="15409" calcext:value-type="float">
            <text:p>1540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84.4541794310722" calcext:value-type="float">
            <text:p>84.4541794310722</text:p>
          </table:table-cell>
        </table:table-row>
        <table:table-row table:style-name="ro1">
          <table:table-cell office:value-type="float" office:value="15410" calcext:value-type="float">
            <text:p>154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nnuité de la dette</text:p>
          </table:table-cell>
          <table:table-cell office:value-type="float" office:value="94.6913167154182" calcext:value-type="float">
            <text:p>94.6913167154182</text:p>
          </table:table-cell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nnuité de la dette</text:p>
          </table:table-cell>
          <table:table-cell office:value-type="float" office:value="77.9530475139556" calcext:value-type="float">
            <text:p>77.9530475139556</text:p>
          </table:table-cell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nnuité de la dette</text:p>
          </table:table-cell>
          <table:table-cell office:value-type="float" office:value="221.099" calcext:value-type="float">
            <text:p>221.099</text:p>
          </table:table-cell>
        </table:table-row>
        <table:table-row table:style-name="ro1">
          <table:table-cell office:value-type="float" office:value="15413" calcext:value-type="float">
            <text:p>1541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nnuité de la dette</text:p>
          </table:table-cell>
          <table:table-cell office:value-type="float" office:value="204.77214412597" calcext:value-type="float">
            <text:p>204.77214412597</text:p>
          </table:table-cell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nnuité de la dette</text:p>
          </table:table-cell>
          <table:table-cell office:value-type="float" office:value="45.5500826446281" calcext:value-type="float">
            <text:p>45.5500826446281</text:p>
          </table:table-cell>
        </table:table-row>
        <table:table-row table:style-name="ro1">
          <table:table-cell office:value-type="float" office:value="15415" calcext:value-type="float">
            <text:p>1541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38.469689417891" calcext:value-type="float">
            <text:p>38.469689417891</text:p>
          </table:table-cell>
        </table:table-row>
        <table:table-row table:style-name="ro1">
          <table:table-cell office:value-type="float" office:value="15416" calcext:value-type="float">
            <text:p>1541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nnuité de la dette</text:p>
          </table:table-cell>
          <table:table-cell office:value-type="float" office:value="180.556141803487" calcext:value-type="float">
            <text:p>180.556141803487</text:p>
          </table:table-cell>
        </table:table-row>
        <table:table-row table:style-name="ro1">
          <table:table-cell office:value-type="float" office:value="15417" calcext:value-type="float">
            <text:p>1541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nnuité de la dette</text:p>
          </table:table-cell>
          <table:table-cell office:value-type="float" office:value="169.015020441714" calcext:value-type="float">
            <text:p>169.015020441714</text:p>
          </table:table-cell>
        </table:table-row>
        <table:table-row table:style-name="ro1">
          <table:table-cell office:value-type="float" office:value="15418" calcext:value-type="float">
            <text:p>1541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nnuité de la dette</text:p>
          </table:table-cell>
          <table:table-cell office:value-type="float" office:value="203.623168523106" calcext:value-type="float">
            <text:p>203.623168523106</text:p>
          </table:table-cell>
        </table:table-row>
        <table:table-row table:style-name="ro1">
          <table:table-cell office:value-type="float" office:value="15419" calcext:value-type="float">
            <text:p>1541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54.6784106642492" calcext:value-type="float">
            <text:p>54.6784106642492</text:p>
          </table:table-cell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149.599630543391" calcext:value-type="float">
            <text:p>149.599630543391</text:p>
          </table:table-cell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nnuité de la dette</text:p>
          </table:table-cell>
          <table:table-cell office:value-type="float" office:value="87.857044876722" calcext:value-type="float">
            <text:p>87.857044876722</text:p>
          </table:table-cell>
        </table:table-row>
        <table:table-row table:style-name="ro1">
          <table:table-cell office:value-type="float" office:value="15422" calcext:value-type="float">
            <text:p>1542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nnuité de la dette</text:p>
          </table:table-cell>
          <table:table-cell office:value-type="float" office:value="22.8065591397849" calcext:value-type="float">
            <text:p>22.8065591397849</text:p>
          </table:table-cell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nnuité de la dette</text:p>
          </table:table-cell>
          <table:table-cell office:value-type="float" office:value="172.944726929191" calcext:value-type="float">
            <text:p>172.944726929191</text:p>
          </table:table-cell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95.903166365004" calcext:value-type="float">
            <text:p>195.903166365004</text:p>
          </table:table-cell>
        </table:table-row>
        <table:table-row table:style-name="ro1">
          <table:table-cell office:value-type="float" office:value="15425" calcext:value-type="float">
            <text:p>1542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162.362282152254" calcext:value-type="float">
            <text:p>162.362282152254</text:p>
          </table:table-cell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370.054477306827" calcext:value-type="float">
            <text:p>370.054477306827</text:p>
          </table:table-cell>
        </table:table-row>
        <table:table-row table:style-name="ro1">
          <table:table-cell office:value-type="float" office:value="15427" calcext:value-type="float">
            <text:p>1542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nnuité de la dette</text:p>
          </table:table-cell>
          <table:table-cell office:value-type="float" office:value="200.703095650167" calcext:value-type="float">
            <text:p>200.703095650167</text:p>
          </table:table-cell>
        </table:table-row>
        <table:table-row table:style-name="ro1">
          <table:table-cell office:value-type="float" office:value="15428" calcext:value-type="float">
            <text:p>1542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nnuité de la dette</text:p>
          </table:table-cell>
          <table:table-cell office:value-type="float" office:value="192.058564399278" calcext:value-type="float">
            <text:p>192.058564399278</text:p>
          </table:table-cell>
        </table:table-row>
        <table:table-row table:style-name="ro1">
          <table:table-cell office:value-type="float" office:value="15429" calcext:value-type="float">
            <text:p>1542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nnuité de la dette</text:p>
          </table:table-cell>
          <table:table-cell office:value-type="float" office:value="15.4516637305146" calcext:value-type="float">
            <text:p>15.4516637305146</text:p>
          </table:table-cell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nnuité de la dette</text:p>
          </table:table-cell>
          <table:table-cell office:value-type="float" office:value="52.8176076301497" calcext:value-type="float">
            <text:p>52.8176076301497</text:p>
          </table:table-cell>
        </table:table-row>
        <table:table-row table:style-name="ro1">
          <table:table-cell office:value-type="float" office:value="15431" calcext:value-type="float">
            <text:p>1543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nnuité de la dette</text:p>
          </table:table-cell>
          <table:table-cell office:value-type="float" office:value="4.16413646195189" calcext:value-type="float">
            <text:p>4.16413646195189</text:p>
          </table:table-cell>
        </table:table-row>
        <table:table-row table:style-name="ro1">
          <table:table-cell office:value-type="float" office:value="15432" calcext:value-type="float">
            <text:p>1543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nnuité de la dette</text:p>
          </table:table-cell>
          <table:table-cell office:value-type="float" office:value="92.8285860095881" calcext:value-type="float">
            <text:p>92.8285860095881</text:p>
          </table:table-cell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nnuité de la dette</text:p>
          </table:table-cell>
          <table:table-cell office:value-type="float" office:value="100.158314774153" calcext:value-type="float">
            <text:p>100.158314774153</text:p>
          </table:table-cell>
        </table:table-row>
        <table:table-row table:style-name="ro1">
          <table:table-cell office:value-type="float" office:value="15434" calcext:value-type="float">
            <text:p>1543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9.382523183284" calcext:value-type="float">
            <text:p>519.382523183284</text:p>
          </table:table-cell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8.154985668385" calcext:value-type="float">
            <text:p>438.154985668385</text:p>
          </table:table-cell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711.709425974223" calcext:value-type="float">
            <text:p>711.709425974223</text:p>
          </table:table-cell>
        </table:table-row>
        <table:table-row table:style-name="ro1">
          <table:table-cell office:value-type="float" office:value="15437" calcext:value-type="float">
            <text:p>1543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0.627264024933" calcext:value-type="float">
            <text:p>700.627264024933</text:p>
          </table:table-cell>
        </table:table-row>
        <table:table-row table:style-name="ro1">
          <table:table-cell office:value-type="float" office:value="15438" calcext:value-type="float">
            <text:p>1543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54.49067873385" calcext:value-type="float">
            <text:p>1054.49067873385</text:p>
          </table:table-cell>
        </table:table-row>
        <table:table-row table:style-name="ro1">
          <table:table-cell office:value-type="float" office:value="15439" calcext:value-type="float">
            <text:p>154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0.057494864982" calcext:value-type="float">
            <text:p>410.057494864982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560.741228648285" calcext:value-type="float">
            <text:p>560.741228648285</text:p>
          </table:table-cell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7.860269408844" calcext:value-type="float">
            <text:p>597.860269408844</text:p>
          </table:table-cell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</text:p>
          </table:table-cell>
          <table:table-cell office:value-type="float" office:value="225.757362443705" calcext:value-type="float">
            <text:p>225.757362443705</text:p>
          </table:table-cell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3.48046818499" calcext:value-type="float">
            <text:p>703.48046818499</text:p>
          </table:table-cell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89.804726818302" calcext:value-type="float">
            <text:p>789.804726818302</text:p>
          </table:table-cell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1.685447748065" calcext:value-type="float">
            <text:p>671.685447748065</text:p>
          </table:table-cell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4.022357700841" calcext:value-type="float">
            <text:p>504.022357700841</text:p>
          </table:table-cell>
        </table:table-row>
        <table:table-row table:style-name="ro1">
          <table:table-cell office:value-type="float" office:value="15447" calcext:value-type="float">
            <text:p>1544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6.603935638666" calcext:value-type="float">
            <text:p>516.603935638666</text:p>
          </table:table-cell>
        </table:table-row>
        <table:table-row table:style-name="ro1">
          <table:table-cell office:value-type="float" office:value="15448" calcext:value-type="float">
            <text:p>1544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7.983037154378" calcext:value-type="float">
            <text:p>727.983037154378</text:p>
          </table:table-cell>
        </table:table-row>
        <table:table-row table:style-name="ro1">
          <table:table-cell office:value-type="float" office:value="15449" calcext:value-type="float">
            <text:p>1544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81.721955545318" calcext:value-type="float">
            <text:p>581.721955545318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7.521362923397" calcext:value-type="float">
            <text:p>497.521362923397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0.901802977195" calcext:value-type="float">
            <text:p>430.901802977195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655.200216370107" calcext:value-type="float">
            <text:p>655.200216370107</text:p>
          </table:table-cell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3.464838565703" calcext:value-type="float">
            <text:p>493.464838565703</text:p>
          </table:table-cell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47.182913919584" calcext:value-type="float">
            <text:p>347.182913919584</text:p>
          </table:table-cell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6.318009245729" calcext:value-type="float">
            <text:p>426.318009245729</text:p>
          </table:table-cell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5.899940656173" calcext:value-type="float">
            <text:p>725.899940656173</text:p>
          </table:table-cell>
        </table:table-row>
        <table:table-row table:style-name="ro1">
          <table:table-cell office:value-type="float" office:value="15457" calcext:value-type="float">
            <text:p>1545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4.182314348137" calcext:value-type="float">
            <text:p>424.182314348137</text:p>
          </table:table-cell>
        </table:table-row>
        <table:table-row table:style-name="ro1">
          <table:table-cell office:value-type="float" office:value="15458" calcext:value-type="float">
            <text:p>1545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1341.00808887941" calcext:value-type="float">
            <text:p>1341.00808887941</text:p>
          </table:table-cell>
        </table:table-row>
        <table:table-row table:style-name="ro1">
          <table:table-cell office:value-type="float" office:value="15459" calcext:value-type="float">
            <text:p>1545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324.024140019779" calcext:value-type="float">
            <text:p>324.024140019779</text:p>
          </table:table-cell>
        </table:table-row>
        <table:table-row table:style-name="ro1">
          <table:table-cell office:value-type="float" office:value="15460" calcext:value-type="float">
            <text:p>1546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71.36864460618" calcext:value-type="float">
            <text:p>571.36864460618</text:p>
          </table:table-cell>
        </table:table-row>
        <table:table-row table:style-name="ro1">
          <table:table-cell office:value-type="float" office:value="15461" calcext:value-type="float">
            <text:p>1546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1.840967303258" calcext:value-type="float">
            <text:p>721.840967303258</text:p>
          </table:table-cell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</text:p>
          </table:table-cell>
          <table:table-cell office:value-type="float" office:value="732.634108588876" calcext:value-type="float">
            <text:p>732.634108588876</text:p>
          </table:table-cell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47.854044327145" calcext:value-type="float">
            <text:p>547.854044327145</text:p>
          </table:table-cell>
        </table:table-row>
        <table:table-row table:style-name="ro1">
          <table:table-cell office:value-type="float" office:value="15464" calcext:value-type="float">
            <text:p>1546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1.590638070524" calcext:value-type="float">
            <text:p>591.590638070524</text:p>
          </table:table-cell>
        </table:table-row>
        <table:table-row table:style-name="ro1">
          <table:table-cell office:value-type="float" office:value="15465" calcext:value-type="float">
            <text:p>1546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9.333755118398" calcext:value-type="float">
            <text:p>509.333755118398</text:p>
          </table:table-cell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0.655240622656" calcext:value-type="float">
            <text:p>670.655240622656</text:p>
          </table:table-cell>
        </table:table-row>
        <table:table-row table:style-name="ro1">
          <table:table-cell office:value-type="float" office:value="15467" calcext:value-type="float">
            <text:p>1546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630.357355678628" calcext:value-type="float">
            <text:p>630.357355678628</text:p>
          </table:table-cell>
        </table:table-row>
        <table:table-row table:style-name="ro1">
          <table:table-cell office:value-type="float" office:value="15468" calcext:value-type="float">
            <text:p>1546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</text:p>
          </table:table-cell>
          <table:table-cell office:value-type="float" office:value="277.031890809287" calcext:value-type="float">
            <text:p>277.031890809287</text:p>
          </table:table-cell>
        </table:table-row>
        <table:table-row table:style-name="ro1">
          <table:table-cell office:value-type="float" office:value="15469" calcext:value-type="float">
            <text:p>1546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53.209717595558" calcext:value-type="float">
            <text:p>553.209717595558</text:p>
          </table:table-cell>
        </table:table-row>
        <table:table-row table:style-name="ro1">
          <table:table-cell office:value-type="float" office:value="15470" calcext:value-type="float">
            <text:p>1547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28.06930984236" calcext:value-type="float">
            <text:p>1028.06930984236</text:p>
          </table:table-cell>
        </table:table-row>
        <table:table-row table:style-name="ro1">
          <table:table-cell office:value-type="float" office:value="15471" calcext:value-type="float">
            <text:p>1547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15.670238906731" calcext:value-type="float">
            <text:p>315.670238906731</text:p>
          </table:table-cell>
        </table:table-row>
        <table:table-row table:style-name="ro1">
          <table:table-cell office:value-type="float" office:value="15472" calcext:value-type="float">
            <text:p>1547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51.296841332027" calcext:value-type="float">
            <text:p>351.296841332027</text:p>
          </table:table-cell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1144.20464789837" calcext:value-type="float">
            <text:p>1144.20464789837</text:p>
          </table:table-cell>
        </table:table-row>
        <table:table-row table:style-name="ro1">
          <table:table-cell office:value-type="float" office:value="15474" calcext:value-type="float">
            <text:p>1547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</text:p>
          </table:table-cell>
          <table:table-cell office:value-type="float" office:value="2074.65022125217" calcext:value-type="float">
            <text:p>2074.65022125217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308.42621136821" calcext:value-type="float">
            <text:p>2308.42621136821</text:p>
          </table:table-cell>
        </table:table-row>
        <table:table-row table:style-name="ro1">
          <table:table-cell office:value-type="float" office:value="15476" calcext:value-type="float">
            <text:p>1547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totales</text:p>
          </table:table-cell>
          <table:table-cell office:value-type="float" office:value="2437.93113235257" calcext:value-type="float">
            <text:p>2437.93113235257</text:p>
          </table:table-cell>
        </table:table-row>
        <table:table-row table:style-name="ro1">
          <table:table-cell office:value-type="float" office:value="15477" calcext:value-type="float">
            <text:p>1547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</text:p>
          </table:table-cell>
          <table:table-cell office:value-type="float" office:value="2196.59038495787" calcext:value-type="float">
            <text:p>2196.59038495787</text:p>
          </table:table-cell>
        </table:table-row>
        <table:table-row table:style-name="ro1">
          <table:table-cell office:value-type="float" office:value="15478" calcext:value-type="float">
            <text:p>1547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totales</text:p>
          </table:table-cell>
          <table:table-cell office:value-type="float" office:value="3027.2915364824" calcext:value-type="float">
            <text:p>3027.2915364824</text:p>
          </table:table-cell>
        </table:table-row>
        <table:table-row table:style-name="ro1">
          <table:table-cell office:value-type="float" office:value="15479" calcext:value-type="float">
            <text:p>154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totales</text:p>
          </table:table-cell>
          <table:table-cell office:value-type="float" office:value="1952.66288785874" calcext:value-type="float">
            <text:p>1952.66288785874</text:p>
          </table:table-cell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totales</text:p>
          </table:table-cell>
          <table:table-cell office:value-type="float" office:value="2315.97268661735" calcext:value-type="float">
            <text:p>2315.97268661735</text:p>
          </table:table-cell>
        </table:table-row>
        <table:table-row table:style-name="ro1">
          <table:table-cell office:value-type="float" office:value="15481" calcext:value-type="float">
            <text:p>1548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508.46083406026" calcext:value-type="float">
            <text:p>2508.46083406026</text:p>
          </table:table-cell>
        </table:table-row>
        <table:table-row table:style-name="ro1">
          <table:table-cell office:value-type="float" office:value="15482" calcext:value-type="float">
            <text:p>1548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totales</text:p>
          </table:table-cell>
          <table:table-cell office:value-type="float" office:value="1389.5249696495" calcext:value-type="float">
            <text:p>1389.5249696495</text:p>
          </table:table-cell>
        </table:table-row>
        <table:table-row table:style-name="ro1">
          <table:table-cell office:value-type="float" office:value="15483" calcext:value-type="float">
            <text:p>1548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totales</text:p>
          </table:table-cell>
          <table:table-cell office:value-type="float" office:value="2322.76337985578" calcext:value-type="float">
            <text:p>2322.76337985578</text:p>
          </table:table-cell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totales</text:p>
          </table:table-cell>
          <table:table-cell office:value-type="float" office:value="2316.20095603122" calcext:value-type="float">
            <text:p>2316.20095603122</text:p>
          </table:table-cell>
        </table:table-row>
        <table:table-row table:style-name="ro1">
          <table:table-cell office:value-type="float" office:value="15485" calcext:value-type="float">
            <text:p>1548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totales</text:p>
          </table:table-cell>
          <table:table-cell office:value-type="float" office:value="2612.26633268825" calcext:value-type="float">
            <text:p>2612.26633268825</text:p>
          </table:table-cell>
        </table:table-row>
        <table:table-row table:style-name="ro1">
          <table:table-cell office:value-type="float" office:value="15486" calcext:value-type="float">
            <text:p>1548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885.68398176632" calcext:value-type="float">
            <text:p>1885.68398176632</text:p>
          </table:table-cell>
        </table:table-row>
        <table:table-row table:style-name="ro1">
          <table:table-cell office:value-type="float" office:value="15487" calcext:value-type="float">
            <text:p>1548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totales</text:p>
          </table:table-cell>
          <table:table-cell office:value-type="float" office:value="1681.29053007816" calcext:value-type="float">
            <text:p>1681.29053007816</text:p>
          </table:table-cell>
        </table:table-row>
        <table:table-row table:style-name="ro1">
          <table:table-cell office:value-type="float" office:value="15488" calcext:value-type="float">
            <text:p>1548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2183.68509504608" calcext:value-type="float">
            <text:p>2183.68509504608</text:p>
          </table:table-cell>
        </table:table-row>
        <table:table-row table:style-name="ro1">
          <table:table-cell office:value-type="float" office:value="15489" calcext:value-type="float">
            <text:p>1548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243.53169296326" calcext:value-type="float">
            <text:p>2243.53169296326</text:p>
          </table:table-cell>
        </table:table-row>
        <table:table-row table:style-name="ro1">
          <table:table-cell office:value-type="float" office:value="15490" calcext:value-type="float">
            <text:p>1549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totales</text:p>
          </table:table-cell>
          <table:table-cell office:value-type="float" office:value="2055.86682818263" calcext:value-type="float">
            <text:p>2055.86682818263</text:p>
          </table:table-cell>
        </table:table-row>
        <table:table-row table:style-name="ro1">
          <table:table-cell office:value-type="float" office:value="15491" calcext:value-type="float">
            <text:p>1549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totales</text:p>
          </table:table-cell>
          <table:table-cell office:value-type="float" office:value="1832.43245488771" calcext:value-type="float">
            <text:p>1832.43245488771</text:p>
          </table:table-cell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totales</text:p>
          </table:table-cell>
          <table:table-cell office:value-type="float" office:value="2029.10366725979" calcext:value-type="float">
            <text:p>2029.10366725979</text:p>
          </table:table-cell>
        </table:table-row>
        <table:table-row table:style-name="ro1">
          <table:table-cell office:value-type="float" office:value="15493" calcext:value-type="float">
            <text:p>1549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totales</text:p>
          </table:table-cell>
          <table:table-cell office:value-type="float" office:value="2184.8548398154" calcext:value-type="float">
            <text:p>2184.8548398154</text:p>
          </table:table-cell>
        </table:table-row>
        <table:table-row table:style-name="ro1">
          <table:table-cell office:value-type="float" office:value="15494" calcext:value-type="float">
            <text:p>1549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</text:p>
          </table:table-cell>
          <table:table-cell office:value-type="float" office:value="1660.32450691801" calcext:value-type="float">
            <text:p>1660.32450691801</text:p>
          </table:table-cell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844.42304843381" calcext:value-type="float">
            <text:p>1844.42304843381</text:p>
          </table:table-cell>
        </table:table-row>
        <table:table-row table:style-name="ro1">
          <table:table-cell office:value-type="float" office:value="15496" calcext:value-type="float">
            <text:p>1549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</text:p>
          </table:table-cell>
          <table:table-cell office:value-type="float" office:value="2364.8634926668" calcext:value-type="float">
            <text:p>2364.8634926668</text:p>
          </table:table-cell>
        </table:table-row>
        <table:table-row table:style-name="ro1">
          <table:table-cell office:value-type="float" office:value="15497" calcext:value-type="float">
            <text:p>1549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totales</text:p>
          </table:table-cell>
          <table:table-cell office:value-type="float" office:value="1842.70810227346" calcext:value-type="float">
            <text:p>1842.70810227346</text:p>
          </table:table-cell>
        </table:table-row>
        <table:table-row table:style-name="ro1">
          <table:table-cell office:value-type="float" office:value="15498" calcext:value-type="float">
            <text:p>1549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totales</text:p>
          </table:table-cell>
          <table:table-cell office:value-type="float" office:value="3127.2705109992" calcext:value-type="float">
            <text:p>3127.2705109992</text:p>
          </table:table-cell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</text:p>
          </table:table-cell>
          <table:table-cell office:value-type="float" office:value="1690.76328951706" calcext:value-type="float">
            <text:p>1690.76328951706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938.85166779745" calcext:value-type="float">
            <text:p>1938.85166779745</text:p>
          </table:table-cell>
        </table:table-row>
        <table:table-row table:style-name="ro1">
          <table:table-cell office:value-type="float" office:value="15501" calcext:value-type="float">
            <text:p>1550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</text:p>
          </table:table-cell>
          <table:table-cell office:value-type="float" office:value="2122.55342103707" calcext:value-type="float">
            <text:p>2122.55342103707</text:p>
          </table:table-cell>
        </table:table-row>
        <table:table-row table:style-name="ro1">
          <table:table-cell office:value-type="float" office:value="15502" calcext:value-type="float">
            <text:p>1550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totales</text:p>
          </table:table-cell>
          <table:table-cell office:value-type="float" office:value="2042.77326363998" calcext:value-type="float">
            <text:p>2042.77326363998</text:p>
          </table:table-cell>
        </table:table-row>
        <table:table-row table:style-name="ro1">
          <table:table-cell office:value-type="float" office:value="15503" calcext:value-type="float">
            <text:p>155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totales</text:p>
          </table:table-cell>
          <table:table-cell office:value-type="float" office:value="2269.16885883094" calcext:value-type="float">
            <text:p>2269.16885883094</text:p>
          </table:table-cell>
        </table:table-row>
        <table:table-row table:style-name="ro1">
          <table:table-cell office:value-type="float" office:value="15504" calcext:value-type="float">
            <text:p>155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190.24329524391" calcext:value-type="float">
            <text:p>2190.24329524391</text:p>
          </table:table-cell>
        </table:table-row>
        <table:table-row table:style-name="ro1">
          <table:table-cell office:value-type="float" office:value="15505" calcext:value-type="float">
            <text:p>155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113.54453747103" calcext:value-type="float">
            <text:p>2113.54453747103</text:p>
          </table:table-cell>
        </table:table-row>
        <table:table-row table:style-name="ro1">
          <table:table-cell office:value-type="float" office:value="15506" calcext:value-type="float">
            <text:p>155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</text:p>
          </table:table-cell>
          <table:table-cell office:value-type="float" office:value="2697.21452306827" calcext:value-type="float">
            <text:p>2697.21452306827</text:p>
          </table:table-cell>
        </table:table-row>
        <table:table-row table:style-name="ro1">
          <table:table-cell office:value-type="float" office:value="15507" calcext:value-type="float">
            <text:p>155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totales</text:p>
          </table:table-cell>
          <table:table-cell office:value-type="float" office:value="2297.20542632976" calcext:value-type="float">
            <text:p>2297.20542632976</text:p>
          </table:table-cell>
        </table:table-row>
        <table:table-row table:style-name="ro1">
          <table:table-cell office:value-type="float" office:value="15508" calcext:value-type="float">
            <text:p>155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totales</text:p>
          </table:table-cell>
          <table:table-cell office:value-type="float" office:value="1855.58823949756" calcext:value-type="float">
            <text:p>1855.58823949756</text:p>
          </table:table-cell>
        </table:table-row>
        <table:table-row table:style-name="ro1">
          <table:table-cell office:value-type="float" office:value="15509" calcext:value-type="float">
            <text:p>155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</text:p>
          </table:table-cell>
          <table:table-cell office:value-type="float" office:value="3339.54285740978" calcext:value-type="float">
            <text:p>3339.54285740978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totales</text:p>
          </table:table-cell>
          <table:table-cell office:value-type="float" office:value="2708.94068353424" calcext:value-type="float">
            <text:p>2708.94068353424</text:p>
          </table:table-cell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totales</text:p>
          </table:table-cell>
          <table:table-cell office:value-type="float" office:value="1631.66754211182" calcext:value-type="float">
            <text:p>1631.66754211182</text:p>
          </table:table-cell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totales</text:p>
          </table:table-cell>
          <table:table-cell office:value-type="float" office:value="1907.72761276354" calcext:value-type="float">
            <text:p>1907.72761276354</text:p>
          </table:table-cell>
        </table:table-row>
        <table:table-row table:style-name="ro1">
          <table:table-cell office:value-type="float" office:value="15513" calcext:value-type="float">
            <text:p>155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totales</text:p>
          </table:table-cell>
          <table:table-cell office:value-type="float" office:value="2843.18134096612" calcext:value-type="float">
            <text:p>2843.18134096612</text:p>
          </table:table-cell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pargne nette</text:p>
          </table:table-cell>
          <table:table-cell office:value-type="float" office:value="140.977086606322" calcext:value-type="float">
            <text:p>140.977086606322</text:p>
          </table:table-cell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pargne nette</text:p>
          </table:table-cell>
          <table:table-cell office:value-type="float" office:value="-32.8871403804813" calcext:value-type="float">
            <text:p>-32.8871403804813</text:p>
          </table:table-cell>
        </table:table-row>
        <table:table-row table:style-name="ro1">
          <table:table-cell office:value-type="float" office:value="15516" calcext:value-type="float">
            <text:p>1551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pargne nette</text:p>
          </table:table-cell>
          <table:table-cell office:value-type="float" office:value="106.869273288938" calcext:value-type="float">
            <text:p>106.869273288938</text:p>
          </table:table-cell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pargne nette</text:p>
          </table:table-cell>
          <table:table-cell office:value-type="float" office:value="218.985012843345" calcext:value-type="float">
            <text:p>218.985012843345</text:p>
          </table:table-cell>
        </table:table-row>
        <table:table-row table:style-name="ro1">
          <table:table-cell office:value-type="float" office:value="15518" calcext:value-type="float">
            <text:p>1551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pargne nette</text:p>
          </table:table-cell>
          <table:table-cell office:value-type="float" office:value="232.564439310757" calcext:value-type="float">
            <text:p>232.564439310757</text:p>
          </table:table-cell>
        </table:table-row>
        <table:table-row table:style-name="ro1">
          <table:table-cell office:value-type="float" office:value="15519" calcext:value-type="float">
            <text:p>155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pargne nette</text:p>
          </table:table-cell>
          <table:table-cell office:value-type="float" office:value="94.8147095181563" calcext:value-type="float">
            <text:p>94.8147095181563</text:p>
          </table:table-cell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pargne nette</text:p>
          </table:table-cell>
          <table:table-cell office:value-type="float" office:value="-168.095386012105" calcext:value-type="float">
            <text:p>-168.095386012105</text:p>
          </table:table-cell>
        </table:table-row>
        <table:table-row table:style-name="ro1">
          <table:table-cell office:value-type="float" office:value="15521" calcext:value-type="float">
            <text:p>1552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pargne nette</text:p>
          </table:table-cell>
          <table:table-cell office:value-type="float" office:value="31.4168321814398" calcext:value-type="float">
            <text:p>31.4168321814398</text:p>
          </table:table-cell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pargne nette</text:p>
          </table:table-cell>
          <table:table-cell office:value-type="float" office:value="173.291817113766" calcext:value-type="float">
            <text:p>173.291817113766</text:p>
          </table:table-cell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pargne nette</text:p>
          </table:table-cell>
          <table:table-cell office:value-type="float" office:value="40.4632028590156" calcext:value-type="float">
            <text:p>40.4632028590156</text:p>
          </table:table-cell>
        </table:table-row>
        <table:table-row table:style-name="ro1">
          <table:table-cell office:value-type="float" office:value="15524" calcext:value-type="float">
            <text:p>1552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pargne nette</text:p>
          </table:table-cell>
          <table:table-cell office:value-type="float" office:value="66.7617344559405" calcext:value-type="float">
            <text:p>66.761734455940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pargne nette</text:p>
          </table:table-cell>
          <table:table-cell office:value-type="float" office:value="292.444573363828" calcext:value-type="float">
            <text:p>292.444573363828</text:p>
          </table:table-cell>
        </table:table-row>
        <table:table-row table:style-name="ro1">
          <table:table-cell office:value-type="float" office:value="15526" calcext:value-type="float">
            <text:p>1552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pargne nette</text:p>
          </table:table-cell>
          <table:table-cell office:value-type="float" office:value="176.211846859444" calcext:value-type="float">
            <text:p>176.211846859444</text:p>
          </table:table-cell>
        </table:table-row>
        <table:table-row table:style-name="ro1">
          <table:table-cell office:value-type="float" office:value="15527" calcext:value-type="float">
            <text:p>1552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pargne nette</text:p>
          </table:table-cell>
          <table:table-cell office:value-type="float" office:value="152.119988869101" calcext:value-type="float">
            <text:p>152.119988869101</text:p>
          </table:table-cell>
        </table:table-row>
        <table:table-row table:style-name="ro1">
          <table:table-cell office:value-type="float" office:value="15528" calcext:value-type="float">
            <text:p>155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pargne nette</text:p>
          </table:table-cell>
          <table:table-cell office:value-type="float" office:value="174.031013824885" calcext:value-type="float">
            <text:p>174.031013824885</text:p>
          </table:table-cell>
        </table:table-row>
        <table:table-row table:style-name="ro1">
          <table:table-cell office:value-type="float" office:value="15529" calcext:value-type="float">
            <text:p>1552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pargne nette</text:p>
          </table:table-cell>
          <table:table-cell office:value-type="float" office:value="42.5620062190489" calcext:value-type="float">
            <text:p>42.5620062190489</text:p>
          </table:table-cell>
        </table:table-row>
        <table:table-row table:style-name="ro1">
          <table:table-cell office:value-type="float" office:value="15530" calcext:value-type="float">
            <text:p>1553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pargne nette</text:p>
          </table:table-cell>
          <table:table-cell office:value-type="float" office:value="148.948707024461" calcext:value-type="float">
            <text:p>148.948707024461</text:p>
          </table:table-cell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pargne nette</text:p>
          </table:table-cell>
          <table:table-cell office:value-type="float" office:value="142.986588774936" calcext:value-type="float">
            <text:p>142.986588774936</text:p>
          </table:table-cell>
        </table:table-row>
        <table:table-row table:style-name="ro1">
          <table:table-cell office:value-type="float" office:value="15532" calcext:value-type="float">
            <text:p>1553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pargne nette</text:p>
          </table:table-cell>
          <table:table-cell office:value-type="float" office:value="159.38992633452" calcext:value-type="float">
            <text:p>159.38992633452</text:p>
          </table:table-cell>
        </table:table-row>
        <table:table-row table:style-name="ro1">
          <table:table-cell office:value-type="float" office:value="15533" calcext:value-type="float">
            <text:p>1553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pargne nette</text:p>
          </table:table-cell>
          <table:table-cell office:value-type="float" office:value="57.5393105233562" calcext:value-type="float">
            <text:p>57.5393105233562</text:p>
          </table:table-cell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pargne nette</text:p>
          </table:table-cell>
          <table:table-cell office:value-type="float" office:value="202.219266877147" calcext:value-type="float">
            <text:p>202.219266877147</text:p>
          </table:table-cell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156.429223411887" calcext:value-type="float">
            <text:p>156.429223411887</text:p>
          </table:table-cell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pargne nette</text:p>
          </table:table-cell>
          <table:table-cell office:value-type="float" office:value="54.6797527340549" calcext:value-type="float">
            <text:p>54.6797527340549</text:p>
          </table:table-cell>
        </table:table-row>
        <table:table-row table:style-name="ro1">
          <table:table-cell office:value-type="float" office:value="15537" calcext:value-type="float">
            <text:p>1553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pargne nette</text:p>
          </table:table-cell>
          <table:table-cell office:value-type="float" office:value="111.469826083195" calcext:value-type="float">
            <text:p>111.469826083195</text:p>
          </table:table-cell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pargne nette</text:p>
          </table:table-cell>
          <table:table-cell office:value-type="float" office:value="249.747294246953" calcext:value-type="float">
            <text:p>249.747294246953</text:p>
          </table:table-cell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nette</text:p>
          </table:table-cell>
          <table:table-cell office:value-type="float" office:value="145.853049283006" calcext:value-type="float">
            <text:p>145.853049283006</text:p>
          </table:table-cell>
        </table:table-row>
        <table:table-row table:style-name="ro1">
          <table:table-cell office:value-type="float" office:value="15540" calcext:value-type="float">
            <text:p>1554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pargne nette</text:p>
          </table:table-cell>
          <table:table-cell office:value-type="float" office:value="38.3521704804786" calcext:value-type="float">
            <text:p>38.3521704804786</text:p>
          </table:table-cell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pargne nette</text:p>
          </table:table-cell>
          <table:table-cell office:value-type="float" office:value="149.264973097617" calcext:value-type="float">
            <text:p>149.264973097617</text:p>
          </table:table-cell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pargne nette</text:p>
          </table:table-cell>
          <table:table-cell office:value-type="float" office:value="39.4340959776979" calcext:value-type="float">
            <text:p>39.4340959776979</text:p>
          </table:table-cell>
        </table:table-row>
        <table:table-row table:style-name="ro1">
          <table:table-cell office:value-type="float" office:value="15543" calcext:value-type="float">
            <text:p>1554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pargne nette</text:p>
          </table:table-cell>
          <table:table-cell office:value-type="float" office:value="188.855942176769" calcext:value-type="float">
            <text:p>188.855942176769</text:p>
          </table:table-cell>
        </table:table-row>
        <table:table-row table:style-name="ro1">
          <table:table-cell office:value-type="float" office:value="15544" calcext:value-type="float">
            <text:p>1554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pargne nette</text:p>
          </table:table-cell>
          <table:table-cell office:value-type="float" office:value="53.9431670192117" calcext:value-type="float">
            <text:p>53.9431670192117</text:p>
          </table:table-cell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pargne nette</text:p>
          </table:table-cell>
          <table:table-cell office:value-type="float" office:value="70.2320193061634" calcext:value-type="float">
            <text:p>70.2320193061634</text:p>
          </table:table-cell>
        </table:table-row>
        <table:table-row table:style-name="ro1">
          <table:table-cell office:value-type="float" office:value="15546" calcext:value-type="float">
            <text:p>1554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pargne nette</text:p>
          </table:table-cell>
          <table:table-cell office:value-type="float" office:value="-42.698592460615" calcext:value-type="float">
            <text:p>-42.698592460615</text:p>
          </table:table-cell>
        </table:table-row>
        <table:table-row table:style-name="ro1">
          <table:table-cell office:value-type="float" office:value="15547" calcext:value-type="float">
            <text:p>1554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pargne nette</text:p>
          </table:table-cell>
          <table:table-cell office:value-type="float" office:value="68.2012593746392" calcext:value-type="float">
            <text:p>68.2012593746392</text:p>
          </table:table-cell>
        </table:table-row>
        <table:table-row table:style-name="ro1">
          <table:table-cell office:value-type="float" office:value="15548" calcext:value-type="float">
            <text:p>1554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pargne nette</text:p>
          </table:table-cell>
          <table:table-cell office:value-type="float" office:value="-35.1088601241256" calcext:value-type="float">
            <text:p>-35.1088601241256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pargne nette</text:p>
          </table:table-cell>
          <table:table-cell office:value-type="float" office:value="282.894593743327" calcext:value-type="float">
            <text:p>282.894593743327</text:p>
          </table:table-cell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pargne nette</text:p>
          </table:table-cell>
          <table:table-cell office:value-type="float" office:value="68.2016306795603" calcext:value-type="float">
            <text:p>68.2016306795603</text:p>
          </table:table-cell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pargne nette</text:p>
          </table:table-cell>
          <table:table-cell office:value-type="float" office:value="79.7223943108082" calcext:value-type="float">
            <text:p>79.7223943108082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pargne nette</text:p>
          </table:table-cell>
          <table:table-cell office:value-type="float" office:value="176.363280839219" calcext:value-type="float">
            <text:p>176.363280839219</text:p>
          </table:table-cell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pargne nette</text:p>
          </table:table-cell>
          <table:table-cell office:value-type="float" office:value="26.4134590652447" calcext:value-type="float">
            <text:p>26.4134590652447</text:p>
          </table:table-cell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lux net de dette</text:p>
          </table:table-cell>
          <table:table-cell office:value-type="float" office:value="-127.610117993773" calcext:value-type="float">
            <text:p>-127.610117993773</text:p>
          </table:table-cell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52.819055500335" calcext:value-type="float">
            <text:p>-152.819055500335</text:p>
          </table:table-cell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lux net de dette</text:p>
          </table:table-cell>
          <table:table-cell office:value-type="float" office:value="-103.278225761527" calcext:value-type="float">
            <text:p>-103.278225761527</text:p>
          </table:table-cell>
        </table:table-row>
        <table:table-row table:style-name="ro1">
          <table:table-cell office:value-type="float" office:value="15557" calcext:value-type="float">
            <text:p>1555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lux net de dette</text:p>
          </table:table-cell>
          <table:table-cell office:value-type="float" office:value="-77.1341792246044" calcext:value-type="float">
            <text:p>-77.1341792246044</text:p>
          </table:table-cell>
        </table:table-row>
        <table:table-row table:style-name="ro1">
          <table:table-cell office:value-type="float" office:value="15558" calcext:value-type="float">
            <text:p>1555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lux net de dette</text:p>
          </table:table-cell>
          <table:table-cell office:value-type="float" office:value="117.54125672664" calcext:value-type="float">
            <text:p>117.54125672664</text:p>
          </table:table-cell>
        </table:table-row>
        <table:table-row table:style-name="ro1">
          <table:table-cell office:value-type="float" office:value="15559" calcext:value-type="float">
            <text:p>155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lux net de dette</text:p>
          </table:table-cell>
          <table:table-cell office:value-type="float" office:value="-96.3310172046658" calcext:value-type="float">
            <text:p>-96.3310172046658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lux net de dette</text:p>
          </table:table-cell>
          <table:table-cell office:value-type="float" office:value="-186.560832548756" calcext:value-type="float">
            <text:p>-186.560832548756</text:p>
          </table:table-cell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99.1451707709857" calcext:value-type="float">
            <text:p>-99.1451707709857</text:p>
          </table:table-cell>
        </table:table-row>
        <table:table-row table:style-name="ro1">
          <table:table-cell office:value-type="float" office:value="15562" calcext:value-type="float">
            <text:p>1556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lux net de dette</text:p>
          </table:table-cell>
          <table:table-cell office:value-type="float" office:value="-35.7625004895242" calcext:value-type="float">
            <text:p>-35.7625004895242</text:p>
          </table:table-cell>
        </table:table-row>
        <table:table-row table:style-name="ro1">
          <table:table-cell office:value-type="float" office:value="15563" calcext:value-type="float">
            <text:p>1556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lux net de dette</text:p>
          </table:table-cell>
          <table:table-cell office:value-type="float" office:value="276.752679058555" calcext:value-type="float">
            <text:p>276.752679058555</text:p>
          </table:table-cell>
        </table:table-row>
        <table:table-row table:style-name="ro1">
          <table:table-cell office:value-type="float" office:value="15564" calcext:value-type="float">
            <text:p>1556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lux net de dette</text:p>
          </table:table-cell>
          <table:table-cell office:value-type="float" office:value="11.514444490987" calcext:value-type="float">
            <text:p>11.514444490987</text:p>
          </table:table-cell>
        </table:table-row>
        <table:table-row table:style-name="ro1">
          <table:table-cell office:value-type="float" office:value="15565" calcext:value-type="float">
            <text:p>1556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lux net de dette</text:p>
          </table:table-cell>
          <table:table-cell office:value-type="float" office:value="192.918806298381" calcext:value-type="float">
            <text:p>192.918806298381</text:p>
          </table:table-cell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56.3522648544848" calcext:value-type="float">
            <text:p>-56.3522648544848</text:p>
          </table:table-cell>
        </table:table-row>
        <table:table-row table:style-name="ro1">
          <table:table-cell office:value-type="float" office:value="15567" calcext:value-type="float">
            <text:p>1556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lux net de dette</text:p>
          </table:table-cell>
          <table:table-cell office:value-type="float" office:value="-41.5016773028594" calcext:value-type="float">
            <text:p>-41.5016773028594</text:p>
          </table:table-cell>
        </table:table-row>
        <table:table-row table:style-name="ro1">
          <table:table-cell office:value-type="float" office:value="15568" calcext:value-type="float">
            <text:p>1556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59.3870550115207" calcext:value-type="float">
            <text:p>-59.3870550115207</text:p>
          </table:table-cell>
        </table:table-row>
        <table:table-row table:style-name="ro1">
          <table:table-cell office:value-type="float" office:value="15569" calcext:value-type="float">
            <text:p>1556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58.9306253598986" calcext:value-type="float">
            <text:p>-58.9306253598986</text:p>
          </table:table-cell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lux net de dette</text:p>
          </table:table-cell>
          <table:table-cell office:value-type="float" office:value="-63.9050710076731" calcext:value-type="float">
            <text:p>-63.9050710076731</text:p>
          </table:table-cell>
        </table:table-row>
        <table:table-row table:style-name="ro1">
          <table:table-cell office:value-type="float" office:value="15571" calcext:value-type="float">
            <text:p>1557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lux net de dette</text:p>
          </table:table-cell>
          <table:table-cell office:value-type="float" office:value="36.6887111082262" calcext:value-type="float">
            <text:p>36.6887111082262</text:p>
          </table:table-cell>
        </table:table-row>
        <table:table-row table:style-name="ro1">
          <table:table-cell office:value-type="float" office:value="15572" calcext:value-type="float">
            <text:p>1557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lux net de dette</text:p>
          </table:table-cell>
          <table:table-cell office:value-type="float" office:value="-201.226624911032" calcext:value-type="float">
            <text:p>-201.226624911032</text:p>
          </table:table-cell>
        </table:table-row>
        <table:table-row table:style-name="ro1">
          <table:table-cell office:value-type="float" office:value="15573" calcext:value-type="float">
            <text:p>1557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lux net de dette</text:p>
          </table:table-cell>
          <table:table-cell office:value-type="float" office:value="24.0476818088497" calcext:value-type="float">
            <text:p>24.0476818088497</text:p>
          </table:table-cell>
        </table:table-row>
        <table:table-row table:style-name="ro1">
          <table:table-cell office:value-type="float" office:value="15574" calcext:value-type="float">
            <text:p>1557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lux net de dette</text:p>
          </table:table-cell>
          <table:table-cell office:value-type="float" office:value="-24.9732769987928" calcext:value-type="float">
            <text:p>-24.9732769987928</text:p>
          </table:table-cell>
        </table:table-row>
        <table:table-row table:style-name="ro1">
          <table:table-cell office:value-type="float" office:value="15575" calcext:value-type="float">
            <text:p>1557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28.0515826669146" calcext:value-type="float">
            <text:p>-28.0515826669146</text:p>
          </table:table-cell>
        </table:table-row>
        <table:table-row table:style-name="ro1">
          <table:table-cell office:value-type="float" office:value="15576" calcext:value-type="float">
            <text:p>1557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lux net de dette</text:p>
          </table:table-cell>
          <table:table-cell office:value-type="float" office:value="-14.082096532625" calcext:value-type="float">
            <text:p>-14.082096532625</text:p>
          </table:table-cell>
        </table:table-row>
        <table:table-row table:style-name="ro1">
          <table:table-cell office:value-type="float" office:value="15577" calcext:value-type="float">
            <text:p>1557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lux net de dette</text:p>
          </table:table-cell>
          <table:table-cell office:value-type="float" office:value="-121.823221570875" calcext:value-type="float">
            <text:p>-121.823221570875</text:p>
          </table:table-cell>
        </table:table-row>
        <table:table-row table:style-name="ro1">
          <table:table-cell office:value-type="float" office:value="15578" calcext:value-type="float">
            <text:p>1557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lux net de dette</text:p>
          </table:table-cell>
          <table:table-cell office:value-type="float" office:value="160.342237569514" calcext:value-type="float">
            <text:p>160.342237569514</text:p>
          </table:table-cell>
        </table:table-row>
        <table:table-row table:style-name="ro1">
          <table:table-cell office:value-type="float" office:value="15579" calcext:value-type="float">
            <text:p>1557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7.4424608537992" calcext:value-type="float">
            <text:p>-17.4424608537992</text:p>
          </table:table-cell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lux net de dette</text:p>
          </table:table-cell>
          <table:table-cell office:value-type="float" office:value="0.081299266021093" calcext:value-type="float">
            <text:p>0.081299266021093</text:p>
          </table:table-cell>
        </table:table-row>
        <table:table-row table:style-name="ro1">
          <table:table-cell office:value-type="float" office:value="15581" calcext:value-type="float">
            <text:p>1558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lux net de dette</text:p>
          </table:table-cell>
          <table:table-cell office:value-type="float" office:value="280.83253828416" calcext:value-type="float">
            <text:p>280.83253828416</text:p>
          </table:table-cell>
        </table:table-row>
        <table:table-row table:style-name="ro1">
          <table:table-cell office:value-type="float" office:value="15582" calcext:value-type="float">
            <text:p>1558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lux net de dette</text:p>
          </table:table-cell>
          <table:table-cell office:value-type="float" office:value="577.836591663348" calcext:value-type="float">
            <text:p>577.836591663348</text:p>
          </table:table-cell>
        </table:table-row>
        <table:table-row table:style-name="ro1">
          <table:table-cell office:value-type="float" office:value="15583" calcext:value-type="float">
            <text:p>1558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lux net de dette</text:p>
          </table:table-cell>
          <table:table-cell office:value-type="float" office:value="-80.0582371112377" calcext:value-type="float">
            <text:p>-80.0582371112377</text:p>
          </table:table-cell>
        </table:table-row>
        <table:table-row table:style-name="ro1">
          <table:table-cell office:value-type="float" office:value="15584" calcext:value-type="float">
            <text:p>1558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38.076575441045" calcext:value-type="float">
            <text:p>38.076575441045</text:p>
          </table:table-cell>
        </table:table-row>
        <table:table-row table:style-name="ro1">
          <table:table-cell office:value-type="float" office:value="15585" calcext:value-type="float">
            <text:p>1558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38.0149954696729" calcext:value-type="float">
            <text:p>-38.0149954696729</text:p>
          </table:table-cell>
        </table:table-row>
        <table:table-row table:style-name="ro1">
          <table:table-cell office:value-type="float" office:value="15586" calcext:value-type="float">
            <text:p>1558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105.673144786197" calcext:value-type="float">
            <text:p>-105.673144786197</text:p>
          </table:table-cell>
        </table:table-row>
        <table:table-row table:style-name="ro1">
          <table:table-cell office:value-type="float" office:value="15587" calcext:value-type="float">
            <text:p>1558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lux net de dette</text:p>
          </table:table-cell>
          <table:table-cell office:value-type="float" office:value="-0.737375485558248" calcext:value-type="float">
            <text:p>-0.737375485558248</text:p>
          </table:table-cell>
        </table:table-row>
        <table:table-row table:style-name="ro1">
          <table:table-cell office:value-type="float" office:value="15588" calcext:value-type="float">
            <text:p>1558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lux net de dette</text:p>
          </table:table-cell>
          <table:table-cell office:value-type="float" office:value="-89.2328351012536" calcext:value-type="float">
            <text:p>-89.2328351012536</text:p>
          </table:table-cell>
        </table:table-row>
        <table:table-row table:style-name="ro1">
          <table:table-cell office:value-type="float" office:value="15589" calcext:value-type="float">
            <text:p>1558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lux net de dette</text:p>
          </table:table-cell>
          <table:table-cell office:value-type="float" office:value="-13.9040753790305" calcext:value-type="float">
            <text:p>-13.9040753790305</text:p>
          </table:table-cell>
        </table:table-row>
        <table:table-row table:style-name="ro1">
          <table:table-cell office:value-type="float" office:value="15590" calcext:value-type="float">
            <text:p>1559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lux net de dette</text:p>
          </table:table-cell>
          <table:table-cell office:value-type="float" office:value="708.551161743277" calcext:value-type="float">
            <text:p>708.551161743277</text:p>
          </table:table-cell>
        </table:table-row>
        <table:table-row table:style-name="ro1">
          <table:table-cell office:value-type="float" office:value="15591" calcext:value-type="float">
            <text:p>1559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lux net de dette</text:p>
          </table:table-cell>
          <table:table-cell office:value-type="float" office:value="-3.63071049354395" calcext:value-type="float">
            <text:p>-3.63071049354395</text:p>
          </table:table-cell>
        </table:table-row>
        <table:table-row table:style-name="ro1">
          <table:table-cell office:value-type="float" office:value="15592" calcext:value-type="float">
            <text:p>1559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lux net de dette</text:p>
          </table:table-cell>
          <table:table-cell office:value-type="float" office:value="55.7399695860611" calcext:value-type="float">
            <text:p>55.7399695860611</text:p>
          </table:table-cell>
        </table:table-row>
        <table:table-row table:style-name="ro1">
          <table:table-cell office:value-type="float" office:value="15593" calcext:value-type="float">
            <text:p>1559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lux net de dette</text:p>
          </table:table-cell>
          <table:table-cell office:value-type="float" office:value="159.475398368883" calcext:value-type="float">
            <text:p>159.475398368883</text:p>
          </table:table-cell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</text:p>
          </table:table-cell>
          <table:table-cell office:value-type="float" office:value="304.242591763702" calcext:value-type="float">
            <text:p>304.242591763702</text:p>
          </table:table-cell>
        </table:table-row>
        <table:table-row table:style-name="ro1">
          <table:table-cell office:value-type="float" office:value="15595" calcext:value-type="float">
            <text:p>1559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46.310685605973" calcext:value-type="float">
            <text:p>246.310685605973</text:p>
          </table:table-cell>
        </table:table-row>
        <table:table-row table:style-name="ro1">
          <table:table-cell office:value-type="float" office:value="15596" calcext:value-type="float">
            <text:p>1559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</text:p>
          </table:table-cell>
          <table:table-cell office:value-type="float" office:value="323.737505127491" calcext:value-type="float">
            <text:p>323.737505127491</text:p>
          </table:table-cell>
        </table:table-row>
        <table:table-row table:style-name="ro1">
          <table:table-cell office:value-type="float" office:value="15597" calcext:value-type="float">
            <text:p>1559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2.902788033427" calcext:value-type="float">
            <text:p>292.902788033427</text:p>
          </table:table-cell>
        </table:table-row>
        <table:table-row table:style-name="ro1">
          <table:table-cell office:value-type="float" office:value="15598" calcext:value-type="float">
            <text:p>1559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811.028908880071" calcext:value-type="float">
            <text:p>811.028908880071</text:p>
          </table:table-cell>
        </table:table-row>
        <table:table-row table:style-name="ro1">
          <table:table-cell office:value-type="float" office:value="15599" calcext:value-type="float">
            <text:p>155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724667872689" calcext:value-type="float">
            <text:p>235.724667872689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</text:p>
          </table:table-cell>
          <table:table-cell office:value-type="float" office:value="553.00500672495" calcext:value-type="float">
            <text:p>553.00500672495</text:p>
          </table:table-cell>
        </table:table-row>
        <table:table-row table:style-name="ro1">
          <table:table-cell office:value-type="float" office:value="15601" calcext:value-type="float">
            <text:p>1560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9.126696302758" calcext:value-type="float">
            <text:p>119.126696302758</text:p>
          </table:table-cell>
        </table:table-row>
        <table:table-row table:style-name="ro1">
          <table:table-cell office:value-type="float" office:value="15602" calcext:value-type="float">
            <text:p>1560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</text:p>
          </table:table-cell>
          <table:table-cell office:value-type="float" office:value="129.128674368514" calcext:value-type="float">
            <text:p>129.128674368514</text:p>
          </table:table-cell>
        </table:table-row>
        <table:table-row table:style-name="ro1">
          <table:table-cell office:value-type="float" office:value="15603" calcext:value-type="float">
            <text:p>1560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</text:p>
          </table:table-cell>
          <table:table-cell office:value-type="float" office:value="725.175923153376" calcext:value-type="float">
            <text:p>725.175923153376</text:p>
          </table:table-cell>
        </table:table-row>
        <table:table-row table:style-name="ro1">
          <table:table-cell office:value-type="float" office:value="15604" calcext:value-type="float">
            <text:p>1560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377.741259581955" calcext:value-type="float">
            <text:p>377.741259581955</text:p>
          </table:table-cell>
        </table:table-row>
        <table:table-row table:style-name="ro1">
          <table:table-cell office:value-type="float" office:value="15605" calcext:value-type="float">
            <text:p>1560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398.712587966221" calcext:value-type="float">
            <text:p>398.712587966221</text:p>
          </table:table-cell>
        </table:table-row>
        <table:table-row table:style-name="ro1">
          <table:table-cell office:value-type="float" office:value="15606" calcext:value-type="float">
            <text:p>1560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53.411045919794" calcext:value-type="float">
            <text:p>153.411045919794</text:p>
          </table:table-cell>
        </table:table-row>
        <table:table-row table:style-name="ro1">
          <table:table-cell office:value-type="float" office:value="15607" calcext:value-type="float">
            <text:p>1560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98.6306535074701" calcext:value-type="float">
            <text:p>98.6306535074701</text:p>
          </table:table-cell>
        </table:table-row>
        <table:table-row table:style-name="ro1">
          <table:table-cell office:value-type="float" office:value="15608" calcext:value-type="float">
            <text:p>1560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167203341014" calcext:value-type="float">
            <text:p>298.167203341014</text:p>
          </table:table-cell>
        </table:table-row>
        <table:table-row table:style-name="ro1">
          <table:table-cell office:value-type="float" office:value="15609" calcext:value-type="float">
            <text:p>1560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05.835442819302" calcext:value-type="float">
            <text:p>405.835442819302</text:p>
          </table:table-cell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</text:p>
          </table:table-cell>
          <table:table-cell office:value-type="float" office:value="225.040709228878" calcext:value-type="float">
            <text:p>225.040709228878</text:p>
          </table:table-cell>
        </table:table-row>
        <table:table-row table:style-name="ro1">
          <table:table-cell office:value-type="float" office:value="15611" calcext:value-type="float">
            <text:p>1561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03.881875243412" calcext:value-type="float">
            <text:p>203.881875243412</text:p>
          </table:table-cell>
        </table:table-row>
        <table:table-row table:style-name="ro1">
          <table:table-cell office:value-type="float" office:value="15612" calcext:value-type="float">
            <text:p>1561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</text:p>
          </table:table-cell>
          <table:table-cell office:value-type="float" office:value="103.896616725979" calcext:value-type="float">
            <text:p>103.896616725979</text:p>
          </table:table-cell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1.885245074848" calcext:value-type="float">
            <text:p>291.885245074848</text:p>
          </table:table-cell>
        </table:table-row>
        <table:table-row table:style-name="ro1">
          <table:table-cell office:value-type="float" office:value="15614" calcext:value-type="float">
            <text:p>1561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4.257397622806" calcext:value-type="float">
            <text:p>124.257397622806</text:p>
          </table:table-cell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18.662198251813" calcext:value-type="float">
            <text:p>118.662198251813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</text:p>
          </table:table-cell>
          <table:table-cell office:value-type="float" office:value="335.120379800492" calcext:value-type="float">
            <text:p>335.120379800492</text:p>
          </table:table-cell>
        </table:table-row>
        <table:table-row table:style-name="ro1">
          <table:table-cell office:value-type="float" office:value="15617" calcext:value-type="float">
            <text:p>1561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</text:p>
          </table:table-cell>
          <table:table-cell office:value-type="float" office:value="150.185331285557" calcext:value-type="float">
            <text:p>150.185331285557</text:p>
          </table:table-cell>
        </table:table-row>
        <table:table-row table:style-name="ro1">
          <table:table-cell office:value-type="float" office:value="15618" calcext:value-type="float">
            <text:p>1561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</text:p>
          </table:table-cell>
          <table:table-cell office:value-type="float" office:value="521.17687265211" calcext:value-type="float">
            <text:p>521.17687265211</text:p>
          </table:table-cell>
        </table:table-row>
        <table:table-row table:style-name="ro1">
          <table:table-cell office:value-type="float" office:value="15619" calcext:value-type="float">
            <text:p>1561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52.707759601121" calcext:value-type="float">
            <text:p>152.707759601121</text:p>
          </table:table-cell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02.45016869179" calcext:value-type="float">
            <text:p>302.45016869179</text:p>
          </table:table-cell>
        </table:table-row>
        <table:table-row table:style-name="ro1">
          <table:table-cell office:value-type="float" office:value="15621" calcext:value-type="float">
            <text:p>1562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82.53466859812" calcext:value-type="float">
            <text:p>482.53466859812</text:p>
          </table:table-cell>
        </table:table-row>
        <table:table-row table:style-name="ro1">
          <table:table-cell office:value-type="float" office:value="15622" calcext:value-type="float">
            <text:p>1562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</text:p>
          </table:table-cell>
          <table:table-cell office:value-type="float" office:value="671.437761184123" calcext:value-type="float">
            <text:p>671.437761184123</text:p>
          </table:table-cell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76.245430225235" calcext:value-type="float">
            <text:p>176.245430225235</text:p>
          </table:table-cell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50.443689294982" calcext:value-type="float">
            <text:p>450.443689294982</text:p>
          </table:table-cell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068197452562" calcext:value-type="float">
            <text:p>235.068197452562</text:p>
          </table:table-cell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497.166999624906" calcext:value-type="float">
            <text:p>497.166999624906</text:p>
          </table:table-cell>
        </table:table-row>
        <table:table-row table:style-name="ro1">
          <table:table-cell office:value-type="float" office:value="15627" calcext:value-type="float">
            <text:p>1562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83.888290642668" calcext:value-type="float">
            <text:p>283.888290642668</text:p>
          </table:table-cell>
        </table:table-row>
        <table:table-row table:style-name="ro1">
          <table:table-cell office:value-type="float" office:value="15628" calcext:value-type="float">
            <text:p>1562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7.669040377816" calcext:value-type="float">
            <text:p>117.669040377816</text:p>
          </table:table-cell>
        </table:table-row>
        <table:table-row table:style-name="ro1">
          <table:table-cell office:value-type="float" office:value="15629" calcext:value-type="float">
            <text:p>1562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208.569968236173" calcext:value-type="float">
            <text:p>208.569968236173</text:p>
          </table:table-cell>
        </table:table-row>
        <table:table-row table:style-name="ro1">
          <table:table-cell office:value-type="float" office:value="15630" calcext:value-type="float">
            <text:p>1563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</text:p>
          </table:table-cell>
          <table:table-cell office:value-type="float" office:value="798.564284011127" calcext:value-type="float">
            <text:p>798.564284011127</text:p>
          </table:table-cell>
        </table:table-row>
        <table:table-row table:style-name="ro1">
          <table:table-cell office:value-type="float" office:value="15631" calcext:value-type="float">
            <text:p>1563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5.742668938848" calcext:value-type="float">
            <text:p>125.742668938848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630490746946" calcext:value-type="float">
            <text:p>298.630490746946</text:p>
          </table:table-cell>
        </table:table-row>
        <table:table-row table:style-name="ro1">
          <table:table-cell office:value-type="float" office:value="15633" calcext:value-type="float">
            <text:p>1563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</text:p>
          </table:table-cell>
          <table:table-cell office:value-type="float" office:value="904.38288425345" calcext:value-type="float">
            <text:p>904.38288425345</text:p>
          </table:table-cell>
        </table:table-row>
        <table:table-row table:style-name="ro1">
          <table:table-cell office:value-type="float" office:value="15634" calcext:value-type="float">
            <text:p>1563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totales</text:p>
          </table:table-cell>
          <table:table-cell office:value-type="float" office:value="2128.94480129405" calcext:value-type="float">
            <text:p>2128.94480129405</text:p>
          </table:table-cell>
        </table:table-row>
        <table:table-row table:style-name="ro1">
          <table:table-cell office:value-type="float" office:value="15635" calcext:value-type="float">
            <text:p>1563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51.43233085227" calcext:value-type="float">
            <text:p>2251.43233085227</text:p>
          </table:table-cell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totales</text:p>
          </table:table-cell>
          <table:table-cell office:value-type="float" office:value="2371.51885954473" calcext:value-type="float">
            <text:p>2371.51885954473</text:p>
          </table:table-cell>
        </table:table-row>
        <table:table-row table:style-name="ro1">
          <table:table-cell office:value-type="float" office:value="15637" calcext:value-type="float">
            <text:p>1563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</text:p>
          </table:table-cell>
          <table:table-cell office:value-type="float" office:value="2153.95638913624" calcext:value-type="float">
            <text:p>2153.95638913624</text:p>
          </table:table-cell>
        </table:table-row>
        <table:table-row table:style-name="ro1">
          <table:table-cell office:value-type="float" office:value="15638" calcext:value-type="float">
            <text:p>1563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totales</text:p>
          </table:table-cell>
          <table:table-cell office:value-type="float" office:value="3189.71240093494" calcext:value-type="float">
            <text:p>3189.71240093494</text:p>
          </table:table-cell>
        </table:table-row>
        <table:table-row table:style-name="ro1">
          <table:table-cell office:value-type="float" office:value="15639" calcext:value-type="float">
            <text:p>156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totales</text:p>
          </table:table-cell>
          <table:table-cell office:value-type="float" office:value="2063.69630127951" calcext:value-type="float">
            <text:p>2063.69630127951</text:p>
          </table:table-cell>
        </table:table-row>
        <table:table-row table:style-name="ro1">
          <table:table-cell office:value-type="float" office:value="15640" calcext:value-type="float">
            <text:p>1564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totales</text:p>
          </table:table-cell>
          <table:table-cell office:value-type="float" office:value="2326.70191123067" calcext:value-type="float">
            <text:p>2326.70191123067</text:p>
          </table:table-cell>
        </table:table-row>
        <table:table-row table:style-name="ro1">
          <table:table-cell office:value-type="float" office:value="15641" calcext:value-type="float">
            <text:p>1564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160.2892639066" calcext:value-type="float">
            <text:p>2160.2892639066</text:p>
          </table:table-cell>
        </table:table-row>
        <table:table-row table:style-name="ro1">
          <table:table-cell office:value-type="float" office:value="15642" calcext:value-type="float">
            <text:p>1564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totales</text:p>
          </table:table-cell>
          <table:table-cell office:value-type="float" office:value="1501.9505991776" calcext:value-type="float">
            <text:p>1501.9505991776</text:p>
          </table:table-cell>
        </table:table-row>
        <table:table-row table:style-name="ro1">
          <table:table-cell office:value-type="float" office:value="15643" calcext:value-type="float">
            <text:p>1564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totales</text:p>
          </table:table-cell>
          <table:table-cell office:value-type="float" office:value="2512.49171688976" calcext:value-type="float">
            <text:p>2512.49171688976</text:p>
          </table:table-cell>
        </table:table-row>
        <table:table-row table:style-name="ro1">
          <table:table-cell office:value-type="float" office:value="15644" calcext:value-type="float">
            <text:p>1564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totales</text:p>
          </table:table-cell>
          <table:table-cell office:value-type="float" office:value="2099.74666136081" calcext:value-type="float">
            <text:p>2099.74666136081</text:p>
          </table:table-cell>
        </table:table-row>
        <table:table-row table:style-name="ro1">
          <table:table-cell office:value-type="float" office:value="15645" calcext:value-type="float">
            <text:p>1564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totales</text:p>
          </table:table-cell>
          <table:table-cell office:value-type="float" office:value="2702.71790288529" calcext:value-type="float">
            <text:p>2702.71790288529</text:p>
          </table:table-cell>
        </table:table-row>
        <table:table-row table:style-name="ro1">
          <table:table-cell office:value-type="float" office:value="15646" calcext:value-type="float">
            <text:p>1564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</text:p>
          </table:table-cell>
          <table:table-cell office:value-type="float" office:value="1767.7048638067" calcext:value-type="float">
            <text:p>1767.7048638067</text:p>
          </table:table-cell>
        </table:table-row>
        <table:table-row table:style-name="ro1">
          <table:table-cell office:value-type="float" office:value="15647" calcext:value-type="float">
            <text:p>1564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totales</text:p>
          </table:table-cell>
          <table:table-cell office:value-type="float" office:value="1456.97876818047" calcext:value-type="float">
            <text:p>1456.97876818047</text:p>
          </table:table-cell>
        </table:table-row>
        <table:table-row table:style-name="ro1">
          <table:table-cell office:value-type="float" office:value="15648" calcext:value-type="float">
            <text:p>1564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</text:p>
          </table:table-cell>
          <table:table-cell office:value-type="float" office:value="2008.02465725806" calcext:value-type="float">
            <text:p>2008.02465725806</text:p>
          </table:table-cell>
        </table:table-row>
        <table:table-row table:style-name="ro1">
          <table:table-cell office:value-type="float" office:value="15649" calcext:value-type="float">
            <text:p>1564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169.13781181619" calcext:value-type="float">
            <text:p>2169.13781181619</text:p>
          </table:table-cell>
        </table:table-row>
        <table:table-row table:style-name="ro1">
          <table:table-cell office:value-type="float" office:value="15650" calcext:value-type="float">
            <text:p>1565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totales</text:p>
          </table:table-cell>
          <table:table-cell office:value-type="float" office:value="1996.23995252024" calcext:value-type="float">
            <text:p>1996.23995252024</text:p>
          </table:table-cell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totales</text:p>
          </table:table-cell>
          <table:table-cell office:value-type="float" office:value="1807.94131052837" calcext:value-type="float">
            <text:p>1807.94131052837</text:p>
          </table:table-cell>
        </table:table-row>
        <table:table-row table:style-name="ro1">
          <table:table-cell office:value-type="float" office:value="15652" calcext:value-type="float">
            <text:p>1565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totales</text:p>
          </table:table-cell>
          <table:table-cell office:value-type="float" office:value="1838.41661886121" calcext:value-type="float">
            <text:p>1838.41661886121</text:p>
          </table:table-cell>
        </table:table-row>
        <table:table-row table:style-name="ro1">
          <table:table-cell office:value-type="float" office:value="15653" calcext:value-type="float">
            <text:p>1565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totales</text:p>
          </table:table-cell>
          <table:table-cell office:value-type="float" office:value="2197.31308264972" calcext:value-type="float">
            <text:p>2197.31308264972</text:p>
          </table:table-cell>
        </table:table-row>
        <table:table-row table:style-name="ro1">
          <table:table-cell office:value-type="float" office:value="15654" calcext:value-type="float">
            <text:p>1565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</text:p>
          </table:table-cell>
          <table:table-cell office:value-type="float" office:value="1664.7860381651" calcext:value-type="float">
            <text:p>1664.7860381651</text:p>
          </table:table-cell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1722.08962857674" calcext:value-type="float">
            <text:p>1722.08962857674</text:p>
          </table:table-cell>
        </table:table-row>
        <table:table-row table:style-name="ro1">
          <table:table-cell office:value-type="float" office:value="15656" calcext:value-type="float">
            <text:p>1565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</text:p>
          </table:table-cell>
          <table:table-cell office:value-type="float" office:value="2187.86317955746" calcext:value-type="float">
            <text:p>2187.86317955746</text:p>
          </table:table-cell>
        </table:table-row>
        <table:table-row table:style-name="ro1">
          <table:table-cell office:value-type="float" office:value="15657" calcext:value-type="float">
            <text:p>1565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totales</text:p>
          </table:table-cell>
          <table:table-cell office:value-type="float" office:value="1802.00416686496" calcext:value-type="float">
            <text:p>1802.00416686496</text:p>
          </table:table-cell>
        </table:table-row>
        <table:table-row table:style-name="ro1">
          <table:table-cell office:value-type="float" office:value="15658" calcext:value-type="float">
            <text:p>1565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totales</text:p>
          </table:table-cell>
          <table:table-cell office:value-type="float" office:value="2725.45141357306" calcext:value-type="float">
            <text:p>2725.45141357306</text:p>
          </table:table-cell>
        </table:table-row>
        <table:table-row table:style-name="ro1">
          <table:table-cell office:value-type="float" office:value="15659" calcext:value-type="float">
            <text:p>1565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</text:p>
          </table:table-cell>
          <table:table-cell office:value-type="float" office:value="1715.74903865172" calcext:value-type="float">
            <text:p>1715.74903865172</text:p>
          </table:table-cell>
        </table:table-row>
        <table:table-row table:style-name="ro1">
          <table:table-cell office:value-type="float" office:value="15660" calcext:value-type="float">
            <text:p>1566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</text:p>
          </table:table-cell>
          <table:table-cell office:value-type="float" office:value="1819.22053136372" calcext:value-type="float">
            <text:p>1819.22053136372</text:p>
          </table:table-cell>
        </table:table-row>
        <table:table-row table:style-name="ro1">
          <table:table-cell office:value-type="float" office:value="15661" calcext:value-type="float">
            <text:p>1566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</text:p>
          </table:table-cell>
          <table:table-cell office:value-type="float" office:value="2106.43625317803" calcext:value-type="float">
            <text:p>2106.43625317803</text:p>
          </table:table-cell>
        </table:table-row>
        <table:table-row table:style-name="ro1">
          <table:table-cell office:value-type="float" office:value="15662" calcext:value-type="float">
            <text:p>1566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totales</text:p>
          </table:table-cell>
          <table:table-cell office:value-type="float" office:value="2042.47523031993" calcext:value-type="float">
            <text:p>2042.47523031993</text:p>
          </table:table-cell>
        </table:table-row>
        <table:table-row table:style-name="ro1">
          <table:table-cell office:value-type="float" office:value="15663" calcext:value-type="float">
            <text:p>1566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totales</text:p>
          </table:table-cell>
          <table:table-cell office:value-type="float" office:value="2226.46752601745" calcext:value-type="float">
            <text:p>2226.46752601745</text:p>
          </table:table-cell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50.15773927645" calcext:value-type="float">
            <text:p>2250.15773927645</text:p>
          </table:table-cell>
        </table:table-row>
        <table:table-row table:style-name="ro1">
          <table:table-cell office:value-type="float" office:value="15665" calcext:value-type="float">
            <text:p>1566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034.67425624227" calcext:value-type="float">
            <text:p>2034.67425624227</text:p>
          </table:table-cell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</text:p>
          </table:table-cell>
          <table:table-cell office:value-type="float" office:value="2774.26028675919" calcext:value-type="float">
            <text:p>2774.26028675919</text:p>
          </table:table-cell>
        </table:table-row>
        <table:table-row table:style-name="ro1">
          <table:table-cell office:value-type="float" office:value="15667" calcext:value-type="float">
            <text:p>1566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totales</text:p>
          </table:table-cell>
          <table:table-cell office:value-type="float" office:value="2175.43823602938" calcext:value-type="float">
            <text:p>2175.43823602938</text:p>
          </table:table-cell>
        </table:table-row>
        <table:table-row table:style-name="ro1">
          <table:table-cell office:value-type="float" office:value="15668" calcext:value-type="float">
            <text:p>1566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totales</text:p>
          </table:table-cell>
          <table:table-cell office:value-type="float" office:value="1805.98321909848" calcext:value-type="float">
            <text:p>1805.98321909848</text:p>
          </table:table-cell>
        </table:table-row>
        <table:table-row table:style-name="ro1">
          <table:table-cell office:value-type="float" office:value="15669" calcext:value-type="float">
            <text:p>1566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</text:p>
          </table:table-cell>
          <table:table-cell office:value-type="float" office:value="3291.92380979073" calcext:value-type="float">
            <text:p>3291.92380979073</text:p>
          </table:table-cell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totales</text:p>
          </table:table-cell>
          <table:table-cell office:value-type="float" office:value="2580.90623526295" calcext:value-type="float">
            <text:p>2580.90623526295</text:p>
          </table:table-cell>
        </table:table-row>
        <table:table-row table:style-name="ro1">
          <table:table-cell office:value-type="float" office:value="15671" calcext:value-type="float">
            <text:p>1567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totales</text:p>
          </table:table-cell>
          <table:table-cell office:value-type="float" office:value="1525.62650291669" calcext:value-type="float">
            <text:p>1525.62650291669</text:p>
          </table:table-cell>
        </table:table-row>
        <table:table-row table:style-name="ro1">
          <table:table-cell office:value-type="float" office:value="15672" calcext:value-type="float">
            <text:p>1567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totales</text:p>
          </table:table-cell>
          <table:table-cell office:value-type="float" office:value="2104.59340893861" calcext:value-type="float">
            <text:p>2104.59340893861</text:p>
          </table:table-cell>
        </table:table-row>
        <table:table-row table:style-name="ro1">
          <table:table-cell office:value-type="float" office:value="15673" calcext:value-type="float">
            <text:p>1567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totales</text:p>
          </table:table-cell>
          <table:table-cell office:value-type="float" office:value="2705.64736825596" calcext:value-type="float">
            <text:p>2705.64736825596</text:p>
          </table:table-cell>
        </table:table-row>
        <table:table-row table:style-name="ro1">
          <table:table-cell office:value-type="float" office:value="15674" calcext:value-type="float">
            <text:p>1567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4.2945800418796" calcext:value-type="float">
            <text:p>54.2945800418796</text:p>
          </table:table-cell>
        </table:table-row>
        <table:table-row table:style-name="ro1">
          <table:table-cell office:value-type="float" office:value="15675" calcext:value-type="float">
            <text:p>1567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6.9938805159383" calcext:value-type="float">
            <text:p>-56.9938805159383</text:p>
          </table:table-cell>
        </table:table-row>
        <table:table-row table:style-name="ro1">
          <table:table-cell office:value-type="float" office:value="15676" calcext:value-type="float">
            <text:p>1567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66.4122728078391" calcext:value-type="float">
            <text:p>-66.4122728078391</text:p>
          </table:table-cell>
        </table:table-row>
        <table:table-row table:style-name="ro1">
          <table:table-cell office:value-type="float" office:value="15677" calcext:value-type="float">
            <text:p>1567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6339958216318" calcext:value-type="float">
            <text:p>-42.6339958216318</text:p>
          </table:table-cell>
        </table:table-row>
        <table:table-row table:style-name="ro1">
          <table:table-cell office:value-type="float" office:value="15678" calcext:value-type="float">
            <text:p>1567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62.420864452538" calcext:value-type="float">
            <text:p>162.420864452538</text:p>
          </table:table-cell>
        </table:table-row>
        <table:table-row table:style-name="ro1">
          <table:table-cell office:value-type="float" office:value="15679" calcext:value-type="float">
            <text:p>156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1.03341342077" calcext:value-type="float">
            <text:p>111.03341342077</text:p>
          </table:table-cell>
        </table:table-row>
        <table:table-row table:style-name="ro1">
          <table:table-cell office:value-type="float" office:value="15680" calcext:value-type="float">
            <text:p>1568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7292246133159" calcext:value-type="float">
            <text:p>10.7292246133159</text:p>
          </table:table-cell>
        </table:table-row>
        <table:table-row table:style-name="ro1">
          <table:table-cell office:value-type="float" office:value="15681" calcext:value-type="float">
            <text:p>1568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48.17157015366" calcext:value-type="float">
            <text:p>-348.17157015366</text:p>
          </table:table-cell>
        </table:table-row>
        <table:table-row table:style-name="ro1">
          <table:table-cell office:value-type="float" office:value="15682" calcext:value-type="float">
            <text:p>1568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2.425629528099" calcext:value-type="float">
            <text:p>112.425629528099</text:p>
          </table:table-cell>
        </table:table-row>
        <table:table-row table:style-name="ro1">
          <table:table-cell office:value-type="float" office:value="15683" calcext:value-type="float">
            <text:p>1568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89.728337033983" calcext:value-type="float">
            <text:p>189.728337033983</text:p>
          </table:table-cell>
        </table:table-row>
        <table:table-row table:style-name="ro1">
          <table:table-cell office:value-type="float" office:value="15684" calcext:value-type="float">
            <text:p>1568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16.454294670409" calcext:value-type="float">
            <text:p>-216.454294670409</text:p>
          </table:table-cell>
        </table:table-row>
        <table:table-row table:style-name="ro1">
          <table:table-cell office:value-type="float" office:value="15685" calcext:value-type="float">
            <text:p>1568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90.4515701970443" calcext:value-type="float">
            <text:p>90.4515701970443</text:p>
          </table:table-cell>
        </table:table-row>
        <table:table-row table:style-name="ro1">
          <table:table-cell office:value-type="float" office:value="15686" calcext:value-type="float">
            <text:p>1568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7.979117959618" calcext:value-type="float">
            <text:p>-117.979117959618</text:p>
          </table:table-cell>
        </table:table-row>
        <table:table-row table:style-name="ro1">
          <table:table-cell office:value-type="float" office:value="15687" calcext:value-type="float">
            <text:p>1568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24.311761897695" calcext:value-type="float">
            <text:p>-224.311761897695</text:p>
          </table:table-cell>
        </table:table-row>
        <table:table-row table:style-name="ro1">
          <table:table-cell office:value-type="float" office:value="15688" calcext:value-type="float">
            <text:p>1568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5.660437788018" calcext:value-type="float">
            <text:p>-175.660437788018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4.3938811470686" calcext:value-type="float">
            <text:p>-74.3938811470686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9.626875662385" calcext:value-type="float">
            <text:p>-59.626875662385</text:p>
          </table:table-cell>
        </table:table-row>
        <table:table-row table:style-name="ro1">
          <table:table-cell office:value-type="float" office:value="15691" calcext:value-type="float">
            <text:p>1569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4.4911443593403" calcext:value-type="float">
            <text:p>-24.4911443593403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90.687048398576" calcext:value-type="float">
            <text:p>-190.687048398576</text:p>
          </table:table-cell>
        </table:table-row>
        <table:table-row table:style-name="ro1">
          <table:table-cell office:value-type="float" office:value="15693" calcext:value-type="float">
            <text:p>1569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2.4582428343169" calcext:value-type="float">
            <text:p>12.4582428343169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4.46153124709785" calcext:value-type="float">
            <text:p>4.46153124709785</text:p>
          </table:table-cell>
        </table:table-row>
        <table:table-row table:style-name="ro1">
          <table:table-cell office:value-type="float" office:value="15695" calcext:value-type="float">
            <text:p>1569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2.333419857063" calcext:value-type="float">
            <text:p>-122.333419857063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7.000313109334" calcext:value-type="float">
            <text:p>-177.000313109334</text:p>
          </table:table-cell>
        </table:table-row>
        <table:table-row table:style-name="ro1">
          <table:table-cell office:value-type="float" office:value="15697" calcext:value-type="float">
            <text:p>1569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.7039354085096" calcext:value-type="float">
            <text:p>-40.7039354085096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1.819097426139" calcext:value-type="float">
            <text:p>-401.819097426139</text:p>
          </table:table-cell>
        </table:table-row>
        <table:table-row table:style-name="ro1">
          <table:table-cell office:value-type="float" office:value="15699" calcext:value-type="float">
            <text:p>1569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24.9857491346628" calcext:value-type="float">
            <text:p>24.9857491346628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9.631136433726" calcext:value-type="float">
            <text:p>-119.631136433726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6.1171678590431" calcext:value-type="float">
            <text:p>-16.1171678590431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8033320058528" calcext:value-type="float">
            <text:p>-0.298033320058528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7013328134844" calcext:value-type="float">
            <text:p>-42.7013328134844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9.9144440325359" calcext:value-type="float">
            <text:p>59.9144440325359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8.8702812287638" calcext:value-type="float">
            <text:p>-78.8702812287638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77.0457636909225" calcext:value-type="float">
            <text:p>77.0457636909225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767190300373" calcext:value-type="float">
            <text:p>-121.767190300373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9.6050203990807" calcext:value-type="float">
            <text:p>-49.6050203990807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7.6190476190476" calcext:value-type="float">
            <text:p>-47.6190476190476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8.034448271294" calcext:value-type="float">
            <text:p>-128.034448271294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06.041039195124" calcext:value-type="float">
            <text:p>-106.041039195124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96.865796175061" calcext:value-type="float">
            <text:p>196.865796175061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37.533972710163" calcext:value-type="float">
            <text:p>-137.533972710163</text:p>
          </table:table-cell>
        </table:table-row>
      </table:table>
      <table:table table:name="Table dynamique_data93_2024_1" table:style-name="ta1">
        <table:shapes>
          <draw:frame draw:z-index="0" draw:style-name="gr1" draw:text-style-name="P1" svg:width="15.999cm" svg:height="8.999cm" svg:x="20.163cm" svg:y="0.1cm">
            <draw:object draw:notify-on-update-of-ranges="'Table dynamique_data93_2024_1'.J1:'Table dynamique_data93_2024_1'.J1 'Table dynamique_data93_2024_1'.J2:'Table dynamique_data93_2024_1'.J41 'Table dynamique_data93_2024_1'.K1:'Table dynamique_data93_2024_1'.K1 'Table dynamique_data93_2024_1'.K2:'Table dynamique_data93_2024_1'.K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1024" table:default-cell-style-name="ce7"/>
        <table:table-row table:style-name="ro1">
          <table:table-cell table:style-name="ce2" office:value-type="string" calcext:value-type="string">
            <text:p>Somme - Montant.en...par.habitant</text:p>
          </table:table-cell>
          <table:table-cell table:style-name="ce8" office:value-type="string" calcext:value-type="string">
            <text:p>Données</text:p>
          </table:table-cell>
          <table:table-cell table:style-name="ce13"/>
          <table:table-cell table:number-columns-repeated="5"/>
          <table:table-cell office:value-type="string" calcext:value-type="string">
            <text:p>Nom.2024.Commune</text:p>
          </table:table-cell>
          <table:table-cell office:value-type="string" calcext:value-type="string">
            <text:p>Frais de personnel</text:p>
          </table:table-cell>
          <table:table-cell office:value-type="string" calcext:value-type="string">
            <text:p>Impôts locaux</text:p>
          </table:table-cell>
          <table:table-cell table:number-columns-repeated="1013"/>
        </table:table-row>
        <table:table-row table:style-name="ro1" table:visibility="filter">
          <table:table-cell table:style-name="ce3" office:value-type="string" calcext:value-type="string">
            <text:p>Nom.2024.Commune</text:p>
          </table:table-cell>
          <table:table-cell table:style-name="ce9" office:value-type="string" calcext:value-type="string">
            <text:p>Frais de personnel</text:p>
          </table:table-cell>
          <table:table-cell table:style-name="ce14" office:value-type="string" calcext:value-type="string">
            <text:p>Impôts locaux</text:p>
          </table:table-cell>
          <table:table-cell table:number-columns-repeated="5"/>
          <table:table-cell office:value-type="string" calcext:value-type="string">
            <text:p>Le Raincy</text:p>
          </table:table-cell>
          <table:table-cell office:value-type="float" office:value="459.023643302801" calcext:value-type="float">
            <text:p>459</text:p>
          </table:table-cell>
          <table:table-cell office:value-type="float" office:value="1001.92036373291" calcext:value-type="float">
            <text:p>1'00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ubervilliers</text:p>
          </table:table-cell>
          <table:table-cell table:style-name="ce10" office:value-type="float" office:value="1007.16156538406" calcext:value-type="float">
            <text:p>1'007</text:p>
          </table:table-cell>
          <table:table-cell table:style-name="ce15" office:value-type="float" office:value="1032.01225362568" calcext:value-type="float">
            <text:p>1'032</text:p>
          </table:table-cell>
          <table:table-cell table:number-columns-repeated="5"/>
          <table:table-cell office:value-type="string" calcext:value-type="string">
            <text:p>Gagny</text:p>
          </table:table-cell>
          <table:table-cell office:value-type="float" office:value="709.990760364104" calcext:value-type="float">
            <text:p>710</text:p>
          </table:table-cell>
          <table:table-cell office:value-type="float" office:value="852.440585732661" calcext:value-type="float">
            <text:p>85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ulnay-sous-Bois</text:p>
          </table:table-cell>
          <table:table-cell table:style-name="ce11" office:value-type="float" office:value="1103.86316416634" calcext:value-type="float">
            <text:p>1'104</text:p>
          </table:table-cell>
          <table:table-cell table:style-name="ce16" office:value-type="float" office:value="1295.00228843531" calcext:value-type="float">
            <text:p>1'295</text:p>
          </table:table-cell>
          <table:table-cell table:number-columns-repeated="5"/>
          <table:table-cell office:value-type="string" calcext:value-type="string">
            <text:p>Coubron</text:p>
          </table:table-cell>
          <table:table-cell office:value-type="float" office:value="737.429154102213" calcext:value-type="float">
            <text:p>737</text:p>
          </table:table-cell>
          <table:table-cell office:value-type="float" office:value="953.186414724887" calcext:value-type="float">
            <text:p>9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gnolet</text:p>
          </table:table-cell>
          <table:table-cell table:style-name="ce11" office:value-type="float" office:value="1145.41869090725" calcext:value-type="float">
            <text:p>1'145</text:p>
          </table:table-cell>
          <table:table-cell table:style-name="ce16" office:value-type="float" office:value="1515.85349251766" calcext:value-type="float">
            <text:p>1'516</text:p>
          </table:table-cell>
          <table:table-cell table:number-columns-repeated="5"/>
          <table:table-cell office:value-type="string" calcext:value-type="string">
            <text:p>Épinay-sur-Seine</text:p>
          </table:table-cell>
          <table:table-cell office:value-type="float" office:value="741.342873762515" calcext:value-type="float">
            <text:p>741</text:p>
          </table:table-cell>
          <table:table-cell office:value-type="float" office:value="761.647910956989" calcext:value-type="float">
            <text:p>7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bigny</text:p>
          </table:table-cell>
          <table:table-cell table:style-name="ce11" office:value-type="float" office:value="1299.45689623308" calcext:value-type="float">
            <text:p>1'299</text:p>
          </table:table-cell>
          <table:table-cell table:style-name="ce16" office:value-type="float" office:value="1508.12327662119" calcext:value-type="float">
            <text:p>1'508</text:p>
          </table:table-cell>
          <table:table-cell table:number-columns-repeated="5"/>
          <table:table-cell office:value-type="string" calcext:value-type="string">
            <text:p>Le Pré-Saint-Gervais</text:p>
          </table:table-cell>
          <table:table-cell office:value-type="float" office:value="801.834850115296" calcext:value-type="float">
            <text:p>802</text:p>
          </table:table-cell>
          <table:table-cell office:value-type="float" office:value="1054.78010997458" calcext:value-type="float">
            <text:p>1'05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dy</text:p>
          </table:table-cell>
          <table:table-cell table:style-name="ce11" office:value-type="float" office:value="963.681958656039" calcext:value-type="float">
            <text:p>964</text:p>
          </table:table-cell>
          <table:table-cell table:style-name="ce16" office:value-type="float" office:value="1013.09501743079" calcext:value-type="float">
            <text:p>1'013</text:p>
          </table:table-cell>
          <table:table-cell table:number-columns-repeated="5"/>
          <table:table-cell office:value-type="string" calcext:value-type="string">
            <text:p>Villemomble</text:p>
          </table:table-cell>
          <table:table-cell office:value-type="float" office:value="832.469685390313" calcext:value-type="float">
            <text:p>832</text:p>
          </table:table-cell>
          <table:table-cell office:value-type="float" office:value="828.002392344498" calcext:value-type="float">
            <text:p>8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lichy-sous-Bois</text:p>
          </table:table-cell>
          <table:table-cell table:style-name="ce11" office:value-type="float" office:value="1017.01683385895" calcext:value-type="float">
            <text:p>1'017</text:p>
          </table:table-cell>
          <table:table-cell table:style-name="ce16" office:value-type="float" office:value="776.67419311548" calcext:value-type="float">
            <text:p>777</text:p>
          </table:table-cell>
          <table:table-cell table:number-columns-repeated="5"/>
          <table:table-cell office:value-type="string" calcext:value-type="string">
            <text:p>Montfermeil</text:p>
          </table:table-cell>
          <table:table-cell office:value-type="float" office:value="847.923995729537" calcext:value-type="float">
            <text:p>848</text:p>
          </table:table-cell>
          <table:table-cell office:value-type="float" office:value="1068.96822064057" calcext:value-type="float">
            <text:p>1'06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ubron</text:p>
          </table:table-cell>
          <table:table-cell table:style-name="ce11" office:value-type="float" office:value="737.429154102213" calcext:value-type="float">
            <text:p>737</text:p>
          </table:table-cell>
          <table:table-cell table:style-name="ce16" office:value-type="float" office:value="953.186414724887" calcext:value-type="float">
            <text:p>953</text:p>
          </table:table-cell>
          <table:table-cell table:number-columns-repeated="5"/>
          <table:table-cell office:value-type="string" calcext:value-type="string">
            <text:p>Noisy-le-Sec</text:p>
          </table:table-cell>
          <table:table-cell office:value-type="float" office:value="855.359788877112" calcext:value-type="float">
            <text:p>855</text:p>
          </table:table-cell>
          <table:table-cell office:value-type="float" office:value="1080.3135261416" calcext:value-type="float">
            <text:p>1'08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ancy</text:p>
          </table:table-cell>
          <table:table-cell table:style-name="ce11" office:value-type="float" office:value="931.146335190383" calcext:value-type="float">
            <text:p>931</text:p>
          </table:table-cell>
          <table:table-cell table:style-name="ce16" office:value-type="float" office:value="1060.87088621734" calcext:value-type="float">
            <text:p>1'061</text:p>
          </table:table-cell>
          <table:table-cell table:number-columns-repeated="5"/>
          <table:table-cell office:value-type="string" calcext:value-type="string">
            <text:p>Neuilly-Plaisance</text:p>
          </table:table-cell>
          <table:table-cell office:value-type="float" office:value="863.801491781967" calcext:value-type="float">
            <text:p>864</text:p>
          </table:table-cell>
          <table:table-cell office:value-type="float" office:value="1083.41039093695" calcext:value-type="float">
            <text:p>1'0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ugny</text:p>
          </table:table-cell>
          <table:table-cell table:style-name="ce11" office:value-type="float" office:value="1307.51138282899" calcext:value-type="float">
            <text:p>1'308</text:p>
          </table:table-cell>
          <table:table-cell table:style-name="ce16" office:value-type="float" office:value="1353.87346059113" calcext:value-type="float">
            <text:p>1'354</text:p>
          </table:table-cell>
          <table:table-cell table:number-columns-repeated="5"/>
          <table:table-cell office:value-type="string" calcext:value-type="string">
            <text:p>Romainville</text:p>
          </table:table-cell>
          <table:table-cell office:value-type="float" office:value="864.160776474822" calcext:value-type="float">
            <text:p>864</text:p>
          </table:table-cell>
          <table:table-cell office:value-type="float" office:value="1491.61746093633" calcext:value-type="float">
            <text:p>1'49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Épinay-sur-Seine</text:p>
          </table:table-cell>
          <table:table-cell table:style-name="ce11" office:value-type="float" office:value="741.342873762515" calcext:value-type="float">
            <text:p>741</text:p>
          </table:table-cell>
          <table:table-cell table:style-name="ce16" office:value-type="float" office:value="761.647910956989" calcext:value-type="float">
            <text:p>762</text:p>
          </table:table-cell>
          <table:table-cell table:number-columns-repeated="5"/>
          <table:table-cell office:value-type="string" calcext:value-type="string">
            <text:p>Les Pavillons-sous-Bois</text:p>
          </table:table-cell>
          <table:table-cell office:value-type="float" office:value="865.771794132191" calcext:value-type="float">
            <text:p>866</text:p>
          </table:table-cell>
          <table:table-cell office:value-type="float" office:value="1067.4750700511" calcext:value-type="float">
            <text:p>1'0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agny</text:p>
          </table:table-cell>
          <table:table-cell table:style-name="ce11" office:value-type="float" office:value="709.990760364104" calcext:value-type="float">
            <text:p>710</text:p>
          </table:table-cell>
          <table:table-cell table:style-name="ce16" office:value-type="float" office:value="852.440585732661" calcext:value-type="float">
            <text:p>852</text:p>
          </table:table-cell>
          <table:table-cell table:number-columns-repeated="5"/>
          <table:table-cell office:value-type="string" calcext:value-type="string">
            <text:p>Le Blanc-Mesnil</text:p>
          </table:table-cell>
          <table:table-cell office:value-type="float" office:value="907.76275207206" calcext:value-type="float">
            <text:p>908</text:p>
          </table:table-cell>
          <table:table-cell office:value-type="float" office:value="1288.98059798616" calcext:value-type="float">
            <text:p>1'28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urnay-sur-Marne</text:p>
          </table:table-cell>
          <table:table-cell table:style-name="ce11" office:value-type="float" office:value="939.265224654378" calcext:value-type="float">
            <text:p>939</text:p>
          </table:table-cell>
          <table:table-cell table:style-name="ce16" office:value-type="float" office:value="1229.58269585253" calcext:value-type="float">
            <text:p>1'230</text:p>
          </table:table-cell>
          <table:table-cell table:number-columns-repeated="5"/>
          <table:table-cell office:value-type="string" calcext:value-type="string">
            <text:p>Pierrefitte-sur-Seine</text:p>
          </table:table-cell>
          <table:table-cell office:value-type="float" office:value="916.424907173256" calcext:value-type="float">
            <text:p>916</text:p>
          </table:table-cell>
          <table:table-cell office:value-type="float" office:value="847.30870289274" calcext:value-type="float">
            <text:p>84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'Île-Saint-Denis</text:p>
          </table:table-cell>
          <table:table-cell table:style-name="ce11" office:value-type="float" office:value="940.159570424968" calcext:value-type="float">
            <text:p>940</text:p>
          </table:table-cell>
          <table:table-cell table:style-name="ce16" office:value-type="float" office:value="916.980422664978" calcext:value-type="float">
            <text:p>917</text:p>
          </table:table-cell>
          <table:table-cell table:number-columns-repeated="5"/>
          <table:table-cell office:value-type="string" calcext:value-type="string">
            <text:p>Livry-Gargan</text:p>
          </table:table-cell>
          <table:table-cell office:value-type="float" office:value="917.900944653598" calcext:value-type="float">
            <text:p>918</text:p>
          </table:table-cell>
          <table:table-cell office:value-type="float" office:value="1079.78245445497" calcext:value-type="float">
            <text:p>1'08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 Courneuve</text:p>
          </table:table-cell>
          <table:table-cell table:style-name="ce11" office:value-type="float" office:value="1038.91538285859" calcext:value-type="float">
            <text:p>1'039</text:p>
          </table:table-cell>
          <table:table-cell table:style-name="ce16" office:value-type="float" office:value="926.957514009601" calcext:value-type="float">
            <text:p>927</text:p>
          </table:table-cell>
          <table:table-cell table:number-columns-repeated="5"/>
          <table:table-cell office:value-type="string" calcext:value-type="string">
            <text:p>Le Bourget</text:p>
          </table:table-cell>
          <table:table-cell office:value-type="float" office:value="921.221532616005" calcext:value-type="float">
            <text:p>921</text:p>
          </table:table-cell>
          <table:table-cell office:value-type="float" office:value="1312.99361129792" calcext:value-type="float">
            <text:p>1'3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e Blanc-Mesnil</text:p>
          </table:table-cell>
          <table:table-cell table:style-name="ce11" office:value-type="float" office:value="907.76275207206" calcext:value-type="float">
            <text:p>908</text:p>
          </table:table-cell>
          <table:table-cell table:style-name="ce16" office:value-type="float" office:value="1288.98059798616" calcext:value-type="float">
            <text:p>1'289</text:p>
          </table:table-cell>
          <table:table-cell table:number-columns-repeated="5"/>
          <table:table-cell office:value-type="string" calcext:value-type="string">
            <text:p>Drancy</text:p>
          </table:table-cell>
          <table:table-cell office:value-type="float" office:value="931.146335190383" calcext:value-type="float">
            <text:p>931</text:p>
          </table:table-cell>
          <table:table-cell office:value-type="float" office:value="1060.87088621734" calcext:value-type="float">
            <text:p>1'06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e Bourget</text:p>
          </table:table-cell>
          <table:table-cell table:style-name="ce11" office:value-type="float" office:value="921.221532616005" calcext:value-type="float">
            <text:p>921</text:p>
          </table:table-cell>
          <table:table-cell table:style-name="ce16" office:value-type="float" office:value="1312.99361129792" calcext:value-type="float">
            <text:p>1'313</text:p>
          </table:table-cell>
          <table:table-cell table:number-columns-repeated="5"/>
          <table:table-cell office:value-type="string" calcext:value-type="string">
            <text:p>Gournay-sur-Marne</text:p>
          </table:table-cell>
          <table:table-cell office:value-type="float" office:value="939.265224654378" calcext:value-type="float">
            <text:p>939</text:p>
          </table:table-cell>
          <table:table-cell office:value-type="float" office:value="1229.58269585253" calcext:value-type="float">
            <text:p>1'2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e Pré-Saint-Gervais</text:p>
          </table:table-cell>
          <table:table-cell table:style-name="ce11" office:value-type="float" office:value="801.834850115296" calcext:value-type="float">
            <text:p>802</text:p>
          </table:table-cell>
          <table:table-cell table:style-name="ce16" office:value-type="float" office:value="1054.78010997458" calcext:value-type="float">
            <text:p>1'055</text:p>
          </table:table-cell>
          <table:table-cell table:number-columns-repeated="5"/>
          <table:table-cell office:value-type="string" calcext:value-type="string">
            <text:p>L'Île-Saint-Denis</text:p>
          </table:table-cell>
          <table:table-cell office:value-type="float" office:value="940.159570424968" calcext:value-type="float">
            <text:p>940</text:p>
          </table:table-cell>
          <table:table-cell office:value-type="float" office:value="916.980422664978" calcext:value-type="float">
            <text:p>9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e Raincy</text:p>
          </table:table-cell>
          <table:table-cell table:style-name="ce11" office:value-type="float" office:value="459.023643302801" calcext:value-type="float">
            <text:p>459</text:p>
          </table:table-cell>
          <table:table-cell table:style-name="ce16" office:value-type="float" office:value="1001.92036373291" calcext:value-type="float">
            <text:p>1'002</text:p>
          </table:table-cell>
          <table:table-cell table:number-columns-repeated="5"/>
          <table:table-cell office:value-type="string" calcext:value-type="string">
            <text:p>Rosny-sous-Bois</text:p>
          </table:table-cell>
          <table:table-cell office:value-type="float" office:value="955.946786532045" calcext:value-type="float">
            <text:p>956</text:p>
          </table:table-cell>
          <table:table-cell office:value-type="float" office:value="1341.48594085963" calcext:value-type="float">
            <text:p>1'34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es Lilas</text:p>
          </table:table-cell>
          <table:table-cell table:style-name="ce11" office:value-type="float" office:value="1013.82699817712" calcext:value-type="float">
            <text:p>1'014</text:p>
          </table:table-cell>
          <table:table-cell table:style-name="ce16" office:value-type="float" office:value="1239.53597015558" calcext:value-type="float">
            <text:p>1'240</text:p>
          </table:table-cell>
          <table:table-cell table:number-columns-repeated="5"/>
          <table:table-cell office:value-type="string" calcext:value-type="string">
            <text:p>Bondy</text:p>
          </table:table-cell>
          <table:table-cell office:value-type="float" office:value="963.681958656039" calcext:value-type="float">
            <text:p>964</text:p>
          </table:table-cell>
          <table:table-cell office:value-type="float" office:value="1013.09501743079" calcext:value-type="float">
            <text:p>1'0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es Pavillons-sous-Bois</text:p>
          </table:table-cell>
          <table:table-cell table:style-name="ce11" office:value-type="float" office:value="865.771794132191" calcext:value-type="float">
            <text:p>866</text:p>
          </table:table-cell>
          <table:table-cell table:style-name="ce16" office:value-type="float" office:value="1067.4750700511" calcext:value-type="float">
            <text:p>1'067</text:p>
          </table:table-cell>
          <table:table-cell table:number-columns-repeated="5"/>
          <table:table-cell office:value-type="string" calcext:value-type="string">
            <text:p>Neuilly-sur-Marne</text:p>
          </table:table-cell>
          <table:table-cell office:value-type="float" office:value="972.606878237998" calcext:value-type="float">
            <text:p>973</text:p>
          </table:table-cell>
          <table:table-cell office:value-type="float" office:value="887.333085363586" calcext:value-type="float">
            <text:p>88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ivry-Gargan</text:p>
          </table:table-cell>
          <table:table-cell table:style-name="ce11" office:value-type="float" office:value="917.900944653598" calcext:value-type="float">
            <text:p>918</text:p>
          </table:table-cell>
          <table:table-cell table:style-name="ce16" office:value-type="float" office:value="1079.78245445497" calcext:value-type="float">
            <text:p>1'080</text:p>
          </table:table-cell>
          <table:table-cell table:number-columns-repeated="5"/>
          <table:table-cell office:value-type="string" calcext:value-type="string">
            <text:p>Villetaneuse</text:p>
          </table:table-cell>
          <table:table-cell office:value-type="float" office:value="991.465507371393" calcext:value-type="float">
            <text:p>991</text:p>
          </table:table-cell>
          <table:table-cell office:value-type="float" office:value="978.585577948557" calcext:value-type="float">
            <text:p>97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ntfermeil</text:p>
          </table:table-cell>
          <table:table-cell table:style-name="ce11" office:value-type="float" office:value="847.923995729537" calcext:value-type="float">
            <text:p>848</text:p>
          </table:table-cell>
          <table:table-cell table:style-name="ce16" office:value-type="float" office:value="1068.96822064057" calcext:value-type="float">
            <text:p>1'069</text:p>
          </table:table-cell>
          <table:table-cell table:number-columns-repeated="5"/>
          <table:table-cell office:value-type="string" calcext:value-type="string">
            <text:p>Noisy-le-Grand</text:p>
          </table:table-cell>
          <table:table-cell office:value-type="float" office:value="1003.75283013536" calcext:value-type="float">
            <text:p>1'004</text:p>
          </table:table-cell>
          <table:table-cell office:value-type="float" office:value="1387.05308446605" calcext:value-type="float">
            <text:p>1'38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ntreuil</text:p>
          </table:table-cell>
          <table:table-cell table:style-name="ce11" office:value-type="float" office:value="1055.03221625144" calcext:value-type="float">
            <text:p>1'055</text:p>
          </table:table-cell>
          <table:table-cell table:style-name="ce16" office:value-type="float" office:value="1368.87069188678" calcext:value-type="float">
            <text:p>1'369</text:p>
          </table:table-cell>
          <table:table-cell table:number-columns-repeated="5"/>
          <table:table-cell office:value-type="string" calcext:value-type="string">
            <text:p>Aubervilliers</text:p>
          </table:table-cell>
          <table:table-cell office:value-type="float" office:value="1007.16156538406" calcext:value-type="float">
            <text:p>1'007</text:p>
          </table:table-cell>
          <table:table-cell office:value-type="float" office:value="1032.01225362568" calcext:value-type="float">
            <text:p>1'03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euilly-Plaisance</text:p>
          </table:table-cell>
          <table:table-cell table:style-name="ce11" office:value-type="float" office:value="863.801491781967" calcext:value-type="float">
            <text:p>864</text:p>
          </table:table-cell>
          <table:table-cell table:style-name="ce16" office:value-type="float" office:value="1083.41039093695" calcext:value-type="float">
            <text:p>1'083</text:p>
          </table:table-cell>
          <table:table-cell table:number-columns-repeated="5"/>
          <table:table-cell office:value-type="string" calcext:value-type="string">
            <text:p>Sevran</text:p>
          </table:table-cell>
          <table:table-cell office:value-type="float" office:value="1008.54413695627" calcext:value-type="float">
            <text:p>1'009</text:p>
          </table:table-cell>
          <table:table-cell office:value-type="float" office:value="1032.60995154033" calcext:value-type="float">
            <text:p>1'03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euilly-sur-Marne</text:p>
          </table:table-cell>
          <table:table-cell table:style-name="ce11" office:value-type="float" office:value="972.606878237998" calcext:value-type="float">
            <text:p>973</text:p>
          </table:table-cell>
          <table:table-cell table:style-name="ce16" office:value-type="float" office:value="887.333085363586" calcext:value-type="float">
            <text:p>887</text:p>
          </table:table-cell>
          <table:table-cell table:number-columns-repeated="5"/>
          <table:table-cell office:value-type="string" calcext:value-type="string">
            <text:p>Stains</text:p>
          </table:table-cell>
          <table:table-cell office:value-type="float" office:value="1011.13269886012" calcext:value-type="float">
            <text:p>1'011</text:p>
          </table:table-cell>
          <table:table-cell office:value-type="float" office:value="805.247014316445" calcext:value-type="float">
            <text:p>80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oisy-le-Grand</text:p>
          </table:table-cell>
          <table:table-cell table:style-name="ce11" office:value-type="float" office:value="1003.75283013536" calcext:value-type="float">
            <text:p>1'004</text:p>
          </table:table-cell>
          <table:table-cell table:style-name="ce16" office:value-type="float" office:value="1387.05308446605" calcext:value-type="float">
            <text:p>1'387</text:p>
          </table:table-cell>
          <table:table-cell table:number-columns-repeated="5"/>
          <table:table-cell office:value-type="string" calcext:value-type="string">
            <text:p>Les Lilas</text:p>
          </table:table-cell>
          <table:table-cell office:value-type="float" office:value="1013.82699817712" calcext:value-type="float">
            <text:p>1'014</text:p>
          </table:table-cell>
          <table:table-cell office:value-type="float" office:value="1239.53597015558" calcext:value-type="float">
            <text:p>1'24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oisy-le-Sec</text:p>
          </table:table-cell>
          <table:table-cell table:style-name="ce11" office:value-type="float" office:value="855.359788877112" calcext:value-type="float">
            <text:p>855</text:p>
          </table:table-cell>
          <table:table-cell table:style-name="ce16" office:value-type="float" office:value="1080.3135261416" calcext:value-type="float">
            <text:p>1'080</text:p>
          </table:table-cell>
          <table:table-cell table:number-columns-repeated="5"/>
          <table:table-cell office:value-type="string" calcext:value-type="string">
            <text:p>Clichy-sous-Bois</text:p>
          </table:table-cell>
          <table:table-cell office:value-type="float" office:value="1017.01683385895" calcext:value-type="float">
            <text:p>1'017</text:p>
          </table:table-cell>
          <table:table-cell office:value-type="float" office:value="776.67419311548" calcext:value-type="float">
            <text:p>77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ntin</text:p>
          </table:table-cell>
          <table:table-cell table:style-name="ce11" office:value-type="float" office:value="1132.71136928099" calcext:value-type="float">
            <text:p>1'133</text:p>
          </table:table-cell>
          <table:table-cell table:style-name="ce16" office:value-type="float" office:value="1650.85101461638" calcext:value-type="float">
            <text:p>1'651</text:p>
          </table:table-cell>
          <table:table-cell table:number-columns-repeated="5"/>
          <table:table-cell office:value-type="string" calcext:value-type="string">
            <text:p>Villepinte</text:p>
          </table:table-cell>
          <table:table-cell office:value-type="float" office:value="1021.31790427342" calcext:value-type="float">
            <text:p>1'021</text:p>
          </table:table-cell>
          <table:table-cell office:value-type="float" office:value="1398.76086396206" calcext:value-type="float">
            <text:p>1'39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refitte-sur-Seine</text:p>
          </table:table-cell>
          <table:table-cell table:style-name="ce11" office:value-type="float" office:value="916.424907173256" calcext:value-type="float">
            <text:p>916</text:p>
          </table:table-cell>
          <table:table-cell table:style-name="ce16" office:value-type="float" office:value="847.30870289274" calcext:value-type="float">
            <text:p>847</text:p>
          </table:table-cell>
          <table:table-cell table:number-columns-repeated="5"/>
          <table:table-cell office:value-type="string" calcext:value-type="string">
            <text:p>La Courneuve</text:p>
          </table:table-cell>
          <table:table-cell office:value-type="float" office:value="1038.91538285859" calcext:value-type="float">
            <text:p>1'039</text:p>
          </table:table-cell>
          <table:table-cell office:value-type="float" office:value="926.957514009601" calcext:value-type="float">
            <text:p>92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mainville</text:p>
          </table:table-cell>
          <table:table-cell table:style-name="ce11" office:value-type="float" office:value="864.160776474822" calcext:value-type="float">
            <text:p>864</text:p>
          </table:table-cell>
          <table:table-cell table:style-name="ce16" office:value-type="float" office:value="1491.61746093633" calcext:value-type="float">
            <text:p>1'492</text:p>
          </table:table-cell>
          <table:table-cell table:number-columns-repeated="5"/>
          <table:table-cell office:value-type="string" calcext:value-type="string">
            <text:p>Montreuil</text:p>
          </table:table-cell>
          <table:table-cell office:value-type="float" office:value="1055.03221625144" calcext:value-type="float">
            <text:p>1'055</text:p>
          </table:table-cell>
          <table:table-cell office:value-type="float" office:value="1368.87069188678" calcext:value-type="float">
            <text:p>1'36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ny-sous-Bois</text:p>
          </table:table-cell>
          <table:table-cell table:style-name="ce11" office:value-type="float" office:value="955.946786532045" calcext:value-type="float">
            <text:p>956</text:p>
          </table:table-cell>
          <table:table-cell table:style-name="ce16" office:value-type="float" office:value="1341.48594085963" calcext:value-type="float">
            <text:p>1'341</text:p>
          </table:table-cell>
          <table:table-cell table:number-columns-repeated="5"/>
          <table:table-cell office:value-type="string" calcext:value-type="string">
            <text:p>Saint-Denis</text:p>
          </table:table-cell>
          <table:table-cell office:value-type="float" office:value="1065.0024407137" calcext:value-type="float">
            <text:p>1'065</text:p>
          </table:table-cell>
          <table:table-cell office:value-type="float" office:value="1204.55887682738" calcext:value-type="float">
            <text:p>1'20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int-Denis</text:p>
          </table:table-cell>
          <table:table-cell table:style-name="ce11" office:value-type="float" office:value="1065.0024407137" calcext:value-type="float">
            <text:p>1'065</text:p>
          </table:table-cell>
          <table:table-cell table:style-name="ce16" office:value-type="float" office:value="1204.55887682738" calcext:value-type="float">
            <text:p>1'205</text:p>
          </table:table-cell>
          <table:table-cell table:number-columns-repeated="5"/>
          <table:table-cell office:value-type="string" calcext:value-type="string">
            <text:p>Vaujours</text:p>
          </table:table-cell>
          <table:table-cell office:value-type="float" office:value="1091.31915882898" calcext:value-type="float">
            <text:p>1'091</text:p>
          </table:table-cell>
          <table:table-cell office:value-type="float" office:value="1178.30441118029" calcext:value-type="float">
            <text:p>1'17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int-Ouen-sur-Seine</text:p>
          </table:table-cell>
          <table:table-cell table:style-name="ce11" office:value-type="float" office:value="1239.76308102026" calcext:value-type="float">
            <text:p>1'240</text:p>
          </table:table-cell>
          <table:table-cell table:style-name="ce16" office:value-type="float" office:value="1599.65148162041" calcext:value-type="float">
            <text:p>1'600</text:p>
          </table:table-cell>
          <table:table-cell table:number-columns-repeated="5"/>
          <table:table-cell office:value-type="string" calcext:value-type="string">
            <text:p>Aulnay-sous-Bois</text:p>
          </table:table-cell>
          <table:table-cell office:value-type="float" office:value="1103.86316416634" calcext:value-type="float">
            <text:p>1'104</text:p>
          </table:table-cell>
          <table:table-cell office:value-type="float" office:value="1295.00228843531" calcext:value-type="float">
            <text:p>1'2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evran</text:p>
          </table:table-cell>
          <table:table-cell table:style-name="ce11" office:value-type="float" office:value="1008.54413695627" calcext:value-type="float">
            <text:p>1'009</text:p>
          </table:table-cell>
          <table:table-cell table:style-name="ce16" office:value-type="float" office:value="1032.60995154033" calcext:value-type="float">
            <text:p>1'033</text:p>
          </table:table-cell>
          <table:table-cell table:number-columns-repeated="5"/>
          <table:table-cell office:value-type="string" calcext:value-type="string">
            <text:p>Pantin</text:p>
          </table:table-cell>
          <table:table-cell office:value-type="float" office:value="1132.71136928099" calcext:value-type="float">
            <text:p>1'133</text:p>
          </table:table-cell>
          <table:table-cell office:value-type="float" office:value="1650.85101461638" calcext:value-type="float">
            <text:p>1'65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ains</text:p>
          </table:table-cell>
          <table:table-cell table:style-name="ce11" office:value-type="float" office:value="1011.13269886012" calcext:value-type="float">
            <text:p>1'011</text:p>
          </table:table-cell>
          <table:table-cell table:style-name="ce16" office:value-type="float" office:value="805.247014316445" calcext:value-type="float">
            <text:p>805</text:p>
          </table:table-cell>
          <table:table-cell table:number-columns-repeated="5"/>
          <table:table-cell office:value-type="string" calcext:value-type="string">
            <text:p>Bagnolet</text:p>
          </table:table-cell>
          <table:table-cell office:value-type="float" office:value="1145.41869090725" calcext:value-type="float">
            <text:p>1'145</text:p>
          </table:table-cell>
          <table:table-cell office:value-type="float" office:value="1515.85349251766" calcext:value-type="float">
            <text:p>1'5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emblay-en-France</text:p>
          </table:table-cell>
          <table:table-cell table:style-name="ce11" office:value-type="float" office:value="1766.10913303438" calcext:value-type="float">
            <text:p>1'766</text:p>
          </table:table-cell>
          <table:table-cell table:style-name="ce16" office:value-type="float" office:value="2331.03857036088" calcext:value-type="float">
            <text:p>2'331</text:p>
          </table:table-cell>
          <table:table-cell table:number-columns-repeated="5"/>
          <table:table-cell office:value-type="string" calcext:value-type="string">
            <text:p>Saint-Ouen-sur-Seine</text:p>
          </table:table-cell>
          <table:table-cell office:value-type="float" office:value="1239.76308102026" calcext:value-type="float">
            <text:p>1'240</text:p>
          </table:table-cell>
          <table:table-cell office:value-type="float" office:value="1599.65148162041" calcext:value-type="float">
            <text:p>1'6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ujours</text:p>
          </table:table-cell>
          <table:table-cell table:style-name="ce11" office:value-type="float" office:value="1091.31915882898" calcext:value-type="float">
            <text:p>1'091</text:p>
          </table:table-cell>
          <table:table-cell table:style-name="ce16" office:value-type="float" office:value="1178.30441118029" calcext:value-type="float">
            <text:p>1'178</text:p>
          </table:table-cell>
          <table:table-cell table:number-columns-repeated="5"/>
          <table:table-cell office:value-type="string" calcext:value-type="string">
            <text:p>Bobigny</text:p>
          </table:table-cell>
          <table:table-cell office:value-type="float" office:value="1299.45689623308" calcext:value-type="float">
            <text:p>1'299</text:p>
          </table:table-cell>
          <table:table-cell office:value-type="float" office:value="1508.12327662119" calcext:value-type="float">
            <text:p>1'5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illemomble</text:p>
          </table:table-cell>
          <table:table-cell table:style-name="ce11" office:value-type="float" office:value="832.469685390313" calcext:value-type="float">
            <text:p>832</text:p>
          </table:table-cell>
          <table:table-cell table:style-name="ce16" office:value-type="float" office:value="828.002392344498" calcext:value-type="float">
            <text:p>828</text:p>
          </table:table-cell>
          <table:table-cell table:number-columns-repeated="5"/>
          <table:table-cell office:value-type="string" calcext:value-type="string">
            <text:p>Dugny</text:p>
          </table:table-cell>
          <table:table-cell office:value-type="float" office:value="1307.51138282899" calcext:value-type="float">
            <text:p>1'308</text:p>
          </table:table-cell>
          <table:table-cell office:value-type="float" office:value="1353.87346059113" calcext:value-type="float">
            <text:p>1'354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Villepinte</text:p>
          </table:table-cell>
          <table:table-cell table:style-name="ce11" office:value-type="float" office:value="1021.31790427342" calcext:value-type="float">
            <text:p>1'021</text:p>
          </table:table-cell>
          <table:table-cell table:style-name="ce16" office:value-type="float" office:value="1398.76086396206" calcext:value-type="float">
            <text:p>1'399</text:p>
          </table:table-cell>
          <table:table-cell table:number-columns-repeated="5"/>
          <table:table-cell office:value-type="string" calcext:value-type="string">
            <text:p>Tremblay-en-France</text:p>
          </table:table-cell>
          <table:table-cell office:value-type="float" office:value="1766.10913303438" calcext:value-type="float">
            <text:p>1'766</text:p>
          </table:table-cell>
          <table:table-cell office:value-type="float" office:value="2331.03857036088" calcext:value-type="float">
            <text:p>2'33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Villetaneuse</text:p>
          </table:table-cell>
          <table:table-cell table:style-name="ce12" office:value-type="float" office:value="991.465507371393" calcext:value-type="float">
            <text:p>991</text:p>
          </table:table-cell>
          <table:table-cell table:style-name="ce17" office:value-type="float" office:value="978.585577948557" calcext:value-type="float">
            <text:p>979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Table dynamique_data93_2024_1'.I1:'Table dynamique_data93_2024_1'.K41" table:display-filter-buttons="true">
          <table:filter>
            <table:filter-and>
              <table:filter-condition table:value="1400" table:operator="&lt;" table:field-number="1"/>
              <table:filter-condition table:value="600" table:operator="&gt;" table:field-number="1"/>
            </table:filter-and>
          </table:filter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able dynamique_data93_2024_1'.A1:'Table dynamique_data93_2024_1'.C42" table:buttons="'Table dynamique_data93_2024_1'.A2 'Table dynamique_data93_2024_1'.B1" table:grand-total="none" table:show-filter-button="false" table:drill-down-on-double-click="false">
          <table:source-cell-range table:cell-range-address="data93_2024.A1:data93_2024.E1968">
            <table:filter>
              <table:filter-or>
                <table:filter-condition table:field-number="3" table:value="Frais de personnel" table:operator="="/>
                <table:filter-condition table:field-number="3" table:value="Impôts locaux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régat" table:orientation="column" table:used-hierarchy="0" table:function="auto">
            <table:data-pilot-level table:show-empty="false" calcext:repeat-item-labels="false">
              <table:data-pilot-members>
                <table:data-pilot-member table:name="Frais de personnel" table:display="true" table:show-details="true"/>
                <table:data-pilot-member table:name="Impôts locau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.2024.Commune" table:orientation="row" table:used-hierarchy="0" table:function="auto">
            <table:data-pilot-level table:show-empty="false" calcext:repeat-item-labels="false">
              <table:data-pilot-members>
                <table:data-pilot-member table:name="Aubervilliers" table:display="true" table:show-details="true"/>
                <table:data-pilot-member table:name="Aulnay-sous-Bois" table:display="true" table:show-details="true"/>
                <table:data-pilot-member table:name="Bagnolet" table:display="true" table:show-details="true"/>
                <table:data-pilot-member table:name="Bobigny" table:display="true" table:show-details="true"/>
                <table:data-pilot-member table:name="Bondy" table:display="true" table:show-details="true"/>
                <table:data-pilot-member table:name="Clichy-sous-Bois" table:display="true" table:show-details="true"/>
                <table:data-pilot-member table:name="Coubron" table:display="true" table:show-details="true"/>
                <table:data-pilot-member table:name="Drancy" table:display="true" table:show-details="true"/>
                <table:data-pilot-member table:name="Dugny" table:display="true" table:show-details="true"/>
                <table:data-pilot-member table:name="Épinay-sur-Seine" table:display="true" table:show-details="true"/>
                <table:data-pilot-member table:name="Gagny" table:display="true" table:show-details="true"/>
                <table:data-pilot-member table:name="Gournay-sur-Marne" table:display="true" table:show-details="true"/>
                <table:data-pilot-member table:name="L'Île-Saint-Denis" table:display="true" table:show-details="true"/>
                <table:data-pilot-member table:name="La Courneuve" table:display="true" table:show-details="true"/>
                <table:data-pilot-member table:name="Le Blanc-Mesnil" table:display="true" table:show-details="true"/>
                <table:data-pilot-member table:name="Le Bourget" table:display="true" table:show-details="true"/>
                <table:data-pilot-member table:name="Le Pré-Saint-Gervais" table:display="true" table:show-details="true"/>
                <table:data-pilot-member table:name="Le Raincy" table:display="true" table:show-details="true"/>
                <table:data-pilot-member table:name="Les Lilas" table:display="true" table:show-details="true"/>
                <table:data-pilot-member table:name="Les Pavillons-sous-Bois" table:display="true" table:show-details="true"/>
                <table:data-pilot-member table:name="Livry-Gargan" table:display="true" table:show-details="true"/>
                <table:data-pilot-member table:name="Montfermeil" table:display="true" table:show-details="true"/>
                <table:data-pilot-member table:name="Montreuil" table:display="true" table:show-details="true"/>
                <table:data-pilot-member table:name="Neuilly-Plaisance" table:display="true" table:show-details="true"/>
                <table:data-pilot-member table:name="Neuilly-sur-Marne" table:display="true" table:show-details="true"/>
                <table:data-pilot-member table:name="Noisy-le-Grand" table:display="true" table:show-details="true"/>
                <table:data-pilot-member table:name="Noisy-le-Sec" table:display="true" table:show-details="true"/>
                <table:data-pilot-member table:name="Pantin" table:display="true" table:show-details="true"/>
                <table:data-pilot-member table:name="Pierrefitte-sur-Seine" table:display="true" table:show-details="true"/>
                <table:data-pilot-member table:name="Romainville" table:display="true" table:show-details="true"/>
                <table:data-pilot-member table:name="Rosny-sous-Bois" table:display="true" table:show-details="true"/>
                <table:data-pilot-member table:name="Saint-Denis" table:display="true" table:show-details="true"/>
                <table:data-pilot-member table:name="Saint-Ouen-sur-Seine" table:display="true" table:show-details="true"/>
                <table:data-pilot-member table:name="Sevran" table:display="true" table:show-details="true"/>
                <table:data-pilot-member table:name="Stains" table:display="true" table:show-details="true"/>
                <table:data-pilot-member table:name="Tremblay-en-France" table:display="true" table:show-details="true"/>
                <table:data-pilot-member table:name="Vaujours" table:display="true" table:show-details="true"/>
                <table:data-pilot-member table:name="Villemomble" table:display="true" table:show-details="true"/>
                <table:data-pilot-member table:name="Villepinte" table:display="true" table:show-details="true"/>
                <table:data-pilot-member table:name="Villetane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.en...par.habitant" table:orientation="data" table:used-hierarchy="0" table:function="sum">
            <table:data-pilot-level table:show-empty="false" calcext:repeat-item-labels="false">
              <table:data-pilot-members>
                <table:data-pilot-member table:name="4.59E+02" table:display="true" table:show-details="true"/>
                <table:data-pilot-member table:name="7.10E+02" table:display="true" table:show-details="true"/>
                <table:data-pilot-member table:name="7.37E+02" table:display="true" table:show-details="true"/>
                <table:data-pilot-member table:name="7.41E+02" table:display="true" table:show-details="true"/>
                <table:data-pilot-member table:name="7.62E+02" table:display="true" table:show-details="true"/>
                <table:data-pilot-member table:name="7.77E+02" table:display="true" table:show-details="true"/>
                <table:data-pilot-member table:name="8.02E+02" table:display="true" table:show-details="true"/>
                <table:data-pilot-member table:name="8.05E+02" table:display="true" table:show-details="true"/>
                <table:data-pilot-member table:name="8.28E+02" table:display="true" table:show-details="true"/>
                <table:data-pilot-member table:name="8.32E+02" table:display="true" table:show-details="true"/>
                <table:data-pilot-member table:name="8.47E+02" table:display="true" table:show-details="true"/>
                <table:data-pilot-member table:name="8.48E+02" table:display="true" table:show-details="true"/>
                <table:data-pilot-member table:name="8.52E+02" table:display="true" table:show-details="true"/>
                <table:data-pilot-member table:name="8.55E+02" table:display="true" table:show-details="true"/>
                <table:data-pilot-member table:name="8.64E+02" table:display="true" table:show-details="true"/>
                <table:data-pilot-member table:name="8.66E+02" table:display="true" table:show-details="true"/>
                <table:data-pilot-member table:name="8.87E+02" table:display="true" table:show-details="true"/>
                <table:data-pilot-member table:name="9.08E+02" table:display="true" table:show-details="true"/>
                <table:data-pilot-member table:name="9.16E+02" table:display="true" table:show-details="true"/>
                <table:data-pilot-member table:name="9.17E+02" table:display="true" table:show-details="true"/>
                <table:data-pilot-member table:name="9.18E+02" table:display="true" table:show-details="true"/>
                <table:data-pilot-member table:name="9.21E+02" table:display="true" table:show-details="true"/>
                <table:data-pilot-member table:name="9.27E+02" table:display="true" table:show-details="true"/>
                <table:data-pilot-member table:name="9.31E+02" table:display="true" table:show-details="true"/>
                <table:data-pilot-member table:name="9.39E+02" table:display="true" table:show-details="true"/>
                <table:data-pilot-member table:name="9.40E+02" table:display="true" table:show-details="true"/>
                <table:data-pilot-member table:name="9.53E+02" table:display="true" table:show-details="true"/>
                <table:data-pilot-member table:name="9.56E+02" table:display="true" table:show-details="true"/>
                <table:data-pilot-member table:name="9.64E+02" table:display="true" table:show-details="true"/>
                <table:data-pilot-member table:name="9.73E+02" table:display="true" table:show-details="true"/>
                <table:data-pilot-member table:name="9.79E+02" table:display="true" table:show-details="true"/>
                <table:data-pilot-member table:name="9.91E+02" table:display="true" table:show-details="true"/>
                <table:data-pilot-member table:name="1.00E+03" table:display="true" table:show-details="true"/>
                <table:data-pilot-member table:name="1.01E+03" table:display="true" table:show-details="true"/>
                <table:data-pilot-member table:name="1.02E+03" table:display="true" table:show-details="true"/>
                <table:data-pilot-member table:name="1.03E+03" table:display="true" table:show-details="true"/>
                <table:data-pilot-member table:name="1.04E+03" table:display="true" table:show-details="true"/>
                <table:data-pilot-member table:name="1.05E+03" table:display="true" table:show-details="true"/>
                <table:data-pilot-member table:name="1.06E+03" table:display="true" table:show-details="true"/>
                <table:data-pilot-member table:name="1.07E+03" table:display="true" table:show-details="true"/>
                <table:data-pilot-member table:name="1.08E+03" table:display="true" table:show-details="true"/>
                <table:data-pilot-member table:name="1.09E+03" table:display="true" table:show-details="true"/>
                <table:data-pilot-member table:name="1.10E+03" table:display="true" table:show-details="true"/>
                <table:data-pilot-member table:name="1.13E+03" table:display="true" table:show-details="true"/>
                <table:data-pilot-member table:name="1.15E+03" table:display="true" table:show-details="true"/>
                <table:data-pilot-member table:name="1.18E+03" table:display="true" table:show-details="true"/>
                <table:data-pilot-member table:name="1.20E+03" table:display="true" table:show-details="true"/>
                <table:data-pilot-member table:name="1.23E+03" table:display="true" table:show-details="true"/>
                <table:data-pilot-member table:name="1.24E+03" table:display="true" table:show-details="true"/>
                <table:data-pilot-member table:name="1.29E+03" table:display="true" table:show-details="true"/>
                <table:data-pilot-member table:name="1.30E+03" table:display="true" table:show-details="true"/>
                <table:data-pilot-member table:name="1.31E+03" table:display="true" table:show-details="true"/>
                <table:data-pilot-member table:name="1.34E+03" table:display="true" table:show-details="true"/>
                <table:data-pilot-member table:name="1.35E+03" table:display="true" table:show-details="true"/>
                <table:data-pilot-member table:name="1.37E+03" table:display="true" table:show-details="true"/>
                <table:data-pilot-member table:name="1.39E+03" table:display="true" table:show-details="true"/>
                <table:data-pilot-member table:name="1.40E+03" table:display="true" table:show-details="true"/>
                <table:data-pilot-member table:name="1.49E+03" table:display="true" table:show-details="true"/>
                <table:data-pilot-member table:name="1.51E+03" table:display="true" table:show-details="true"/>
                <table:data-pilot-member table:name="1.52E+03" table:display="true" table:show-details="true"/>
                <table:data-pilot-member table:name="1.60E+03" table:display="true" table:show-details="true"/>
                <table:data-pilot-member table:name="1.65E+03" table:display="true" table:show-details="true"/>
                <table:data-pilot-member table:name="1.77E+03" table:display="true" table:show-details="true"/>
                <table:data-pilot-member table:name="2.33E+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1">
      <number:number number:decimal-places="1" number:min-decimal-places="1" number:min-integer-digits="1" number:grouping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1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1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18">
      <number:scientific-number number:decimal-places="10" number:min-decimal-places="1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5T16:56:46.861000000</dc:date>
    <meta:editing-duration>PT4S</meta:editing-duration>
    <meta:editing-cycles>1</meta:editing-cycles>
    <meta:document-statistic meta:table-count="2" meta:cell-count="10087" meta:object-count="1"/>
    <meta:generator>LibreOffice/7.2.3.2$Windows_X86_64 LibreOffice_project/d166454616c1632304285822f9c83ce2e660fd9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draw:stroke="none" svg:stroke-width="0.08cm" svg:stroke-color="#004586" draw:fill-color="#004586" fo:wrap-option="wrap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Table dynamique_data93_2024_1'.J1:'Table dynamique_data93_2024_1'.K41" chart:data-source-has-labels="row" svg:x="1.331cm" svg:y="0.18cm" svg:width="14.349cm" svg:height="7.659cm">
          <chart:coordinate-region svg:x="2.138cm" svg:y="0.379cm" svg:width="12.905cm" svg:height="6.813cm"/>
          <chart:axis chart:dimension="x" chart:name="primary-x" chart:style-name="ch3">
            <chart:title svg:x="7.456cm" svg:y="8.019cm" chart:style-name="ch4">
              <text:p>impots locaux</text:p>
            </chart:title>
          </chart:axis>
          <chart:axis chart:dimension="y" chart:name="primary-y" chart:style-name="ch5">
            <chart:title svg:x="0.451cm" svg:y="5.363cm" chart:style-name="ch6">
              <text:p>frais de personnel</text:p>
            </chart:title>
            <chart:grid chart:style-name="ch7" chart:class="major"/>
          </chart:axis>
          <chart:series chart:style-name="ch8" chart:values-cell-range-address="'Table dynamique_data93_2024_1'.K2:'Table dynamique_data93_2024_1'.K41" chart:label-cell-address="'Table dynamique_data93_2024_1'.K1:'Table dynamique_data93_2024_1'.K1" chart:class="chart:scatter">
            <chart:domain table:cell-range-address="'Table dynamique_data93_2024_1'.J2:'Table dynamique_data93_2024_1'.J41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Impôts locaux</text:p>
                <draw:g>
                  <svg:desc>'Table dynamique_data93_2024_1'.K1:'Table dynamique_data93_2024_1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9.990760364104">
                <text:p>709.990760364104</text:p>
                <draw:g>
                  <svg:desc>'Table dynamique_data93_2024_1'.J2:'Table dynamique_data93_2024_1'.J41</svg:desc>
                </draw:g>
              </table:table-cell>
              <table:table-cell office:value-type="float" office:value="852.440585732661">
                <text:p>852.440585732661</text:p>
                <draw:g>
                  <svg:desc>'Table dynamique_data93_2024_1'.K2:'Table dynamique_data93_2024_1'.K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7.429154102213">
                <text:p>737.429154102213</text:p>
              </table:table-cell>
              <table:table-cell office:value-type="float" office:value="953.186414724887">
                <text:p>953.186414724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1.342873762515">
                <text:p>741.342873762515</text:p>
              </table:table-cell>
              <table:table-cell office:value-type="float" office:value="761.647910956989">
                <text:p>761.647910956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1.834850115296">
                <text:p>801.834850115296</text:p>
              </table:table-cell>
              <table:table-cell office:value-type="float" office:value="1054.78010997458">
                <text:p>1054.78010997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2.469685390313">
                <text:p>832.469685390313</text:p>
              </table:table-cell>
              <table:table-cell office:value-type="float" office:value="828.002392344498">
                <text:p>828.002392344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7.923995729537">
                <text:p>847.923995729537</text:p>
              </table:table-cell>
              <table:table-cell office:value-type="float" office:value="1068.96822064057">
                <text:p>1068.96822064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5.359788877112">
                <text:p>855.359788877112</text:p>
              </table:table-cell>
              <table:table-cell office:value-type="float" office:value="1080.3135261416">
                <text:p>1080.3135261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.801491781967">
                <text:p>863.801491781967</text:p>
              </table:table-cell>
              <table:table-cell office:value-type="float" office:value="1083.41039093695">
                <text:p>1083.41039093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4.160776474822">
                <text:p>864.160776474822</text:p>
              </table:table-cell>
              <table:table-cell office:value-type="float" office:value="1491.61746093633">
                <text:p>1491.6174609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5.771794132191">
                <text:p>865.771794132191</text:p>
              </table:table-cell>
              <table:table-cell office:value-type="float" office:value="1067.4750700511">
                <text:p>1067.4750700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7.76275207206">
                <text:p>907.76275207206</text:p>
              </table:table-cell>
              <table:table-cell office:value-type="float" office:value="1288.98059798616">
                <text:p>1288.98059798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6.424907173256">
                <text:p>916.424907173256</text:p>
              </table:table-cell>
              <table:table-cell office:value-type="float" office:value="847.30870289274">
                <text:p>847.3087028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7.900944653598">
                <text:p>917.900944653598</text:p>
              </table:table-cell>
              <table:table-cell office:value-type="float" office:value="1079.78245445497">
                <text:p>1079.78245445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1.221532616005">
                <text:p>921.221532616005</text:p>
              </table:table-cell>
              <table:table-cell office:value-type="float" office:value="1312.99361129792">
                <text:p>1312.99361129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1.146335190383">
                <text:p>931.146335190383</text:p>
              </table:table-cell>
              <table:table-cell office:value-type="float" office:value="1060.87088621734">
                <text:p>1060.8708862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9.265224654378">
                <text:p>939.265224654378</text:p>
              </table:table-cell>
              <table:table-cell office:value-type="float" office:value="1229.58269585253">
                <text:p>1229.5826958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0.159570424968">
                <text:p>940.159570424968</text:p>
              </table:table-cell>
              <table:table-cell office:value-type="float" office:value="916.980422664978">
                <text:p>916.980422664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5.946786532045">
                <text:p>955.946786532045</text:p>
              </table:table-cell>
              <table:table-cell office:value-type="float" office:value="1341.48594085963">
                <text:p>1341.48594085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3.681958656039">
                <text:p>963.681958656039</text:p>
              </table:table-cell>
              <table:table-cell office:value-type="float" office:value="1013.09501743079">
                <text:p>1013.09501743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2.606878237998">
                <text:p>972.606878237998</text:p>
              </table:table-cell>
              <table:table-cell office:value-type="float" office:value="887.333085363586">
                <text:p>887.333085363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1.465507371393">
                <text:p>991.465507371393</text:p>
              </table:table-cell>
              <table:table-cell office:value-type="float" office:value="978.585577948557">
                <text:p>978.585577948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3.75283013536">
                <text:p>1003.75283013536</text:p>
              </table:table-cell>
              <table:table-cell office:value-type="float" office:value="1387.05308446605">
                <text:p>1387.0530844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7.16156538406">
                <text:p>1007.16156538406</text:p>
              </table:table-cell>
              <table:table-cell office:value-type="float" office:value="1032.01225362568">
                <text:p>1032.01225362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8.54413695627">
                <text:p>1008.54413695627</text:p>
              </table:table-cell>
              <table:table-cell office:value-type="float" office:value="1032.60995154033">
                <text:p>1032.60995154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1.13269886012">
                <text:p>1011.13269886012</text:p>
              </table:table-cell>
              <table:table-cell office:value-type="float" office:value="805.247014316445">
                <text:p>805.247014316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3.82699817712">
                <text:p>1013.82699817712</text:p>
              </table:table-cell>
              <table:table-cell office:value-type="float" office:value="1239.53597015558">
                <text:p>1239.5359701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7.01683385895">
                <text:p>1017.01683385895</text:p>
              </table:table-cell>
              <table:table-cell office:value-type="float" office:value="776.67419311548">
                <text:p>776.67419311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1.31790427342">
                <text:p>1021.31790427342</text:p>
              </table:table-cell>
              <table:table-cell office:value-type="float" office:value="1398.76086396206">
                <text:p>1398.76086396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8.91538285859">
                <text:p>1038.91538285859</text:p>
              </table:table-cell>
              <table:table-cell office:value-type="float" office:value="926.957514009601">
                <text:p>926.957514009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5.03221625144">
                <text:p>1055.03221625144</text:p>
              </table:table-cell>
              <table:table-cell office:value-type="float" office:value="1368.87069188678">
                <text:p>1368.87069188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5.0024407137">
                <text:p>1065.0024407137</text:p>
              </table:table-cell>
              <table:table-cell office:value-type="float" office:value="1204.55887682738">
                <text:p>1204.55887682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1.31915882898">
                <text:p>1091.31915882898</text:p>
              </table:table-cell>
              <table:table-cell office:value-type="float" office:value="1178.30441118029">
                <text:p>1178.30441118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3.86316416634">
                <text:p>1103.86316416634</text:p>
              </table:table-cell>
              <table:table-cell office:value-type="float" office:value="1295.00228843531">
                <text:p>1295.00228843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2.71136928099">
                <text:p>1132.71136928099</text:p>
              </table:table-cell>
              <table:table-cell office:value-type="float" office:value="1650.85101461638">
                <text:p>1650.85101461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5.41869090725">
                <text:p>1145.41869090725</text:p>
              </table:table-cell>
              <table:table-cell office:value-type="float" office:value="1515.85349251766">
                <text:p>1515.853492517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9.76308102026">
                <text:p>1239.76308102026</text:p>
              </table:table-cell>
              <table:table-cell office:value-type="float" office:value="1599.65148162041">
                <text:p>1599.65148162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9.45689623308">
                <text:p>1299.45689623308</text:p>
              </table:table-cell>
              <table:table-cell office:value-type="float" office:value="1508.12327662119">
                <text:p>1508.12327662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7.51138282899">
                <text:p>1307.51138282899</text:p>
              </table:table-cell>
              <table:table-cell office:value-type="float" office:value="1353.87346059113">
                <text:p>1353.87346059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3.2$Windows_X86_64 LibreOffice_project/d166454616c1632304285822f9c83ce2e660fd9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